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M" svg:font-family="SM"/>
    <style:font-face style:name="DejaVu Sans Mono" svg:font-family="'DejaVu Sans Mono'" style:font-adornments="Bold" style:font-family-generic="modern" style:font-pitch="fixed"/>
    <style:font-face style:name="Roboto Medium" svg:font-family="'Roboto Medium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1.1661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9791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1.0661in"/>
    </style:style>
    <style:style style:name="co10" style:family="table-column">
      <style:table-column-properties fo:break-before="auto" style:column-width="1.3709in"/>
    </style:style>
    <style:style style:name="co11" style:family="table-column">
      <style:table-column-properties fo:break-before="auto" style:column-width="1.1in"/>
    </style:style>
    <style:style style:name="co12" style:family="table-column">
      <style:table-column-properties fo:break-before="auto" style:column-width="1.6654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0">
      <style:table-cell-properties fo:background-color="#e6e6e6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ackground-color="#e6e6e6"/>
      <style:text-properties style:font-name="Droid Sans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 style:data-style-name="N100">
      <style:text-properties style:font-name="Droid Sans" fo:font-size="12pt" style:font-size-asian="12pt" style:font-size-complex="12pt"/>
    </style:style>
    <style:style style:name="ce4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style:font-name="Droid Sans" fo:font-size="12pt" style:font-size-asian="12pt" style:font-size-complex="12pt"/>
    </style:style>
    <style:style style:name="ce5" style:family="table-cell" style:parent-style-name="Default"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fo:background-color="#e6e6e6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fo:background-color="#e6e6e6"/>
      <style:text-properties style:font-name="Droid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ext-properties style:font-name="Droid Sans" fo:font-size="12pt" fo:font-style="normal" style:font-size-asian="12pt" style:font-style-asian="normal" style:font-size-complex="12pt" style:font-style-complex="normal"/>
    </style:style>
    <style:style style:name="ce9" style:family="table-cell" style:parent-style-name="Default">
      <style:text-properties style:font-name="Droid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Droid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ackground-color="#e6e6e6"/>
      <style:text-properties style:font-name="Droid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ccccc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cccc"/>
      <style:text-properties style:font-name="Droid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ext-properties style:font-name="Droid Sans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e6e6e6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1.05pt double #000000" style:border-line-width-left="0.0146in 0.0146in 0.0146in" fo:border-right="none" fo:border-top="none"/>
      <style:text-properties style:font-name="Droid Sans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0">
      <style:table-cell-properties fo:border-bottom="none" fo:border-left="1.05pt double #000000" style:border-line-width-left="0.0146in 0.0146in 0.0146in" fo:border-right="none" fo:border-top="none"/>
      <style:text-properties style:font-name="Droid Sans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120">
      <style:text-properties style:font-name="Droid Sans" fo:font-size="12pt" fo:font-style="normal" style:font-size-asian="12pt" style:font-style-asian="normal" style:font-size-complex="12pt" style:font-style-complex="normal"/>
    </style:style>
    <style:style style:name="ce19" style:family="table-cell" style:parent-style-name="Default">
      <style:table-cell-properties fo:border-bottom="none" fo:border-left="1.05pt double #000000" style:border-line-width-left="0.0146in 0.0146in 0.0146in" fo:border-right="none" fo:border-top="none"/>
      <style:text-properties style:font-name="Droid Sans" fo:font-size="12pt" fo:font-style="normal" style:font-size-asian="12pt" style:font-style-asian="normal" style:font-size-complex="12pt" style:font-style-complex="normal"/>
    </style:style>
    <style:style style:name="ce20" style:family="table-cell" style:parent-style-name="Default" style:data-style-name="N120">
      <style:table-cell-properties fo:border-bottom="none" fo:border-left="1.05pt double #000000" style:border-line-width-left="0.0146in 0.0146in 0.0146in" fo:border-right="none" fo:border-top="none"/>
      <style:text-properties style:font-name="Droid Sans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ccffff"/>
      <style:text-properties style:font-name="Droid Sans" fo:font-size="12pt" style:font-size-asian="12pt" style:font-size-complex="12pt"/>
    </style:style>
    <style:style style:name="ce23" style:family="table-cell" style:parent-style-name="Default"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ext-properties style:font-name="Droid Sans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e6e6ff"/>
      <style:text-properties style:font-name="Droid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6e6ff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ff8080"/>
      <style:text-properties style:font-name="Droid Sans" fo:font-size="12pt" style:text-underline-style="none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ff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0">
      <style:text-properties style:font-name="Droid Sans" fo:font-size="12pt" style:font-size-asian="12pt" style:font-size-complex="12pt"/>
    </style:style>
    <style:style style:name="ce30" style:family="table-cell" style:parent-style-name="Default" style:data-style-name="N120">
      <style:table-cell-properties fo:background-color="#ccffff"/>
      <style:text-properties style:font-name="Droid Sans" fo:font-size="12pt" style:font-size-asian="12pt" style:font-size-complex="12pt"/>
    </style:style>
    <style:style style:name="ce31" style:family="table-cell" style:parent-style-name="Default" style:data-style-name="N120">
      <style:table-cell-properties fo:background-color="#aecf00"/>
      <style:text-properties style:font-name="Droid Sans" fo:font-size="12pt" fo:font-style="normal" style:font-size-asian="12pt" style:font-style-asian="normal" style:font-size-complex="12pt" style:font-style-complex="normal"/>
    </style:style>
    <style:style style:name="ce32" style:family="table-cell" style:parent-style-name="Default" style:data-style-name="N120">
      <style:table-cell-properties fo:background-color="#aecf00"/>
      <style:text-properties style:font-name="Droid Sans" fo:font-size="12pt" style:font-size-asian="12pt" style:font-size-complex="12pt"/>
    </style:style>
    <style:style style:name="ce33" style:family="table-cell" style:parent-style-name="Default">
      <style:table-cell-properties fo:background-color="#ff00ff"/>
      <style:text-properties style:font-name="Droid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00ff"/>
      <style:text-properties style:font-name="Droid Sans" fo:font-size="12pt" style:font-size-asian="12pt" style:font-size-complex="12pt"/>
    </style:style>
    <style:style style:name="ce35" style:family="table-cell" style:parent-style-name="Default">
      <style:table-cell-properties fo:background-color="#ccffff"/>
      <style:text-properties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ccffff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cffff" style:text-align-source="fix" style:repeat-content="false"/>
      <style:paragraph-properties fo:text-align="end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e6e6ff"/>
    </style:style>
    <style:style style:name="ce39" style:family="table-cell" style:parent-style-name="Default" style:data-style-name="N2">
      <style:table-cell-properties fo:background-color="#ccffff"/>
      <style:text-properties style:font-name="Droid Sans" fo:font-size="12pt" style:font-size-asian="12pt" style:font-size-complex="12pt"/>
    </style:style>
    <style:style style:name="ce40" style:family="table-cell" style:parent-style-name="Default" style:data-style-name="N121">
      <style:table-cell-properties fo:background-color="#ccffff"/>
      <style:text-properties style:font-name="Droid Sans" fo:font-size="12pt" style:text-underline-style="none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21">
      <style:table-cell-properties fo:background-color="#ccffff"/>
      <style:text-properties style:font-name="Droid Sans" fo:font-size="12pt" style:font-size-asian="12pt" style:font-size-complex="12pt"/>
    </style:style>
    <style:style style:name="ce42" style:family="table-cell" style:parent-style-name="Default" style:data-style-name="N121">
      <style:table-cell-properties fo:background-color="#ccffff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e6e6ff"/>
      <style:text-properties style:font-name="Droid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ackground-color="#ccffff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Droid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6e6ff"/>
      <style:text-properties style:font-name="Droid Sans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6" style:family="table-cell" style:parent-style-name="Default">
      <style:table-cell-properties fo:background-color="#ccffff"/>
    </style:style>
    <style:style style:name="ce47" style:family="table-cell" style:parent-style-name="Default" style:data-style-name="N120">
      <style:text-properties style:font-name="Droid San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">
      <style:text-properties style:font-name="Droid Sans" fo:font-size="12pt" style:font-size-asian="12pt" style:font-size-complex="12pt"/>
    </style:style>
    <style:style style:name="ce49" style:family="table-cell" style:parent-style-name="Default" style:data-style-name="N1">
      <style:table-cell-properties fo:background-color="#ff8080"/>
      <style:text-properties style:font-name="Droid Sans" fo:font-size="12pt" style:text-underline-style="none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ext-properties style:font-name="Droid Sans" fo:font-weight="bold" style:font-weight-asian="bold" style:font-weight-complex="bold"/>
    </style:style>
    <style:style style:name="ce51" style:family="table-cell" style:parent-style-name="Default">
      <style:table-cell-properties fo:background-color="#e6e6ff"/>
      <style:text-properties style:font-name="Droid Sans" fo:font-size="12pt" style:font-size-asian="12pt" style:font-size-complex="12pt"/>
    </style:style>
    <style:style style:name="ce52" style:family="table-cell" style:parent-style-name="Default">
      <style:table-cell-properties fo:background-color="#aecf00"/>
      <style:text-properties style:font-name="Droid Sans" fo:font-size="12pt" style:font-size-asian="12pt" style:font-size-complex="12pt"/>
    </style:style>
    <style:style style:name="ce53" style:family="table-cell" style:parent-style-name="Default" style:data-style-name="N120">
      <style:table-cell-properties fo:background-color="#aecf00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aecf00"/>
    </style:style>
    <style:style style:name="ce55" style:family="table-cell" style:parent-style-name="Default" style:data-style-name="N125">
      <style:table-cell-properties fo:background-color="#aecf00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20">
      <style:table-cell-properties fo:background-color="#ff8080"/>
      <style:text-properties style:font-name="Droid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14"/>
        <table:table-column table:style-name="co3" table:default-cell-style-name="ce5"/>
        <table:table-column table:style-name="co3" table:default-cell-style-name="ce14"/>
        <table:table-column table:style-name="co3" table:default-cell-style-name="ce5"/>
        <table:table-column table:style-name="co3" table:default-cell-style-name="ce14"/>
        <table:table-column table:style-name="co3" table:default-cell-style-name="ce5"/>
        <table:table-column table:style-name="co3" table:default-cell-style-name="ce14"/>
        <table:table-column table:style-name="co3" table:default-cell-style-name="ce5"/>
        <table:table-column table:style-name="co4" table:default-cell-style-name="ce5"/>
        <table:table-column table:style-name="co3" table:number-columns-repeated="1010" table:default-cell-style-name="ce5"/>
        <table:table-row table:style-name="ro1">
          <table:table-cell table:style-name="ce1"/>
          <table:table-cell table:style-name="ce6" table:number-columns-repeated="2"/>
          <table:table-cell/>
          <table:table-cell table:style-name="ce11" office:value-type="string">
            <text:p>Cumulative</text:p>
          </table:table-cell>
          <table:table-cell table:style-name="ce15" table:number-columns-repeated="7"/>
          <table:table-cell/>
          <table:table-cell table:style-name="ce11" office:value-type="string">
            <text:p>Rate per day (in reporting period ending this date)</text:p>
          </table:table-cell>
          <table:table-cell table:style-name="ce15" table:number-columns-repeated="7"/>
          <table:table-cell table:number-columns-repeated="1002"/>
        </table:table-row>
        <table:table-row table:style-name="ro1">
          <table:table-cell table:style-name="ce1"/>
          <table:table-cell table:style-name="ce6" table:number-columns-repeated="2"/>
          <table:table-cell table:style-name="ce9"/>
          <table:table-cell table:style-name="ce11"/>
          <table:table-cell table:style-name="ce15" table:number-columns-repeated="7"/>
          <table:table-cell/>
          <table:table-cell table:style-name="ce11"/>
          <table:table-cell table:style-name="ce15" table:number-columns-repeated="7"/>
          <table:table-cell table:number-columns-repeated="1002"/>
        </table:table-row>
        <table:table-row table:style-name="ro1">
          <table:table-cell table:style-name="ce1" office:value-type="string">
            <text:p>Date</text:p>
          </table:table-cell>
          <table:table-cell table:style-name="ce6" table:number-columns-repeated="2"/>
          <table:table-cell/>
          <table:table-cell table:style-name="ce12" office:value-type="string">
            <text:p>Total</text:p>
          </table:table-cell>
          <table:table-cell table:style-name="ce12"/>
          <table:table-cell table:style-name="ce15" office:value-type="string">
            <text:p>Guinea</text:p>
          </table:table-cell>
          <table:table-cell table:style-name="ce15"/>
          <table:table-cell table:style-name="ce15" office:value-type="string">
            <text:p>Liberia</text:p>
          </table:table-cell>
          <table:table-cell table:style-name="ce15"/>
          <table:table-cell table:style-name="ce15" office:value-type="string">
            <text:p>Sierra Leone</text:p>
          </table:table-cell>
          <table:table-cell table:style-name="ce15"/>
          <table:table-cell/>
          <table:table-cell table:style-name="ce12" office:value-type="string">
            <text:p>Total</text:p>
          </table:table-cell>
          <table:table-cell table:style-name="ce12"/>
          <table:table-cell table:style-name="ce15" office:value-type="string">
            <text:p>Guinea</text:p>
          </table:table-cell>
          <table:table-cell table:style-name="ce15"/>
          <table:table-cell table:style-name="ce15" office:value-type="string">
            <text:p>Liberia</text:p>
          </table:table-cell>
          <table:table-cell table:style-name="ce15"/>
          <table:table-cell table:style-name="ce15" office:value-type="string">
            <text:p>Sierra Leon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2"/>
          <table:table-cell table:style-name="ce7" office:value-type="string">
            <text:p>day of year</text:p>
          </table:table-cell>
          <table:table-cell table:style-name="ce7" office:value-type="string">
            <text:p>interval</text:p>
          </table:table-cell>
          <table:table-cell table:style-name="ce10"/>
          <table:table-cell table:style-name="ce13" office:value-type="string">
            <text:p>cases</text:p>
          </table:table-cell>
          <table:table-cell table:style-name="ce13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/>
          <table:table-cell table:style-name="ce13" office:value-type="string">
            <text:p>cases</text:p>
          </table:table-cell>
          <table:table-cell table:style-name="ce13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 table:number-columns-repeated="100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22 Mar 2014 </text:p>
          </table:table-cell>
          <table:table-cell table:style-name="ce8" table:formula="of:=DAYS([.A6]; &quot;1 Jan 2014&quot;)" office:value-type="float" office:value="80">
            <text:p>80</text:p>
          </table:table-cell>
          <table:table-cell table:style-name="ce8" office:value-type="string">
            <text:p>— </text:p>
          </table:table-cell>
          <table:table-cell table:style-name="ce8"/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table:style-name="ce16" office:value-type="float" office:value="49">
            <text:p>49</text:p>
          </table:table-cell>
          <table:table-cell office:value-type="float" office:value="29">
            <text:p>29</text:p>
          </table:table-cell>
          <table:table-cell table:style-name="ce16"/>
          <table:table-cell/>
          <table:table-cell table:style-name="ce16"/>
          <table:table-cell/>
          <table:table-cell/>
          <table:table-cell table:number-columns-repeated="2" table:style-name="ce8" office:value-type="string">
            <text:p>— </text:p>
          </table:table-cell>
          <table:table-cell table:style-name="ce19" office:value-type="string">
            <text:p>— </text:p>
          </table:table-cell>
          <table:table-cell table:style-name="ce8" office:value-type="string">
            <text:p>— </text:p>
          </table:table-cell>
          <table:table-cell table:style-name="ce19" office:value-type="string">
            <text:p>— </text:p>
          </table:table-cell>
          <table:table-cell table:style-name="ce8" office:value-type="string">
            <text:p>— </text:p>
          </table:table-cell>
          <table:table-cell table:style-name="ce19" office:value-type="string">
            <text:p>— </text:p>
          </table:table-cell>
          <table:table-cell table:style-name="ce8" office:value-type="string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4 Mar 2014 </text:p>
          </table:table-cell>
          <table:table-cell table:style-name="ce8" table:formula="of:=DAYS([.A7]; &quot;1 Jan 2014&quot;)" office:value-type="float" office:value="82">
            <text:p>82</text:p>
          </table:table-cell>
          <table:table-cell table:style-name="ce8" table:formula="of:=[.B7]-[.B6]" office:value-type="float" office:value="2">
            <text:p>2</text:p>
          </table:table-cell>
          <table:table-cell table:style-name="ce8"/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table:style-name="ce16" office:value-type="float" office:value="86">
            <text:p>86</text:p>
          </table:table-cell>
          <table:table-cell office:value-type="float" office:value="59">
            <text:p>59</text:p>
          </table:table-cell>
          <table:table-cell table:style-name="ce16"/>
          <table:table-cell/>
          <table:table-cell table:style-name="ce16"/>
          <table:table-cell/>
          <table:table-cell/>
          <table:table-cell table:style-name="ce18" table:formula="of:=(IF(ISNUMBER(([.E7]-[.E6])/[.C7]); ([.E7]-[.E6])/[.C7]; &quot;— &quot;))" office:value-type="float" office:value="18.5">
            <text:p>18.5</text:p>
          </table:table-cell>
          <table:table-cell table:style-name="ce18" table:formula="of:=(IF(ISNUMBER(([.F7]-[.F6])/[.C7]); ([.F7]-[.F6])/[.C7]; &quot;— &quot;))" office:value-type="float" office:value="15">
            <text:p>15.0</text:p>
          </table:table-cell>
          <table:table-cell table:style-name="ce20" table:formula="of:=(IF(ISNUMBER(([.G7]-[.G6])/[.C7]); ([.G7]-[.G6])/[.C7]; &quot;— &quot;))" office:value-type="float" office:value="18.5">
            <text:p>18.5</text:p>
          </table:table-cell>
          <table:table-cell table:style-name="ce18" table:formula="of:=(IF(ISNUMBER(([.H7]-[.H6])/[.C7]); ([.H7]-[.H6])/[.C7]; &quot;— &quot;))" office:value-type="float" office:value="15">
            <text:p>15.0</text:p>
          </table:table-cell>
          <table:table-cell table:style-name="ce20" table:formula="of:=(IF(ISNUMBER(([.I7]-[.I6])/[.C7]); ([.I7]-[.I6])/[.C7]; &quot;— &quot;))" office:value-type="float" office:value="0">
            <text:p>0.0</text:p>
          </table:table-cell>
          <table:table-cell table:style-name="ce18" table:formula="of:=(IF(ISNUMBER(([.J7]-[.J6])/[.C7]); ([.J7]-[.J6])/[.C7]; &quot;— &quot;))" office:value-type="float" office:value="0">
            <text:p>0.0</text:p>
          </table:table-cell>
          <table:table-cell table:style-name="ce20" table:formula="of:=(IF(ISNUMBER(([.K7]-[.K6])/[.C7]); ([.K7]-[.K6])/[.C7]; &quot;— &quot;))" office:value-type="float" office:value="0">
            <text:p>0.0</text:p>
          </table:table-cell>
          <table:table-cell table:style-name="ce18" table:formula="of:=(IF(ISNUMBER(([.L7]-[.L6])/[.C7]); ([.L7]-[.L6])/[.C7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5 Mar 2014 </text:p>
          </table:table-cell>
          <table:table-cell table:style-name="ce8" table:formula="of:=DAYS([.A8]; &quot;1 Jan 2014&quot;)" office:value-type="float" office:value="83">
            <text:p>83</text:p>
          </table:table-cell>
          <table:table-cell table:style-name="ce8" table:formula="of:=[.B8]-[.B7]" office:value-type="float" office:value="1">
            <text:p>1</text:p>
          </table:table-cell>
          <table:table-cell table:style-name="ce8"/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table:style-name="ce16" office:value-type="float" office:value="86">
            <text:p>86</text:p>
          </table:table-cell>
          <table:table-cell office:value-type="float" office:value="60">
            <text:p>60</text:p>
          </table:table-cell>
          <table:table-cell table:style-name="ce16"/>
          <table:table-cell/>
          <table:table-cell table:style-name="ce16"/>
          <table:table-cell/>
          <table:table-cell/>
          <table:table-cell table:style-name="ce18" table:formula="of:=(IF(ISNUMBER(([.E8]-[.E7])/[.C8]); ([.E8]-[.E7])/[.C8]; &quot;— &quot;))" office:value-type="float" office:value="0">
            <text:p>0.0</text:p>
          </table:table-cell>
          <table:table-cell table:style-name="ce18" table:formula="of:=(IF(ISNUMBER(([.F8]-[.F7])/[.C8]); ([.F8]-[.F7])/[.C8]; &quot;— &quot;))" office:value-type="float" office:value="1">
            <text:p>1.0</text:p>
          </table:table-cell>
          <table:table-cell table:style-name="ce20" table:formula="of:=(IF(ISNUMBER(([.G8]-[.G7])/[.C8]); ([.G8]-[.G7])/[.C8]; &quot;— &quot;))" office:value-type="float" office:value="0">
            <text:p>0.0</text:p>
          </table:table-cell>
          <table:table-cell table:style-name="ce18" table:formula="of:=(IF(ISNUMBER(([.H8]-[.H7])/[.C8]); ([.H8]-[.H7])/[.C8]; &quot;— &quot;))" office:value-type="float" office:value="1">
            <text:p>1.0</text:p>
          </table:table-cell>
          <table:table-cell table:style-name="ce20" table:formula="of:=(IF(ISNUMBER(([.I8]-[.I7])/[.C8]); ([.I8]-[.I7])/[.C8]; &quot;— &quot;))" office:value-type="float" office:value="0">
            <text:p>0.0</text:p>
          </table:table-cell>
          <table:table-cell table:style-name="ce18" table:formula="of:=(IF(ISNUMBER(([.J8]-[.J7])/[.C8]); ([.J8]-[.J7])/[.C8]; &quot;— &quot;))" office:value-type="float" office:value="0">
            <text:p>0.0</text:p>
          </table:table-cell>
          <table:table-cell table:style-name="ce20" table:formula="of:=(IF(ISNUMBER(([.K8]-[.K7])/[.C8]); ([.K8]-[.K7])/[.C8]; &quot;— &quot;))" office:value-type="float" office:value="0">
            <text:p>0.0</text:p>
          </table:table-cell>
          <table:table-cell table:style-name="ce18" table:formula="of:=(IF(ISNUMBER(([.L8]-[.L7])/[.C8]); ([.L8]-[.L7])/[.C8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6 Mar 2014 </text:p>
          </table:table-cell>
          <table:table-cell table:style-name="ce8" table:formula="of:=DAYS([.A9]; &quot;1 Jan 2014&quot;)" office:value-type="float" office:value="84">
            <text:p>84</text:p>
          </table:table-cell>
          <table:table-cell table:style-name="ce8" table:formula="of:=[.B9]-[.B8]" office:value-type="float" office:value="1">
            <text:p>1</text:p>
          </table:table-cell>
          <table:table-cell table:style-name="ce8"/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table:style-name="ce16" office:value-type="float" office:value="86">
            <text:p>86</text:p>
          </table:table-cell>
          <table:table-cell office:value-type="float" office:value="62">
            <text:p>62</text:p>
          </table:table-cell>
          <table:table-cell table:style-name="ce16"/>
          <table:table-cell/>
          <table:table-cell table:style-name="ce16"/>
          <table:table-cell/>
          <table:table-cell/>
          <table:table-cell table:style-name="ce18" table:formula="of:=(IF(ISNUMBER(([.E9]-[.E8])/[.C9]); ([.E9]-[.E8])/[.C9]; &quot;— &quot;))" office:value-type="float" office:value="0">
            <text:p>0.0</text:p>
          </table:table-cell>
          <table:table-cell table:style-name="ce18" table:formula="of:=(IF(ISNUMBER(([.F9]-[.F8])/[.C9]); ([.F9]-[.F8])/[.C9]; &quot;— &quot;))" office:value-type="float" office:value="2">
            <text:p>2.0</text:p>
          </table:table-cell>
          <table:table-cell table:style-name="ce20" table:formula="of:=(IF(ISNUMBER(([.G9]-[.G8])/[.C9]); ([.G9]-[.G8])/[.C9]; &quot;— &quot;))" office:value-type="float" office:value="0">
            <text:p>0.0</text:p>
          </table:table-cell>
          <table:table-cell table:style-name="ce18" table:formula="of:=(IF(ISNUMBER(([.H9]-[.H8])/[.C9]); ([.H9]-[.H8])/[.C9]; &quot;— &quot;))" office:value-type="float" office:value="2">
            <text:p>2.0</text:p>
          </table:table-cell>
          <table:table-cell table:style-name="ce20" table:formula="of:=(IF(ISNUMBER(([.I9]-[.I8])/[.C9]); ([.I9]-[.I8])/[.C9]; &quot;— &quot;))" office:value-type="float" office:value="0">
            <text:p>0.0</text:p>
          </table:table-cell>
          <table:table-cell table:style-name="ce18" table:formula="of:=(IF(ISNUMBER(([.J9]-[.J8])/[.C9]); ([.J9]-[.J8])/[.C9]; &quot;— &quot;))" office:value-type="float" office:value="0">
            <text:p>0.0</text:p>
          </table:table-cell>
          <table:table-cell table:style-name="ce20" table:formula="of:=(IF(ISNUMBER(([.K9]-[.K8])/[.C9]); ([.K9]-[.K8])/[.C9]; &quot;— &quot;))" office:value-type="float" office:value="0">
            <text:p>0.0</text:p>
          </table:table-cell>
          <table:table-cell table:style-name="ce18" table:formula="of:=(IF(ISNUMBER(([.L9]-[.L8])/[.C9]); ([.L9]-[.L8])/[.C9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7 Mar 2014 </text:p>
          </table:table-cell>
          <table:table-cell table:style-name="ce8" table:formula="of:=DAYS([.A10]; &quot;1 Jan 2014&quot;)" office:value-type="float" office:value="85">
            <text:p>85</text:p>
          </table:table-cell>
          <table:table-cell table:style-name="ce8" table:formula="of:=[.B10]-[.B9]" office:value-type="float" office:value="1">
            <text:p>1</text:p>
          </table:table-cell>
          <table:table-cell table:style-name="ce8"/>
          <table:table-cell office:value-type="float" office:value="111">
            <text:p>111</text:p>
          </table:table-cell>
          <table:table-cell office:value-type="float" office:value="72">
            <text:p>72</text:p>
          </table:table-cell>
          <table:table-cell table:style-name="ce16" office:value-type="float" office:value="103">
            <text:p>103</text:p>
          </table:table-cell>
          <table:table-cell office:value-type="float" office:value="66">
            <text:p>66</text:p>
          </table:table-cell>
          <table:table-cell table:style-name="ce16"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17" office:value-type="string">
            <text:p>(6) </text:p>
          </table:table-cell>
          <table:table-cell table:style-name="ce3" office:value-type="string">
            <text:p>(5) </text:p>
          </table:table-cell>
          <table:table-cell/>
          <table:table-cell table:style-name="ce18" table:formula="of:=(IF(ISNUMBER(([.E10]-[.E9])/[.C10]); ([.E10]-[.E9])/[.C10]; &quot;— &quot;))" office:value-type="float" office:value="25">
            <text:p>25.0</text:p>
          </table:table-cell>
          <table:table-cell table:style-name="ce18" table:formula="of:=(IF(ISNUMBER(([.F10]-[.F9])/[.C10]); ([.F10]-[.F9])/[.C10]; &quot;— &quot;))" office:value-type="float" office:value="10">
            <text:p>10.0</text:p>
          </table:table-cell>
          <table:table-cell table:style-name="ce20" table:formula="of:=(IF(ISNUMBER(([.G10]-[.G9])/[.C10]); ([.G10]-[.G9])/[.C10]; &quot;— &quot;))" office:value-type="float" office:value="17">
            <text:p>17.0</text:p>
          </table:table-cell>
          <table:table-cell table:style-name="ce18" table:formula="of:=(IF(ISNUMBER(([.H10]-[.H9])/[.C10]); ([.H10]-[.H9])/[.C10]; &quot;— &quot;))" office:value-type="float" office:value="4">
            <text:p>4.0</text:p>
          </table:table-cell>
          <table:table-cell table:style-name="ce20" table:formula="of:=(IF(ISNUMBER(([.I10]-[.I9])/[.C10]); ([.I10]-[.I9])/[.C10]; &quot;— &quot;))" office:value-type="float" office:value="8">
            <text:p>8.0</text:p>
          </table:table-cell>
          <table:table-cell table:style-name="ce18" table:formula="of:=(IF(ISNUMBER(([.J10]-[.J9])/[.C10]); ([.J10]-[.J9])/[.C10]; &quot;— &quot;))" office:value-type="float" office:value="6">
            <text:p>6.0</text:p>
          </table:table-cell>
          <table:table-cell table:style-name="ce20" table:formula="of:=(IF(ISNUMBER(([.K10]-[.K9])/[.C10]); ([.K10]-[.K9])/[.C10]; &quot;— &quot;))" office:value-type="float" office:value="-6">
            <text:p>-6.0</text:p>
          </table:table-cell>
          <table:table-cell table:style-name="ce18" table:formula="of:=(IF(ISNUMBER(([.L10]-[.L9])/[.C10]); ([.L10]-[.L9])/[.C10]; &quot;— &quot;))" office:value-type="float" office:value="-5">
            <text:p>-5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8 Mar 2014 </text:p>
          </table:table-cell>
          <table:table-cell table:style-name="ce8" table:formula="of:=DAYS([.A11]; &quot;1 Jan 2014&quot;)" office:value-type="float" office:value="86">
            <text:p>86</text:p>
          </table:table-cell>
          <table:table-cell table:style-name="ce8" table:formula="of:=[.B11]-[.B10]" office:value-type="float" office:value="1">
            <text:p>1</text:p>
          </table:table-cell>
          <table:table-cell table:style-name="ce8"/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 table:style-name="ce16" office:value-type="float" office:value="112">
            <text:p>112</text:p>
          </table:table-cell>
          <table:table-cell office:value-type="float" office:value="70">
            <text:p>70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7" office:value-type="string">
            <text:p>(2) </text:p>
          </table:table-cell>
          <table:table-cell table:style-name="ce3" office:value-type="string">
            <text:p>(2) </text:p>
          </table:table-cell>
          <table:table-cell/>
          <table:table-cell table:style-name="ce18" table:formula="of:=(IF(ISNUMBER(([.E11]-[.E10])/[.C11]); ([.E11]-[.E10])/[.C11]; &quot;— &quot;))" office:value-type="float" office:value="9">
            <text:p>9.0</text:p>
          </table:table-cell>
          <table:table-cell table:style-name="ce18" table:formula="of:=(IF(ISNUMBER(([.F11]-[.F10])/[.C11]); ([.F11]-[.F10])/[.C11]; &quot;— &quot;))" office:value-type="float" office:value="4">
            <text:p>4.0</text:p>
          </table:table-cell>
          <table:table-cell table:style-name="ce20" table:formula="of:=(IF(ISNUMBER(([.G11]-[.G10])/[.C11]); ([.G11]-[.G10])/[.C11]; &quot;— &quot;))" office:value-type="float" office:value="9">
            <text:p>9.0</text:p>
          </table:table-cell>
          <table:table-cell table:style-name="ce18" table:formula="of:=(IF(ISNUMBER(([.H11]-[.H10])/[.C11]); ([.H11]-[.H10])/[.C11]; &quot;— &quot;))" office:value-type="float" office:value="4">
            <text:p>4.0</text:p>
          </table:table-cell>
          <table:table-cell table:style-name="ce20" table:formula="of:=(IF(ISNUMBER(([.I11]-[.I10])/[.C11]); ([.I11]-[.I10])/[.C11]; &quot;— &quot;))" office:value-type="string" office:string-value="— ">
            <text:p>— </text:p>
          </table:table-cell>
          <table:table-cell table:style-name="ce18" table:formula="of:=(IF(ISNUMBER(([.J11]-[.J10])/[.C11]); ([.J11]-[.J10])/[.C11]; &quot;— &quot;))" office:value-type="string" office:string-value="— ">
            <text:p>— </text:p>
          </table:table-cell>
          <table:table-cell table:style-name="ce20" table:formula="of:=(IF(ISNUMBER(([.K11]-[.K10])/[.C11]); ([.K11]-[.K10])/[.C11]; &quot;— &quot;))" office:value-type="float" office:value="4">
            <text:p>4.0</text:p>
          </table:table-cell>
          <table:table-cell table:style-name="ce18" table:formula="of:=(IF(ISNUMBER(([.L11]-[.L10])/[.C11]); ([.L11]-[.L10])/[.C11]; &quot;— &quot;))" office:value-type="float" office:value="3">
            <text:p>3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9 Mar 2014 </text:p>
          </table:table-cell>
          <table:table-cell table:style-name="ce8" table:formula="of:=DAYS([.A12]; &quot;1 Jan 2014&quot;)" office:value-type="float" office:value="87">
            <text:p>87</text:p>
          </table:table-cell>
          <table:table-cell table:style-name="ce8" table:formula="of:=[.B12]-[.B11]" office:value-type="float" office:value="1">
            <text:p>1</text:p>
          </table:table-cell>
          <table:table-cell table:style-name="ce8"/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2">
            <text:p>2</text:p>
          </table:table-cell>
          <table:table-cell/>
          <table:table-cell table:style-name="ce16"/>
          <table:table-cell/>
          <table:table-cell/>
          <table:table-cell table:style-name="ce18" table:formula="of:=(IF(ISNUMBER(([.E12]-[.E11])/[.C12]); ([.E12]-[.E11])/[.C12]; &quot;— &quot;))" office:value-type="float" office:value="-6">
            <text:p>-6.0</text:p>
          </table:table-cell>
          <table:table-cell table:style-name="ce18" table:formula="of:=(IF(ISNUMBER(([.F12]-[.F11])/[.C12]); ([.F12]-[.F11])/[.C12]; &quot;— &quot;))" office:value-type="float" office:value="-5">
            <text:p>-5.0</text:p>
          </table:table-cell>
          <table:table-cell table:style-name="ce20" table:formula="of:=(IF(ISNUMBER(([.G12]-[.G11])/[.C12]); ([.G12]-[.G11])/[.C12]; &quot;— &quot;))" office:value-type="string" office:string-value="— ">
            <text:p>— </text:p>
          </table:table-cell>
          <table:table-cell table:style-name="ce18" table:formula="of:=(IF(ISNUMBER(([.H12]-[.H11])/[.C12]); ([.H12]-[.H11])/[.C12]; &quot;— &quot;))" office:value-type="string" office:string-value="— ">
            <text:p>— </text:p>
          </table:table-cell>
          <table:table-cell table:style-name="ce20" table:formula="of:=(IF(ISNUMBER(([.I12]-[.I11])/[.C12]); ([.I12]-[.I11])/[.C12]; &quot;— &quot;))" office:value-type="string" office:string-value="— ">
            <text:p>— </text:p>
          </table:table-cell>
          <table:table-cell table:style-name="ce18" table:formula="of:=(IF(ISNUMBER(([.J12]-[.J11])/[.C12]); ([.J12]-[.J11])/[.C12]; &quot;— &quot;))" office:value-type="string" office:string-value="— ">
            <text:p>— </text:p>
          </table:table-cell>
          <table:table-cell table:style-name="ce20" table:formula="of:=(IF(ISNUMBER(([.K12]-[.K11])/[.C12]); ([.K12]-[.K11])/[.C12]; &quot;— &quot;))" office:value-type="float" office:value="2">
            <text:p>2.0</text:p>
          </table:table-cell>
          <table:table-cell table:style-name="ce18" table:formula="of:=(IF(ISNUMBER(([.L12]-[.L11])/[.C12]); ([.L12]-[.L11])/[.C12]; &quot;— &quot;))" office:value-type="float" office:value="2">
            <text:p>2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1 Mar 2014 </text:p>
          </table:table-cell>
          <table:table-cell table:style-name="ce8" table:formula="of:=DAYS([.A13]; &quot;1 Jan 2014&quot;)" office:value-type="float" office:value="89">
            <text:p>89</text:p>
          </table:table-cell>
          <table:table-cell table:style-name="ce8" table:formula="of:=[.B13]-[.B12]" office:value-type="float" office:value="2">
            <text:p>2</text:p>
          </table:table-cell>
          <table:table-cell table:style-name="ce8"/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table:style-name="ce16" office:value-type="float" office:value="122">
            <text:p>122</text:p>
          </table:table-cell>
          <table:table-cell office:value-type="float" office:value="80">
            <text:p>80</text:p>
          </table:table-cell>
          <table:table-cell table:style-name="ce16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13]-[.E12])/[.C13]); ([.E13]-[.E12])/[.C13]; &quot;— &quot;))" office:value-type="float" office:value="8">
            <text:p>8.0</text:p>
          </table:table-cell>
          <table:table-cell table:style-name="ce18" table:formula="of:=(IF(ISNUMBER(([.F13]-[.F12])/[.C13]); ([.F13]-[.F12])/[.C13]; &quot;— &quot;))" office:value-type="float" office:value="5.5">
            <text:p>5.5</text:p>
          </table:table-cell>
          <table:table-cell table:style-name="ce20" table:formula="of:=(IF(ISNUMBER(([.G13]-[.G12])/[.C13]); ([.G13]-[.G12])/[.C13]; &quot;— &quot;))" office:value-type="string" office:string-value="— ">
            <text:p>— </text:p>
          </table:table-cell>
          <table:table-cell table:style-name="ce18" table:formula="of:=(IF(ISNUMBER(([.H13]-[.H12])/[.C13]); ([.H13]-[.H12])/[.C13]; &quot;— &quot;))" office:value-type="string" office:string-value="— ">
            <text:p>— </text:p>
          </table:table-cell>
          <table:table-cell table:style-name="ce20" table:formula="of:=(IF(ISNUMBER(([.I13]-[.I12])/[.C13]); ([.I13]-[.I12])/[.C13]; &quot;— &quot;))" office:value-type="float" office:value="3">
            <text:p>3.0</text:p>
          </table:table-cell>
          <table:table-cell table:style-name="ce18" table:formula="of:=(IF(ISNUMBER(([.J13]-[.J12])/[.C13]); ([.J13]-[.J12])/[.C13]; &quot;— &quot;))" office:value-type="float" office:value="1">
            <text:p>1.0</text:p>
          </table:table-cell>
          <table:table-cell table:style-name="ce20" table:formula="of:=(IF(ISNUMBER(([.K13]-[.K12])/[.C13]); ([.K13]-[.K12])/[.C13]; &quot;— &quot;))" office:value-type="string" office:string-value="— ">
            <text:p>— </text:p>
          </table:table-cell>
          <table:table-cell table:style-name="ce18" table:formula="of:=(IF(ISNUMBER(([.L13]-[.L12])/[.C13]); ([.L13]-[.L12])/[.C13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 Apr 2014 </text:p>
          </table:table-cell>
          <table:table-cell table:style-name="ce8" table:formula="of:=DAYS([.A14]; &quot;1 Jan 2014&quot;)" office:value-type="float" office:value="90">
            <text:p>90</text:p>
          </table:table-cell>
          <table:table-cell table:style-name="ce8" table:formula="of:=[.B14]-[.B13]" office:value-type="float" office:value="1">
            <text:p>1</text:p>
          </table:table-cell>
          <table:table-cell table:style-name="ce8"/>
          <table:table-cell office:value-type="float" office:value="135">
            <text:p>135</text:p>
          </table:table-cell>
          <table:table-cell office:value-type="float" office:value="88">
            <text:p>88</text:p>
          </table:table-cell>
          <table:table-cell table:style-name="ce16" office:value-type="float" office:value="127">
            <text:p>127</text:p>
          </table:table-cell>
          <table:table-cell office:value-type="float" office:value="83">
            <text:p>83</text:p>
          </table:table-cell>
          <table:table-cell table:style-name="ce16"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16"/>
          <table:table-cell/>
          <table:table-cell/>
          <table:table-cell table:style-name="ce18" table:formula="of:=(IF(ISNUMBER(([.E14]-[.E13])/[.C14]); ([.E14]-[.E13])/[.C14]; &quot;— &quot;))" office:value-type="float" office:value="5">
            <text:p>5.0</text:p>
          </table:table-cell>
          <table:table-cell table:style-name="ce18" table:formula="of:=(IF(ISNUMBER(([.F14]-[.F13])/[.C14]); ([.F14]-[.F13])/[.C14]; &quot;— &quot;))" office:value-type="float" office:value="6">
            <text:p>6.0</text:p>
          </table:table-cell>
          <table:table-cell table:style-name="ce20" table:formula="of:=(IF(ISNUMBER(([.G14]-[.G13])/[.C14]); ([.G14]-[.G13])/[.C14]; &quot;— &quot;))" office:value-type="float" office:value="5">
            <text:p>5.0</text:p>
          </table:table-cell>
          <table:table-cell table:style-name="ce18" table:formula="of:=(IF(ISNUMBER(([.H14]-[.H13])/[.C14]); ([.H14]-[.H13])/[.C14]; &quot;— &quot;))" office:value-type="float" office:value="3">
            <text:p>3.0</text:p>
          </table:table-cell>
          <table:table-cell table:style-name="ce20" table:formula="of:=(IF(ISNUMBER(([.I14]-[.I13])/[.C14]); ([.I14]-[.I13])/[.C14]; &quot;— &quot;))" office:value-type="float" office:value="0">
            <text:p>0.0</text:p>
          </table:table-cell>
          <table:table-cell table:style-name="ce18" table:formula="of:=(IF(ISNUMBER(([.J14]-[.J13])/[.C14]); ([.J14]-[.J13])/[.C14]; &quot;— &quot;))" office:value-type="float" office:value="3">
            <text:p>3.0</text:p>
          </table:table-cell>
          <table:table-cell table:style-name="ce20" table:formula="of:=(IF(ISNUMBER(([.K14]-[.K13])/[.C14]); ([.K14]-[.K13])/[.C14]; &quot;— &quot;))" office:value-type="string" office:string-value="— ">
            <text:p>— </text:p>
          </table:table-cell>
          <table:table-cell table:style-name="ce18" table:formula="of:=(IF(ISNUMBER(([.L14]-[.L13])/[.C14]); ([.L14]-[.L13])/[.C14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7 Apr 2014 </text:p>
          </table:table-cell>
          <table:table-cell table:style-name="ce8" table:formula="of:=DAYS([.A15]; &quot;1 Jan 2014&quot;)" office:value-type="float" office:value="96">
            <text:p>96</text:p>
          </table:table-cell>
          <table:table-cell table:style-name="ce8" table:formula="of:=[.B15]-[.B14]" office:value-type="float" office:value="6">
            <text:p>6</text:p>
          </table:table-cell>
          <table:table-cell table:style-name="ce8"/>
          <table:table-cell office:value-type="float" office:value="172">
            <text:p>172</text:p>
          </table:table-cell>
          <table:table-cell office:value-type="float" office:value="105">
            <text:p>105</text:p>
          </table:table-cell>
          <table:table-cell table:style-name="ce16" office:value-type="float" office:value="151">
            <text:p>151</text:p>
          </table:table-cell>
          <table:table-cell office:value-type="float" office:value="95">
            <text:p>95</text:p>
          </table:table-cell>
          <table:table-cell table:style-name="ce16" office:value-type="float" office:value="21">
            <text:p>21</text:p>
          </table:table-cell>
          <table:table-cell office:value-type="float" office:value="10">
            <text:p>10</text:p>
          </table:table-cell>
          <table:table-cell table:style-name="ce16" office:value-type="string">
            <text:p>—</text:p>
          </table:table-cell>
          <table:table-cell/>
          <table:table-cell/>
          <table:table-cell table:style-name="ce18" table:formula="of:=(IF(ISNUMBER(([.E15]-[.E14])/[.C15]); ([.E15]-[.E14])/[.C15]; &quot;— &quot;))" office:value-type="float" office:value="6.16666666666667">
            <text:p>6.2</text:p>
          </table:table-cell>
          <table:table-cell table:style-name="ce18" table:formula="of:=(IF(ISNUMBER(([.F15]-[.F14])/[.C15]); ([.F15]-[.F14])/[.C15]; &quot;— &quot;))" office:value-type="float" office:value="2.83333333333333">
            <text:p>2.8</text:p>
          </table:table-cell>
          <table:table-cell table:style-name="ce20" table:formula="of:=(IF(ISNUMBER(([.G15]-[.G14])/[.C15]); ([.G15]-[.G14])/[.C15]; &quot;— &quot;))" office:value-type="float" office:value="4">
            <text:p>4.0</text:p>
          </table:table-cell>
          <table:table-cell table:style-name="ce18" table:formula="of:=(IF(ISNUMBER(([.H15]-[.H14])/[.C15]); ([.H15]-[.H14])/[.C15]; &quot;— &quot;))" office:value-type="float" office:value="2">
            <text:p>2.0</text:p>
          </table:table-cell>
          <table:table-cell table:style-name="ce20" table:formula="of:=(IF(ISNUMBER(([.I15]-[.I14])/[.C15]); ([.I15]-[.I14])/[.C15]; &quot;— &quot;))" office:value-type="float" office:value="2.16666666666667">
            <text:p>2.2</text:p>
          </table:table-cell>
          <table:table-cell table:style-name="ce18" table:formula="of:=(IF(ISNUMBER(([.J15]-[.J14])/[.C15]); ([.J15]-[.J14])/[.C15]; &quot;— &quot;))" office:value-type="float" office:value="0.833333333333333">
            <text:p>0.8</text:p>
          </table:table-cell>
          <table:table-cell table:style-name="ce20" table:formula="of:=(IF(ISNUMBER(([.K15]-[.K14])/[.C15]); ([.K15]-[.K14])/[.C15]; &quot;— &quot;))" office:value-type="string" office:string-value="— ">
            <text:p>— </text:p>
          </table:table-cell>
          <table:table-cell table:style-name="ce18" table:formula="of:=(IF(ISNUMBER(([.L15]-[.L14])/[.C15]); ([.L15]-[.L14])/[.C15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9 Apr 2014 </text:p>
          </table:table-cell>
          <table:table-cell table:style-name="ce8" table:formula="of:=DAYS([.A16]; &quot;1 Jan 2014&quot;)" office:value-type="float" office:value="98">
            <text:p>98</text:p>
          </table:table-cell>
          <table:table-cell table:style-name="ce8" table:formula="of:=[.B16]-[.B15]" office:value-type="float" office:value="2">
            <text:p>2</text:p>
          </table:table-cell>
          <table:table-cell table:style-name="ce8"/>
          <table:table-cell office:value-type="float" office:value="179">
            <text:p>179</text:p>
          </table:table-cell>
          <table:table-cell office:value-type="float" office:value="111">
            <text:p>111</text:p>
          </table:table-cell>
          <table:table-cell table:style-name="ce16" office:value-type="float" office:value="158">
            <text:p>158</text:p>
          </table:table-cell>
          <table:table-cell office:value-type="float" office:value="101">
            <text:p>10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16]-[.E15])/[.C16]); ([.E16]-[.E15])/[.C16]; &quot;— &quot;))" office:value-type="float" office:value="3.5">
            <text:p>3.5</text:p>
          </table:table-cell>
          <table:table-cell table:style-name="ce18" table:formula="of:=(IF(ISNUMBER(([.F16]-[.F15])/[.C16]); ([.F16]-[.F15])/[.C16]; &quot;— &quot;))" office:value-type="float" office:value="3">
            <text:p>3.0</text:p>
          </table:table-cell>
          <table:table-cell table:style-name="ce20" table:formula="of:=(IF(ISNUMBER(([.G16]-[.G15])/[.C16]); ([.G16]-[.G15])/[.C16]; &quot;— &quot;))" office:value-type="float" office:value="3.5">
            <text:p>3.5</text:p>
          </table:table-cell>
          <table:table-cell table:style-name="ce18" table:formula="of:=(IF(ISNUMBER(([.H16]-[.H15])/[.C16]); ([.H16]-[.H15])/[.C16]; &quot;— &quot;))" office:value-type="float" office:value="3">
            <text:p>3.0</text:p>
          </table:table-cell>
          <table:table-cell table:style-name="ce20" table:formula="of:=(IF(ISNUMBER(([.I16]-[.I15])/[.C16]); ([.I16]-[.I15])/[.C16]; &quot;— &quot;))" office:value-type="string" office:string-value="— ">
            <text:p>— </text:p>
          </table:table-cell>
          <table:table-cell table:style-name="ce18" table:formula="of:=(IF(ISNUMBER(([.J16]-[.J15])/[.C16]); ([.J16]-[.J15])/[.C16]; &quot;— &quot;))" office:value-type="string" office:string-value="— ">
            <text:p>— </text:p>
          </table:table-cell>
          <table:table-cell table:style-name="ce20" table:formula="of:=(IF(ISNUMBER(([.K16]-[.K15])/[.C16]); ([.K16]-[.K15])/[.C16]; &quot;— &quot;))" office:value-type="string" office:string-value="— ">
            <text:p>— </text:p>
          </table:table-cell>
          <table:table-cell table:style-name="ce18" table:formula="of:=(IF(ISNUMBER(([.L16]-[.L15])/[.C16]); ([.L16]-[.L15])/[.C16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0 Apr 2014 </text:p>
          </table:table-cell>
          <table:table-cell table:style-name="ce8" table:formula="of:=DAYS([.A17]; &quot;1 Jan 2014&quot;)" office:value-type="float" office:value="99">
            <text:p>99</text:p>
          </table:table-cell>
          <table:table-cell table:style-name="ce8" table:formula="of:=[.B17]-[.B16]" office:value-type="float" office:value="1">
            <text:p>1</text:p>
          </table:table-cell>
          <table:table-cell table:style-name="ce8"/>
          <table:table-cell office:value-type="float" office:value="183">
            <text:p>183</text:p>
          </table:table-cell>
          <table:table-cell office:value-type="float" office:value="113">
            <text:p>113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17]-[.E16])/[.C17]); ([.E17]-[.E16])/[.C17]; &quot;— &quot;))" office:value-type="float" office:value="4">
            <text:p>4.0</text:p>
          </table:table-cell>
          <table:table-cell table:style-name="ce18" table:formula="of:=(IF(ISNUMBER(([.F17]-[.F16])/[.C17]); ([.F17]-[.F16])/[.C17]; &quot;— &quot;))" office:value-type="float" office:value="2">
            <text:p>2.0</text:p>
          </table:table-cell>
          <table:table-cell table:style-name="ce20" table:formula="of:=(IF(ISNUMBER(([.G17]-[.G16])/[.C17]); ([.G17]-[.G16])/[.C17]; &quot;— &quot;))" office:value-type="string" office:string-value="— ">
            <text:p>— </text:p>
          </table:table-cell>
          <table:table-cell table:style-name="ce18" table:formula="of:=(IF(ISNUMBER(([.H17]-[.H16])/[.C17]); ([.H17]-[.H16])/[.C17]; &quot;— &quot;))" office:value-type="string" office:string-value="— ">
            <text:p>— </text:p>
          </table:table-cell>
          <table:table-cell table:style-name="ce20" table:formula="of:=(IF(ISNUMBER(([.I17]-[.I16])/[.C17]); ([.I17]-[.I16])/[.C17]; &quot;— &quot;))" office:value-type="string" office:string-value="— ">
            <text:p>— </text:p>
          </table:table-cell>
          <table:table-cell table:style-name="ce18" table:formula="of:=(IF(ISNUMBER(([.J17]-[.J16])/[.C17]); ([.J17]-[.J16])/[.C17]; &quot;— &quot;))" office:value-type="string" office:string-value="— ">
            <text:p>— </text:p>
          </table:table-cell>
          <table:table-cell table:style-name="ce20" table:formula="of:=(IF(ISNUMBER(([.K17]-[.K16])/[.C17]); ([.K17]-[.K16])/[.C17]; &quot;— &quot;))" office:value-type="string" office:string-value="— ">
            <text:p>— </text:p>
          </table:table-cell>
          <table:table-cell table:style-name="ce18" table:formula="of:=(IF(ISNUMBER(([.L17]-[.L16])/[.C17]); ([.L17]-[.L16])/[.C17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1 Apr 2014 </text:p>
          </table:table-cell>
          <table:table-cell table:style-name="ce8" table:formula="of:=DAYS([.A18]; &quot;1 Jan 2014&quot;)" office:value-type="float" office:value="100">
            <text:p>100</text:p>
          </table:table-cell>
          <table:table-cell table:style-name="ce8" table:formula="of:=[.B18]-[.B17]" office:value-type="float" office:value="1">
            <text:p>1</text:p>
          </table:table-cell>
          <table:table-cell table:style-name="ce8"/>
          <table:table-cell office:value-type="float" office:value="184">
            <text:p>184</text:p>
          </table:table-cell>
          <table:table-cell office:value-type="float" office:value="114">
            <text:p>114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26">
            <text:p>26</text:p>
          </table:table-cell>
          <table:table-cell office:value-type="float" office:value="13">
            <text:p>13</text:p>
          </table:table-cell>
          <table:table-cell table:style-name="ce16"/>
          <table:table-cell/>
          <table:table-cell/>
          <table:table-cell table:style-name="ce18" table:formula="of:=(IF(ISNUMBER(([.E18]-[.E17])/[.C18]); ([.E18]-[.E17])/[.C18]; &quot;— &quot;))" office:value-type="float" office:value="1">
            <text:p>1.0</text:p>
          </table:table-cell>
          <table:table-cell table:style-name="ce18" table:formula="of:=(IF(ISNUMBER(([.F18]-[.F17])/[.C18]); ([.F18]-[.F17])/[.C18]; &quot;— &quot;))" office:value-type="float" office:value="1">
            <text:p>1.0</text:p>
          </table:table-cell>
          <table:table-cell table:style-name="ce20" table:formula="of:=(IF(ISNUMBER(([.G18]-[.G17])/[.C18]); ([.G18]-[.G17])/[.C18]; &quot;— &quot;))" office:value-type="string" office:string-value="— ">
            <text:p>— </text:p>
          </table:table-cell>
          <table:table-cell table:style-name="ce18" table:formula="of:=(IF(ISNUMBER(([.H18]-[.H17])/[.C18]); ([.H18]-[.H17])/[.C18]; &quot;— &quot;))" office:value-type="string" office:string-value="— ">
            <text:p>— </text:p>
          </table:table-cell>
          <table:table-cell table:style-name="ce20" table:formula="of:=(IF(ISNUMBER(([.I18]-[.I17])/[.C18]); ([.I18]-[.I17])/[.C18]; &quot;— &quot;))" office:value-type="float" office:value="1">
            <text:p>1.0</text:p>
          </table:table-cell>
          <table:table-cell table:style-name="ce18" table:formula="of:=(IF(ISNUMBER(([.J18]-[.J17])/[.C18]); ([.J18]-[.J17])/[.C18]; &quot;— &quot;))" office:value-type="float" office:value="1">
            <text:p>1.0</text:p>
          </table:table-cell>
          <table:table-cell table:style-name="ce20" table:formula="of:=(IF(ISNUMBER(([.K18]-[.K17])/[.C18]); ([.K18]-[.K17])/[.C18]; &quot;— &quot;))" office:value-type="string" office:string-value="— ">
            <text:p>— </text:p>
          </table:table-cell>
          <table:table-cell table:style-name="ce18" table:formula="of:=(IF(ISNUMBER(([.L18]-[.L17])/[.C18]); ([.L18]-[.L17])/[.C18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4 Apr 2014 </text:p>
          </table:table-cell>
          <table:table-cell table:style-name="ce8" table:formula="of:=DAYS([.A19]; &quot;1 Jan 2014&quot;)" office:value-type="float" office:value="103">
            <text:p>103</text:p>
          </table:table-cell>
          <table:table-cell table:style-name="ce8" table:formula="of:=[.B19]-[.B18]" office:value-type="float" office:value="3">
            <text:p>3</text:p>
          </table:table-cell>
          <table:table-cell table:style-name="ce8"/>
          <table:table-cell office:value-type="float" office:value="194">
            <text:p>194</text:p>
          </table:table-cell>
          <table:table-cell office:value-type="float" office:value="121">
            <text:p>121</text:p>
          </table:table-cell>
          <table:table-cell table:style-name="ce16" office:value-type="float" office:value="168">
            <text:p>168</text:p>
          </table:table-cell>
          <table:table-cell office:value-type="float" office:value="108">
            <text:p>108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19]-[.E18])/[.C19]); ([.E19]-[.E18])/[.C19]; &quot;— &quot;))" office:value-type="float" office:value="3.33333333333333">
            <text:p>3.3</text:p>
          </table:table-cell>
          <table:table-cell table:style-name="ce18" table:formula="of:=(IF(ISNUMBER(([.F19]-[.F18])/[.C19]); ([.F19]-[.F18])/[.C19]; &quot;— &quot;))" office:value-type="float" office:value="2.33333333333333">
            <text:p>2.3</text:p>
          </table:table-cell>
          <table:table-cell table:style-name="ce20" table:formula="of:=(IF(ISNUMBER(([.G19]-[.G18])/[.C19]); ([.G19]-[.G18])/[.C19]; &quot;— &quot;))" office:value-type="string" office:string-value="— ">
            <text:p>— </text:p>
          </table:table-cell>
          <table:table-cell table:style-name="ce18" table:formula="of:=(IF(ISNUMBER(([.H19]-[.H18])/[.C19]); ([.H19]-[.H18])/[.C19]; &quot;— &quot;))" office:value-type="string" office:string-value="— ">
            <text:p>— </text:p>
          </table:table-cell>
          <table:table-cell table:style-name="ce20" table:formula="of:=(IF(ISNUMBER(([.I19]-[.I18])/[.C19]); ([.I19]-[.I18])/[.C19]; &quot;— &quot;))" office:value-type="string" office:string-value="— ">
            <text:p>— </text:p>
          </table:table-cell>
          <table:table-cell table:style-name="ce18" table:formula="of:=(IF(ISNUMBER(([.J19]-[.J18])/[.C19]); ([.J19]-[.J18])/[.C19]; &quot;— &quot;))" office:value-type="string" office:string-value="— ">
            <text:p>— </text:p>
          </table:table-cell>
          <table:table-cell table:style-name="ce20" table:formula="of:=(IF(ISNUMBER(([.K19]-[.K18])/[.C19]); ([.K19]-[.K18])/[.C19]; &quot;— &quot;))" office:value-type="float" office:value="0">
            <text:p>0.0</text:p>
          </table:table-cell>
          <table:table-cell table:style-name="ce18" table:formula="of:=(IF(ISNUMBER(([.L19]-[.L18])/[.C19]); ([.L19]-[.L18])/[.C19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6 Apr 2014 </text:p>
          </table:table-cell>
          <table:table-cell table:style-name="ce8" table:formula="of:=DAYS([.A20]; &quot;1 Jan 2014&quot;)" office:value-type="float" office:value="105">
            <text:p>105</text:p>
          </table:table-cell>
          <table:table-cell table:style-name="ce8" table:formula="of:=[.B20]-[.B19]" office:value-type="float" office:value="2">
            <text:p>2</text:p>
          </table:table-cell>
          <table:table-cell table:style-name="ce8"/>
          <table:table-cell office:value-type="float" office:value="224">
            <text:p>224</text:p>
          </table:table-cell>
          <table:table-cell office:value-type="float" office:value="135">
            <text:p>135</text:p>
          </table:table-cell>
          <table:table-cell table:style-name="ce16" office:value-type="float" office:value="197">
            <text:p>197</text:p>
          </table:table-cell>
          <table:table-cell office:value-type="float" office:value="122">
            <text:p>122</text:p>
          </table:table-cell>
          <table:table-cell table:style-name="ce16" office:value-type="float" office:value="27">
            <text:p>27</text:p>
          </table:table-cell>
          <table:table-cell office:value-type="float" office:value="13">
            <text:p>13</text:p>
          </table:table-cell>
          <table:table-cell table:style-name="ce17" office:value-type="string">
            <text:p>(1) </text:p>
          </table:table-cell>
          <table:table-cell/>
          <table:table-cell/>
          <table:table-cell table:style-name="ce18" table:formula="of:=(IF(ISNUMBER(([.E20]-[.E19])/[.C20]); ([.E20]-[.E19])/[.C20]; &quot;— &quot;))" office:value-type="float" office:value="15">
            <text:p>15.0</text:p>
          </table:table-cell>
          <table:table-cell table:style-name="ce18" table:formula="of:=(IF(ISNUMBER(([.F20]-[.F19])/[.C20]); ([.F20]-[.F19])/[.C20]; &quot;— &quot;))" office:value-type="float" office:value="7">
            <text:p>7.0</text:p>
          </table:table-cell>
          <table:table-cell table:style-name="ce20" table:formula="of:=(IF(ISNUMBER(([.G20]-[.G19])/[.C20]); ([.G20]-[.G19])/[.C20]; &quot;— &quot;))" office:value-type="float" office:value="14.5">
            <text:p>14.5</text:p>
          </table:table-cell>
          <table:table-cell table:style-name="ce18" table:formula="of:=(IF(ISNUMBER(([.H20]-[.H19])/[.C20]); ([.H20]-[.H19])/[.C20]; &quot;— &quot;))" office:value-type="float" office:value="7">
            <text:p>7.0</text:p>
          </table:table-cell>
          <table:table-cell table:style-name="ce20" table:formula="of:=(IF(ISNUMBER(([.I20]-[.I19])/[.C20]); ([.I20]-[.I19])/[.C20]; &quot;— &quot;))" office:value-type="string" office:string-value="— ">
            <text:p>— </text:p>
          </table:table-cell>
          <table:table-cell table:style-name="ce18" table:formula="of:=(IF(ISNUMBER(([.J20]-[.J19])/[.C20]); ([.J20]-[.J19])/[.C20]; &quot;— &quot;))" office:value-type="string" office:string-value="— ">
            <text:p>— </text:p>
          </table:table-cell>
          <table:table-cell table:style-name="ce20" table:formula="of:=(IF(ISNUMBER(([.K20]-[.K19])/[.C20]); ([.K20]-[.K19])/[.C20]; &quot;— &quot;))" office:value-type="float" office:value="-0.5">
            <text:p>-0.5</text:p>
          </table:table-cell>
          <table:table-cell table:style-name="ce18" table:formula="of:=(IF(ISNUMBER(([.L20]-[.L19])/[.C20]); ([.L20]-[.L19])/[.C20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7 Apr 2014 </text:p>
          </table:table-cell>
          <table:table-cell table:style-name="ce8" table:formula="of:=DAYS([.A21]; &quot;1 Jan 2014&quot;)" office:value-type="float" office:value="106">
            <text:p>106</text:p>
          </table:table-cell>
          <table:table-cell table:style-name="ce8" table:formula="of:=[.B21]-[.B20]" office:value-type="float" office:value="1">
            <text:p>1</text:p>
          </table:table-cell>
          <table:table-cell table:style-name="ce8"/>
          <table:table-cell office:value-type="float" office:value="230">
            <text:p>230</text:p>
          </table:table-cell>
          <table:table-cell office:value-type="float" office:value="142">
            <text:p>142</text:p>
          </table:table-cell>
          <table:table-cell table:style-name="ce16" office:value-type="float" office:value="203">
            <text:p>203</text:p>
          </table:table-cell>
          <table:table-cell office:value-type="float" office:value="129">
            <text:p>129</text:p>
          </table:table-cell>
          <table:table-cell table:style-name="ce16" office:value-type="float" office:value="27">
            <text:p>27</text:p>
          </table:table-cell>
          <table:table-cell office:value-type="float" office:value="13">
            <text:p>13</text:p>
          </table:table-cell>
          <table:table-cell table:style-name="ce16"/>
          <table:table-cell/>
          <table:table-cell/>
          <table:table-cell table:style-name="ce18" table:formula="of:=(IF(ISNUMBER(([.E21]-[.E20])/[.C21]); ([.E21]-[.E20])/[.C21]; &quot;— &quot;))" office:value-type="float" office:value="6">
            <text:p>6.0</text:p>
          </table:table-cell>
          <table:table-cell table:style-name="ce18" table:formula="of:=(IF(ISNUMBER(([.F21]-[.F20])/[.C21]); ([.F21]-[.F20])/[.C21]; &quot;— &quot;))" office:value-type="float" office:value="7">
            <text:p>7.0</text:p>
          </table:table-cell>
          <table:table-cell table:style-name="ce20" table:formula="of:=(IF(ISNUMBER(([.G21]-[.G20])/[.C21]); ([.G21]-[.G20])/[.C21]; &quot;— &quot;))" office:value-type="float" office:value="6">
            <text:p>6.0</text:p>
          </table:table-cell>
          <table:table-cell table:style-name="ce18" table:formula="of:=(IF(ISNUMBER(([.H21]-[.H20])/[.C21]); ([.H21]-[.H20])/[.C21]; &quot;— &quot;))" office:value-type="float" office:value="7">
            <text:p>7.0</text:p>
          </table:table-cell>
          <table:table-cell table:style-name="ce20" table:formula="of:=(IF(ISNUMBER(([.I21]-[.I20])/[.C21]); ([.I21]-[.I20])/[.C21]; &quot;— &quot;))" office:value-type="float" office:value="0">
            <text:p>0.0</text:p>
          </table:table-cell>
          <table:table-cell table:style-name="ce18" table:formula="of:=(IF(ISNUMBER(([.J21]-[.J20])/[.C21]); ([.J21]-[.J20])/[.C21]; &quot;— &quot;))" office:value-type="float" office:value="0">
            <text:p>0.0</text:p>
          </table:table-cell>
          <table:table-cell table:style-name="ce20" table:formula="of:=(IF(ISNUMBER(([.K21]-[.K20])/[.C21]); ([.K21]-[.K20])/[.C21]; &quot;— &quot;))" office:value-type="float" office:value="1">
            <text:p>1.0</text:p>
          </table:table-cell>
          <table:table-cell table:style-name="ce18" table:formula="of:=(IF(ISNUMBER(([.L21]-[.L20])/[.C21]); ([.L21]-[.L20])/[.C21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0 Apr 2014 </text:p>
          </table:table-cell>
          <table:table-cell table:style-name="ce8" table:formula="of:=DAYS([.A22]; &quot;1 Jan 2014&quot;)" office:value-type="float" office:value="109">
            <text:p>109</text:p>
          </table:table-cell>
          <table:table-cell table:style-name="ce8" table:formula="of:=[.B22]-[.B21]" office:value-type="float" office:value="3">
            <text:p>3</text:p>
          </table:table-cell>
          <table:table-cell table:style-name="ce8"/>
          <table:table-cell office:value-type="float" office:value="235">
            <text:p>235</text:p>
          </table:table-cell>
          <table:table-cell office:value-type="float" office:value="149">
            <text:p>149</text:p>
          </table:table-cell>
          <table:table-cell table:style-name="ce16" office:value-type="float" office:value="208">
            <text:p>208</text:p>
          </table:table-cell>
          <table:table-cell office:value-type="float" office:value="136">
            <text:p>13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22]-[.E21])/[.C22]); ([.E22]-[.E21])/[.C22]; &quot;— &quot;))" office:value-type="float" office:value="1.66666666666667">
            <text:p>1.7</text:p>
          </table:table-cell>
          <table:table-cell table:style-name="ce18" table:formula="of:=(IF(ISNUMBER(([.F22]-[.F21])/[.C22]); ([.F22]-[.F21])/[.C22]; &quot;— &quot;))" office:value-type="float" office:value="2.33333333333333">
            <text:p>2.3</text:p>
          </table:table-cell>
          <table:table-cell table:style-name="ce20" table:formula="of:=(IF(ISNUMBER(([.G22]-[.G21])/[.C22]); ([.G22]-[.G21])/[.C22]; &quot;— &quot;))" office:value-type="float" office:value="1.66666666666667">
            <text:p>1.7</text:p>
          </table:table-cell>
          <table:table-cell table:style-name="ce18" table:formula="of:=(IF(ISNUMBER(([.H22]-[.H21])/[.C22]); ([.H22]-[.H21])/[.C22]; &quot;— &quot;))" office:value-type="float" office:value="2.33333333333333">
            <text:p>2.3</text:p>
          </table:table-cell>
          <table:table-cell table:style-name="ce20" table:formula="of:=(IF(ISNUMBER(([.I22]-[.I21])/[.C22]); ([.I22]-[.I21])/[.C22]; &quot;— &quot;))" office:value-type="string" office:string-value="— ">
            <text:p>— </text:p>
          </table:table-cell>
          <table:table-cell table:style-name="ce18" table:formula="of:=(IF(ISNUMBER(([.J22]-[.J21])/[.C22]); ([.J22]-[.J21])/[.C22]; &quot;— &quot;))" office:value-type="string" office:string-value="— ">
            <text:p>— </text:p>
          </table:table-cell>
          <table:table-cell table:style-name="ce20" table:formula="of:=(IF(ISNUMBER(([.K22]-[.K21])/[.C22]); ([.K22]-[.K21])/[.C22]; &quot;— &quot;))" office:value-type="float" office:value="0">
            <text:p>0.0</text:p>
          </table:table-cell>
          <table:table-cell table:style-name="ce18" table:formula="of:=(IF(ISNUMBER(([.L22]-[.L21])/[.C22]); ([.L22]-[.L21])/[.C22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1 Apr 2014 </text:p>
          </table:table-cell>
          <table:table-cell table:style-name="ce8" table:formula="of:=DAYS([.A23]; &quot;1 Jan 2014&quot;)" office:value-type="float" office:value="110">
            <text:p>110</text:p>
          </table:table-cell>
          <table:table-cell table:style-name="ce8" table:formula="of:=[.B23]-[.B22]" office:value-type="float" office:value="1">
            <text:p>1</text:p>
          </table:table-cell>
          <table:table-cell table:style-name="ce8"/>
          <table:table-cell office:value-type="float" office:value="242">
            <text:p>242</text:p>
          </table:table-cell>
          <table:table-cell office:value-type="float" office:value="147">
            <text:p>147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34">
            <text:p>34</text:p>
          </table:table-cell>
          <table:table-cell/>
          <table:table-cell table:style-name="ce16"/>
          <table:table-cell/>
          <table:table-cell/>
          <table:table-cell table:style-name="ce18" table:formula="of:=(IF(ISNUMBER(([.E23]-[.E22])/[.C23]); ([.E23]-[.E22])/[.C23]; &quot;— &quot;))" office:value-type="float" office:value="7">
            <text:p>7.0</text:p>
          </table:table-cell>
          <table:table-cell table:style-name="ce18" table:formula="of:=(IF(ISNUMBER(([.F23]-[.F22])/[.C23]); ([.F23]-[.F22])/[.C23]; &quot;— &quot;))" office:value-type="float" office:value="-2">
            <text:p>-2.0</text:p>
          </table:table-cell>
          <table:table-cell table:style-name="ce20" table:formula="of:=(IF(ISNUMBER(([.G23]-[.G22])/[.C23]); ([.G23]-[.G22])/[.C23]; &quot;— &quot;))" office:value-type="string" office:string-value="— ">
            <text:p>— </text:p>
          </table:table-cell>
          <table:table-cell table:style-name="ce18" table:formula="of:=(IF(ISNUMBER(([.H23]-[.H22])/[.C23]); ([.H23]-[.H22])/[.C23]; &quot;— &quot;))" office:value-type="string" office:string-value="— ">
            <text:p>— </text:p>
          </table:table-cell>
          <table:table-cell table:style-name="ce20" table:formula="of:=(IF(ISNUMBER(([.I23]-[.I22])/[.C23]); ([.I23]-[.I22])/[.C23]; &quot;— &quot;))" office:value-type="string" office:string-value="— ">
            <text:p>— </text:p>
          </table:table-cell>
          <table:table-cell table:style-name="ce18" table:formula="of:=(IF(ISNUMBER(([.J23]-[.J22])/[.C23]); ([.J23]-[.J22])/[.C23]; &quot;— &quot;))" office:value-type="string" office:string-value="— ">
            <text:p>— </text:p>
          </table:table-cell>
          <table:table-cell table:style-name="ce20" table:formula="of:=(IF(ISNUMBER(([.K23]-[.K22])/[.C23]); ([.K23]-[.K22])/[.C23]; &quot;— &quot;))" office:value-type="float" office:value="0">
            <text:p>0.0</text:p>
          </table:table-cell>
          <table:table-cell table:style-name="ce18" table:formula="of:=(IF(ISNUMBER(([.L23]-[.L22])/[.C23]); ([.L23]-[.L22])/[.C23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3 Apr 2014 </text:p>
          </table:table-cell>
          <table:table-cell table:style-name="ce8" table:formula="of:=DAYS([.A24]; &quot;1 Jan 2014&quot;)" office:value-type="float" office:value="112">
            <text:p>112</text:p>
          </table:table-cell>
          <table:table-cell table:style-name="ce8" table:formula="of:=[.B24]-[.B23]" office:value-type="float" office:value="2">
            <text:p>2</text:p>
          </table:table-cell>
          <table:table-cell table:style-name="ce8"/>
          <table:table-cell office:value-type="float" office:value="252">
            <text:p>252</text:p>
          </table:table-cell>
          <table:table-cell office:value-type="float" office:value="152">
            <text:p>152</text:p>
          </table:table-cell>
          <table:table-cell table:style-name="ce16" office:value-type="float" office:value="218">
            <text:p>218</text:p>
          </table:table-cell>
          <table:table-cell office:value-type="float" office:value="141">
            <text:p>14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24]-[.E23])/[.C24]); ([.E24]-[.E23])/[.C24]; &quot;— &quot;))" office:value-type="float" office:value="5">
            <text:p>5.0</text:p>
          </table:table-cell>
          <table:table-cell table:style-name="ce18" table:formula="of:=(IF(ISNUMBER(([.F24]-[.F23])/[.C24]); ([.F24]-[.F23])/[.C24]; &quot;— &quot;))" office:value-type="float" office:value="2.5">
            <text:p>2.5</text:p>
          </table:table-cell>
          <table:table-cell table:style-name="ce20" table:formula="of:=(IF(ISNUMBER(([.G24]-[.G23])/[.C24]); ([.G24]-[.G23])/[.C24]; &quot;— &quot;))" office:value-type="string" office:string-value="— ">
            <text:p>— </text:p>
          </table:table-cell>
          <table:table-cell table:style-name="ce18" table:formula="of:=(IF(ISNUMBER(([.H24]-[.H23])/[.C24]); ([.H24]-[.H23])/[.C24]; &quot;— &quot;))" office:value-type="string" office:string-value="— ">
            <text:p>— </text:p>
          </table:table-cell>
          <table:table-cell table:style-name="ce20" table:formula="of:=(IF(ISNUMBER(([.I24]-[.I23])/[.C24]); ([.I24]-[.I23])/[.C24]; &quot;— &quot;))" office:value-type="string" office:string-value="— ">
            <text:p>— </text:p>
          </table:table-cell>
          <table:table-cell table:style-name="ce18" table:formula="of:=(IF(ISNUMBER(([.J24]-[.J23])/[.C24]); ([.J24]-[.J23])/[.C24]; &quot;— &quot;))" office:value-type="string" office:string-value="— ">
            <text:p>— </text:p>
          </table:table-cell>
          <table:table-cell table:style-name="ce20" table:formula="of:=(IF(ISNUMBER(([.K24]-[.K23])/[.C24]); ([.K24]-[.K23])/[.C24]; &quot;— &quot;))" office:value-type="float" office:value="0">
            <text:p>0.0</text:p>
          </table:table-cell>
          <table:table-cell table:style-name="ce18" table:formula="of:=(IF(ISNUMBER(([.L24]-[.L23])/[.C24]); ([.L24]-[.L23])/[.C24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4 Apr 2014 </text:p>
          </table:table-cell>
          <table:table-cell table:style-name="ce8" table:formula="of:=DAYS([.A25]; &quot;1 Jan 2014&quot;)" office:value-type="float" office:value="113">
            <text:p>113</text:p>
          </table:table-cell>
          <table:table-cell table:style-name="ce8" table:formula="of:=[.B25]-[.B24]" office:value-type="float" office:value="1">
            <text:p>1</text:p>
          </table:table-cell>
          <table:table-cell table:style-name="ce8"/>
          <table:table-cell office:value-type="float" office:value="253">
            <text:p>253</text:p>
          </table:table-cell>
          <table:table-cell office:value-type="float" office:value="152">
            <text:p>152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35">
            <text:p>35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25]-[.E24])/[.C25]); ([.E25]-[.E24])/[.C25]; &quot;— &quot;))" office:value-type="float" office:value="1">
            <text:p>1.0</text:p>
          </table:table-cell>
          <table:table-cell table:style-name="ce18" table:formula="of:=(IF(ISNUMBER(([.F25]-[.F24])/[.C25]); ([.F25]-[.F24])/[.C25]; &quot;— &quot;))" office:value-type="float" office:value="0">
            <text:p>0.0</text:p>
          </table:table-cell>
          <table:table-cell table:style-name="ce20" table:formula="of:=(IF(ISNUMBER(([.G25]-[.G24])/[.C25]); ([.G25]-[.G24])/[.C25]; &quot;— &quot;))" office:value-type="string" office:string-value="— ">
            <text:p>— </text:p>
          </table:table-cell>
          <table:table-cell table:style-name="ce18" table:formula="of:=(IF(ISNUMBER(([.H25]-[.H24])/[.C25]); ([.H25]-[.H24])/[.C25]; &quot;— &quot;))" office:value-type="string" office:string-value="— ">
            <text:p>— </text:p>
          </table:table-cell>
          <table:table-cell table:style-name="ce20" table:formula="of:=(IF(ISNUMBER(([.I25]-[.I24])/[.C25]); ([.I25]-[.I24])/[.C25]; &quot;— &quot;))" office:value-type="string" office:string-value="— ">
            <text:p>— </text:p>
          </table:table-cell>
          <table:table-cell table:style-name="ce18" table:formula="of:=(IF(ISNUMBER(([.J25]-[.J24])/[.C25]); ([.J25]-[.J24])/[.C25]; &quot;— &quot;))" office:value-type="string" office:string-value="— ">
            <text:p>— </text:p>
          </table:table-cell>
          <table:table-cell table:style-name="ce20" table:formula="of:=(IF(ISNUMBER(([.K25]-[.K24])/[.C25]); ([.K25]-[.K24])/[.C25]; &quot;— &quot;))" office:value-type="float" office:value="0">
            <text:p>0.0</text:p>
          </table:table-cell>
          <table:table-cell table:style-name="ce18" table:formula="of:=(IF(ISNUMBER(([.L25]-[.L24])/[.C25]); ([.L25]-[.L24])/[.C25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0 Apr 2014 </text:p>
          </table:table-cell>
          <table:table-cell table:style-name="ce8" table:formula="of:=DAYS([.A26]; &quot;1 Jan 2014&quot;)" office:value-type="float" office:value="119">
            <text:p>119</text:p>
          </table:table-cell>
          <table:table-cell table:style-name="ce8" table:formula="of:=[.B26]-[.B25]" office:value-type="float" office:value="6">
            <text:p>6</text:p>
          </table:table-cell>
          <table:table-cell table:style-name="ce8"/>
          <table:table-cell office:value-type="float" office:value="233">
            <text:p>233</text:p>
          </table:table-cell>
          <table:table-cell office:value-type="float" office:value="155">
            <text:p>155</text:p>
          </table:table-cell>
          <table:table-cell table:style-name="ce16" office:value-type="float" office:value="221">
            <text:p>221</text:p>
          </table:table-cell>
          <table:table-cell office:value-type="float" office:value="146">
            <text:p>14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26]-[.E25])/[.C26]); ([.E26]-[.E25])/[.C26]; &quot;— &quot;))" office:value-type="float" office:value="-3.33333333333333">
            <text:p>-3.3</text:p>
          </table:table-cell>
          <table:table-cell table:style-name="ce18" table:formula="of:=(IF(ISNUMBER(([.F26]-[.F25])/[.C26]); ([.F26]-[.F25])/[.C26]; &quot;— &quot;))" office:value-type="float" office:value="0.5">
            <text:p>0.5</text:p>
          </table:table-cell>
          <table:table-cell table:style-name="ce20" table:formula="of:=(IF(ISNUMBER(([.G26]-[.G25])/[.C26]); ([.G26]-[.G25])/[.C26]; &quot;— &quot;))" office:value-type="string" office:string-value="— ">
            <text:p>— </text:p>
          </table:table-cell>
          <table:table-cell table:style-name="ce18" table:formula="of:=(IF(ISNUMBER(([.H26]-[.H25])/[.C26]); ([.H26]-[.H25])/[.C26]; &quot;— &quot;))" office:value-type="string" office:string-value="— ">
            <text:p>— </text:p>
          </table:table-cell>
          <table:table-cell table:style-name="ce20" table:formula="of:=(IF(ISNUMBER(([.I26]-[.I25])/[.C26]); ([.I26]-[.I25])/[.C26]; &quot;— &quot;))" office:value-type="string" office:string-value="— ">
            <text:p>— </text:p>
          </table:table-cell>
          <table:table-cell table:style-name="ce18" table:formula="of:=(IF(ISNUMBER(([.J26]-[.J25])/[.C26]); ([.J26]-[.J25])/[.C26]; &quot;— &quot;))" office:value-type="string" office:string-value="— ">
            <text:p>— </text:p>
          </table:table-cell>
          <table:table-cell table:style-name="ce20" table:formula="of:=(IF(ISNUMBER(([.K26]-[.K25])/[.C26]); ([.K26]-[.K25])/[.C26]; &quot;— &quot;))" office:value-type="float" office:value="0">
            <text:p>0.0</text:p>
          </table:table-cell>
          <table:table-cell table:style-name="ce18" table:formula="of:=(IF(ISNUMBER(([.L26]-[.L25])/[.C26]); ([.L26]-[.L25])/[.C26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 May 2014 </text:p>
          </table:table-cell>
          <table:table-cell table:style-name="ce8" table:formula="of:=DAYS([.A27]; &quot;1 Jan 2014&quot;)" office:value-type="float" office:value="120">
            <text:p>120</text:p>
          </table:table-cell>
          <table:table-cell table:style-name="ce8" table:formula="of:=[.B27]-[.B26]" office:value-type="float" office:value="1">
            <text:p>1</text:p>
          </table:table-cell>
          <table:table-cell table:style-name="ce8"/>
          <table:table-cell office:value-type="float" office:value="237">
            <text:p>237</text:p>
          </table:table-cell>
          <table:table-cell office:value-type="float" office:value="158">
            <text:p>158</text:p>
          </table:table-cell>
          <table:table-cell table:style-name="ce16" office:value-type="float" office:value="226">
            <text:p>226</text:p>
          </table:table-cell>
          <table:table-cell office:value-type="float" office:value="149">
            <text:p>149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27]-[.E26])/[.C27]); ([.E27]-[.E26])/[.C27]; &quot;— &quot;))" office:value-type="float" office:value="4">
            <text:p>4.0</text:p>
          </table:table-cell>
          <table:table-cell table:style-name="ce18" table:formula="of:=(IF(ISNUMBER(([.F27]-[.F26])/[.C27]); ([.F27]-[.F26])/[.C27]; &quot;— &quot;))" office:value-type="float" office:value="3">
            <text:p>3.0</text:p>
          </table:table-cell>
          <table:table-cell table:style-name="ce20" table:formula="of:=(IF(ISNUMBER(([.G27]-[.G26])/[.C27]); ([.G27]-[.G26])/[.C27]; &quot;— &quot;))" office:value-type="float" office:value="5">
            <text:p>5.0</text:p>
          </table:table-cell>
          <table:table-cell table:style-name="ce18" table:formula="of:=(IF(ISNUMBER(([.H27]-[.H26])/[.C27]); ([.H27]-[.H26])/[.C27]; &quot;— &quot;))" office:value-type="float" office:value="3">
            <text:p>3.0</text:p>
          </table:table-cell>
          <table:table-cell table:style-name="ce20" table:formula="of:=(IF(ISNUMBER(([.I27]-[.I26])/[.C27]); ([.I27]-[.I26])/[.C27]; &quot;— &quot;))" office:value-type="string" office:string-value="— ">
            <text:p>— </text:p>
          </table:table-cell>
          <table:table-cell table:style-name="ce18" table:formula="of:=(IF(ISNUMBER(([.J27]-[.J26])/[.C27]); ([.J27]-[.J26])/[.C27]; &quot;— &quot;))" office:value-type="string" office:string-value="— ">
            <text:p>— </text:p>
          </table:table-cell>
          <table:table-cell table:style-name="ce20" table:formula="of:=(IF(ISNUMBER(([.K27]-[.K26])/[.C27]); ([.K27]-[.K26])/[.C27]; &quot;— &quot;))" office:value-type="float" office:value="0">
            <text:p>0.0</text:p>
          </table:table-cell>
          <table:table-cell table:style-name="ce18" table:formula="of:=(IF(ISNUMBER(([.L27]-[.L26])/[.C27]); ([.L27]-[.L26])/[.C27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 May 2014 </text:p>
          </table:table-cell>
          <table:table-cell table:style-name="ce8" table:formula="of:=DAYS([.A28]; &quot;1 Jan 2014&quot;)" office:value-type="float" office:value="121">
            <text:p>121</text:p>
          </table:table-cell>
          <table:table-cell table:style-name="ce8" table:formula="of:=[.B28]-[.B27]" office:value-type="float" office:value="1">
            <text:p>1</text:p>
          </table:table-cell>
          <table:table-cell table:style-name="ce8"/>
          <table:table-cell office:value-type="float" office:value="239">
            <text:p>239</text:p>
          </table:table-cell>
          <table:table-cell office:value-type="float" office:value="160">
            <text:p>160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13">
            <text:p>13</text:p>
          </table:table-cell>
          <table:table-cell office:value-type="float" office:value="11">
            <text:p>11</text:p>
          </table:table-cell>
          <table:table-cell table:style-name="ce16"/>
          <table:table-cell/>
          <table:table-cell/>
          <table:table-cell table:style-name="ce18" table:formula="of:=(IF(ISNUMBER(([.E28]-[.E27])/[.C28]); ([.E28]-[.E27])/[.C28]; &quot;— &quot;))" office:value-type="float" office:value="2">
            <text:p>2.0</text:p>
          </table:table-cell>
          <table:table-cell table:style-name="ce18" table:formula="of:=(IF(ISNUMBER(([.F28]-[.F27])/[.C28]); ([.F28]-[.F27])/[.C28]; &quot;— &quot;))" office:value-type="float" office:value="2">
            <text:p>2.0</text:p>
          </table:table-cell>
          <table:table-cell table:style-name="ce20" table:formula="of:=(IF(ISNUMBER(([.G28]-[.G27])/[.C28]); ([.G28]-[.G27])/[.C28]; &quot;— &quot;))" office:value-type="string" office:string-value="— ">
            <text:p>— </text:p>
          </table:table-cell>
          <table:table-cell table:style-name="ce18" table:formula="of:=(IF(ISNUMBER(([.H28]-[.H27])/[.C28]); ([.H28]-[.H27])/[.C28]; &quot;— &quot;))" office:value-type="string" office:string-value="— ">
            <text:p>— </text:p>
          </table:table-cell>
          <table:table-cell table:style-name="ce20" table:formula="of:=(IF(ISNUMBER(([.I28]-[.I27])/[.C28]); ([.I28]-[.I27])/[.C28]; &quot;— &quot;))" office:value-type="string" office:string-value="— ">
            <text:p>— </text:p>
          </table:table-cell>
          <table:table-cell table:style-name="ce18" table:formula="of:=(IF(ISNUMBER(([.J28]-[.J27])/[.C28]); ([.J28]-[.J27])/[.C28]; &quot;— &quot;))" office:value-type="string" office:string-value="— ">
            <text:p>— </text:p>
          </table:table-cell>
          <table:table-cell table:style-name="ce20" table:formula="of:=(IF(ISNUMBER(([.K28]-[.K27])/[.C28]); ([.K28]-[.K27])/[.C28]; &quot;— &quot;))" office:value-type="float" office:value="0">
            <text:p>0.0</text:p>
          </table:table-cell>
          <table:table-cell table:style-name="ce18" table:formula="of:=(IF(ISNUMBER(([.L28]-[.L27])/[.C28]); ([.L28]-[.L27])/[.C28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 May 2014 </text:p>
          </table:table-cell>
          <table:table-cell table:style-name="ce8" table:formula="of:=DAYS([.A29]; &quot;1 Jan 2014&quot;)" office:value-type="float" office:value="122">
            <text:p>122</text:p>
          </table:table-cell>
          <table:table-cell table:style-name="ce8" table:formula="of:=[.B29]-[.B28]" office:value-type="float" office:value="1">
            <text:p>1</text:p>
          </table:table-cell>
          <table:table-cell table:style-name="ce8"/>
          <table:table-cell office:value-type="float" office:value="244">
            <text:p>244</text:p>
          </table:table-cell>
          <table:table-cell office:value-type="float" office:value="166">
            <text:p>166</text:p>
          </table:table-cell>
          <table:table-cell table:style-name="ce16" office:value-type="float" office:value="231">
            <text:p>231</text:p>
          </table:table-cell>
          <table:table-cell office:value-type="float" office:value="155">
            <text:p>155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ce18" table:formula="of:=(IF(ISNUMBER(([.E29]-[.E28])/[.C29]); ([.E29]-[.E28])/[.C29]; &quot;— &quot;))" office:value-type="float" office:value="5">
            <text:p>5.0</text:p>
          </table:table-cell>
          <table:table-cell table:style-name="ce18" table:formula="of:=(IF(ISNUMBER(([.F29]-[.F28])/[.C29]); ([.F29]-[.F28])/[.C29]; &quot;— &quot;))" office:value-type="float" office:value="6">
            <text:p>6.0</text:p>
          </table:table-cell>
          <table:table-cell table:style-name="ce20" table:formula="of:=(IF(ISNUMBER(([.G29]-[.G28])/[.C29]); ([.G29]-[.G28])/[.C29]; &quot;— &quot;))" office:value-type="string" office:string-value="— ">
            <text:p>— </text:p>
          </table:table-cell>
          <table:table-cell table:style-name="ce18" table:formula="of:=(IF(ISNUMBER(([.H29]-[.H28])/[.C29]); ([.H29]-[.H28])/[.C29]; &quot;— &quot;))" office:value-type="string" office:string-value="— ">
            <text:p>— </text:p>
          </table:table-cell>
          <table:table-cell table:style-name="ce20" table:formula="of:=(IF(ISNUMBER(([.I29]-[.I28])/[.C29]); ([.I29]-[.I28])/[.C29]; &quot;— &quot;))" office:value-type="string" office:string-value="— ">
            <text:p>— </text:p>
          </table:table-cell>
          <table:table-cell table:style-name="ce18" table:formula="of:=(IF(ISNUMBER(([.J29]-[.J28])/[.C29]); ([.J29]-[.J28])/[.C29]; &quot;— &quot;))" office:value-type="string" office:string-value="— ">
            <text:p>— </text:p>
          </table:table-cell>
          <table:table-cell table:style-name="ce20" table:formula="of:=(IF(ISNUMBER(([.K29]-[.K28])/[.C29]); ([.K29]-[.K28])/[.C29]; &quot;— &quot;))" office:value-type="float" office:value="0">
            <text:p>0.0</text:p>
          </table:table-cell>
          <table:table-cell table:style-name="ce18" table:formula="of:=(IF(ISNUMBER(([.L29]-[.L28])/[.C29]); ([.L29]-[.L28])/[.C29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7 May 2014 </text:p>
          </table:table-cell>
          <table:table-cell table:style-name="ce8" table:formula="of:=DAYS([.A30]; &quot;1 Jan 2014&quot;)" office:value-type="float" office:value="126">
            <text:p>126</text:p>
          </table:table-cell>
          <table:table-cell table:style-name="ce8" table:formula="of:=[.B30]-[.B29]" office:value-type="float" office:value="4">
            <text:p>4</text:p>
          </table:table-cell>
          <table:table-cell table:style-name="ce8"/>
          <table:table-cell office:value-type="float" office:value="249">
            <text:p>249</text:p>
          </table:table-cell>
          <table:table-cell office:value-type="float" office:value="169">
            <text:p>169</text:p>
          </table:table-cell>
          <table:table-cell table:style-name="ce16" office:value-type="float" office:value="236">
            <text:p>236</text:p>
          </table:table-cell>
          <table:table-cell office:value-type="float" office:value="158">
            <text:p>158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0]-[.E29])/[.C30]); ([.E30]-[.E29])/[.C30]; &quot;— &quot;))" office:value-type="float" office:value="1.25">
            <text:p>1.3</text:p>
          </table:table-cell>
          <table:table-cell table:style-name="ce18" table:formula="of:=(IF(ISNUMBER(([.F30]-[.F29])/[.C30]); ([.F30]-[.F29])/[.C30]; &quot;— &quot;))" office:value-type="float" office:value="0.75">
            <text:p>0.8</text:p>
          </table:table-cell>
          <table:table-cell table:style-name="ce20" table:formula="of:=(IF(ISNUMBER(([.G30]-[.G29])/[.C30]); ([.G30]-[.G29])/[.C30]; &quot;— &quot;))" office:value-type="float" office:value="1.25">
            <text:p>1.3</text:p>
          </table:table-cell>
          <table:table-cell table:style-name="ce18" table:formula="of:=(IF(ISNUMBER(([.H30]-[.H29])/[.C30]); ([.H30]-[.H29])/[.C30]; &quot;— &quot;))" office:value-type="float" office:value="0.75">
            <text:p>0.8</text:p>
          </table:table-cell>
          <table:table-cell table:style-name="ce20" table:formula="of:=(IF(ISNUMBER(([.I30]-[.I29])/[.C30]); ([.I30]-[.I29])/[.C30]; &quot;— &quot;))" office:value-type="string" office:string-value="— ">
            <text:p>— </text:p>
          </table:table-cell>
          <table:table-cell table:style-name="ce18" table:formula="of:=(IF(ISNUMBER(([.J30]-[.J29])/[.C30]); ([.J30]-[.J29])/[.C30]; &quot;— &quot;))" office:value-type="string" office:string-value="— ">
            <text:p>— </text:p>
          </table:table-cell>
          <table:table-cell table:style-name="ce20" table:formula="of:=(IF(ISNUMBER(([.K30]-[.K29])/[.C30]); ([.K30]-[.K29])/[.C30]; &quot;— &quot;))" office:value-type="string" office:string-value="— ">
            <text:p>— </text:p>
          </table:table-cell>
          <table:table-cell table:style-name="ce18" table:formula="of:=(IF(ISNUMBER(([.L30]-[.L29])/[.C30]); ([.L30]-[.L29])/[.C30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0 May 2014 </text:p>
          </table:table-cell>
          <table:table-cell table:style-name="ce8" table:formula="of:=DAYS([.A31]; &quot;1 Jan 2014&quot;)" office:value-type="float" office:value="129">
            <text:p>129</text:p>
          </table:table-cell>
          <table:table-cell table:style-name="ce8" table:formula="of:=[.B31]-[.B30]" office:value-type="float" office:value="3">
            <text:p>3</text:p>
          </table:table-cell>
          <table:table-cell table:style-name="ce8"/>
          <table:table-cell office:value-type="float" office:value="245">
            <text:p>245</text:p>
          </table:table-cell>
          <table:table-cell office:value-type="float" office:value="168">
            <text:p>168</text:p>
          </table:table-cell>
          <table:table-cell table:style-name="ce16" office:value-type="float" office:value="233">
            <text:p>233</text:p>
          </table:table-cell>
          <table:table-cell office:value-type="float" office:value="157">
            <text:p>157</text:p>
          </table:table-cell>
          <table:table-cell table:style-name="ce16" office:value-type="float" office:value="12">
            <text:p>12</text:p>
          </table:table-cell>
          <table:table-cell office:value-type="float" office:value="11">
            <text:p>1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1]-[.E30])/[.C31]); ([.E31]-[.E30])/[.C31]; &quot;— &quot;))" office:value-type="float" office:value="-1.33333333333333">
            <text:p>-1.3</text:p>
          </table:table-cell>
          <table:table-cell table:style-name="ce18" table:formula="of:=(IF(ISNUMBER(([.F31]-[.F30])/[.C31]); ([.F31]-[.F30])/[.C31]; &quot;— &quot;))" office:value-type="float" office:value="-0.333333333333333">
            <text:p>-0.3</text:p>
          </table:table-cell>
          <table:table-cell table:style-name="ce20" table:formula="of:=(IF(ISNUMBER(([.G31]-[.G30])/[.C31]); ([.G31]-[.G30])/[.C31]; &quot;— &quot;))" office:value-type="float" office:value="-1">
            <text:p>-1.0</text:p>
          </table:table-cell>
          <table:table-cell table:style-name="ce18" table:formula="of:=(IF(ISNUMBER(([.H31]-[.H30])/[.C31]); ([.H31]-[.H30])/[.C31]; &quot;— &quot;))" office:value-type="float" office:value="-0.333333333333333">
            <text:p>-0.3</text:p>
          </table:table-cell>
          <table:table-cell table:style-name="ce20" table:formula="of:=(IF(ISNUMBER(([.I31]-[.I30])/[.C31]); ([.I31]-[.I30])/[.C31]; &quot;— &quot;))" office:value-type="string" office:string-value="— ">
            <text:p>— </text:p>
          </table:table-cell>
          <table:table-cell table:style-name="ce18" table:formula="of:=(IF(ISNUMBER(([.J31]-[.J30])/[.C31]); ([.J31]-[.J30])/[.C31]; &quot;— &quot;))" office:value-type="string" office:string-value="— ">
            <text:p>— </text:p>
          </table:table-cell>
          <table:table-cell table:style-name="ce20" table:formula="of:=(IF(ISNUMBER(([.K31]-[.K30])/[.C31]); ([.K31]-[.K30])/[.C31]; &quot;— &quot;))" office:value-type="string" office:string-value="— ">
            <text:p>— </text:p>
          </table:table-cell>
          <table:table-cell table:style-name="ce18" table:formula="of:=(IF(ISNUMBER(([.L31]-[.L30])/[.C31]); ([.L31]-[.L30])/[.C31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2 May 2014 </text:p>
          </table:table-cell>
          <table:table-cell table:style-name="ce8" table:formula="of:=DAYS([.A32]; &quot;1 Jan 2014&quot;)" office:value-type="float" office:value="131">
            <text:p>131</text:p>
          </table:table-cell>
          <table:table-cell table:style-name="ce8" table:formula="of:=[.B32]-[.B31]" office:value-type="float" office:value="2">
            <text:p>2</text:p>
          </table:table-cell>
          <table:table-cell table:style-name="ce8"/>
          <table:table-cell office:value-type="float" office:value="260">
            <text:p>260</text:p>
          </table:table-cell>
          <table:table-cell office:value-type="float" office:value="182">
            <text:p>182</text:p>
          </table:table-cell>
          <table:table-cell table:style-name="ce16" office:value-type="float" office:value="248">
            <text:p>248</text:p>
          </table:table-cell>
          <table:table-cell office:value-type="float" office:value="171">
            <text:p>17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2]-[.E31])/[.C32]); ([.E32]-[.E31])/[.C32]; &quot;— &quot;))" office:value-type="float" office:value="7.5">
            <text:p>7.5</text:p>
          </table:table-cell>
          <table:table-cell table:style-name="ce18" table:formula="of:=(IF(ISNUMBER(([.F32]-[.F31])/[.C32]); ([.F32]-[.F31])/[.C32]; &quot;— &quot;))" office:value-type="float" office:value="7">
            <text:p>7.0</text:p>
          </table:table-cell>
          <table:table-cell table:style-name="ce20" table:formula="of:=(IF(ISNUMBER(([.G32]-[.G31])/[.C32]); ([.G32]-[.G31])/[.C32]; &quot;— &quot;))" office:value-type="float" office:value="7.5">
            <text:p>7.5</text:p>
          </table:table-cell>
          <table:table-cell table:style-name="ce18" table:formula="of:=(IF(ISNUMBER(([.H32]-[.H31])/[.C32]); ([.H32]-[.H31])/[.C32]; &quot;— &quot;))" office:value-type="float" office:value="7">
            <text:p>7.0</text:p>
          </table:table-cell>
          <table:table-cell table:style-name="ce20" table:formula="of:=(IF(ISNUMBER(([.I32]-[.I31])/[.C32]); ([.I32]-[.I31])/[.C32]; &quot;— &quot;))" office:value-type="string" office:string-value="— ">
            <text:p>— </text:p>
          </table:table-cell>
          <table:table-cell table:style-name="ce18" table:formula="of:=(IF(ISNUMBER(([.J32]-[.J31])/[.C32]); ([.J32]-[.J31])/[.C32]; &quot;— &quot;))" office:value-type="string" office:string-value="— ">
            <text:p>— </text:p>
          </table:table-cell>
          <table:table-cell table:style-name="ce20" table:formula="of:=(IF(ISNUMBER(([.K32]-[.K31])/[.C32]); ([.K32]-[.K31])/[.C32]; &quot;— &quot;))" office:value-type="string" office:string-value="— ">
            <text:p>— </text:p>
          </table:table-cell>
          <table:table-cell table:style-name="ce18" table:formula="of:=(IF(ISNUMBER(([.L32]-[.L31])/[.C32]); ([.L32]-[.L31])/[.C32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8 May 2014 </text:p>
          </table:table-cell>
          <table:table-cell table:style-name="ce8" table:formula="of:=DAYS([.A33]; &quot;1 Jan 2014&quot;)" office:value-type="float" office:value="137">
            <text:p>137</text:p>
          </table:table-cell>
          <table:table-cell table:style-name="ce8" table:formula="of:=[.B33]-[.B32]" office:value-type="float" office:value="6">
            <text:p>6</text:p>
          </table:table-cell>
          <table:table-cell table:style-name="ce8"/>
          <table:table-cell office:value-type="float" office:value="265">
            <text:p>265</text:p>
          </table:table-cell>
          <table:table-cell office:value-type="float" office:value="187">
            <text:p>187</text:p>
          </table:table-cell>
          <table:table-cell table:style-name="ce16" office:value-type="float" office:value="253">
            <text:p>253</text:p>
          </table:table-cell>
          <table:table-cell office:value-type="float" office:value="176">
            <text:p>17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3]-[.E32])/[.C33]); ([.E33]-[.E32])/[.C33]; &quot;— &quot;))" office:value-type="float" office:value="0.833333333333333">
            <text:p>0.8</text:p>
          </table:table-cell>
          <table:table-cell table:style-name="ce18" table:formula="of:=(IF(ISNUMBER(([.F33]-[.F32])/[.C33]); ([.F33]-[.F32])/[.C33]; &quot;— &quot;))" office:value-type="float" office:value="0.833333333333333">
            <text:p>0.8</text:p>
          </table:table-cell>
          <table:table-cell table:style-name="ce20" table:formula="of:=(IF(ISNUMBER(([.G33]-[.G32])/[.C33]); ([.G33]-[.G32])/[.C33]; &quot;— &quot;))" office:value-type="float" office:value="0.833333333333333">
            <text:p>0.8</text:p>
          </table:table-cell>
          <table:table-cell table:style-name="ce18" table:formula="of:=(IF(ISNUMBER(([.H33]-[.H32])/[.C33]); ([.H33]-[.H32])/[.C33]; &quot;— &quot;))" office:value-type="float" office:value="0.833333333333333">
            <text:p>0.8</text:p>
          </table:table-cell>
          <table:table-cell table:style-name="ce20" table:formula="of:=(IF(ISNUMBER(([.I33]-[.I32])/[.C33]); ([.I33]-[.I32])/[.C33]; &quot;— &quot;))" office:value-type="string" office:string-value="— ">
            <text:p>— </text:p>
          </table:table-cell>
          <table:table-cell table:style-name="ce18" table:formula="of:=(IF(ISNUMBER(([.J33]-[.J32])/[.C33]); ([.J33]-[.J32])/[.C33]; &quot;— &quot;))" office:value-type="string" office:string-value="— ">
            <text:p>— </text:p>
          </table:table-cell>
          <table:table-cell table:style-name="ce20" table:formula="of:=(IF(ISNUMBER(([.K33]-[.K32])/[.C33]); ([.K33]-[.K32])/[.C33]; &quot;— &quot;))" office:value-type="string" office:string-value="— ">
            <text:p>— </text:p>
          </table:table-cell>
          <table:table-cell table:style-name="ce18" table:formula="of:=(IF(ISNUMBER(([.L33]-[.L32])/[.C33]); ([.L33]-[.L32])/[.C33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3 May 2014 </text:p>
          </table:table-cell>
          <table:table-cell table:style-name="ce8" table:formula="of:=DAYS([.A34]; &quot;1 Jan 2014&quot;)" office:value-type="float" office:value="142">
            <text:p>142</text:p>
          </table:table-cell>
          <table:table-cell table:style-name="ce8" table:formula="of:=[.B34]-[.B33]" office:value-type="float" office:value="5">
            <text:p>5</text:p>
          </table:table-cell>
          <table:table-cell table:style-name="ce8"/>
          <table:table-cell office:value-type="float" office:value="270">
            <text:p>270</text:p>
          </table:table-cell>
          <table:table-cell office:value-type="float" office:value="185">
            <text:p>185</text:p>
          </table:table-cell>
          <table:table-cell table:style-name="ce16" office:value-type="float" office:value="258">
            <text:p>258</text:p>
          </table:table-cell>
          <table:table-cell office:value-type="float" office:value="174">
            <text:p>174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4]-[.E33])/[.C34]); ([.E34]-[.E33])/[.C34]; &quot;— &quot;))" office:value-type="float" office:value="1">
            <text:p>1.0</text:p>
          </table:table-cell>
          <table:table-cell table:style-name="ce18" table:formula="of:=(IF(ISNUMBER(([.F34]-[.F33])/[.C34]); ([.F34]-[.F33])/[.C34]; &quot;— &quot;))" office:value-type="float" office:value="-0.4">
            <text:p>-0.4</text:p>
          </table:table-cell>
          <table:table-cell table:style-name="ce20" table:formula="of:=(IF(ISNUMBER(([.G34]-[.G33])/[.C34]); ([.G34]-[.G33])/[.C34]; &quot;— &quot;))" office:value-type="float" office:value="1">
            <text:p>1.0</text:p>
          </table:table-cell>
          <table:table-cell table:style-name="ce18" table:formula="of:=(IF(ISNUMBER(([.H34]-[.H33])/[.C34]); ([.H34]-[.H33])/[.C34]; &quot;— &quot;))" office:value-type="float" office:value="-0.4">
            <text:p>-0.4</text:p>
          </table:table-cell>
          <table:table-cell table:style-name="ce20" table:formula="of:=(IF(ISNUMBER(([.I34]-[.I33])/[.C34]); ([.I34]-[.I33])/[.C34]; &quot;— &quot;))" office:value-type="string" office:string-value="— ">
            <text:p>— </text:p>
          </table:table-cell>
          <table:table-cell table:style-name="ce18" table:formula="of:=(IF(ISNUMBER(([.J34]-[.J33])/[.C34]); ([.J34]-[.J33])/[.C34]; &quot;— &quot;))" office:value-type="string" office:string-value="— ">
            <text:p>— </text:p>
          </table:table-cell>
          <table:table-cell table:style-name="ce20" table:formula="of:=(IF(ISNUMBER(([.K34]-[.K33])/[.C34]); ([.K34]-[.K33])/[.C34]; &quot;— &quot;))" office:value-type="string" office:string-value="— ">
            <text:p>— </text:p>
          </table:table-cell>
          <table:table-cell table:style-name="ce18" table:formula="of:=(IF(ISNUMBER(([.L34]-[.L33])/[.C34]); ([.L34]-[.L33])/[.C34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7 May 2014 </text:p>
          </table:table-cell>
          <table:table-cell table:style-name="ce8" table:formula="of:=DAYS([.A35]; &quot;1 Jan 2014&quot;)" office:value-type="float" office:value="146">
            <text:p>146</text:p>
          </table:table-cell>
          <table:table-cell table:style-name="ce8" table:formula="of:=[.B35]-[.B34]" office:value-type="float" office:value="4">
            <text:p>4</text:p>
          </table:table-cell>
          <table:table-cell table:style-name="ce8"/>
          <table:table-cell office:value-type="float" office:value="309">
            <text:p>309</text:p>
          </table:table-cell>
          <table:table-cell office:value-type="float" office:value="202">
            <text:p>202</text:p>
          </table:table-cell>
          <table:table-cell table:style-name="ce16" office:value-type="float" office:value="281">
            <text:p>281</text:p>
          </table:table-cell>
          <table:table-cell office:value-type="float" office:value="186">
            <text:p>18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table:style-name="ce18" table:formula="of:=(IF(ISNUMBER(([.E35]-[.E34])/[.C35]); ([.E35]-[.E34])/[.C35]; &quot;— &quot;))" office:value-type="float" office:value="9.75">
            <text:p>9.8</text:p>
          </table:table-cell>
          <table:table-cell table:style-name="ce18" table:formula="of:=(IF(ISNUMBER(([.F35]-[.F34])/[.C35]); ([.F35]-[.F34])/[.C35]; &quot;— &quot;))" office:value-type="float" office:value="4.25">
            <text:p>4.3</text:p>
          </table:table-cell>
          <table:table-cell table:style-name="ce20" table:formula="of:=(IF(ISNUMBER(([.G35]-[.G34])/[.C35]); ([.G35]-[.G34])/[.C35]; &quot;— &quot;))" office:value-type="float" office:value="5.75">
            <text:p>5.8</text:p>
          </table:table-cell>
          <table:table-cell table:style-name="ce18" table:formula="of:=(IF(ISNUMBER(([.H35]-[.H34])/[.C35]); ([.H35]-[.H34])/[.C35]; &quot;— &quot;))" office:value-type="float" office:value="3">
            <text:p>3.0</text:p>
          </table:table-cell>
          <table:table-cell table:style-name="ce20" table:formula="of:=(IF(ISNUMBER(([.I35]-[.I34])/[.C35]); ([.I35]-[.I34])/[.C35]; &quot;— &quot;))" office:value-type="string" office:string-value="— ">
            <text:p>— </text:p>
          </table:table-cell>
          <table:table-cell table:style-name="ce18" table:formula="of:=(IF(ISNUMBER(([.J35]-[.J34])/[.C35]); ([.J35]-[.J34])/[.C35]; &quot;— &quot;))" office:value-type="string" office:string-value="— ">
            <text:p>— </text:p>
          </table:table-cell>
          <table:table-cell table:style-name="ce20" table:formula="of:=(IF(ISNUMBER(([.K35]-[.K34])/[.C35]); ([.K35]-[.K34])/[.C35]; &quot;— &quot;))" office:value-type="string" office:string-value="— ">
            <text:p>— </text:p>
          </table:table-cell>
          <table:table-cell table:style-name="ce18" table:formula="of:=(IF(ISNUMBER(([.L35]-[.L34])/[.C35]); ([.L35]-[.L34])/[.C35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8 May 2014 </text:p>
          </table:table-cell>
          <table:table-cell table:style-name="ce8" table:formula="of:=DAYS([.A36]; &quot;1 Jan 2014&quot;)" office:value-type="float" office:value="147">
            <text:p>147</text:p>
          </table:table-cell>
          <table:table-cell table:style-name="ce8" table:formula="of:=[.B36]-[.B35]" office:value-type="float" office:value="1">
            <text:p>1</text:p>
          </table:table-cell>
          <table:table-cell table:style-name="ce8"/>
          <table:table-cell office:value-type="float" office:value="319">
            <text:p>319</text:p>
          </table:table-cell>
          <table:table-cell office:value-type="float" office:value="209">
            <text:p>209</text:p>
          </table:table-cell>
          <table:table-cell table:style-name="ce16" office:value-type="float" office:value="291">
            <text:p>291</text:p>
          </table:table-cell>
          <table:table-cell office:value-type="float" office:value="193">
            <text:p>193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6]-[.E35])/[.C36]); ([.E36]-[.E35])/[.C36]; &quot;— &quot;))" office:value-type="float" office:value="10">
            <text:p>10.0</text:p>
          </table:table-cell>
          <table:table-cell table:style-name="ce18" table:formula="of:=(IF(ISNUMBER(([.F36]-[.F35])/[.C36]); ([.F36]-[.F35])/[.C36]; &quot;— &quot;))" office:value-type="float" office:value="7">
            <text:p>7.0</text:p>
          </table:table-cell>
          <table:table-cell table:style-name="ce20" table:formula="of:=(IF(ISNUMBER(([.G36]-[.G35])/[.C36]); ([.G36]-[.G35])/[.C36]; &quot;— &quot;))" office:value-type="float" office:value="10">
            <text:p>10.0</text:p>
          </table:table-cell>
          <table:table-cell table:style-name="ce18" table:formula="of:=(IF(ISNUMBER(([.H36]-[.H35])/[.C36]); ([.H36]-[.H35])/[.C36]; &quot;— &quot;))" office:value-type="float" office:value="7">
            <text:p>7.0</text:p>
          </table:table-cell>
          <table:table-cell table:style-name="ce20" table:formula="of:=(IF(ISNUMBER(([.I36]-[.I35])/[.C36]); ([.I36]-[.I35])/[.C36]; &quot;— &quot;))" office:value-type="string" office:string-value="— ">
            <text:p>— </text:p>
          </table:table-cell>
          <table:table-cell table:style-name="ce18" table:formula="of:=(IF(ISNUMBER(([.J36]-[.J35])/[.C36]); ([.J36]-[.J35])/[.C36]; &quot;— &quot;))" office:value-type="string" office:string-value="— ">
            <text:p>— </text:p>
          </table:table-cell>
          <table:table-cell table:style-name="ce20" table:formula="of:=(IF(ISNUMBER(([.K36]-[.K35])/[.C36]); ([.K36]-[.K35])/[.C36]; &quot;— &quot;))" office:value-type="string" office:string-value="— ">
            <text:p>— </text:p>
          </table:table-cell>
          <table:table-cell table:style-name="ce18" table:formula="of:=(IF(ISNUMBER(([.L36]-[.L35])/[.C36]); ([.L36]-[.L35])/[.C36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9 May 2014 </text:p>
          </table:table-cell>
          <table:table-cell table:style-name="ce8" table:formula="of:=DAYS([.A37]; &quot;1 Jan 2014&quot;)" office:value-type="float" office:value="148">
            <text:p>148</text:p>
          </table:table-cell>
          <table:table-cell table:style-name="ce8" table:formula="of:=[.B37]-[.B36]" office:value-type="float" office:value="1">
            <text:p>1</text:p>
          </table:table-cell>
          <table:table-cell table:style-name="ce8"/>
          <table:table-cell office:value-type="float" office:value="354">
            <text:p>354</text:p>
          </table:table-cell>
          <table:table-cell office:value-type="float" office:value="211">
            <text:p>21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text:s/></text:p>
          </table:table-cell>
          <table:table-cell office:value-type="string">
            <text:p>— <text:s/></text:p>
          </table:table-cell>
          <table:table-cell table:style-name="ce16" office:value-type="float" office:value="50">
            <text:p>50</text:p>
          </table:table-cell>
          <table:table-cell office:value-type="float" office:value="6">
            <text:p>6</text:p>
          </table:table-cell>
          <table:table-cell/>
          <table:table-cell table:style-name="ce18" table:formula="of:=(IF(ISNUMBER(([.E37]-[.E36])/[.C37]); ([.E37]-[.E36])/[.C37]; &quot;— &quot;))" office:value-type="float" office:value="35">
            <text:p>35.0</text:p>
          </table:table-cell>
          <table:table-cell table:style-name="ce18" table:formula="of:=(IF(ISNUMBER(([.F37]-[.F36])/[.C37]); ([.F37]-[.F36])/[.C37]; &quot;— &quot;))" office:value-type="float" office:value="2">
            <text:p>2.0</text:p>
          </table:table-cell>
          <table:table-cell table:style-name="ce20" table:formula="of:=(IF(ISNUMBER(([.G37]-[.G36])/[.C37]); ([.G37]-[.G36])/[.C37]; &quot;— &quot;))" office:value-type="string" office:string-value="— ">
            <text:p>— </text:p>
          </table:table-cell>
          <table:table-cell table:style-name="ce18" table:formula="of:=(IF(ISNUMBER(([.H37]-[.H36])/[.C37]); ([.H37]-[.H36])/[.C37]; &quot;— &quot;))" office:value-type="string" office:string-value="— ">
            <text:p>— </text:p>
          </table:table-cell>
          <table:table-cell table:style-name="ce20" table:formula="of:=(IF(ISNUMBER(([.I37]-[.I36])/[.C37]); ([.I37]-[.I36])/[.C37]; &quot;— &quot;))" office:value-type="string" office:string-value="— ">
            <text:p>— </text:p>
          </table:table-cell>
          <table:table-cell table:style-name="ce18" table:formula="of:=(IF(ISNUMBER(([.J37]-[.J36])/[.C37]); ([.J37]-[.J36])/[.C37]; &quot;— &quot;))" office:value-type="string" office:string-value="— ">
            <text:p>— </text:p>
          </table:table-cell>
          <table:table-cell table:style-name="ce20" table:formula="of:=(IF(ISNUMBER(([.K37]-[.K36])/[.C37]); ([.K37]-[.K36])/[.C37]; &quot;— &quot;))" office:value-type="string" office:string-value="— ">
            <text:p>— </text:p>
          </table:table-cell>
          <table:table-cell table:style-name="ce18" table:formula="of:=(IF(ISNUMBER(([.L37]-[.L36])/[.C37]); ([.L37]-[.L36])/[.C37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 Jun 2014 </text:p>
          </table:table-cell>
          <table:table-cell table:style-name="ce8" table:formula="of:=DAYS([.A38]; &quot;1 Jan 2014&quot;)" office:value-type="float" office:value="151">
            <text:p>151</text:p>
          </table:table-cell>
          <table:table-cell table:style-name="ce8" table:formula="of:=[.B38]-[.B37]" office:value-type="float" office:value="3">
            <text:p>3</text:p>
          </table:table-cell>
          <table:table-cell table:style-name="ce8"/>
          <table:table-cell office:value-type="float" office:value="383">
            <text:p>383</text:p>
          </table:table-cell>
          <table:table-cell office:value-type="float" office:value="211">
            <text:p>211</text:p>
          </table:table-cell>
          <table:table-cell table:style-name="ce16" office:value-type="float" office:value="328">
            <text:p>328</text:p>
          </table:table-cell>
          <table:table-cell office:value-type="float" office:value="208">
            <text:p>208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79">
            <text:p>79</text:p>
          </table:table-cell>
          <table:table-cell office:value-type="float" office:value="6">
            <text:p>6</text:p>
          </table:table-cell>
          <table:table-cell/>
          <table:table-cell table:style-name="ce18" table:formula="of:=(IF(ISNUMBER(([.E38]-[.E37])/[.C38]); ([.E38]-[.E37])/[.C38]; &quot;— &quot;))" office:value-type="float" office:value="9.66666666666667">
            <text:p>9.7</text:p>
          </table:table-cell>
          <table:table-cell table:style-name="ce18" table:formula="of:=(IF(ISNUMBER(([.F38]-[.F37])/[.C38]); ([.F38]-[.F37])/[.C38]; &quot;— &quot;))" office:value-type="float" office:value="0">
            <text:p>0.0</text:p>
          </table:table-cell>
          <table:table-cell table:style-name="ce20" table:formula="of:=(IF(ISNUMBER(([.G38]-[.G37])/[.C38]); ([.G38]-[.G37])/[.C38]; &quot;— &quot;))" office:value-type="string" office:string-value="— ">
            <text:p>— </text:p>
          </table:table-cell>
          <table:table-cell table:style-name="ce18" table:formula="of:=(IF(ISNUMBER(([.H38]-[.H37])/[.C38]); ([.H38]-[.H37])/[.C38]; &quot;— &quot;))" office:value-type="string" office:string-value="— ">
            <text:p>— </text:p>
          </table:table-cell>
          <table:table-cell table:style-name="ce20" table:formula="of:=(IF(ISNUMBER(([.I38]-[.I37])/[.C38]); ([.I38]-[.I37])/[.C38]; &quot;— &quot;))" office:value-type="string" office:string-value="— ">
            <text:p>— </text:p>
          </table:table-cell>
          <table:table-cell table:style-name="ce18" table:formula="of:=(IF(ISNUMBER(([.J38]-[.J37])/[.C38]); ([.J38]-[.J37])/[.C38]; &quot;— &quot;))" office:value-type="string" office:string-value="— ">
            <text:p>— </text:p>
          </table:table-cell>
          <table:table-cell table:style-name="ce20" table:formula="of:=(IF(ISNUMBER(([.K38]-[.K37])/[.C38]); ([.K38]-[.K37])/[.C38]; &quot;— &quot;))" office:value-type="float" office:value="9.66666666666667">
            <text:p>9.7</text:p>
          </table:table-cell>
          <table:table-cell table:style-name="ce18" table:formula="of:=(IF(ISNUMBER(([.L38]-[.L37])/[.C38]); ([.L38]-[.L37])/[.C38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 Jun 2014 </text:p>
          </table:table-cell>
          <table:table-cell table:style-name="ce8" table:formula="of:=DAYS([.A39]; &quot;1 Jan 2014&quot;)" office:value-type="float" office:value="153">
            <text:p>153</text:p>
          </table:table-cell>
          <table:table-cell table:style-name="ce8" table:formula="of:=[.B39]-[.B38]" office:value-type="float" office:value="2">
            <text:p>2</text:p>
          </table:table-cell>
          <table:table-cell table:style-name="ce8"/>
          <table:table-cell office:value-type="float" office:value="436">
            <text:p>436</text:p>
          </table:table-cell>
          <table:table-cell office:value-type="float" office:value="233">
            <text:p>233</text:p>
          </table:table-cell>
          <table:table-cell table:style-name="ce16" office:value-type="float" office:value="344">
            <text:p>344</text:p>
          </table:table-cell>
          <table:table-cell office:value-type="float" office:value="215">
            <text:p>215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9]-[.E38])/[.C39]); ([.E39]-[.E38])/[.C39]; &quot;— &quot;))" office:value-type="float" office:value="26.5">
            <text:p>26.5</text:p>
          </table:table-cell>
          <table:table-cell table:style-name="ce18" table:formula="of:=(IF(ISNUMBER(([.F39]-[.F38])/[.C39]); ([.F39]-[.F38])/[.C39]; &quot;— &quot;))" office:value-type="float" office:value="11">
            <text:p>11.0</text:p>
          </table:table-cell>
          <table:table-cell table:style-name="ce20" table:formula="of:=(IF(ISNUMBER(([.G39]-[.G38])/[.C39]); ([.G39]-[.G38])/[.C39]; &quot;— &quot;))" office:value-type="float" office:value="8">
            <text:p>8.0</text:p>
          </table:table-cell>
          <table:table-cell table:style-name="ce18" table:formula="of:=(IF(ISNUMBER(([.H39]-[.H38])/[.C39]); ([.H39]-[.H38])/[.C39]; &quot;— &quot;))" office:value-type="float" office:value="3.5">
            <text:p>3.5</text:p>
          </table:table-cell>
          <table:table-cell table:style-name="ce20" table:formula="of:=(IF(ISNUMBER(([.I39]-[.I38])/[.C39]); ([.I39]-[.I38])/[.C39]; &quot;— &quot;))" office:value-type="string" office:string-value="— ">
            <text:p>— </text:p>
          </table:table-cell>
          <table:table-cell table:style-name="ce18" table:formula="of:=(IF(ISNUMBER(([.J39]-[.J38])/[.C39]); ([.J39]-[.J38])/[.C39]; &quot;— &quot;))" office:value-type="string" office:string-value="— ">
            <text:p>— </text:p>
          </table:table-cell>
          <table:table-cell table:style-name="ce20" table:formula="of:=(IF(ISNUMBER(([.K39]-[.K38])/[.C39]); ([.K39]-[.K38])/[.C39]; &quot;— &quot;))" office:value-type="string" office:string-value="— ">
            <text:p>— </text:p>
          </table:table-cell>
          <table:table-cell table:style-name="ce18" table:formula="of:=(IF(ISNUMBER(([.L39]-[.L38])/[.C39]); ([.L39]-[.L38])/[.C39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5 Jun 2014 </text:p>
          </table:table-cell>
          <table:table-cell table:style-name="ce8" table:formula="of:=DAYS([.A40]; &quot;1 Jan 2014&quot;)" office:value-type="float" office:value="155">
            <text:p>155</text:p>
          </table:table-cell>
          <table:table-cell table:style-name="ce8" table:formula="of:=[.B40]-[.B39]" office:value-type="float" office:value="2">
            <text:p>2</text:p>
          </table:table-cell>
          <table:table-cell table:style-name="ce8"/>
          <table:table-cell office:value-type="float" office:value="445">
            <text:p>445</text:p>
          </table:table-cell>
          <table:table-cell office:value-type="float" office:value="244">
            <text:p>244</text:p>
          </table:table-cell>
          <table:table-cell table:style-name="ce16" office:value-type="float" office:value="351">
            <text:p>351</text:p>
          </table:table-cell>
          <table:table-cell office:value-type="float" office:value="226">
            <text:p>22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81">
            <text:p>81</text:p>
          </table:table-cell>
          <table:table-cell office:value-type="float" office:value="6">
            <text:p>6</text:p>
          </table:table-cell>
          <table:table-cell/>
          <table:table-cell table:style-name="ce18" table:formula="of:=(IF(ISNUMBER(([.E40]-[.E39])/[.C40]); ([.E40]-[.E39])/[.C40]; &quot;— &quot;))" office:value-type="float" office:value="4.5">
            <text:p>4.5</text:p>
          </table:table-cell>
          <table:table-cell table:style-name="ce18" table:formula="of:=(IF(ISNUMBER(([.F40]-[.F39])/[.C40]); ([.F40]-[.F39])/[.C40]; &quot;— &quot;))" office:value-type="float" office:value="5.5">
            <text:p>5.5</text:p>
          </table:table-cell>
          <table:table-cell table:style-name="ce20" table:formula="of:=(IF(ISNUMBER(([.G40]-[.G39])/[.C40]); ([.G40]-[.G39])/[.C40]; &quot;— &quot;))" office:value-type="float" office:value="3.5">
            <text:p>3.5</text:p>
          </table:table-cell>
          <table:table-cell table:style-name="ce18" table:formula="of:=(IF(ISNUMBER(([.H40]-[.H39])/[.C40]); ([.H40]-[.H39])/[.C40]; &quot;— &quot;))" office:value-type="float" office:value="5.5">
            <text:p>5.5</text:p>
          </table:table-cell>
          <table:table-cell table:style-name="ce20" table:formula="of:=(IF(ISNUMBER(([.I40]-[.I39])/[.C40]); ([.I40]-[.I39])/[.C40]; &quot;— &quot;))" office:value-type="string" office:string-value="— ">
            <text:p>— </text:p>
          </table:table-cell>
          <table:table-cell table:style-name="ce18" table:formula="of:=(IF(ISNUMBER(([.J40]-[.J39])/[.C40]); ([.J40]-[.J39])/[.C40]; &quot;— &quot;))" office:value-type="string" office:string-value="— ">
            <text:p>— </text:p>
          </table:table-cell>
          <table:table-cell table:style-name="ce20" table:formula="of:=(IF(ISNUMBER(([.K40]-[.K39])/[.C40]); ([.K40]-[.K39])/[.C40]; &quot;— &quot;))" office:value-type="string" office:string-value="— ">
            <text:p>— </text:p>
          </table:table-cell>
          <table:table-cell table:style-name="ce18" table:formula="of:=(IF(ISNUMBER(([.L40]-[.L39])/[.C40]); ([.L40]-[.L39])/[.C40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6 Jun 2014 </text:p>
          </table:table-cell>
          <table:table-cell table:style-name="ce8" table:formula="of:=DAYS([.A41]; &quot;1 Jan 2014&quot;)" office:value-type="float" office:value="156">
            <text:p>156</text:p>
          </table:table-cell>
          <table:table-cell table:style-name="ce8" table:formula="of:=[.B41]-[.B40]" office:value-type="float" office:value="1">
            <text:p>1</text:p>
          </table:table-cell>
          <table:table-cell table:style-name="ce8"/>
          <table:table-cell office:value-type="float" office:value="453">
            <text:p>453</text:p>
          </table:table-cell>
          <table:table-cell office:value-type="float" office:value="245">
            <text:p>245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89">
            <text:p>89</text:p>
          </table:table-cell>
          <table:table-cell office:value-type="float" office:value="7">
            <text:p>7</text:p>
          </table:table-cell>
          <table:table-cell/>
          <table:table-cell table:style-name="ce18" table:formula="of:=(IF(ISNUMBER(([.E41]-[.E40])/[.C41]); ([.E41]-[.E40])/[.C41]; &quot;— &quot;))" office:value-type="float" office:value="8">
            <text:p>8.0</text:p>
          </table:table-cell>
          <table:table-cell table:style-name="ce18" table:formula="of:=(IF(ISNUMBER(([.F41]-[.F40])/[.C41]); ([.F41]-[.F40])/[.C41]; &quot;— &quot;))" office:value-type="float" office:value="1">
            <text:p>1.0</text:p>
          </table:table-cell>
          <table:table-cell table:style-name="ce20" table:formula="of:=(IF(ISNUMBER(([.G41]-[.G40])/[.C41]); ([.G41]-[.G40])/[.C41]; &quot;— &quot;))" office:value-type="string" office:string-value="— ">
            <text:p>— </text:p>
          </table:table-cell>
          <table:table-cell table:style-name="ce18" table:formula="of:=(IF(ISNUMBER(([.H41]-[.H40])/[.C41]); ([.H41]-[.H40])/[.C41]; &quot;— &quot;))" office:value-type="string" office:string-value="— ">
            <text:p>— </text:p>
          </table:table-cell>
          <table:table-cell table:style-name="ce20" table:formula="of:=(IF(ISNUMBER(([.I41]-[.I40])/[.C41]); ([.I41]-[.I40])/[.C41]; &quot;— &quot;))" office:value-type="string" office:string-value="— ">
            <text:p>— </text:p>
          </table:table-cell>
          <table:table-cell table:style-name="ce18" table:formula="of:=(IF(ISNUMBER(([.J41]-[.J40])/[.C41]); ([.J41]-[.J40])/[.C41]; &quot;— &quot;))" office:value-type="string" office:string-value="— ">
            <text:p>— </text:p>
          </table:table-cell>
          <table:table-cell table:style-name="ce20" table:formula="of:=(IF(ISNUMBER(([.K41]-[.K40])/[.C41]); ([.K41]-[.K40])/[.C41]; &quot;— &quot;))" office:value-type="float" office:value="8">
            <text:p>8.0</text:p>
          </table:table-cell>
          <table:table-cell table:style-name="ce18" table:formula="of:=(IF(ISNUMBER(([.L41]-[.L40])/[.C41]); ([.L41]-[.L40])/[.C41]; &quot;— &quot;))" office:value-type="float" office:value="1">
            <text:p>1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0 Jun 2014 </text:p>
          </table:table-cell>
          <table:table-cell table:style-name="ce8" table:formula="of:=DAYS([.A42]; &quot;1 Jan 2014&quot;)" office:value-type="float" office:value="160">
            <text:p>160</text:p>
          </table:table-cell>
          <table:table-cell table:style-name="ce8" table:formula="of:=[.B42]-[.B41]" office:value-type="float" office:value="4">
            <text:p>4</text:p>
          </table:table-cell>
          <table:table-cell table:style-name="ce8"/>
          <table:table-cell office:value-type="float" office:value="474">
            <text:p>474</text:p>
          </table:table-cell>
          <table:table-cell office:value-type="float" office:value="252">
            <text:p>252</text:p>
          </table:table-cell>
          <table:table-cell table:style-name="ce16" office:value-type="float" office:value="372">
            <text:p>372</text:p>
          </table:table-cell>
          <table:table-cell office:value-type="float" office:value="236">
            <text:p>23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42]-[.E41])/[.C42]); ([.E42]-[.E41])/[.C42]; &quot;— &quot;))" office:value-type="float" office:value="5.25">
            <text:p>5.3</text:p>
          </table:table-cell>
          <table:table-cell table:style-name="ce18" table:formula="of:=(IF(ISNUMBER(([.F42]-[.F41])/[.C42]); ([.F42]-[.F41])/[.C42]; &quot;— &quot;))" office:value-type="float" office:value="1.75">
            <text:p>1.8</text:p>
          </table:table-cell>
          <table:table-cell table:style-name="ce20" table:formula="of:=(IF(ISNUMBER(([.G42]-[.G41])/[.C42]); ([.G42]-[.G41])/[.C42]; &quot;— &quot;))" office:value-type="string" office:string-value="— ">
            <text:p>— </text:p>
          </table:table-cell>
          <table:table-cell table:style-name="ce18" table:formula="of:=(IF(ISNUMBER(([.H42]-[.H41])/[.C42]); ([.H42]-[.H41])/[.C42]; &quot;— &quot;))" office:value-type="string" office:string-value="— ">
            <text:p>— </text:p>
          </table:table-cell>
          <table:table-cell table:style-name="ce20" table:formula="of:=(IF(ISNUMBER(([.I42]-[.I41])/[.C42]); ([.I42]-[.I41])/[.C42]; &quot;— &quot;))" office:value-type="string" office:string-value="— ">
            <text:p>— </text:p>
          </table:table-cell>
          <table:table-cell table:style-name="ce18" table:formula="of:=(IF(ISNUMBER(([.J42]-[.J41])/[.C42]); ([.J42]-[.J41])/[.C42]; &quot;— &quot;))" office:value-type="string" office:string-value="— ">
            <text:p>— </text:p>
          </table:table-cell>
          <table:table-cell table:style-name="ce20" table:formula="of:=(IF(ISNUMBER(([.K42]-[.K41])/[.C42]); ([.K42]-[.K41])/[.C42]; &quot;— &quot;))" office:value-type="string" office:string-value="— ">
            <text:p>— </text:p>
          </table:table-cell>
          <table:table-cell table:style-name="ce18" table:formula="of:=(IF(ISNUMBER(([.L42]-[.L41])/[.C42]); ([.L42]-[.L41])/[.C42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5 Jun 2014 </text:p>
          </table:table-cell>
          <table:table-cell table:style-name="ce8" table:formula="of:=DAYS([.A43]; &quot;1 Jan 2014&quot;)" office:value-type="float" office:value="165">
            <text:p>165</text:p>
          </table:table-cell>
          <table:table-cell table:style-name="ce8" table:formula="of:=[.B43]-[.B42]" office:value-type="float" office:value="5">
            <text:p>5</text:p>
          </table:table-cell>
          <table:table-cell table:style-name="ce8"/>
          <table:table-cell office:value-type="float" office:value="522">
            <text:p>522</text:p>
          </table:table-cell>
          <table:table-cell office:value-type="float" office:value="333">
            <text:p>333</text:p>
          </table:table-cell>
          <table:table-cell table:style-name="ce16" office:value-type="float" office:value="394">
            <text:p>394</text:p>
          </table:table-cell>
          <table:table-cell office:value-type="float" office:value="263">
            <text:p>263</text:p>
          </table:table-cell>
          <table:table-cell table:style-name="ce16" office:value-type="float" office:value="33">
            <text:p>33</text:p>
          </table:table-cell>
          <table:table-cell office:value-type="float" office:value="24">
            <text:p>24</text:p>
          </table:table-cell>
          <table:table-cell table:style-name="ce16" office:value-type="float" office:value="95">
            <text:p>95</text:p>
          </table:table-cell>
          <table:table-cell office:value-type="float" office:value="46">
            <text:p>46</text:p>
          </table:table-cell>
          <table:table-cell/>
          <table:table-cell table:style-name="ce18" table:formula="of:=(IF(ISNUMBER(([.E43]-[.E42])/[.C43]); ([.E43]-[.E42])/[.C43]; &quot;— &quot;))" office:value-type="float" office:value="9.6">
            <text:p>9.6</text:p>
          </table:table-cell>
          <table:table-cell table:style-name="ce18" table:formula="of:=(IF(ISNUMBER(([.F43]-[.F42])/[.C43]); ([.F43]-[.F42])/[.C43]; &quot;— &quot;))" office:value-type="float" office:value="16.2">
            <text:p>16.2</text:p>
          </table:table-cell>
          <table:table-cell table:style-name="ce20" table:formula="of:=(IF(ISNUMBER(([.G43]-[.G42])/[.C43]); ([.G43]-[.G42])/[.C43]; &quot;— &quot;))" office:value-type="float" office:value="4.4">
            <text:p>4.4</text:p>
          </table:table-cell>
          <table:table-cell table:style-name="ce18" table:formula="of:=(IF(ISNUMBER(([.H43]-[.H42])/[.C43]); ([.H43]-[.H42])/[.C43]; &quot;— &quot;))" office:value-type="float" office:value="5.4">
            <text:p>5.4</text:p>
          </table:table-cell>
          <table:table-cell table:style-name="ce20" table:formula="of:=(IF(ISNUMBER(([.I43]-[.I42])/[.C43]); ([.I43]-[.I42])/[.C43]; &quot;— &quot;))" office:value-type="string" office:string-value="— ">
            <text:p>— </text:p>
          </table:table-cell>
          <table:table-cell table:style-name="ce18" table:formula="of:=(IF(ISNUMBER(([.J43]-[.J42])/[.C43]); ([.J43]-[.J42])/[.C43]; &quot;— &quot;))" office:value-type="string" office:string-value="— ">
            <text:p>— </text:p>
          </table:table-cell>
          <table:table-cell table:style-name="ce20" table:formula="of:=(IF(ISNUMBER(([.K43]-[.K42])/[.C43]); ([.K43]-[.K42])/[.C43]; &quot;— &quot;))" office:value-type="string" office:string-value="— ">
            <text:p>— </text:p>
          </table:table-cell>
          <table:table-cell table:style-name="ce18" table:formula="of:=(IF(ISNUMBER(([.L43]-[.L42])/[.C43]); ([.L43]-[.L42])/[.C43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6 Jun 2014 </text:p>
          </table:table-cell>
          <table:table-cell table:style-name="ce8" table:formula="of:=DAYS([.A44]; &quot;1 Jan 2014&quot;)" office:value-type="float" office:value="166">
            <text:p>166</text:p>
          </table:table-cell>
          <table:table-cell table:style-name="ce8" table:formula="of:=[.B44]-[.B43]" office:value-type="float" office:value="1">
            <text:p>1</text:p>
          </table:table-cell>
          <table:table-cell table:style-name="ce8"/>
          <table:table-cell office:value-type="float" office:value="526">
            <text:p>526</text:p>
          </table:table-cell>
          <table:table-cell office:value-type="float" office:value="334">
            <text:p>334</text:p>
          </table:table-cell>
          <table:table-cell table:style-name="ce16" office:value-type="float" office:value="398">
            <text:p>398</text:p>
          </table:table-cell>
          <table:table-cell office:value-type="float" office:value="264">
            <text:p>264</text:p>
          </table:table-cell>
          <table:table-cell table:style-name="ce16" office:value-type="float" office:value="33">
            <text:p>33</text:p>
          </table:table-cell>
          <table:table-cell office:value-type="float" office:value="24">
            <text:p>24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44]-[.E43])/[.C44]); ([.E44]-[.E43])/[.C44]; &quot;— &quot;))" office:value-type="float" office:value="4">
            <text:p>4.0</text:p>
          </table:table-cell>
          <table:table-cell table:style-name="ce18" table:formula="of:=(IF(ISNUMBER(([.F44]-[.F43])/[.C44]); ([.F44]-[.F43])/[.C44]; &quot;— &quot;))" office:value-type="float" office:value="1">
            <text:p>1.0</text:p>
          </table:table-cell>
          <table:table-cell table:style-name="ce20" table:formula="of:=(IF(ISNUMBER(([.G44]-[.G43])/[.C44]); ([.G44]-[.G43])/[.C44]; &quot;— &quot;))" office:value-type="float" office:value="4">
            <text:p>4.0</text:p>
          </table:table-cell>
          <table:table-cell table:style-name="ce18" table:formula="of:=(IF(ISNUMBER(([.H44]-[.H43])/[.C44]); ([.H44]-[.H43])/[.C44]; &quot;— &quot;))" office:value-type="float" office:value="1">
            <text:p>1.0</text:p>
          </table:table-cell>
          <table:table-cell table:style-name="ce20" table:formula="of:=(IF(ISNUMBER(([.I44]-[.I43])/[.C44]); ([.I44]-[.I43])/[.C44]; &quot;— &quot;))" office:value-type="float" office:value="0">
            <text:p>0.0</text:p>
          </table:table-cell>
          <table:table-cell table:style-name="ce18" table:formula="of:=(IF(ISNUMBER(([.J44]-[.J43])/[.C44]); ([.J44]-[.J43])/[.C44]; &quot;— &quot;))" office:value-type="float" office:value="0">
            <text:p>0.0</text:p>
          </table:table-cell>
          <table:table-cell table:style-name="ce20" table:formula="of:=(IF(ISNUMBER(([.K44]-[.K43])/[.C44]); ([.K44]-[.K43])/[.C44]; &quot;— &quot;))" office:value-type="string" office:string-value="— ">
            <text:p>— </text:p>
          </table:table-cell>
          <table:table-cell table:style-name="ce18" table:formula="of:=(IF(ISNUMBER(([.L44]-[.L43])/[.C44]); ([.L44]-[.L43])/[.C44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7 Jun 2014 </text:p>
          </table:table-cell>
          <table:table-cell table:style-name="ce8" table:formula="of:=DAYS([.A45]; &quot;1 Jan 2014&quot;)" office:value-type="float" office:value="167">
            <text:p>167</text:p>
          </table:table-cell>
          <table:table-cell table:style-name="ce8" table:formula="of:=[.B45]-[.B44]" office:value-type="float" office:value="1">
            <text:p>1</text:p>
          </table:table-cell>
          <table:table-cell table:style-name="ce8"/>
          <table:table-cell office:value-type="float" office:value="528">
            <text:p>528</text:p>
          </table:table-cell>
          <table:table-cell office:value-type="float" office:value="337">
            <text:p>337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97">
            <text:p>97</text:p>
          </table:table-cell>
          <table:table-cell office:value-type="float" office:value="49">
            <text:p>49</text:p>
          </table:table-cell>
          <table:table-cell/>
          <table:table-cell table:style-name="ce18" table:formula="of:=(IF(ISNUMBER(([.E45]-[.E44])/[.C45]); ([.E45]-[.E44])/[.C45]; &quot;— &quot;))" office:value-type="float" office:value="2">
            <text:p>2.0</text:p>
          </table:table-cell>
          <table:table-cell table:style-name="ce18" table:formula="of:=(IF(ISNUMBER(([.F45]-[.F44])/[.C45]); ([.F45]-[.F44])/[.C45]; &quot;— &quot;))" office:value-type="float" office:value="3">
            <text:p>3.0</text:p>
          </table:table-cell>
          <table:table-cell table:style-name="ce20" table:formula="of:=(IF(ISNUMBER(([.G45]-[.G44])/[.C45]); ([.G45]-[.G44])/[.C45]; &quot;— &quot;))" office:value-type="string" office:string-value="— ">
            <text:p>— </text:p>
          </table:table-cell>
          <table:table-cell table:style-name="ce18" table:formula="of:=(IF(ISNUMBER(([.H45]-[.H44])/[.C45]); ([.H45]-[.H44])/[.C45]; &quot;— &quot;))" office:value-type="string" office:string-value="— ">
            <text:p>— </text:p>
          </table:table-cell>
          <table:table-cell table:style-name="ce20" table:formula="of:=(IF(ISNUMBER(([.I45]-[.I44])/[.C45]); ([.I45]-[.I44])/[.C45]; &quot;— &quot;))" office:value-type="string" office:string-value="— ">
            <text:p>— </text:p>
          </table:table-cell>
          <table:table-cell table:style-name="ce18" table:formula="of:=(IF(ISNUMBER(([.J45]-[.J44])/[.C45]); ([.J45]-[.J44])/[.C45]; &quot;— &quot;))" office:value-type="string" office:string-value="— ">
            <text:p>— </text:p>
          </table:table-cell>
          <table:table-cell table:style-name="ce20" table:formula="of:=(IF(ISNUMBER(([.K45]-[.K44])/[.C45]); ([.K45]-[.K44])/[.C45]; &quot;— &quot;))" office:value-type="string" office:string-value="— ">
            <text:p>— </text:p>
          </table:table-cell>
          <table:table-cell table:style-name="ce18" table:formula="of:=(IF(ISNUMBER(([.L45]-[.L44])/[.C45]); ([.L45]-[.L44])/[.C45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0 Jun 2014 </text:p>
          </table:table-cell>
          <table:table-cell table:style-name="ce8" table:formula="of:=DAYS([.A46]; &quot;1 Jan 2014&quot;)" office:value-type="float" office:value="170">
            <text:p>170</text:p>
          </table:table-cell>
          <table:table-cell table:style-name="ce8" table:formula="of:=[.B46]-[.B45]" office:value-type="float" office:value="3">
            <text:p>3</text:p>
          </table:table-cell>
          <table:table-cell table:style-name="ce8"/>
          <table:table-cell office:value-type="float" office:value="581">
            <text:p>581</text:p>
          </table:table-cell>
          <table:table-cell office:value-type="float" office:value="328">
            <text:p>328</text:p>
          </table:table-cell>
          <table:table-cell table:style-name="ce16" office:value-type="float" office:value="390">
            <text:p>390</text:p>
          </table:table-cell>
          <table:table-cell office:value-type="float" office:value="270">
            <text:p>270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158">
            <text:p>158</text:p>
          </table:table-cell>
          <table:table-cell office:value-type="float" office:value="34">
            <text:p>34</text:p>
          </table:table-cell>
          <table:table-cell/>
          <table:table-cell table:style-name="ce18" table:formula="of:=(IF(ISNUMBER(([.E46]-[.E45])/[.C46]); ([.E46]-[.E45])/[.C46]; &quot;— &quot;))" office:value-type="float" office:value="17.6666666666667">
            <text:p>17.7</text:p>
          </table:table-cell>
          <table:table-cell table:style-name="ce18" table:formula="of:=(IF(ISNUMBER(([.F46]-[.F45])/[.C46]); ([.F46]-[.F45])/[.C46]; &quot;— &quot;))" office:value-type="float" office:value="-3">
            <text:p>-3.0</text:p>
          </table:table-cell>
          <table:table-cell table:style-name="ce20" table:formula="of:=(IF(ISNUMBER(([.G46]-[.G45])/[.C46]); ([.G46]-[.G45])/[.C46]; &quot;— &quot;))" office:value-type="string" office:string-value="— ">
            <text:p>— </text:p>
          </table:table-cell>
          <table:table-cell table:style-name="ce18" table:formula="of:=(IF(ISNUMBER(([.H46]-[.H45])/[.C46]); ([.H46]-[.H45])/[.C46]; &quot;— &quot;))" office:value-type="string" office:string-value="— ">
            <text:p>— </text:p>
          </table:table-cell>
          <table:table-cell table:style-name="ce20" table:formula="of:=(IF(ISNUMBER(([.I46]-[.I45])/[.C46]); ([.I46]-[.I45])/[.C46]; &quot;— &quot;))" office:value-type="string" office:string-value="— ">
            <text:p>— </text:p>
          </table:table-cell>
          <table:table-cell table:style-name="ce18" table:formula="of:=(IF(ISNUMBER(([.J46]-[.J45])/[.C46]); ([.J46]-[.J45])/[.C46]; &quot;— &quot;))" office:value-type="string" office:string-value="— ">
            <text:p>— </text:p>
          </table:table-cell>
          <table:table-cell table:style-name="ce20" table:formula="of:=(IF(ISNUMBER(([.K46]-[.K45])/[.C46]); ([.K46]-[.K45])/[.C46]; &quot;— &quot;))" office:value-type="float" office:value="20.3333333333333">
            <text:p>20.3</text:p>
          </table:table-cell>
          <table:table-cell table:style-name="ce18" table:formula="of:=(IF(ISNUMBER(([.L46]-[.L45])/[.C46]); ([.L46]-[.L45])/[.C46]; &quot;— &quot;))" office:value-type="float" office:value="-5">
            <text:p>-5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2 Jun 2014 </text:p>
          </table:table-cell>
          <table:table-cell table:style-name="ce8" table:formula="of:=DAYS([.A47]; &quot;1 Jan 2014&quot;)" office:value-type="float" office:value="172">
            <text:p>172</text:p>
          </table:table-cell>
          <table:table-cell table:style-name="ce8" table:formula="of:=[.B47]-[.B46]" office:value-type="float" office:value="2">
            <text:p>2</text:p>
          </table:table-cell>
          <table:table-cell table:style-name="ce8"/>
          <table:table-cell office:value-type="float" office:value="599">
            <text:p>599</text:p>
          </table:table-cell>
          <table:table-cell office:value-type="float" office:value="338">
            <text:p>338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51">
            <text:p>51</text:p>
          </table:table-cell>
          <table:table-cell office:value-type="float" office:value="34">
            <text:p>34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47]-[.E46])/[.C47]); ([.E47]-[.E46])/[.C47]; &quot;— &quot;))" office:value-type="float" office:value="9">
            <text:p>9.0</text:p>
          </table:table-cell>
          <table:table-cell table:style-name="ce18" table:formula="of:=(IF(ISNUMBER(([.F47]-[.F46])/[.C47]); ([.F47]-[.F46])/[.C47]; &quot;— &quot;))" office:value-type="float" office:value="5">
            <text:p>5.0</text:p>
          </table:table-cell>
          <table:table-cell table:style-name="ce20" table:formula="of:=(IF(ISNUMBER(([.G47]-[.G46])/[.C47]); ([.G47]-[.G46])/[.C47]; &quot;— &quot;))" office:value-type="string" office:string-value="— ">
            <text:p>— </text:p>
          </table:table-cell>
          <table:table-cell table:style-name="ce18" table:formula="of:=(IF(ISNUMBER(([.H47]-[.H46])/[.C47]); ([.H47]-[.H46])/[.C47]; &quot;— &quot;))" office:value-type="string" office:string-value="— ">
            <text:p>— </text:p>
          </table:table-cell>
          <table:table-cell table:style-name="ce20" table:formula="of:=(IF(ISNUMBER(([.I47]-[.I46])/[.C47]); ([.I47]-[.I46])/[.C47]; &quot;— &quot;))" office:value-type="string" office:string-value="— ">
            <text:p>— </text:p>
          </table:table-cell>
          <table:table-cell table:style-name="ce18" table:formula="of:=(IF(ISNUMBER(([.J47]-[.J46])/[.C47]); ([.J47]-[.J46])/[.C47]; &quot;— &quot;))" office:value-type="string" office:string-value="— ">
            <text:p>— </text:p>
          </table:table-cell>
          <table:table-cell table:style-name="ce20" table:formula="of:=(IF(ISNUMBER(([.K47]-[.K46])/[.C47]); ([.K47]-[.K46])/[.C47]; &quot;— &quot;))" office:value-type="string" office:string-value="— ">
            <text:p>— </text:p>
          </table:table-cell>
          <table:table-cell table:style-name="ce18" table:formula="of:=(IF(ISNUMBER(([.L47]-[.L46])/[.C47]); ([.L47]-[.L46])/[.C47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0 Jun 2014 </text:p>
          </table:table-cell>
          <table:table-cell table:style-name="ce8" table:formula="of:=DAYS([.A48]; &quot;1 Jan 2014&quot;)" office:value-type="float" office:value="180">
            <text:p>180</text:p>
          </table:table-cell>
          <table:table-cell table:style-name="ce8" table:formula="of:=[.B48]-[.B47]" office:value-type="float" office:value="8">
            <text:p>8</text:p>
          </table:table-cell>
          <table:table-cell table:style-name="ce8"/>
          <table:table-cell office:value-type="float" office:value="759">
            <text:p>759</text:p>
          </table:table-cell>
          <table:table-cell office:value-type="float" office:value="467">
            <text:p>467</text:p>
          </table:table-cell>
          <table:table-cell table:style-name="ce16" office:value-type="float" office:value="413">
            <text:p>413</text:p>
          </table:table-cell>
          <table:table-cell office:value-type="float" office:value="303">
            <text:p>303</text:p>
          </table:table-cell>
          <table:table-cell table:style-name="ce16" office:value-type="float" office:value="107">
            <text:p>107</text:p>
          </table:table-cell>
          <table:table-cell office:value-type="float" office:value="65">
            <text:p>65</text:p>
          </table:table-cell>
          <table:table-cell table:style-name="ce16" office:value-type="float" office:value="239">
            <text:p>239</text:p>
          </table:table-cell>
          <table:table-cell office:value-type="float" office:value="99">
            <text:p>99</text:p>
          </table:table-cell>
          <table:table-cell/>
          <table:table-cell table:style-name="ce18" table:formula="of:=(IF(ISNUMBER(([.E48]-[.E47])/[.C48]); ([.E48]-[.E47])/[.C48]; &quot;— &quot;))" office:value-type="float" office:value="20">
            <text:p>20.0</text:p>
          </table:table-cell>
          <table:table-cell table:style-name="ce18" table:formula="of:=(IF(ISNUMBER(([.F48]-[.F47])/[.C48]); ([.F48]-[.F47])/[.C48]; &quot;— &quot;))" office:value-type="float" office:value="16.125">
            <text:p>16.1</text:p>
          </table:table-cell>
          <table:table-cell table:style-name="ce20" table:formula="of:=(IF(ISNUMBER(([.G48]-[.G47])/[.C48]); ([.G48]-[.G47])/[.C48]; &quot;— &quot;))" office:value-type="string" office:string-value="— ">
            <text:p>— </text:p>
          </table:table-cell>
          <table:table-cell table:style-name="ce18" table:formula="of:=(IF(ISNUMBER(([.H48]-[.H47])/[.C48]); ([.H48]-[.H47])/[.C48]; &quot;— &quot;))" office:value-type="string" office:string-value="— ">
            <text:p>— </text:p>
          </table:table-cell>
          <table:table-cell table:style-name="ce20" table:formula="of:=(IF(ISNUMBER(([.I48]-[.I47])/[.C48]); ([.I48]-[.I47])/[.C48]; &quot;— &quot;))" office:value-type="float" office:value="7">
            <text:p>7.0</text:p>
          </table:table-cell>
          <table:table-cell table:style-name="ce18" table:formula="of:=(IF(ISNUMBER(([.J48]-[.J47])/[.C48]); ([.J48]-[.J47])/[.C48]; &quot;— &quot;))" office:value-type="float" office:value="3.875">
            <text:p>3.9</text:p>
          </table:table-cell>
          <table:table-cell table:style-name="ce20" table:formula="of:=(IF(ISNUMBER(([.K48]-[.K47])/[.C48]); ([.K48]-[.K47])/[.C48]; &quot;— &quot;))" office:value-type="string" office:string-value="— ">
            <text:p>— </text:p>
          </table:table-cell>
          <table:table-cell table:style-name="ce18" table:formula="of:=(IF(ISNUMBER(([.L48]-[.L47])/[.C48]); ([.L48]-[.L47])/[.C48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 Jul 2014 </text:p>
          </table:table-cell>
          <table:table-cell table:style-name="ce8" table:formula="of:=DAYS([.A49]; &quot;1 Jan 2014&quot;)" office:value-type="float" office:value="182">
            <text:p>182</text:p>
          </table:table-cell>
          <table:table-cell table:style-name="ce8" table:formula="of:=[.B49]-[.B48]" office:value-type="float" office:value="2">
            <text:p>2</text:p>
          </table:table-cell>
          <table:table-cell table:style-name="ce8"/>
          <table:table-cell office:value-type="float" office:value="779">
            <text:p>779</text:p>
          </table:table-cell>
          <table:table-cell office:value-type="float" office:value="481">
            <text:p>481</text:p>
          </table:table-cell>
          <table:table-cell table:style-name="ce16" office:value-type="float" office:value="412">
            <text:p>412</text:p>
          </table:table-cell>
          <table:table-cell office:value-type="float" office:value="305">
            <text:p>305</text:p>
          </table:table-cell>
          <table:table-cell table:style-name="ce16" office:value-type="float" office:value="115">
            <text:p>115</text:p>
          </table:table-cell>
          <table:table-cell office:value-type="float" office:value="75">
            <text:p>75</text:p>
          </table:table-cell>
          <table:table-cell table:style-name="ce16" office:value-type="float" office:value="252">
            <text:p>252</text:p>
          </table:table-cell>
          <table:table-cell office:value-type="float" office:value="101">
            <text:p>101</text:p>
          </table:table-cell>
          <table:table-cell/>
          <table:table-cell table:style-name="ce18" table:formula="of:=(IF(ISNUMBER(([.E49]-[.E48])/[.C49]); ([.E49]-[.E48])/[.C49]; &quot;— &quot;))" office:value-type="float" office:value="10">
            <text:p>10.0</text:p>
          </table:table-cell>
          <table:table-cell table:style-name="ce18" table:formula="of:=(IF(ISNUMBER(([.F49]-[.F48])/[.C49]); ([.F49]-[.F48])/[.C49]; &quot;— &quot;))" office:value-type="float" office:value="7">
            <text:p>7.0</text:p>
          </table:table-cell>
          <table:table-cell table:style-name="ce20" table:formula="of:=(IF(ISNUMBER(([.G49]-[.G48])/[.C49]); ([.G49]-[.G48])/[.C49]; &quot;— &quot;))" office:value-type="float" office:value="-0.5">
            <text:p>-0.5</text:p>
          </table:table-cell>
          <table:table-cell table:style-name="ce18" table:formula="of:=(IF(ISNUMBER(([.H49]-[.H48])/[.C49]); ([.H49]-[.H48])/[.C49]; &quot;— &quot;))" office:value-type="float" office:value="1">
            <text:p>1.0</text:p>
          </table:table-cell>
          <table:table-cell table:style-name="ce20" table:formula="of:=(IF(ISNUMBER(([.I49]-[.I48])/[.C49]); ([.I49]-[.I48])/[.C49]; &quot;— &quot;))" office:value-type="float" office:value="4">
            <text:p>4.0</text:p>
          </table:table-cell>
          <table:table-cell table:style-name="ce18" table:formula="of:=(IF(ISNUMBER(([.J49]-[.J48])/[.C49]); ([.J49]-[.J48])/[.C49]; &quot;— &quot;))" office:value-type="float" office:value="5">
            <text:p>5.0</text:p>
          </table:table-cell>
          <table:table-cell table:style-name="ce20" table:formula="of:=(IF(ISNUMBER(([.K49]-[.K48])/[.C49]); ([.K49]-[.K48])/[.C49]; &quot;— &quot;))" office:value-type="float" office:value="6.5">
            <text:p>6.5</text:p>
          </table:table-cell>
          <table:table-cell table:style-name="ce18" table:formula="of:=(IF(ISNUMBER(([.L49]-[.L48])/[.C49]); ([.L49]-[.L48])/[.C49]; &quot;— &quot;))" office:value-type="float" office:value="1">
            <text:p>1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6 Jul 2014 </text:p>
          </table:table-cell>
          <table:table-cell table:style-name="ce8" table:formula="of:=DAYS([.A50]; &quot;1 Jan 2014&quot;)" office:value-type="float" office:value="186">
            <text:p>186</text:p>
          </table:table-cell>
          <table:table-cell table:style-name="ce8" table:formula="of:=[.B50]-[.B49]" office:value-type="float" office:value="4">
            <text:p>4</text:p>
          </table:table-cell>
          <table:table-cell table:style-name="ce8"/>
          <table:table-cell office:value-type="float" office:value="844">
            <text:p>844</text:p>
          </table:table-cell>
          <table:table-cell office:value-type="float" office:value="518">
            <text:p>518</text:p>
          </table:table-cell>
          <table:table-cell table:style-name="ce16" office:value-type="float" office:value="408">
            <text:p>408</text:p>
          </table:table-cell>
          <table:table-cell office:value-type="float" office:value="307">
            <text:p>307</text:p>
          </table:table-cell>
          <table:table-cell table:style-name="ce16" office:value-type="float" office:value="131">
            <text:p>131</text:p>
          </table:table-cell>
          <table:table-cell office:value-type="float" office:value="84">
            <text:p>84</text:p>
          </table:table-cell>
          <table:table-cell table:style-name="ce16" office:value-type="float" office:value="305">
            <text:p>305</text:p>
          </table:table-cell>
          <table:table-cell office:value-type="float" office:value="127">
            <text:p>127</text:p>
          </table:table-cell>
          <table:table-cell/>
          <table:table-cell table:style-name="ce18" table:formula="of:=(IF(ISNUMBER(([.E50]-[.E49])/[.C50]); ([.E50]-[.E49])/[.C50]; &quot;— &quot;))" office:value-type="float" office:value="16.25">
            <text:p>16.3</text:p>
          </table:table-cell>
          <table:table-cell table:style-name="ce18" table:formula="of:=(IF(ISNUMBER(([.F50]-[.F49])/[.C50]); ([.F50]-[.F49])/[.C50]; &quot;— &quot;))" office:value-type="float" office:value="9.25">
            <text:p>9.3</text:p>
          </table:table-cell>
          <table:table-cell table:style-name="ce20" table:formula="of:=(IF(ISNUMBER(([.G50]-[.G49])/[.C50]); ([.G50]-[.G49])/[.C50]; &quot;— &quot;))" office:value-type="float" office:value="-1">
            <text:p>-1.0</text:p>
          </table:table-cell>
          <table:table-cell table:style-name="ce18" table:formula="of:=(IF(ISNUMBER(([.H50]-[.H49])/[.C50]); ([.H50]-[.H49])/[.C50]; &quot;— &quot;))" office:value-type="float" office:value="0.5">
            <text:p>0.5</text:p>
          </table:table-cell>
          <table:table-cell table:style-name="ce20" table:formula="of:=(IF(ISNUMBER(([.I50]-[.I49])/[.C50]); ([.I50]-[.I49])/[.C50]; &quot;— &quot;))" office:value-type="float" office:value="4">
            <text:p>4.0</text:p>
          </table:table-cell>
          <table:table-cell table:style-name="ce18" table:formula="of:=(IF(ISNUMBER(([.J50]-[.J49])/[.C50]); ([.J50]-[.J49])/[.C50]; &quot;— &quot;))" office:value-type="float" office:value="2.25">
            <text:p>2.3</text:p>
          </table:table-cell>
          <table:table-cell table:style-name="ce20" table:formula="of:=(IF(ISNUMBER(([.K50]-[.K49])/[.C50]); ([.K50]-[.K49])/[.C50]; &quot;— &quot;))" office:value-type="float" office:value="13.25">
            <text:p>13.3</text:p>
          </table:table-cell>
          <table:table-cell table:style-name="ce18" table:formula="of:=(IF(ISNUMBER(([.L50]-[.L49])/[.C50]); ([.L50]-[.L49])/[.C50]; &quot;— &quot;))" office:value-type="float" office:value="6.5">
            <text:p>6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8 Jul 2014 </text:p>
          </table:table-cell>
          <table:table-cell table:style-name="ce8" table:formula="of:=DAYS([.A51]; &quot;1 Jan 2014&quot;)" office:value-type="float" office:value="188">
            <text:p>188</text:p>
          </table:table-cell>
          <table:table-cell table:style-name="ce8" table:formula="of:=[.B51]-[.B50]" office:value-type="float" office:value="2">
            <text:p>2</text:p>
          </table:table-cell>
          <table:table-cell table:style-name="ce8"/>
          <table:table-cell office:value-type="float" office:value="888">
            <text:p>888</text:p>
          </table:table-cell>
          <table:table-cell office:value-type="float" office:value="539">
            <text:p>539</text:p>
          </table:table-cell>
          <table:table-cell table:style-name="ce16" office:value-type="float" office:value="409">
            <text:p>409</text:p>
          </table:table-cell>
          <table:table-cell office:value-type="float" office:value="309">
            <text:p>309</text:p>
          </table:table-cell>
          <table:table-cell table:style-name="ce16" office:value-type="float" office:value="142">
            <text:p>142</text:p>
          </table:table-cell>
          <table:table-cell office:value-type="float" office:value="88">
            <text:p>88</text:p>
          </table:table-cell>
          <table:table-cell table:style-name="ce16" office:value-type="float" office:value="337">
            <text:p>337</text:p>
          </table:table-cell>
          <table:table-cell office:value-type="float" office:value="142">
            <text:p>142</text:p>
          </table:table-cell>
          <table:table-cell/>
          <table:table-cell table:style-name="ce18" table:formula="of:=(IF(ISNUMBER(([.E51]-[.E50])/[.C51]); ([.E51]-[.E50])/[.C51]; &quot;— &quot;))" office:value-type="float" office:value="22">
            <text:p>22.0</text:p>
          </table:table-cell>
          <table:table-cell table:style-name="ce18" table:formula="of:=(IF(ISNUMBER(([.F51]-[.F50])/[.C51]); ([.F51]-[.F50])/[.C51]; &quot;— &quot;))" office:value-type="float" office:value="10.5">
            <text:p>10.5</text:p>
          </table:table-cell>
          <table:table-cell table:style-name="ce20" table:formula="of:=(IF(ISNUMBER(([.G51]-[.G50])/[.C51]); ([.G51]-[.G50])/[.C51]; &quot;— &quot;))" office:value-type="float" office:value="0.5">
            <text:p>0.5</text:p>
          </table:table-cell>
          <table:table-cell table:style-name="ce18" table:formula="of:=(IF(ISNUMBER(([.H51]-[.H50])/[.C51]); ([.H51]-[.H50])/[.C51]; &quot;— &quot;))" office:value-type="float" office:value="1">
            <text:p>1.0</text:p>
          </table:table-cell>
          <table:table-cell table:style-name="ce20" table:formula="of:=(IF(ISNUMBER(([.I51]-[.I50])/[.C51]); ([.I51]-[.I50])/[.C51]; &quot;— &quot;))" office:value-type="float" office:value="5.5">
            <text:p>5.5</text:p>
          </table:table-cell>
          <table:table-cell table:style-name="ce18" table:formula="of:=(IF(ISNUMBER(([.J51]-[.J50])/[.C51]); ([.J51]-[.J50])/[.C51]; &quot;— &quot;))" office:value-type="float" office:value="2">
            <text:p>2.0</text:p>
          </table:table-cell>
          <table:table-cell table:style-name="ce20" table:formula="of:=(IF(ISNUMBER(([.K51]-[.K50])/[.C51]); ([.K51]-[.K50])/[.C51]; &quot;— &quot;))" office:value-type="float" office:value="16">
            <text:p>16.0</text:p>
          </table:table-cell>
          <table:table-cell table:style-name="ce18" table:formula="of:=(IF(ISNUMBER(([.L51]-[.L50])/[.C51]); ([.L51]-[.L50])/[.C51]; &quot;— &quot;))" office:value-type="float" office:value="7.5">
            <text:p>7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2 Jul 2014 </text:p>
          </table:table-cell>
          <table:table-cell table:style-name="ce8" table:formula="of:=DAYS([.A52]; &quot;1 Jan 2014&quot;)" office:value-type="float" office:value="192">
            <text:p>192</text:p>
          </table:table-cell>
          <table:table-cell table:style-name="ce8" table:formula="of:=[.B52]-[.B51]" office:value-type="float" office:value="4">
            <text:p>4</text:p>
          </table:table-cell>
          <table:table-cell table:style-name="ce8"/>
          <table:table-cell office:value-type="float" office:value="964">
            <text:p>964</text:p>
          </table:table-cell>
          <table:table-cell office:value-type="float" office:value="603">
            <text:p>603</text:p>
          </table:table-cell>
          <table:table-cell table:style-name="ce16" office:value-type="float" office:value="406">
            <text:p>406</text:p>
          </table:table-cell>
          <table:table-cell office:value-type="float" office:value="304">
            <text:p>304</text:p>
          </table:table-cell>
          <table:table-cell table:style-name="ce16" office:value-type="float" office:value="172">
            <text:p>172</text:p>
          </table:table-cell>
          <table:table-cell office:value-type="float" office:value="105">
            <text:p>105</text:p>
          </table:table-cell>
          <table:table-cell table:style-name="ce16" office:value-type="float" office:value="386">
            <text:p>386</text:p>
          </table:table-cell>
          <table:table-cell office:value-type="float" office:value="194">
            <text:p>194</text:p>
          </table:table-cell>
          <table:table-cell/>
          <table:table-cell table:style-name="ce18" table:formula="of:=(IF(ISNUMBER(([.E52]-[.E51])/[.C52]); ([.E52]-[.E51])/[.C52]; &quot;— &quot;))" office:value-type="float" office:value="19">
            <text:p>19.0</text:p>
          </table:table-cell>
          <table:table-cell table:style-name="ce18" table:formula="of:=(IF(ISNUMBER(([.F52]-[.F51])/[.C52]); ([.F52]-[.F51])/[.C52]; &quot;— &quot;))" office:value-type="float" office:value="16">
            <text:p>16.0</text:p>
          </table:table-cell>
          <table:table-cell table:style-name="ce20" table:formula="of:=(IF(ISNUMBER(([.G52]-[.G51])/[.C52]); ([.G52]-[.G51])/[.C52]; &quot;— &quot;))" office:value-type="float" office:value="-0.75">
            <text:p>-0.8</text:p>
          </table:table-cell>
          <table:table-cell table:style-name="ce18" table:formula="of:=(IF(ISNUMBER(([.H52]-[.H51])/[.C52]); ([.H52]-[.H51])/[.C52]; &quot;— &quot;))" office:value-type="float" office:value="-1.25">
            <text:p>-1.3</text:p>
          </table:table-cell>
          <table:table-cell table:style-name="ce20" table:formula="of:=(IF(ISNUMBER(([.I52]-[.I51])/[.C52]); ([.I52]-[.I51])/[.C52]; &quot;— &quot;))" office:value-type="float" office:value="7.5">
            <text:p>7.5</text:p>
          </table:table-cell>
          <table:table-cell table:style-name="ce18" table:formula="of:=(IF(ISNUMBER(([.J52]-[.J51])/[.C52]); ([.J52]-[.J51])/[.C52]; &quot;— &quot;))" office:value-type="float" office:value="4.25">
            <text:p>4.3</text:p>
          </table:table-cell>
          <table:table-cell table:style-name="ce20" table:formula="of:=(IF(ISNUMBER(([.K52]-[.K51])/[.C52]); ([.K52]-[.K51])/[.C52]; &quot;— &quot;))" office:value-type="float" office:value="12.25">
            <text:p>12.3</text:p>
          </table:table-cell>
          <table:table-cell table:style-name="ce18" table:formula="of:=(IF(ISNUMBER(([.L52]-[.L51])/[.C52]); ([.L52]-[.L51])/[.C52]; &quot;— &quot;))" office:value-type="float" office:value="13">
            <text:p>13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4 Jul 2014 </text:p>
          </table:table-cell>
          <table:table-cell table:style-name="ce8" table:formula="of:=DAYS([.A53]; &quot;1 Jan 2014&quot;)" office:value-type="float" office:value="194">
            <text:p>194</text:p>
          </table:table-cell>
          <table:table-cell table:style-name="ce8" table:formula="of:=[.B53]-[.B52]" office:value-type="float" office:value="2">
            <text:p>2</text:p>
          </table:table-cell>
          <table:table-cell table:style-name="ce8"/>
          <table:table-cell office:value-type="float" office:value="982">
            <text:p>982</text:p>
          </table:table-cell>
          <table:table-cell office:value-type="float" office:value="613">
            <text:p>613</text:p>
          </table:table-cell>
          <table:table-cell table:style-name="ce16" office:value-type="float" office:value="411">
            <text:p>411</text:p>
          </table:table-cell>
          <table:table-cell office:value-type="float" office:value="310">
            <text:p>310</text:p>
          </table:table-cell>
          <table:table-cell table:style-name="ce16" office:value-type="float" office:value="174">
            <text:p>174</text:p>
          </table:table-cell>
          <table:table-cell office:value-type="float" office:value="106">
            <text:p>106</text:p>
          </table:table-cell>
          <table:table-cell table:style-name="ce16" office:value-type="float" office:value="397">
            <text:p>397</text:p>
          </table:table-cell>
          <table:table-cell office:value-type="float" office:value="197">
            <text:p>197</text:p>
          </table:table-cell>
          <table:table-cell/>
          <table:table-cell table:style-name="ce18" table:formula="of:=(IF(ISNUMBER(([.E53]-[.E52])/[.C53]); ([.E53]-[.E52])/[.C53]; &quot;— &quot;))" office:value-type="float" office:value="9">
            <text:p>9.0</text:p>
          </table:table-cell>
          <table:table-cell table:style-name="ce18" table:formula="of:=(IF(ISNUMBER(([.F53]-[.F52])/[.C53]); ([.F53]-[.F52])/[.C53]; &quot;— &quot;))" office:value-type="float" office:value="5">
            <text:p>5.0</text:p>
          </table:table-cell>
          <table:table-cell table:style-name="ce20" table:formula="of:=(IF(ISNUMBER(([.G53]-[.G52])/[.C53]); ([.G53]-[.G52])/[.C53]; &quot;— &quot;))" office:value-type="float" office:value="2.5">
            <text:p>2.5</text:p>
          </table:table-cell>
          <table:table-cell table:style-name="ce18" table:formula="of:=(IF(ISNUMBER(([.H53]-[.H52])/[.C53]); ([.H53]-[.H52])/[.C53]; &quot;— &quot;))" office:value-type="float" office:value="3">
            <text:p>3.0</text:p>
          </table:table-cell>
          <table:table-cell table:style-name="ce20" table:formula="of:=(IF(ISNUMBER(([.I53]-[.I52])/[.C53]); ([.I53]-[.I52])/[.C53]; &quot;— &quot;))" office:value-type="float" office:value="1">
            <text:p>1.0</text:p>
          </table:table-cell>
          <table:table-cell table:style-name="ce18" table:formula="of:=(IF(ISNUMBER(([.J53]-[.J52])/[.C53]); ([.J53]-[.J52])/[.C53]; &quot;— &quot;))" office:value-type="float" office:value="0.5">
            <text:p>0.5</text:p>
          </table:table-cell>
          <table:table-cell table:style-name="ce20" table:formula="of:=(IF(ISNUMBER(([.K53]-[.K52])/[.C53]); ([.K53]-[.K52])/[.C53]; &quot;— &quot;))" office:value-type="float" office:value="5.5">
            <text:p>5.5</text:p>
          </table:table-cell>
          <table:table-cell table:style-name="ce18" table:formula="of:=(IF(ISNUMBER(([.L53]-[.L52])/[.C53]); ([.L53]-[.L52])/[.C53]; &quot;— &quot;))" office:value-type="float" office:value="1.5">
            <text:p>1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7 Jul 2014 </text:p>
          </table:table-cell>
          <table:table-cell table:style-name="ce8" table:formula="of:=DAYS([.A54]; &quot;1 Jan 2014&quot;)" office:value-type="float" office:value="197">
            <text:p>197</text:p>
          </table:table-cell>
          <table:table-cell table:style-name="ce8" table:formula="of:=[.B54]-[.B53]" office:value-type="float" office:value="3">
            <text:p>3</text:p>
          </table:table-cell>
          <table:table-cell table:style-name="ce8"/>
          <table:table-cell office:value-type="float" office:value="1048">
            <text:p>1048</text:p>
          </table:table-cell>
          <table:table-cell office:value-type="float" office:value="632">
            <text:p>632</text:p>
          </table:table-cell>
          <table:table-cell table:style-name="ce16" office:value-type="float" office:value="410">
            <text:p>410</text:p>
          </table:table-cell>
          <table:table-cell office:value-type="float" office:value="310">
            <text:p>310</text:p>
          </table:table-cell>
          <table:table-cell table:style-name="ce16" office:value-type="float" office:value="196">
            <text:p>196</text:p>
          </table:table-cell>
          <table:table-cell office:value-type="float" office:value="116">
            <text:p>116</text:p>
          </table:table-cell>
          <table:table-cell table:style-name="ce16" office:value-type="float" office:value="442">
            <text:p>442</text:p>
          </table:table-cell>
          <table:table-cell office:value-type="float" office:value="206">
            <text:p>206</text:p>
          </table:table-cell>
          <table:table-cell/>
          <table:table-cell table:style-name="ce18" table:formula="of:=(IF(ISNUMBER(([.E54]-[.E53])/[.C54]); ([.E54]-[.E53])/[.C54]; &quot;— &quot;))" office:value-type="float" office:value="22">
            <text:p>22.0</text:p>
          </table:table-cell>
          <table:table-cell table:style-name="ce18" table:formula="of:=(IF(ISNUMBER(([.F54]-[.F53])/[.C54]); ([.F54]-[.F53])/[.C54]; &quot;— &quot;))" office:value-type="float" office:value="6.33333333333333">
            <text:p>6.3</text:p>
          </table:table-cell>
          <table:table-cell table:style-name="ce20" table:formula="of:=(IF(ISNUMBER(([.G54]-[.G53])/[.C54]); ([.G54]-[.G53])/[.C54]; &quot;— &quot;))" office:value-type="float" office:value="-0.333333333333333">
            <text:p>-0.3</text:p>
          </table:table-cell>
          <table:table-cell table:style-name="ce18" table:formula="of:=(IF(ISNUMBER(([.H54]-[.H53])/[.C54]); ([.H54]-[.H53])/[.C54]; &quot;— &quot;))" office:value-type="float" office:value="0">
            <text:p>0.0</text:p>
          </table:table-cell>
          <table:table-cell table:style-name="ce20" table:formula="of:=(IF(ISNUMBER(([.I54]-[.I53])/[.C54]); ([.I54]-[.I53])/[.C54]; &quot;— &quot;))" office:value-type="float" office:value="7.33333333333333">
            <text:p>7.3</text:p>
          </table:table-cell>
          <table:table-cell table:style-name="ce18" table:formula="of:=(IF(ISNUMBER(([.J54]-[.J53])/[.C54]); ([.J54]-[.J53])/[.C54]; &quot;— &quot;))" office:value-type="float" office:value="3.33333333333333">
            <text:p>3.3</text:p>
          </table:table-cell>
          <table:table-cell table:style-name="ce20" table:formula="of:=(IF(ISNUMBER(([.K54]-[.K53])/[.C54]); ([.K54]-[.K53])/[.C54]; &quot;— &quot;))" office:value-type="float" office:value="15">
            <text:p>15.0</text:p>
          </table:table-cell>
          <table:table-cell table:style-name="ce18" table:formula="of:=(IF(ISNUMBER(([.L54]-[.L53])/[.C54]); ([.L54]-[.L53])/[.C54]; &quot;— &quot;))" office:value-type="float" office:value="3">
            <text:p>3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0 Jul 2014 </text:p>
          </table:table-cell>
          <table:table-cell table:style-name="ce8" table:formula="of:=DAYS([.A55]; &quot;1 Jan 2014&quot;)" office:value-type="float" office:value="200">
            <text:p>200</text:p>
          </table:table-cell>
          <table:table-cell table:style-name="ce8" table:formula="of:=[.B55]-[.B54]" office:value-type="float" office:value="3">
            <text:p>3</text:p>
          </table:table-cell>
          <table:table-cell table:style-name="ce8"/>
          <table:table-cell office:value-type="float" office:value="1093">
            <text:p>1093</text:p>
          </table:table-cell>
          <table:table-cell office:value-type="float" office:value="660">
            <text:p>660</text:p>
          </table:table-cell>
          <table:table-cell table:style-name="ce16" office:value-type="float" office:value="415">
            <text:p>415</text:p>
          </table:table-cell>
          <table:table-cell office:value-type="float" office:value="314">
            <text:p>314</text:p>
          </table:table-cell>
          <table:table-cell table:style-name="ce16" office:value-type="float" office:value="224">
            <text:p>224</text:p>
          </table:table-cell>
          <table:table-cell office:value-type="float" office:value="127">
            <text:p>127</text:p>
          </table:table-cell>
          <table:table-cell table:style-name="ce16" office:value-type="float" office:value="454">
            <text:p>454</text:p>
          </table:table-cell>
          <table:table-cell office:value-type="float" office:value="219">
            <text:p>219</text:p>
          </table:table-cell>
          <table:table-cell/>
          <table:table-cell table:style-name="ce18" table:formula="of:=(IF(ISNUMBER(([.E55]-[.E54])/[.C55]); ([.E55]-[.E54])/[.C55]; &quot;— &quot;))" office:value-type="float" office:value="15">
            <text:p>15.0</text:p>
          </table:table-cell>
          <table:table-cell table:style-name="ce18" table:formula="of:=(IF(ISNUMBER(([.F55]-[.F54])/[.C55]); ([.F55]-[.F54])/[.C55]; &quot;— &quot;))" office:value-type="float" office:value="9.33333333333333">
            <text:p>9.3</text:p>
          </table:table-cell>
          <table:table-cell table:style-name="ce20" table:formula="of:=(IF(ISNUMBER(([.G55]-[.G54])/[.C55]); ([.G55]-[.G54])/[.C55]; &quot;— &quot;))" office:value-type="float" office:value="1.66666666666667">
            <text:p>1.7</text:p>
          </table:table-cell>
          <table:table-cell table:style-name="ce18" table:formula="of:=(IF(ISNUMBER(([.H55]-[.H54])/[.C55]); ([.H55]-[.H54])/[.C55]; &quot;— &quot;))" office:value-type="float" office:value="1.33333333333333">
            <text:p>1.3</text:p>
          </table:table-cell>
          <table:table-cell table:style-name="ce20" table:formula="of:=(IF(ISNUMBER(([.I55]-[.I54])/[.C55]); ([.I55]-[.I54])/[.C55]; &quot;— &quot;))" office:value-type="float" office:value="9.33333333333333">
            <text:p>9.3</text:p>
          </table:table-cell>
          <table:table-cell table:style-name="ce18" table:formula="of:=(IF(ISNUMBER(([.J55]-[.J54])/[.C55]); ([.J55]-[.J54])/[.C55]; &quot;— &quot;))" office:value-type="float" office:value="3.66666666666667">
            <text:p>3.7</text:p>
          </table:table-cell>
          <table:table-cell table:style-name="ce20" table:formula="of:=(IF(ISNUMBER(([.K55]-[.K54])/[.C55]); ([.K55]-[.K54])/[.C55]; &quot;— &quot;))" office:value-type="float" office:value="4">
            <text:p>4.0</text:p>
          </table:table-cell>
          <table:table-cell table:style-name="ce18" table:formula="of:=(IF(ISNUMBER(([.L55]-[.L54])/[.C55]); ([.L55]-[.L54])/[.C55]; &quot;— &quot;))" office:value-type="float" office:value="4.33333333333333">
            <text:p>4.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3 Jul 2014 </text:p>
          </table:table-cell>
          <table:table-cell table:style-name="ce8" table:formula="of:=DAYS([.A56]; &quot;1 Jan 2014&quot;)" office:value-type="float" office:value="203">
            <text:p>203</text:p>
          </table:table-cell>
          <table:table-cell table:style-name="ce8" table:formula="of:=[.B56]-[.B55]" office:value-type="float" office:value="3">
            <text:p>3</text:p>
          </table:table-cell>
          <table:table-cell table:style-name="ce8"/>
          <table:table-cell office:value-type="float" office:value="1201">
            <text:p>1201</text:p>
          </table:table-cell>
          <table:table-cell office:value-type="float" office:value="672">
            <text:p>672</text:p>
          </table:table-cell>
          <table:table-cell table:style-name="ce16" office:value-type="float" office:value="427">
            <text:p>427</text:p>
          </table:table-cell>
          <table:table-cell office:value-type="float" office:value="319">
            <text:p>319</text:p>
          </table:table-cell>
          <table:table-cell table:style-name="ce16" office:value-type="float" office:value="249">
            <text:p>249</text:p>
          </table:table-cell>
          <table:table-cell office:value-type="float" office:value="129">
            <text:p>129</text:p>
          </table:table-cell>
          <table:table-cell table:style-name="ce16" office:value-type="float" office:value="525">
            <text:p>525</text:p>
          </table:table-cell>
          <table:table-cell office:value-type="float" office:value="224">
            <text:p>224</text:p>
          </table:table-cell>
          <table:table-cell/>
          <table:table-cell table:style-name="ce18" table:formula="of:=(IF(ISNUMBER(([.E56]-[.E55])/[.C56]); ([.E56]-[.E55])/[.C56]; &quot;— &quot;))" office:value-type="float" office:value="36">
            <text:p>36.0</text:p>
          </table:table-cell>
          <table:table-cell table:style-name="ce18" table:formula="of:=(IF(ISNUMBER(([.F56]-[.F55])/[.C56]); ([.F56]-[.F55])/[.C56]; &quot;— &quot;))" office:value-type="float" office:value="4">
            <text:p>4.0</text:p>
          </table:table-cell>
          <table:table-cell table:style-name="ce20" table:formula="of:=(IF(ISNUMBER(([.G56]-[.G55])/[.C56]); ([.G56]-[.G55])/[.C56]; &quot;— &quot;))" office:value-type="float" office:value="4">
            <text:p>4.0</text:p>
          </table:table-cell>
          <table:table-cell table:style-name="ce18" table:formula="of:=(IF(ISNUMBER(([.H56]-[.H55])/[.C56]); ([.H56]-[.H55])/[.C56]; &quot;— &quot;))" office:value-type="float" office:value="1.66666666666667">
            <text:p>1.7</text:p>
          </table:table-cell>
          <table:table-cell table:style-name="ce20" table:formula="of:=(IF(ISNUMBER(([.I56]-[.I55])/[.C56]); ([.I56]-[.I55])/[.C56]; &quot;— &quot;))" office:value-type="float" office:value="8.33333333333333">
            <text:p>8.3</text:p>
          </table:table-cell>
          <table:table-cell table:style-name="ce18" table:formula="of:=(IF(ISNUMBER(([.J56]-[.J55])/[.C56]); ([.J56]-[.J55])/[.C56]; &quot;— &quot;))" office:value-type="float" office:value="0.666666666666667">
            <text:p>0.7</text:p>
          </table:table-cell>
          <table:table-cell table:style-name="ce20" table:formula="of:=(IF(ISNUMBER(([.K56]-[.K55])/[.C56]); ([.K56]-[.K55])/[.C56]; &quot;— &quot;))" office:value-type="float" office:value="23.6666666666667">
            <text:p>23.7</text:p>
          </table:table-cell>
          <table:table-cell table:style-name="ce18" table:formula="of:=(IF(ISNUMBER(([.L56]-[.L55])/[.C56]); ([.L56]-[.L55])/[.C56]; &quot;— &quot;))" office:value-type="float" office:value="1.66666666666667">
            <text:p>1.7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7 Jul 2014 </text:p>
          </table:table-cell>
          <table:table-cell table:style-name="ce8" table:formula="of:=DAYS([.A57]; &quot;1 Jan 2014&quot;)" office:value-type="float" office:value="207">
            <text:p>207</text:p>
          </table:table-cell>
          <table:table-cell table:style-name="ce8" table:formula="of:=[.B57]-[.B56]" office:value-type="float" office:value="4">
            <text:p>4</text:p>
          </table:table-cell>
          <table:table-cell table:style-name="ce8"/>
          <table:table-cell office:value-type="float" office:value="1323">
            <text:p>1323</text:p>
          </table:table-cell>
          <table:table-cell office:value-type="float" office:value="729">
            <text:p>729</text:p>
          </table:table-cell>
          <table:table-cell table:style-name="ce16" office:value-type="float" office:value="460">
            <text:p>460</text:p>
          </table:table-cell>
          <table:table-cell office:value-type="float" office:value="339">
            <text:p>339</text:p>
          </table:table-cell>
          <table:table-cell table:style-name="ce16" office:value-type="float" office:value="329">
            <text:p>329</text:p>
          </table:table-cell>
          <table:table-cell office:value-type="float" office:value="156">
            <text:p>156</text:p>
          </table:table-cell>
          <table:table-cell table:style-name="ce16" office:value-type="float" office:value="533">
            <text:p>533</text:p>
          </table:table-cell>
          <table:table-cell office:value-type="float" office:value="233">
            <text:p>233</text:p>
          </table:table-cell>
          <table:table-cell/>
          <table:table-cell table:style-name="ce18" table:formula="of:=(IF(ISNUMBER(([.E57]-[.E56])/[.C57]); ([.E57]-[.E56])/[.C57]; &quot;— &quot;))" office:value-type="float" office:value="30.5">
            <text:p>30.5</text:p>
          </table:table-cell>
          <table:table-cell table:style-name="ce18" table:formula="of:=(IF(ISNUMBER(([.F57]-[.F56])/[.C57]); ([.F57]-[.F56])/[.C57]; &quot;— &quot;))" office:value-type="float" office:value="14.25">
            <text:p>14.3</text:p>
          </table:table-cell>
          <table:table-cell table:style-name="ce20" table:formula="of:=(IF(ISNUMBER(([.G57]-[.G56])/[.C57]); ([.G57]-[.G56])/[.C57]; &quot;— &quot;))" office:value-type="float" office:value="8.25">
            <text:p>8.3</text:p>
          </table:table-cell>
          <table:table-cell table:style-name="ce18" table:formula="of:=(IF(ISNUMBER(([.H57]-[.H56])/[.C57]); ([.H57]-[.H56])/[.C57]; &quot;— &quot;))" office:value-type="float" office:value="5">
            <text:p>5.0</text:p>
          </table:table-cell>
          <table:table-cell table:style-name="ce20" table:formula="of:=(IF(ISNUMBER(([.I57]-[.I56])/[.C57]); ([.I57]-[.I56])/[.C57]; &quot;— &quot;))" office:value-type="float" office:value="20">
            <text:p>20.0</text:p>
          </table:table-cell>
          <table:table-cell table:style-name="ce18" table:formula="of:=(IF(ISNUMBER(([.J57]-[.J56])/[.C57]); ([.J57]-[.J56])/[.C57]; &quot;— &quot;))" office:value-type="float" office:value="6.75">
            <text:p>6.8</text:p>
          </table:table-cell>
          <table:table-cell table:style-name="ce20" table:formula="of:=(IF(ISNUMBER(([.K57]-[.K56])/[.C57]); ([.K57]-[.K56])/[.C57]; &quot;— &quot;))" office:value-type="float" office:value="2">
            <text:p>2.0</text:p>
          </table:table-cell>
          <table:table-cell table:style-name="ce18" table:formula="of:=(IF(ISNUMBER(([.L57]-[.L56])/[.C57]); ([.L57]-[.L56])/[.C57]; &quot;— &quot;))" office:value-type="float" office:value="2.25">
            <text:p>2.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0 Jul 2014 </text:p>
          </table:table-cell>
          <table:table-cell table:style-name="ce8" table:formula="of:=DAYS([.A58]; &quot;1 Jan 2014&quot;)" office:value-type="float" office:value="210">
            <text:p>210</text:p>
          </table:table-cell>
          <table:table-cell table:style-name="ce8" table:formula="of:=[.B58]-[.B57]" office:value-type="float" office:value="3">
            <text:p>3</text:p>
          </table:table-cell>
          <table:table-cell table:style-name="ce8"/>
          <table:table-cell office:value-type="float" office:value="1440">
            <text:p>1440</text:p>
          </table:table-cell>
          <table:table-cell office:value-type="float" office:value="826">
            <text:p>826</text:p>
          </table:table-cell>
          <table:table-cell table:style-name="ce16" office:value-type="float" office:value="472">
            <text:p>472</text:p>
          </table:table-cell>
          <table:table-cell office:value-type="float" office:value="346">
            <text:p>346</text:p>
          </table:table-cell>
          <table:table-cell table:style-name="ce16" office:value-type="float" office:value="391">
            <text:p>391</text:p>
          </table:table-cell>
          <table:table-cell office:value-type="float" office:value="227">
            <text:p>227</text:p>
          </table:table-cell>
          <table:table-cell table:style-name="ce16" office:value-type="float" office:value="574">
            <text:p>574</text:p>
          </table:table-cell>
          <table:table-cell office:value-type="float" office:value="252">
            <text:p>252</text:p>
          </table:table-cell>
          <table:table-cell/>
          <table:table-cell table:style-name="ce18" table:formula="of:=(IF(ISNUMBER(([.E58]-[.E57])/[.C58]); ([.E58]-[.E57])/[.C58]; &quot;— &quot;))" office:value-type="float" office:value="39">
            <text:p>39.0</text:p>
          </table:table-cell>
          <table:table-cell table:style-name="ce18" table:formula="of:=(IF(ISNUMBER(([.F58]-[.F57])/[.C58]); ([.F58]-[.F57])/[.C58]; &quot;— &quot;))" office:value-type="float" office:value="32.3333333333333">
            <text:p>32.3</text:p>
          </table:table-cell>
          <table:table-cell table:style-name="ce20" table:formula="of:=(IF(ISNUMBER(([.G58]-[.G57])/[.C58]); ([.G58]-[.G57])/[.C58]; &quot;— &quot;))" office:value-type="float" office:value="4">
            <text:p>4.0</text:p>
          </table:table-cell>
          <table:table-cell table:style-name="ce18" table:formula="of:=(IF(ISNUMBER(([.H58]-[.H57])/[.C58]); ([.H58]-[.H57])/[.C58]; &quot;— &quot;))" office:value-type="float" office:value="2.33333333333333">
            <text:p>2.3</text:p>
          </table:table-cell>
          <table:table-cell table:style-name="ce20" table:formula="of:=(IF(ISNUMBER(([.I58]-[.I57])/[.C58]); ([.I58]-[.I57])/[.C58]; &quot;— &quot;))" office:value-type="float" office:value="20.6666666666667">
            <text:p>20.7</text:p>
          </table:table-cell>
          <table:table-cell table:style-name="ce18" table:formula="of:=(IF(ISNUMBER(([.J58]-[.J57])/[.C58]); ([.J58]-[.J57])/[.C58]; &quot;— &quot;))" office:value-type="float" office:value="23.6666666666667">
            <text:p>23.7</text:p>
          </table:table-cell>
          <table:table-cell table:style-name="ce20" table:formula="of:=(IF(ISNUMBER(([.K58]-[.K57])/[.C58]); ([.K58]-[.K57])/[.C58]; &quot;— &quot;))" office:value-type="float" office:value="13.6666666666667">
            <text:p>13.7</text:p>
          </table:table-cell>
          <table:table-cell table:style-name="ce18" table:formula="of:=(IF(ISNUMBER(([.L58]-[.L57])/[.C58]); ([.L58]-[.L57])/[.C58]; &quot;— &quot;))" office:value-type="float" office:value="6.33333333333333">
            <text:p>6.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 Aug 2014 </text:p>
          </table:table-cell>
          <table:table-cell table:style-name="ce8" table:formula="of:=DAYS([.A59]; &quot;1 Jan 2014&quot;)" office:value-type="float" office:value="212">
            <text:p>212</text:p>
          </table:table-cell>
          <table:table-cell table:style-name="ce8" table:formula="of:=[.B59]-[.B58]" office:value-type="float" office:value="2">
            <text:p>2</text:p>
          </table:table-cell>
          <table:table-cell table:style-name="ce8"/>
          <table:table-cell office:value-type="float" office:value="1603">
            <text:p>1603</text:p>
          </table:table-cell>
          <table:table-cell office:value-type="float" office:value="887">
            <text:p>887</text:p>
          </table:table-cell>
          <table:table-cell table:style-name="ce16" office:value-type="float" office:value="485">
            <text:p>485</text:p>
          </table:table-cell>
          <table:table-cell office:value-type="float" office:value="358">
            <text:p>358</text:p>
          </table:table-cell>
          <table:table-cell table:style-name="ce16" office:value-type="float" office:value="468">
            <text:p>468</text:p>
          </table:table-cell>
          <table:table-cell office:value-type="float" office:value="255">
            <text:p>255</text:p>
          </table:table-cell>
          <table:table-cell table:style-name="ce16" office:value-type="float" office:value="646">
            <text:p>646</text:p>
          </table:table-cell>
          <table:table-cell office:value-type="float" office:value="273">
            <text:p>273</text:p>
          </table:table-cell>
          <table:table-cell/>
          <table:table-cell table:style-name="ce18" table:formula="of:=(IF(ISNUMBER(([.E59]-[.E58])/[.C59]); ([.E59]-[.E58])/[.C59]; &quot;— &quot;))" office:value-type="float" office:value="81.5">
            <text:p>81.5</text:p>
          </table:table-cell>
          <table:table-cell table:style-name="ce18" table:formula="of:=(IF(ISNUMBER(([.F59]-[.F58])/[.C59]); ([.F59]-[.F58])/[.C59]; &quot;— &quot;))" office:value-type="float" office:value="30.5">
            <text:p>30.5</text:p>
          </table:table-cell>
          <table:table-cell table:style-name="ce20" table:formula="of:=(IF(ISNUMBER(([.G59]-[.G58])/[.C59]); ([.G59]-[.G58])/[.C59]; &quot;— &quot;))" office:value-type="float" office:value="6.5">
            <text:p>6.5</text:p>
          </table:table-cell>
          <table:table-cell table:style-name="ce18" table:formula="of:=(IF(ISNUMBER(([.H59]-[.H58])/[.C59]); ([.H59]-[.H58])/[.C59]; &quot;— &quot;))" office:value-type="float" office:value="6">
            <text:p>6.0</text:p>
          </table:table-cell>
          <table:table-cell table:style-name="ce20" table:formula="of:=(IF(ISNUMBER(([.I59]-[.I58])/[.C59]); ([.I59]-[.I58])/[.C59]; &quot;— &quot;))" office:value-type="float" office:value="38.5">
            <text:p>38.5</text:p>
          </table:table-cell>
          <table:table-cell table:style-name="ce18" table:formula="of:=(IF(ISNUMBER(([.J59]-[.J58])/[.C59]); ([.J59]-[.J58])/[.C59]; &quot;— &quot;))" office:value-type="float" office:value="14">
            <text:p>14.0</text:p>
          </table:table-cell>
          <table:table-cell table:style-name="ce20" table:formula="of:=(IF(ISNUMBER(([.K59]-[.K58])/[.C59]); ([.K59]-[.K58])/[.C59]; &quot;— &quot;))" office:value-type="float" office:value="36">
            <text:p>36.0</text:p>
          </table:table-cell>
          <table:table-cell table:style-name="ce18" table:formula="of:=(IF(ISNUMBER(([.L59]-[.L58])/[.C59]); ([.L59]-[.L58])/[.C59]; &quot;— &quot;))" office:value-type="float" office:value="10.5">
            <text:p>10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4 Aug 2014 </text:p>
          </table:table-cell>
          <table:table-cell table:style-name="ce8" table:formula="of:=DAYS([.A60]; &quot;1 Jan 2014&quot;)" office:value-type="float" office:value="215">
            <text:p>215</text:p>
          </table:table-cell>
          <table:table-cell table:style-name="ce8" table:formula="of:=[.B60]-[.B59]" office:value-type="float" office:value="3">
            <text:p>3</text:p>
          </table:table-cell>
          <table:table-cell table:style-name="ce8"/>
          <table:table-cell office:value-type="float" office:value="1711">
            <text:p>1711</text:p>
          </table:table-cell>
          <table:table-cell office:value-type="float" office:value="932">
            <text:p>932</text:p>
          </table:table-cell>
          <table:table-cell table:style-name="ce16" office:value-type="float" office:value="495">
            <text:p>495</text:p>
          </table:table-cell>
          <table:table-cell office:value-type="float" office:value="363">
            <text:p>363</text:p>
          </table:table-cell>
          <table:table-cell table:style-name="ce16" office:value-type="float" office:value="516">
            <text:p>516</text:p>
          </table:table-cell>
          <table:table-cell office:value-type="float" office:value="282">
            <text:p>282</text:p>
          </table:table-cell>
          <table:table-cell table:style-name="ce16" office:value-type="float" office:value="691">
            <text:p>691</text:p>
          </table:table-cell>
          <table:table-cell office:value-type="float" office:value="286">
            <text:p>286</text:p>
          </table:table-cell>
          <table:table-cell/>
          <table:table-cell table:style-name="ce18" table:formula="of:=(IF(ISNUMBER(([.E60]-[.E59])/[.C60]); ([.E60]-[.E59])/[.C60]; &quot;— &quot;))" office:value-type="float" office:value="36">
            <text:p>36.0</text:p>
          </table:table-cell>
          <table:table-cell table:style-name="ce18" table:formula="of:=(IF(ISNUMBER(([.F60]-[.F59])/[.C60]); ([.F60]-[.F59])/[.C60]; &quot;— &quot;))" office:value-type="float" office:value="15">
            <text:p>15.0</text:p>
          </table:table-cell>
          <table:table-cell table:style-name="ce20" table:formula="of:=(IF(ISNUMBER(([.G60]-[.G59])/[.C60]); ([.G60]-[.G59])/[.C60]; &quot;— &quot;))" office:value-type="float" office:value="3.33333333333333">
            <text:p>3.3</text:p>
          </table:table-cell>
          <table:table-cell table:style-name="ce18" table:formula="of:=(IF(ISNUMBER(([.H60]-[.H59])/[.C60]); ([.H60]-[.H59])/[.C60]; &quot;— &quot;))" office:value-type="float" office:value="1.66666666666667">
            <text:p>1.7</text:p>
          </table:table-cell>
          <table:table-cell table:style-name="ce20" table:formula="of:=(IF(ISNUMBER(([.I60]-[.I59])/[.C60]); ([.I60]-[.I59])/[.C60]; &quot;— &quot;))" office:value-type="float" office:value="16">
            <text:p>16.0</text:p>
          </table:table-cell>
          <table:table-cell table:style-name="ce18" table:formula="of:=(IF(ISNUMBER(([.J60]-[.J59])/[.C60]); ([.J60]-[.J59])/[.C60]; &quot;— &quot;))" office:value-type="float" office:value="9">
            <text:p>9.0</text:p>
          </table:table-cell>
          <table:table-cell table:style-name="ce20" table:formula="of:=(IF(ISNUMBER(([.K60]-[.K59])/[.C60]); ([.K60]-[.K59])/[.C60]; &quot;— &quot;))" office:value-type="float" office:value="15">
            <text:p>15.0</text:p>
          </table:table-cell>
          <table:table-cell table:style-name="ce18" table:formula="of:=(IF(ISNUMBER(([.L60]-[.L59])/[.C60]); ([.L60]-[.L59])/[.C60]; &quot;— &quot;))" office:value-type="float" office:value="4.33333333333333">
            <text:p>4.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6 Aug 2014 </text:p>
          </table:table-cell>
          <table:table-cell table:style-name="ce8" table:formula="of:=DAYS([.A61]; &quot;1 Jan 2014&quot;)" office:value-type="float" office:value="217">
            <text:p>217</text:p>
          </table:table-cell>
          <table:table-cell table:style-name="ce8" table:formula="of:=[.B61]-[.B60]" office:value-type="float" office:value="2">
            <text:p>2</text:p>
          </table:table-cell>
          <table:table-cell table:style-name="ce8"/>
          <table:table-cell office:value-type="float" office:value="1779">
            <text:p>1779</text:p>
          </table:table-cell>
          <table:table-cell office:value-type="float" office:value="961">
            <text:p>961</text:p>
          </table:table-cell>
          <table:table-cell table:style-name="ce16" office:value-type="float" office:value="495">
            <text:p>495</text:p>
          </table:table-cell>
          <table:table-cell office:value-type="float" office:value="367">
            <text:p>367</text:p>
          </table:table-cell>
          <table:table-cell table:style-name="ce16" office:value-type="float" office:value="554">
            <text:p>554</text:p>
          </table:table-cell>
          <table:table-cell office:value-type="float" office:value="294">
            <text:p>294</text:p>
          </table:table-cell>
          <table:table-cell table:style-name="ce16" office:value-type="float" office:value="717">
            <text:p>717</text:p>
          </table:table-cell>
          <table:table-cell office:value-type="float" office:value="298">
            <text:p>298</text:p>
          </table:table-cell>
          <table:table-cell/>
          <table:table-cell table:style-name="ce18" table:formula="of:=(IF(ISNUMBER(([.E61]-[.E60])/[.C61]); ([.E61]-[.E60])/[.C61]; &quot;— &quot;))" office:value-type="float" office:value="34">
            <text:p>34.0</text:p>
          </table:table-cell>
          <table:table-cell table:style-name="ce18" table:formula="of:=(IF(ISNUMBER(([.F61]-[.F60])/[.C61]); ([.F61]-[.F60])/[.C61]; &quot;— &quot;))" office:value-type="float" office:value="14.5">
            <text:p>14.5</text:p>
          </table:table-cell>
          <table:table-cell table:style-name="ce20" table:formula="of:=(IF(ISNUMBER(([.G61]-[.G60])/[.C61]); ([.G61]-[.G60])/[.C61]; &quot;— &quot;))" office:value-type="float" office:value="0">
            <text:p>0.0</text:p>
          </table:table-cell>
          <table:table-cell table:style-name="ce18" table:formula="of:=(IF(ISNUMBER(([.H61]-[.H60])/[.C61]); ([.H61]-[.H60])/[.C61]; &quot;— &quot;))" office:value-type="float" office:value="2">
            <text:p>2.0</text:p>
          </table:table-cell>
          <table:table-cell table:style-name="ce20" table:formula="of:=(IF(ISNUMBER(([.I61]-[.I60])/[.C61]); ([.I61]-[.I60])/[.C61]; &quot;— &quot;))" office:value-type="float" office:value="19">
            <text:p>19.0</text:p>
          </table:table-cell>
          <table:table-cell table:style-name="ce18" table:formula="of:=(IF(ISNUMBER(([.J61]-[.J60])/[.C61]); ([.J61]-[.J60])/[.C61]; &quot;— &quot;))" office:value-type="float" office:value="6">
            <text:p>6.0</text:p>
          </table:table-cell>
          <table:table-cell table:style-name="ce20" table:formula="of:=(IF(ISNUMBER(([.K61]-[.K60])/[.C61]); ([.K61]-[.K60])/[.C61]; &quot;— &quot;))" office:value-type="float" office:value="13">
            <text:p>13.0</text:p>
          </table:table-cell>
          <table:table-cell table:style-name="ce18" table:formula="of:=(IF(ISNUMBER(([.L61]-[.L60])/[.C61]); ([.L61]-[.L60])/[.C61]; &quot;— &quot;))" office:value-type="float" office:value="6">
            <text:p>6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9 Aug 2014 </text:p>
          </table:table-cell>
          <table:table-cell table:style-name="ce8" table:formula="of:=DAYS([.A62]; &quot;1 Jan 2014&quot;)" office:value-type="float" office:value="220">
            <text:p>220</text:p>
          </table:table-cell>
          <table:table-cell table:style-name="ce8" table:formula="of:=[.B62]-[.B61]" office:value-type="float" office:value="3">
            <text:p>3</text:p>
          </table:table-cell>
          <table:table-cell table:style-name="ce8"/>
          <table:table-cell office:value-type="float" office:value="1848">
            <text:p>1848</text:p>
          </table:table-cell>
          <table:table-cell office:value-type="float" office:value="1013">
            <text:p>1013</text:p>
          </table:table-cell>
          <table:table-cell table:style-name="ce16" office:value-type="float" office:value="506">
            <text:p>506</text:p>
          </table:table-cell>
          <table:table-cell office:value-type="float" office:value="373">
            <text:p>373</text:p>
          </table:table-cell>
          <table:table-cell table:style-name="ce16" office:value-type="float" office:value="599">
            <text:p>599</text:p>
          </table:table-cell>
          <table:table-cell office:value-type="float" office:value="323">
            <text:p>323</text:p>
          </table:table-cell>
          <table:table-cell table:style-name="ce16" office:value-type="float" office:value="730">
            <text:p>730</text:p>
          </table:table-cell>
          <table:table-cell office:value-type="float" office:value="315">
            <text:p>315</text:p>
          </table:table-cell>
          <table:table-cell/>
          <table:table-cell table:style-name="ce18" table:formula="of:=(IF(ISNUMBER(([.E62]-[.E61])/[.C62]); ([.E62]-[.E61])/[.C62]; &quot;— &quot;))" office:value-type="float" office:value="23">
            <text:p>23.0</text:p>
          </table:table-cell>
          <table:table-cell table:style-name="ce18" table:formula="of:=(IF(ISNUMBER(([.F62]-[.F61])/[.C62]); ([.F62]-[.F61])/[.C62]; &quot;— &quot;))" office:value-type="float" office:value="17.3333333333333">
            <text:p>17.3</text:p>
          </table:table-cell>
          <table:table-cell table:style-name="ce20" table:formula="of:=(IF(ISNUMBER(([.G62]-[.G61])/[.C62]); ([.G62]-[.G61])/[.C62]; &quot;— &quot;))" office:value-type="float" office:value="3.66666666666667">
            <text:p>3.7</text:p>
          </table:table-cell>
          <table:table-cell table:style-name="ce18" table:formula="of:=(IF(ISNUMBER(([.H62]-[.H61])/[.C62]); ([.H62]-[.H61])/[.C62]; &quot;— &quot;))" office:value-type="float" office:value="2">
            <text:p>2.0</text:p>
          </table:table-cell>
          <table:table-cell table:style-name="ce20" table:formula="of:=(IF(ISNUMBER(([.I62]-[.I61])/[.C62]); ([.I62]-[.I61])/[.C62]; &quot;— &quot;))" office:value-type="float" office:value="15">
            <text:p>15.0</text:p>
          </table:table-cell>
          <table:table-cell table:style-name="ce18" table:formula="of:=(IF(ISNUMBER(([.J62]-[.J61])/[.C62]); ([.J62]-[.J61])/[.C62]; &quot;— &quot;))" office:value-type="float" office:value="9.66666666666667">
            <text:p>9.7</text:p>
          </table:table-cell>
          <table:table-cell table:style-name="ce20" table:formula="of:=(IF(ISNUMBER(([.K62]-[.K61])/[.C62]); ([.K62]-[.K61])/[.C62]; &quot;— &quot;))" office:value-type="float" office:value="4.33333333333333">
            <text:p>4.3</text:p>
          </table:table-cell>
          <table:table-cell table:style-name="ce18" table:formula="of:=(IF(ISNUMBER(([.L62]-[.L61])/[.C62]); ([.L62]-[.L61])/[.C62]; &quot;— &quot;))" office:value-type="float" office:value="5.66666666666667">
            <text:p>5.7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1 Aug 2014 </text:p>
          </table:table-cell>
          <table:table-cell table:style-name="ce8" table:formula="of:=DAYS([.A63]; &quot;1 Jan 2014&quot;)" office:value-type="float" office:value="222">
            <text:p>222</text:p>
          </table:table-cell>
          <table:table-cell table:style-name="ce8" table:formula="of:=[.B63]-[.B62]" office:value-type="float" office:value="2">
            <text:p>2</text:p>
          </table:table-cell>
          <table:table-cell table:style-name="ce8"/>
          <table:table-cell office:value-type="float" office:value="1975">
            <text:p>1975</text:p>
          </table:table-cell>
          <table:table-cell office:value-type="float" office:value="1069">
            <text:p>1069</text:p>
          </table:table-cell>
          <table:table-cell table:style-name="ce16" office:value-type="float" office:value="510">
            <text:p>510</text:p>
          </table:table-cell>
          <table:table-cell office:value-type="float" office:value="377">
            <text:p>377</text:p>
          </table:table-cell>
          <table:table-cell table:style-name="ce16" office:value-type="float" office:value="670">
            <text:p>670</text:p>
          </table:table-cell>
          <table:table-cell office:value-type="float" office:value="355">
            <text:p>355</text:p>
          </table:table-cell>
          <table:table-cell table:style-name="ce16" office:value-type="float" office:value="783">
            <text:p>783</text:p>
          </table:table-cell>
          <table:table-cell office:value-type="float" office:value="334">
            <text:p>334</text:p>
          </table:table-cell>
          <table:table-cell/>
          <table:table-cell table:style-name="ce18" table:formula="of:=(IF(ISNUMBER(([.E63]-[.E62])/[.C63]); ([.E63]-[.E62])/[.C63]; &quot;— &quot;))" office:value-type="float" office:value="63.5">
            <text:p>63.5</text:p>
          </table:table-cell>
          <table:table-cell table:style-name="ce18" table:formula="of:=(IF(ISNUMBER(([.F63]-[.F62])/[.C63]); ([.F63]-[.F62])/[.C63]; &quot;— &quot;))" office:value-type="float" office:value="28">
            <text:p>28.0</text:p>
          </table:table-cell>
          <table:table-cell table:style-name="ce20" table:formula="of:=(IF(ISNUMBER(([.G63]-[.G62])/[.C63]); ([.G63]-[.G62])/[.C63]; &quot;— &quot;))" office:value-type="float" office:value="2">
            <text:p>2.0</text:p>
          </table:table-cell>
          <table:table-cell table:style-name="ce18" table:formula="of:=(IF(ISNUMBER(([.H63]-[.H62])/[.C63]); ([.H63]-[.H62])/[.C63]; &quot;— &quot;))" office:value-type="float" office:value="2">
            <text:p>2.0</text:p>
          </table:table-cell>
          <table:table-cell table:style-name="ce20" table:formula="of:=(IF(ISNUMBER(([.I63]-[.I62])/[.C63]); ([.I63]-[.I62])/[.C63]; &quot;— &quot;))" office:value-type="float" office:value="35.5">
            <text:p>35.5</text:p>
          </table:table-cell>
          <table:table-cell table:style-name="ce18" table:formula="of:=(IF(ISNUMBER(([.J63]-[.J62])/[.C63]); ([.J63]-[.J62])/[.C63]; &quot;— &quot;))" office:value-type="float" office:value="16">
            <text:p>16.0</text:p>
          </table:table-cell>
          <table:table-cell table:style-name="ce20" table:formula="of:=(IF(ISNUMBER(([.K63]-[.K62])/[.C63]); ([.K63]-[.K62])/[.C63]; &quot;— &quot;))" office:value-type="float" office:value="26.5">
            <text:p>26.5</text:p>
          </table:table-cell>
          <table:table-cell table:style-name="ce18" table:formula="of:=(IF(ISNUMBER(([.L63]-[.L62])/[.C63]); ([.L63]-[.L62])/[.C63]; &quot;— &quot;))" office:value-type="float" office:value="9.5">
            <text:p>9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3 Aug 2014 </text:p>
          </table:table-cell>
          <table:table-cell table:style-name="ce8" table:formula="of:=DAYS([.A64]; &quot;1 Jan 2014&quot;)" office:value-type="float" office:value="224">
            <text:p>224</text:p>
          </table:table-cell>
          <table:table-cell table:style-name="ce8" table:formula="of:=[.B64]-[.B63]" office:value-type="float" office:value="2">
            <text:p>2</text:p>
          </table:table-cell>
          <table:table-cell table:style-name="ce8"/>
          <table:table-cell office:value-type="float" office:value="2127">
            <text:p>2127</text:p>
          </table:table-cell>
          <table:table-cell office:value-type="float" office:value="1145">
            <text:p>1145</text:p>
          </table:table-cell>
          <table:table-cell table:style-name="ce16" office:value-type="float" office:value="519">
            <text:p>519</text:p>
          </table:table-cell>
          <table:table-cell office:value-type="float" office:value="380">
            <text:p>380</text:p>
          </table:table-cell>
          <table:table-cell table:style-name="ce16" office:value-type="float" office:value="786">
            <text:p>786</text:p>
          </table:table-cell>
          <table:table-cell office:value-type="float" office:value="413">
            <text:p>413</text:p>
          </table:table-cell>
          <table:table-cell table:style-name="ce16" office:value-type="float" office:value="810">
            <text:p>810</text:p>
          </table:table-cell>
          <table:table-cell office:value-type="float" office:value="348">
            <text:p>348</text:p>
          </table:table-cell>
          <table:table-cell/>
          <table:table-cell table:style-name="ce18" table:formula="of:=(IF(ISNUMBER(([.E64]-[.E63])/[.C64]); ([.E64]-[.E63])/[.C64]; &quot;— &quot;))" office:value-type="float" office:value="76">
            <text:p>76.0</text:p>
          </table:table-cell>
          <table:table-cell table:style-name="ce18" table:formula="of:=(IF(ISNUMBER(([.F64]-[.F63])/[.C64]); ([.F64]-[.F63])/[.C64]; &quot;— &quot;))" office:value-type="float" office:value="38">
            <text:p>38.0</text:p>
          </table:table-cell>
          <table:table-cell table:style-name="ce20" table:formula="of:=(IF(ISNUMBER(([.G64]-[.G63])/[.C64]); ([.G64]-[.G63])/[.C64]; &quot;— &quot;))" office:value-type="float" office:value="4.5">
            <text:p>4.5</text:p>
          </table:table-cell>
          <table:table-cell table:style-name="ce18" table:formula="of:=(IF(ISNUMBER(([.H64]-[.H63])/[.C64]); ([.H64]-[.H63])/[.C64]; &quot;— &quot;))" office:value-type="float" office:value="1.5">
            <text:p>1.5</text:p>
          </table:table-cell>
          <table:table-cell table:style-name="ce20" table:formula="of:=(IF(ISNUMBER(([.I64]-[.I63])/[.C64]); ([.I64]-[.I63])/[.C64]; &quot;— &quot;))" office:value-type="float" office:value="58">
            <text:p>58.0</text:p>
          </table:table-cell>
          <table:table-cell table:style-name="ce18" table:formula="of:=(IF(ISNUMBER(([.J64]-[.J63])/[.C64]); ([.J64]-[.J63])/[.C64]; &quot;— &quot;))" office:value-type="float" office:value="29">
            <text:p>29.0</text:p>
          </table:table-cell>
          <table:table-cell table:style-name="ce20" table:formula="of:=(IF(ISNUMBER(([.K64]-[.K63])/[.C64]); ([.K64]-[.K63])/[.C64]; &quot;— &quot;))" office:value-type="float" office:value="13.5">
            <text:p>13.5</text:p>
          </table:table-cell>
          <table:table-cell table:style-name="ce18" table:formula="of:=(IF(ISNUMBER(([.L64]-[.L63])/[.C64]); ([.L64]-[.L63])/[.C64]; &quot;— &quot;))" office:value-type="float" office:value="7">
            <text:p>7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6 Aug 2014 </text:p>
          </table:table-cell>
          <table:table-cell table:style-name="ce8" table:formula="of:=DAYS([.A65]; &quot;1 Jan 2014&quot;)" office:value-type="float" office:value="227">
            <text:p>227</text:p>
          </table:table-cell>
          <table:table-cell table:style-name="ce8" table:formula="of:=[.B65]-[.B64]" office:value-type="float" office:value="3">
            <text:p>3</text:p>
          </table:table-cell>
          <table:table-cell table:style-name="ce8"/>
          <table:table-cell office:value-type="float" office:value="2240">
            <text:p>2240</text:p>
          </table:table-cell>
          <table:table-cell office:value-type="float" office:value="1229">
            <text:p>1229</text:p>
          </table:table-cell>
          <table:table-cell table:style-name="ce16" office:value-type="float" office:value="543">
            <text:p>543</text:p>
          </table:table-cell>
          <table:table-cell office:value-type="float" office:value="394">
            <text:p>394</text:p>
          </table:table-cell>
          <table:table-cell table:style-name="ce16" office:value-type="float" office:value="834">
            <text:p>834</text:p>
          </table:table-cell>
          <table:table-cell office:value-type="float" office:value="466">
            <text:p>466</text:p>
          </table:table-cell>
          <table:table-cell table:style-name="ce16" office:value-type="float" office:value="848">
            <text:p>848</text:p>
          </table:table-cell>
          <table:table-cell office:value-type="float" office:value="365">
            <text:p>365</text:p>
          </table:table-cell>
          <table:table-cell/>
          <table:table-cell table:style-name="ce18" table:formula="of:=(IF(ISNUMBER(([.E65]-[.E64])/[.C65]); ([.E65]-[.E64])/[.C65]; &quot;— &quot;))" office:value-type="float" office:value="37.6666666666667">
            <text:p>37.7</text:p>
          </table:table-cell>
          <table:table-cell table:style-name="ce18" table:formula="of:=(IF(ISNUMBER(([.F65]-[.F64])/[.C65]); ([.F65]-[.F64])/[.C65]; &quot;— &quot;))" office:value-type="float" office:value="28">
            <text:p>28.0</text:p>
          </table:table-cell>
          <table:table-cell table:style-name="ce20" table:formula="of:=(IF(ISNUMBER(([.G65]-[.G64])/[.C65]); ([.G65]-[.G64])/[.C65]; &quot;— &quot;))" office:value-type="float" office:value="8">
            <text:p>8.0</text:p>
          </table:table-cell>
          <table:table-cell table:style-name="ce18" table:formula="of:=(IF(ISNUMBER(([.H65]-[.H64])/[.C65]); ([.H65]-[.H64])/[.C65]; &quot;— &quot;))" office:value-type="float" office:value="4.66666666666667">
            <text:p>4.7</text:p>
          </table:table-cell>
          <table:table-cell table:style-name="ce20" table:formula="of:=(IF(ISNUMBER(([.I65]-[.I64])/[.C65]); ([.I65]-[.I64])/[.C65]; &quot;— &quot;))" office:value-type="float" office:value="16">
            <text:p>16.0</text:p>
          </table:table-cell>
          <table:table-cell table:style-name="ce18" table:formula="of:=(IF(ISNUMBER(([.J65]-[.J64])/[.C65]); ([.J65]-[.J64])/[.C65]; &quot;— &quot;))" office:value-type="float" office:value="17.6666666666667">
            <text:p>17.7</text:p>
          </table:table-cell>
          <table:table-cell table:style-name="ce20" table:formula="of:=(IF(ISNUMBER(([.K65]-[.K64])/[.C65]); ([.K65]-[.K64])/[.C65]; &quot;— &quot;))" office:value-type="float" office:value="12.6666666666667">
            <text:p>12.7</text:p>
          </table:table-cell>
          <table:table-cell table:style-name="ce18" table:formula="of:=(IF(ISNUMBER(([.L65]-[.L64])/[.C65]); ([.L65]-[.L64])/[.C65]; &quot;— &quot;))" office:value-type="float" office:value="5.66666666666667">
            <text:p>5.7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8 Aug 2014 </text:p>
          </table:table-cell>
          <table:table-cell table:style-name="ce8" table:formula="of:=DAYS([.A66]; &quot;1 Jan 2014&quot;)" office:value-type="float" office:value="229">
            <text:p>229</text:p>
          </table:table-cell>
          <table:table-cell table:style-name="ce8" table:formula="of:=[.B66]-[.B65]" office:value-type="float" office:value="2">
            <text:p>2</text:p>
          </table:table-cell>
          <table:table-cell table:style-name="ce8"/>
          <table:table-cell office:value-type="float" office:value="2473">
            <text:p>2473</text:p>
          </table:table-cell>
          <table:table-cell office:value-type="float" office:value="1350">
            <text:p>1350</text:p>
          </table:table-cell>
          <table:table-cell table:style-name="ce16" office:value-type="float" office:value="579">
            <text:p>579</text:p>
          </table:table-cell>
          <table:table-cell office:value-type="float" office:value="396">
            <text:p>396</text:p>
          </table:table-cell>
          <table:table-cell table:style-name="ce16" office:value-type="float" office:value="972">
            <text:p>972</text:p>
          </table:table-cell>
          <table:table-cell office:value-type="float" office:value="576">
            <text:p>576</text:p>
          </table:table-cell>
          <table:table-cell table:style-name="ce16" office:value-type="float" office:value="907">
            <text:p>907</text:p>
          </table:table-cell>
          <table:table-cell office:value-type="float" office:value="374">
            <text:p>374</text:p>
          </table:table-cell>
          <table:table-cell/>
          <table:table-cell table:style-name="ce18" table:formula="of:=(IF(ISNUMBER(([.E66]-[.E65])/[.C66]); ([.E66]-[.E65])/[.C66]; &quot;— &quot;))" office:value-type="float" office:value="116.5">
            <text:p>116.5</text:p>
          </table:table-cell>
          <table:table-cell table:style-name="ce18" table:formula="of:=(IF(ISNUMBER(([.F66]-[.F65])/[.C66]); ([.F66]-[.F65])/[.C66]; &quot;— &quot;))" office:value-type="float" office:value="60.5">
            <text:p>60.5</text:p>
          </table:table-cell>
          <table:table-cell table:style-name="ce20" table:formula="of:=(IF(ISNUMBER(([.G66]-[.G65])/[.C66]); ([.G66]-[.G65])/[.C66]; &quot;— &quot;))" office:value-type="float" office:value="18">
            <text:p>18.0</text:p>
          </table:table-cell>
          <table:table-cell table:style-name="ce18" table:formula="of:=(IF(ISNUMBER(([.H66]-[.H65])/[.C66]); ([.H66]-[.H65])/[.C66]; &quot;— &quot;))" office:value-type="float" office:value="1">
            <text:p>1.0</text:p>
          </table:table-cell>
          <table:table-cell table:style-name="ce20" table:formula="of:=(IF(ISNUMBER(([.I66]-[.I65])/[.C66]); ([.I66]-[.I65])/[.C66]; &quot;— &quot;))" office:value-type="float" office:value="69">
            <text:p>69.0</text:p>
          </table:table-cell>
          <table:table-cell table:style-name="ce18" table:formula="of:=(IF(ISNUMBER(([.J66]-[.J65])/[.C66]); ([.J66]-[.J65])/[.C66]; &quot;— &quot;))" office:value-type="float" office:value="55">
            <text:p>55.0</text:p>
          </table:table-cell>
          <table:table-cell table:style-name="ce20" table:formula="of:=(IF(ISNUMBER(([.K66]-[.K65])/[.C66]); ([.K66]-[.K65])/[.C66]; &quot;— &quot;))" office:value-type="float" office:value="29.5">
            <text:p>29.5</text:p>
          </table:table-cell>
          <table:table-cell table:style-name="ce18" table:formula="of:=(IF(ISNUMBER(([.L66]-[.L65])/[.C66]); ([.L66]-[.L65])/[.C66]; &quot;— &quot;))" office:value-type="float" office:value="4.5">
            <text:p>4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0 Aug 2014 </text:p>
          </table:table-cell>
          <table:table-cell table:style-name="ce8" table:formula="of:=DAYS([.A67]; &quot;1 Jan 2014&quot;)" office:value-type="float" office:value="231">
            <text:p>231</text:p>
          </table:table-cell>
          <table:table-cell table:style-name="ce8" table:formula="of:=[.B67]-[.B66]" office:value-type="float" office:value="2">
            <text:p>2</text:p>
          </table:table-cell>
          <table:table-cell table:style-name="ce8"/>
          <table:table-cell office:value-type="float" office:value="2615">
            <text:p>2615</text:p>
          </table:table-cell>
          <table:table-cell office:value-type="float" office:value="1427">
            <text:p>1427</text:p>
          </table:table-cell>
          <table:table-cell table:style-name="ce16" office:value-type="float" office:value="607">
            <text:p>607</text:p>
          </table:table-cell>
          <table:table-cell office:value-type="float" office:value="406">
            <text:p>406</text:p>
          </table:table-cell>
          <table:table-cell table:style-name="ce16" office:value-type="float" office:value="1082">
            <text:p>1082</text:p>
          </table:table-cell>
          <table:table-cell office:value-type="float" office:value="624">
            <text:p>624</text:p>
          </table:table-cell>
          <table:table-cell table:style-name="ce16" office:value-type="float" office:value="910">
            <text:p>910</text:p>
          </table:table-cell>
          <table:table-cell office:value-type="float" office:value="392">
            <text:p>392</text:p>
          </table:table-cell>
          <table:table-cell/>
          <table:table-cell table:style-name="ce18" table:formula="of:=(IF(ISNUMBER(([.E67]-[.E66])/[.C67]); ([.E67]-[.E66])/[.C67]; &quot;— &quot;))" office:value-type="float" office:value="71">
            <text:p>71.0</text:p>
          </table:table-cell>
          <table:table-cell table:style-name="ce18" table:formula="of:=(IF(ISNUMBER(([.F67]-[.F66])/[.C67]); ([.F67]-[.F66])/[.C67]; &quot;— &quot;))" office:value-type="float" office:value="38.5">
            <text:p>38.5</text:p>
          </table:table-cell>
          <table:table-cell table:style-name="ce20" table:formula="of:=(IF(ISNUMBER(([.G67]-[.G66])/[.C67]); ([.G67]-[.G66])/[.C67]; &quot;— &quot;))" office:value-type="float" office:value="14">
            <text:p>14.0</text:p>
          </table:table-cell>
          <table:table-cell table:style-name="ce18" table:formula="of:=(IF(ISNUMBER(([.H67]-[.H66])/[.C67]); ([.H67]-[.H66])/[.C67]; &quot;— &quot;))" office:value-type="float" office:value="5">
            <text:p>5.0</text:p>
          </table:table-cell>
          <table:table-cell table:style-name="ce20" table:formula="of:=(IF(ISNUMBER(([.I67]-[.I66])/[.C67]); ([.I67]-[.I66])/[.C67]; &quot;— &quot;))" office:value-type="float" office:value="55">
            <text:p>55.0</text:p>
          </table:table-cell>
          <table:table-cell table:style-name="ce18" table:formula="of:=(IF(ISNUMBER(([.J67]-[.J66])/[.C67]); ([.J67]-[.J66])/[.C67]; &quot;— &quot;))" office:value-type="float" office:value="24">
            <text:p>24.0</text:p>
          </table:table-cell>
          <table:table-cell table:style-name="ce20" table:formula="of:=(IF(ISNUMBER(([.K67]-[.K66])/[.C67]); ([.K67]-[.K66])/[.C67]; &quot;— &quot;))" office:value-type="float" office:value="1.5">
            <text:p>1.5</text:p>
          </table:table-cell>
          <table:table-cell table:style-name="ce18" table:formula="of:=(IF(ISNUMBER(([.L67]-[.L66])/[.C67]); ([.L67]-[.L66])/[.C67]; &quot;— &quot;))" office:value-type="float" office:value="9">
            <text:p>9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5 Aug 2014 </text:p>
          </table:table-cell>
          <table:table-cell table:style-name="ce8" table:formula="of:=DAYS([.A68]; &quot;1 Jan 2014&quot;)" office:value-type="float" office:value="236">
            <text:p>236</text:p>
          </table:table-cell>
          <table:table-cell table:style-name="ce8" table:formula="of:=[.B68]-[.B67]" office:value-type="float" office:value="5">
            <text:p>5</text:p>
          </table:table-cell>
          <table:table-cell table:style-name="ce8"/>
          <table:table-cell office:value-type="float" office:value="3071">
            <text:p>3071</text:p>
          </table:table-cell>
          <table:table-cell office:value-type="float" office:value="1553">
            <text:p>1553</text:p>
          </table:table-cell>
          <table:table-cell table:style-name="ce16" office:value-type="float" office:value="648">
            <text:p>648</text:p>
          </table:table-cell>
          <table:table-cell office:value-type="float" office:value="430">
            <text:p>430</text:p>
          </table:table-cell>
          <table:table-cell table:style-name="ce16" office:value-type="float" office:value="1378">
            <text:p>1378</text:p>
          </table:table-cell>
          <table:table-cell office:value-type="float" office:value="694">
            <text:p>694</text:p>
          </table:table-cell>
          <table:table-cell table:style-name="ce16" office:value-type="float" office:value="1026">
            <text:p>1026</text:p>
          </table:table-cell>
          <table:table-cell office:value-type="float" office:value="422">
            <text:p>422</text:p>
          </table:table-cell>
          <table:table-cell/>
          <table:table-cell table:style-name="ce18" table:formula="of:=(IF(ISNUMBER(([.E68]-[.E67])/[.C68]); ([.E68]-[.E67])/[.C68]; &quot;— &quot;))" office:value-type="float" office:value="91.2">
            <text:p>91.2</text:p>
          </table:table-cell>
          <table:table-cell table:style-name="ce18" table:formula="of:=(IF(ISNUMBER(([.F68]-[.F67])/[.C68]); ([.F68]-[.F67])/[.C68]; &quot;— &quot;))" office:value-type="float" office:value="25.2">
            <text:p>25.2</text:p>
          </table:table-cell>
          <table:table-cell table:style-name="ce20" table:formula="of:=(IF(ISNUMBER(([.G68]-[.G67])/[.C68]); ([.G68]-[.G67])/[.C68]; &quot;— &quot;))" office:value-type="float" office:value="8.2">
            <text:p>8.2</text:p>
          </table:table-cell>
          <table:table-cell table:style-name="ce18" table:formula="of:=(IF(ISNUMBER(([.H68]-[.H67])/[.C68]); ([.H68]-[.H67])/[.C68]; &quot;— &quot;))" office:value-type="float" office:value="4.8">
            <text:p>4.8</text:p>
          </table:table-cell>
          <table:table-cell table:style-name="ce20" table:formula="of:=(IF(ISNUMBER(([.I68]-[.I67])/[.C68]); ([.I68]-[.I67])/[.C68]; &quot;— &quot;))" office:value-type="float" office:value="59.2">
            <text:p>59.2</text:p>
          </table:table-cell>
          <table:table-cell table:style-name="ce18" table:formula="of:=(IF(ISNUMBER(([.J68]-[.J67])/[.C68]); ([.J68]-[.J67])/[.C68]; &quot;— &quot;))" office:value-type="float" office:value="14">
            <text:p>14.0</text:p>
          </table:table-cell>
          <table:table-cell table:style-name="ce20" table:formula="of:=(IF(ISNUMBER(([.K68]-[.K67])/[.C68]); ([.K68]-[.K67])/[.C68]; &quot;— &quot;))" office:value-type="float" office:value="23.2">
            <text:p>23.2</text:p>
          </table:table-cell>
          <table:table-cell table:style-name="ce18" table:formula="of:=(IF(ISNUMBER(([.L68]-[.L67])/[.C68]); ([.L68]-[.L67])/[.C68]; &quot;— &quot;))" office:value-type="float" office:value="6">
            <text:p>6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1 Aug 2014 </text:p>
          </table:table-cell>
          <table:table-cell table:style-name="ce8" table:formula="of:=DAYS([.A69]; &quot;1 Jan 2014&quot;)" office:value-type="float" office:value="242">
            <text:p>242</text:p>
          </table:table-cell>
          <table:table-cell table:style-name="ce8" table:formula="of:=[.B69]-[.B68]" office:value-type="float" office:value="6">
            <text:p>6</text:p>
          </table:table-cell>
          <table:table-cell table:style-name="ce8"/>
          <table:table-cell office:value-type="float" office:value="3707">
            <text:p>3707</text:p>
          </table:table-cell>
          <table:table-cell office:value-type="float" office:value="1808">
            <text:p>1808</text:p>
          </table:table-cell>
          <table:table-cell table:style-name="ce16" office:value-type="float" office:value="771">
            <text:p>771</text:p>
          </table:table-cell>
          <table:table-cell office:value-type="float" office:value="494">
            <text:p>494</text:p>
          </table:table-cell>
          <table:table-cell table:style-name="ce16" office:value-type="float" office:value="1698">
            <text:p>1698</text:p>
          </table:table-cell>
          <table:table-cell office:value-type="float" office:value="871">
            <text:p>871</text:p>
          </table:table-cell>
          <table:table-cell table:style-name="ce16" office:value-type="float" office:value="1216">
            <text:p>1216</text:p>
          </table:table-cell>
          <table:table-cell office:value-type="float" office:value="436">
            <text:p>436</text:p>
          </table:table-cell>
          <table:table-cell/>
          <table:table-cell table:style-name="ce18" table:formula="of:=(IF(ISNUMBER(([.E69]-[.E68])/[.C69]); ([.E69]-[.E68])/[.C69]; &quot;— &quot;))" office:value-type="float" office:value="106">
            <text:p>106.0</text:p>
          </table:table-cell>
          <table:table-cell table:style-name="ce18" table:formula="of:=(IF(ISNUMBER(([.F69]-[.F68])/[.C69]); ([.F69]-[.F68])/[.C69]; &quot;— &quot;))" office:value-type="float" office:value="42.5">
            <text:p>42.5</text:p>
          </table:table-cell>
          <table:table-cell table:style-name="ce20" table:formula="of:=(IF(ISNUMBER(([.G69]-[.G68])/[.C69]); ([.G69]-[.G68])/[.C69]; &quot;— &quot;))" office:value-type="float" office:value="20.5">
            <text:p>20.5</text:p>
          </table:table-cell>
          <table:table-cell table:style-name="ce18" table:formula="of:=(IF(ISNUMBER(([.H69]-[.H68])/[.C69]); ([.H69]-[.H68])/[.C69]; &quot;— &quot;))" office:value-type="float" office:value="10.6666666666667">
            <text:p>10.7</text:p>
          </table:table-cell>
          <table:table-cell table:style-name="ce20" table:formula="of:=(IF(ISNUMBER(([.I69]-[.I68])/[.C69]); ([.I69]-[.I68])/[.C69]; &quot;— &quot;))" office:value-type="float" office:value="53.3333333333333">
            <text:p>53.3</text:p>
          </table:table-cell>
          <table:table-cell table:style-name="ce18" table:formula="of:=(IF(ISNUMBER(([.J69]-[.J68])/[.C69]); ([.J69]-[.J68])/[.C69]; &quot;— &quot;))" office:value-type="float" office:value="29.5">
            <text:p>29.5</text:p>
          </table:table-cell>
          <table:table-cell table:style-name="ce20" table:formula="of:=(IF(ISNUMBER(([.K69]-[.K68])/[.C69]); ([.K69]-[.K68])/[.C69]; &quot;— &quot;))" office:value-type="float" office:value="31.6666666666667">
            <text:p>31.7</text:p>
          </table:table-cell>
          <table:table-cell table:style-name="ce18" table:formula="of:=(IF(ISNUMBER(([.L69]-[.L68])/[.C69]); ([.L69]-[.L68])/[.C69]; &quot;— &quot;))" office:value-type="float" office:value="2.33333333333333">
            <text:p>2.3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3 Sep 2014 </text:p>
          </table:table-cell>
          <table:table-cell table:style-name="ce8" table:formula="of:=DAYS([.A70]; &quot;1 Jan 2014&quot;)" office:value-type="float" office:value="245">
            <text:p>245</text:p>
          </table:table-cell>
          <table:table-cell table:style-name="ce8" table:formula="of:=[.B70]-[.B69]" office:value-type="float" office:value="3">
            <text:p>3</text:p>
          </table:table-cell>
          <table:table-cell table:style-name="ce8"/>
          <table:table-cell office:value-type="float" office:value="4001">
            <text:p>4001</text:p>
          </table:table-cell>
          <table:table-cell office:value-type="float" office:value="2089">
            <text:p>2089</text:p>
          </table:table-cell>
          <table:table-cell table:style-name="ce16" office:value-type="float" office:value="823">
            <text:p>823</text:p>
          </table:table-cell>
          <table:table-cell office:value-type="float" office:value="522">
            <text:p>522</text:p>
          </table:table-cell>
          <table:table-cell table:style-name="ce16" office:value-type="float" office:value="1863">
            <text:p>1863</text:p>
          </table:table-cell>
          <table:table-cell office:value-type="float" office:value="1078">
            <text:p>1078</text:p>
          </table:table-cell>
          <table:table-cell table:style-name="ce16" office:value-type="float" office:value="1292">
            <text:p>1292</text:p>
          </table:table-cell>
          <table:table-cell office:value-type="float" office:value="452">
            <text:p>452</text:p>
          </table:table-cell>
          <table:table-cell/>
          <table:table-cell table:style-name="ce18" table:formula="of:=(IF(ISNUMBER(([.E70]-[.E69])/[.C70]); ([.E70]-[.E69])/[.C70]; &quot;— &quot;))" office:value-type="float" office:value="98">
            <text:p>98.0</text:p>
          </table:table-cell>
          <table:table-cell table:style-name="ce18" table:formula="of:=(IF(ISNUMBER(([.F70]-[.F69])/[.C70]); ([.F70]-[.F69])/[.C70]; &quot;— &quot;))" office:value-type="float" office:value="93.6666666666667">
            <text:p>93.7</text:p>
          </table:table-cell>
          <table:table-cell table:style-name="ce20" table:formula="of:=(IF(ISNUMBER(([.G70]-[.G69])/[.C70]); ([.G70]-[.G69])/[.C70]; &quot;— &quot;))" office:value-type="float" office:value="17.3333333333333">
            <text:p>17.3</text:p>
          </table:table-cell>
          <table:table-cell table:style-name="ce18" table:formula="of:=(IF(ISNUMBER(([.H70]-[.H69])/[.C70]); ([.H70]-[.H69])/[.C70]; &quot;— &quot;))" office:value-type="float" office:value="9.33333333333333">
            <text:p>9.3</text:p>
          </table:table-cell>
          <table:table-cell table:style-name="ce20" table:formula="of:=(IF(ISNUMBER(([.I70]-[.I69])/[.C70]); ([.I70]-[.I69])/[.C70]; &quot;— &quot;))" office:value-type="float" office:value="55">
            <text:p>55.0</text:p>
          </table:table-cell>
          <table:table-cell table:style-name="ce18" table:formula="of:=(IF(ISNUMBER(([.J70]-[.J69])/[.C70]); ([.J70]-[.J69])/[.C70]; &quot;— &quot;))" office:value-type="float" office:value="69">
            <text:p>69.0</text:p>
          </table:table-cell>
          <table:table-cell table:style-name="ce20" table:formula="of:=(IF(ISNUMBER(([.K70]-[.K69])/[.C70]); ([.K70]-[.K69])/[.C70]; &quot;— &quot;))" office:value-type="float" office:value="25.3333333333333">
            <text:p>25.3</text:p>
          </table:table-cell>
          <table:table-cell table:style-name="ce18" table:formula="of:=(IF(ISNUMBER(([.L70]-[.L69])/[.C70]); ([.L70]-[.L69])/[.C70]; &quot;— &quot;))" office:value-type="float" office:value="5.33333333333333">
            <text:p>5.3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7 Sep 2014 </text:p>
          </table:table-cell>
          <table:table-cell table:style-name="ce8" table:formula="of:=DAYS([.A71]; &quot;1 Jan 2014&quot;)" office:value-type="float" office:value="249">
            <text:p>249</text:p>
          </table:table-cell>
          <table:table-cell table:style-name="ce8" table:formula="of:=[.B71]-[.B70]" office:value-type="float" office:value="4">
            <text:p>4</text:p>
          </table:table-cell>
          <table:table-cell table:style-name="ce8"/>
          <table:table-cell office:value-type="float" office:value="4366">
            <text:p>4366</text:p>
          </table:table-cell>
          <table:table-cell office:value-type="float" office:value="2177">
            <text:p>2177</text:p>
          </table:table-cell>
          <table:table-cell table:style-name="ce16" office:value-type="float" office:value="861">
            <text:p>861</text:p>
          </table:table-cell>
          <table:table-cell office:value-type="float" office:value="557">
            <text:p>557</text:p>
          </table:table-cell>
          <table:table-cell table:style-name="ce16" office:value-type="float" office:value="2081">
            <text:p>2081</text:p>
          </table:table-cell>
          <table:table-cell office:value-type="float" office:value="1137">
            <text:p>1137</text:p>
          </table:table-cell>
          <table:table-cell table:style-name="ce16" office:value-type="float" office:value="1424">
            <text:p>1424</text:p>
          </table:table-cell>
          <table:table-cell office:value-type="float" office:value="476">
            <text:p>476</text:p>
          </table:table-cell>
          <table:table-cell/>
          <table:table-cell table:style-name="ce18" table:formula="of:=(IF(ISNUMBER(([.E71]-[.E70])/[.C71]); ([.E71]-[.E70])/[.C71]; &quot;— &quot;))" office:value-type="float" office:value="91.25">
            <text:p>91.3</text:p>
          </table:table-cell>
          <table:table-cell table:style-name="ce18" table:formula="of:=(IF(ISNUMBER(([.F71]-[.F70])/[.C71]); ([.F71]-[.F70])/[.C71]; &quot;— &quot;))" office:value-type="float" office:value="22">
            <text:p>22.0</text:p>
          </table:table-cell>
          <table:table-cell table:style-name="ce20" table:formula="of:=(IF(ISNUMBER(([.G71]-[.G70])/[.C71]); ([.G71]-[.G70])/[.C71]; &quot;— &quot;))" office:value-type="float" office:value="9.5">
            <text:p>9.5</text:p>
          </table:table-cell>
          <table:table-cell table:style-name="ce18" table:formula="of:=(IF(ISNUMBER(([.H71]-[.H70])/[.C71]); ([.H71]-[.H70])/[.C71]; &quot;— &quot;))" office:value-type="float" office:value="8.75">
            <text:p>8.8</text:p>
          </table:table-cell>
          <table:table-cell table:style-name="ce20" table:formula="of:=(IF(ISNUMBER(([.I71]-[.I70])/[.C71]); ([.I71]-[.I70])/[.C71]; &quot;— &quot;))" office:value-type="float" office:value="54.5">
            <text:p>54.5</text:p>
          </table:table-cell>
          <table:table-cell table:style-name="ce18" table:formula="of:=(IF(ISNUMBER(([.J71]-[.J70])/[.C71]); ([.J71]-[.J70])/[.C71]; &quot;— &quot;))" office:value-type="float" office:value="14.75">
            <text:p>14.8</text:p>
          </table:table-cell>
          <table:table-cell table:style-name="ce20" table:formula="of:=(IF(ISNUMBER(([.K71]-[.K70])/[.C71]); ([.K71]-[.K70])/[.C71]; &quot;— &quot;))" office:value-type="float" office:value="33">
            <text:p>33.0</text:p>
          </table:table-cell>
          <table:table-cell table:style-name="ce18" table:formula="of:=(IF(ISNUMBER(([.L71]-[.L70])/[.C71]); ([.L71]-[.L70])/[.C71]; &quot;— &quot;))" office:value-type="float" office:value="6">
            <text:p>6.0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10 Sep 2014 </text:p>
          </table:table-cell>
          <table:table-cell table:style-name="ce8" table:formula="of:=DAYS([.A72]; &quot;1 Jan 2014&quot;)" office:value-type="float" office:value="252">
            <text:p>252</text:p>
          </table:table-cell>
          <table:table-cell table:style-name="ce8" table:formula="of:=[.B72]-[.B71]" office:value-type="float" office:value="3">
            <text:p>3</text:p>
          </table:table-cell>
          <table:table-cell table:style-name="ce8"/>
          <table:table-cell office:value-type="float" office:value="4846">
            <text:p>4846</text:p>
          </table:table-cell>
          <table:table-cell office:value-type="float" office:value="2375">
            <text:p>2375</text:p>
          </table:table-cell>
          <table:table-cell table:style-name="ce16" office:value-type="float" office:value="899">
            <text:p>899</text:p>
          </table:table-cell>
          <table:table-cell office:value-type="float" office:value="568">
            <text:p>568</text:p>
          </table:table-cell>
          <table:table-cell table:style-name="ce16" office:value-type="float" office:value="2415">
            <text:p>2415</text:p>
          </table:table-cell>
          <table:table-cell office:value-type="float" office:value="1307">
            <text:p>1307</text:p>
          </table:table-cell>
          <table:table-cell table:style-name="ce16" office:value-type="float" office:value="1509">
            <text:p>1509</text:p>
          </table:table-cell>
          <table:table-cell office:value-type="float" office:value="493">
            <text:p>493</text:p>
          </table:table-cell>
          <table:table-cell/>
          <table:table-cell table:style-name="ce18" table:formula="of:=(IF(ISNUMBER(([.E72]-[.E71])/[.C72]); ([.E72]-[.E71])/[.C72]; &quot;— &quot;))" office:value-type="float" office:value="160">
            <text:p>160.0</text:p>
          </table:table-cell>
          <table:table-cell table:style-name="ce18" table:formula="of:=(IF(ISNUMBER(([.F72]-[.F71])/[.C72]); ([.F72]-[.F71])/[.C72]; &quot;— &quot;))" office:value-type="float" office:value="66">
            <text:p>66.0</text:p>
          </table:table-cell>
          <table:table-cell table:style-name="ce20" table:formula="of:=(IF(ISNUMBER(([.G72]-[.G71])/[.C72]); ([.G72]-[.G71])/[.C72]; &quot;— &quot;))" office:value-type="float" office:value="12.6666666666667">
            <text:p>12.7</text:p>
          </table:table-cell>
          <table:table-cell table:style-name="ce18" table:formula="of:=(IF(ISNUMBER(([.H72]-[.H71])/[.C72]); ([.H72]-[.H71])/[.C72]; &quot;— &quot;))" office:value-type="float" office:value="3.66666666666667">
            <text:p>3.7</text:p>
          </table:table-cell>
          <table:table-cell table:style-name="ce20" table:formula="of:=(IF(ISNUMBER(([.I72]-[.I71])/[.C72]); ([.I72]-[.I71])/[.C72]; &quot;— &quot;))" office:value-type="float" office:value="111.333333333333">
            <text:p>111.3</text:p>
          </table:table-cell>
          <table:table-cell table:style-name="ce18" table:formula="of:=(IF(ISNUMBER(([.J72]-[.J71])/[.C72]); ([.J72]-[.J71])/[.C72]; &quot;— &quot;))" office:value-type="float" office:value="56.6666666666667">
            <text:p>56.7</text:p>
          </table:table-cell>
          <table:table-cell table:style-name="ce20" table:formula="of:=(IF(ISNUMBER(([.K72]-[.K71])/[.C72]); ([.K72]-[.K71])/[.C72]; &quot;— &quot;))" office:value-type="float" office:value="28.3333333333333">
            <text:p>28.3</text:p>
          </table:table-cell>
          <table:table-cell table:style-name="ce18" table:formula="of:=(IF(ISNUMBER(([.L72]-[.L71])/[.C72]); ([.L72]-[.L71])/[.C72]; &quot;— &quot;))" office:value-type="float" office:value="5.66666666666667">
            <text:p>5.7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14 Sep 2014 </text:p>
          </table:table-cell>
          <table:table-cell table:style-name="ce8" table:formula="of:=DAYS([.A73]; &quot;1 Jan 2014&quot;)" office:value-type="float" office:value="256">
            <text:p>256</text:p>
          </table:table-cell>
          <table:table-cell table:style-name="ce8" table:formula="of:=[.B73]-[.B72]" office:value-type="float" office:value="4">
            <text:p>4</text:p>
          </table:table-cell>
          <table:table-cell table:style-name="ce8"/>
          <table:table-cell office:value-type="float" office:value="5339">
            <text:p>5339</text:p>
          </table:table-cell>
          <table:table-cell office:value-type="float" office:value="2586">
            <text:p>2586</text:p>
          </table:table-cell>
          <table:table-cell table:style-name="ce16" office:value-type="float" office:value="942">
            <text:p>942</text:p>
          </table:table-cell>
          <table:table-cell office:value-type="float" office:value="601">
            <text:p>601</text:p>
          </table:table-cell>
          <table:table-cell table:style-name="ce16" office:value-type="float" office:value="2720">
            <text:p>2720</text:p>
          </table:table-cell>
          <table:table-cell office:value-type="float" office:value="1461">
            <text:p>1461</text:p>
          </table:table-cell>
          <table:table-cell table:style-name="ce16" office:value-type="float" office:value="1655">
            <text:p>1655</text:p>
          </table:table-cell>
          <table:table-cell office:value-type="float" office:value="516">
            <text:p>516</text:p>
          </table:table-cell>
          <table:table-cell/>
          <table:table-cell table:style-name="ce18" table:formula="of:=(IF(ISNUMBER(([.E73]-[.E72])/[.C73]); ([.E73]-[.E72])/[.C73]; &quot;— &quot;))" office:value-type="float" office:value="123.25">
            <text:p>123.3</text:p>
          </table:table-cell>
          <table:table-cell table:style-name="ce18" table:formula="of:=(IF(ISNUMBER(([.F73]-[.F72])/[.C73]); ([.F73]-[.F72])/[.C73]; &quot;— &quot;))" office:value-type="float" office:value="52.75">
            <text:p>52.8</text:p>
          </table:table-cell>
          <table:table-cell table:style-name="ce20" table:formula="of:=(IF(ISNUMBER(([.G73]-[.G72])/[.C73]); ([.G73]-[.G72])/[.C73]; &quot;— &quot;))" office:value-type="float" office:value="10.75">
            <text:p>10.8</text:p>
          </table:table-cell>
          <table:table-cell table:style-name="ce18" table:formula="of:=(IF(ISNUMBER(([.H73]-[.H72])/[.C73]); ([.H73]-[.H72])/[.C73]; &quot;— &quot;))" office:value-type="float" office:value="8.25">
            <text:p>8.3</text:p>
          </table:table-cell>
          <table:table-cell table:style-name="ce20" table:formula="of:=(IF(ISNUMBER(([.I73]-[.I72])/[.C73]); ([.I73]-[.I72])/[.C73]; &quot;— &quot;))" office:value-type="float" office:value="76.25">
            <text:p>76.3</text:p>
          </table:table-cell>
          <table:table-cell table:style-name="ce18" table:formula="of:=(IF(ISNUMBER(([.J73]-[.J72])/[.C73]); ([.J73]-[.J72])/[.C73]; &quot;— &quot;))" office:value-type="float" office:value="38.5">
            <text:p>38.5</text:p>
          </table:table-cell>
          <table:table-cell table:style-name="ce20" table:formula="of:=(IF(ISNUMBER(([.K73]-[.K72])/[.C73]); ([.K73]-[.K72])/[.C73]; &quot;— &quot;))" office:value-type="float" office:value="36.5">
            <text:p>36.5</text:p>
          </table:table-cell>
          <table:table-cell table:style-name="ce18" table:formula="of:=(IF(ISNUMBER(([.L73]-[.L72])/[.C73]); ([.L73]-[.L72])/[.C73]; &quot;— &quot;))" office:value-type="float" office:value="5.75">
            <text:p>5.8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17 Sep 2014 </text:p>
          </table:table-cell>
          <table:table-cell table:style-name="ce8" table:formula="of:=DAYS([.A74]; &quot;1 Jan 2014&quot;)" office:value-type="float" office:value="259">
            <text:p>259</text:p>
          </table:table-cell>
          <table:table-cell table:style-name="ce8" table:formula="of:=[.B74]-[.B73]" office:value-type="float" office:value="3">
            <text:p>3</text:p>
          </table:table-cell>
          <table:table-cell table:style-name="ce8"/>
          <table:table-cell office:value-type="float" office:value="5762">
            <text:p>5762</text:p>
          </table:table-cell>
          <table:table-cell office:value-type="float" office:value="2746">
            <text:p>2746</text:p>
          </table:table-cell>
          <table:table-cell table:style-name="ce16" office:value-type="float" office:value="965">
            <text:p>965</text:p>
          </table:table-cell>
          <table:table-cell office:value-type="float" office:value="623">
            <text:p>623</text:p>
          </table:table-cell>
          <table:table-cell table:style-name="ce16" office:value-type="float" office:value="3022">
            <text:p>3022</text:p>
          </table:table-cell>
          <table:table-cell office:value-type="float" office:value="1578">
            <text:p>1578</text:p>
          </table:table-cell>
          <table:table-cell table:style-name="ce16" office:value-type="float" office:value="1753">
            <text:p>1753</text:p>
          </table:table-cell>
          <table:table-cell office:value-type="float" office:value="537">
            <text:p>537</text:p>
          </table:table-cell>
          <table:table-cell/>
          <table:table-cell table:style-name="ce18" table:formula="of:=(IF(ISNUMBER(([.E74]-[.E73])/[.C74]); ([.E74]-[.E73])/[.C74]; &quot;— &quot;))" office:value-type="float" office:value="141">
            <text:p>141.0</text:p>
          </table:table-cell>
          <table:table-cell table:style-name="ce18" table:formula="of:=(IF(ISNUMBER(([.F74]-[.F73])/[.C74]); ([.F74]-[.F73])/[.C74]; &quot;— &quot;))" office:value-type="float" office:value="53.3333333333333">
            <text:p>53.3</text:p>
          </table:table-cell>
          <table:table-cell table:style-name="ce20" table:formula="of:=(IF(ISNUMBER(([.G74]-[.G73])/[.C74]); ([.G74]-[.G73])/[.C74]; &quot;— &quot;))" office:value-type="float" office:value="7.66666666666667">
            <text:p>7.7</text:p>
          </table:table-cell>
          <table:table-cell table:style-name="ce18" table:formula="of:=(IF(ISNUMBER(([.H74]-[.H73])/[.C74]); ([.H74]-[.H73])/[.C74]; &quot;— &quot;))" office:value-type="float" office:value="7.33333333333333">
            <text:p>7.3</text:p>
          </table:table-cell>
          <table:table-cell table:style-name="ce20" table:formula="of:=(IF(ISNUMBER(([.I74]-[.I73])/[.C74]); ([.I74]-[.I73])/[.C74]; &quot;— &quot;))" office:value-type="float" office:value="100.666666666667">
            <text:p>100.7</text:p>
          </table:table-cell>
          <table:table-cell table:style-name="ce18" table:formula="of:=(IF(ISNUMBER(([.J74]-[.J73])/[.C74]); ([.J74]-[.J73])/[.C74]; &quot;— &quot;))" office:value-type="float" office:value="39">
            <text:p>39.0</text:p>
          </table:table-cell>
          <table:table-cell table:style-name="ce20" table:formula="of:=(IF(ISNUMBER(([.K74]-[.K73])/[.C74]); ([.K74]-[.K73])/[.C74]; &quot;— &quot;))" office:value-type="float" office:value="32.6666666666667">
            <text:p>32.7</text:p>
          </table:table-cell>
          <table:table-cell table:style-name="ce18" table:formula="of:=(IF(ISNUMBER(([.L74]-[.L73])/[.C74]); ([.L74]-[.L73])/[.C74]; &quot;— &quot;))" office:value-type="float" office:value="7">
            <text:p>7.0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21 Sep 2014 </text:p>
          </table:table-cell>
          <table:table-cell table:style-name="ce8" table:formula="of:=DAYS([.A75]; &quot;1 Jan 2014&quot;)" office:value-type="float" office:value="263">
            <text:p>263</text:p>
          </table:table-cell>
          <table:table-cell table:style-name="ce8" table:formula="of:=[.B75]-[.B74]" office:value-type="float" office:value="4">
            <text:p>4</text:p>
          </table:table-cell>
          <table:table-cell table:style-name="ce8"/>
          <table:table-cell office:value-type="float" office:value="6263">
            <text:p>6263</text:p>
          </table:table-cell>
          <table:table-cell office:value-type="float" office:value="2900">
            <text:p>2900</text:p>
          </table:table-cell>
          <table:table-cell table:style-name="ce16" office:value-type="float" office:value="1022">
            <text:p>1022</text:p>
          </table:table-cell>
          <table:table-cell office:value-type="float" office:value="635">
            <text:p>635</text:p>
          </table:table-cell>
          <table:table-cell table:style-name="ce16" office:value-type="float" office:value="3280">
            <text:p>3280</text:p>
          </table:table-cell>
          <table:table-cell office:value-type="float" office:value="1707">
            <text:p>1707</text:p>
          </table:table-cell>
          <table:table-cell table:style-name="ce16" office:value-type="float" office:value="1940">
            <text:p>1940</text:p>
          </table:table-cell>
          <table:table-cell office:value-type="float" office:value="550">
            <text:p>550</text:p>
          </table:table-cell>
          <table:table-cell/>
          <table:table-cell table:style-name="ce18" table:formula="of:=(IF(ISNUMBER(([.E75]-[.E74])/[.C75]); ([.E75]-[.E74])/[.C75]; &quot;— &quot;))" office:value-type="float" office:value="125.25">
            <text:p>125.3</text:p>
          </table:table-cell>
          <table:table-cell table:style-name="ce18" table:formula="of:=(IF(ISNUMBER(([.F75]-[.F74])/[.C75]); ([.F75]-[.F74])/[.C75]; &quot;— &quot;))" office:value-type="float" office:value="38.5">
            <text:p>38.5</text:p>
          </table:table-cell>
          <table:table-cell table:style-name="ce20" table:formula="of:=(IF(ISNUMBER(([.G75]-[.G74])/[.C75]); ([.G75]-[.G74])/[.C75]; &quot;— &quot;))" office:value-type="float" office:value="14.25">
            <text:p>14.3</text:p>
          </table:table-cell>
          <table:table-cell table:style-name="ce18" table:formula="of:=(IF(ISNUMBER(([.H75]-[.H74])/[.C75]); ([.H75]-[.H74])/[.C75]; &quot;— &quot;))" office:value-type="float" office:value="3">
            <text:p>3.0</text:p>
          </table:table-cell>
          <table:table-cell table:style-name="ce20" table:formula="of:=(IF(ISNUMBER(([.I75]-[.I74])/[.C75]); ([.I75]-[.I74])/[.C75]; &quot;— &quot;))" office:value-type="float" office:value="64.5">
            <text:p>64.5</text:p>
          </table:table-cell>
          <table:table-cell table:style-name="ce18" table:formula="of:=(IF(ISNUMBER(([.J75]-[.J74])/[.C75]); ([.J75]-[.J74])/[.C75]; &quot;— &quot;))" office:value-type="float" office:value="32.25">
            <text:p>32.3</text:p>
          </table:table-cell>
          <table:table-cell table:style-name="ce20" table:formula="of:=(IF(ISNUMBER(([.K75]-[.K74])/[.C75]); ([.K75]-[.K74])/[.C75]; &quot;— &quot;))" office:value-type="float" office:value="46.75">
            <text:p>46.8</text:p>
          </table:table-cell>
          <table:table-cell table:style-name="ce18" table:formula="of:=(IF(ISNUMBER(([.L75]-[.L74])/[.C75]); ([.L75]-[.L74])/[.C75]; &quot;— &quot;))" office:value-type="float" office:value="3.25">
            <text:p>3.3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23 Sep 2014 </text:p>
          </table:table-cell>
          <table:table-cell table:style-name="ce8" table:formula="of:=DAYS([.A76]; &quot;1 Jan 2014&quot;)" office:value-type="float" office:value="265">
            <text:p>265</text:p>
          </table:table-cell>
          <table:table-cell table:style-name="ce8" table:formula="of:=[.B76]-[.B75]" office:value-type="float" office:value="2">
            <text:p>2</text:p>
          </table:table-cell>
          <table:table-cell table:style-name="ce8"/>
          <table:table-cell office:value-type="float" office:value="6574">
            <text:p>6574</text:p>
          </table:table-cell>
          <table:table-cell office:value-type="float" office:value="3043">
            <text:p>3043</text:p>
          </table:table-cell>
          <table:table-cell table:style-name="ce16" office:value-type="float" office:value="1074">
            <text:p>1074</text:p>
          </table:table-cell>
          <table:table-cell office:value-type="float" office:value="648">
            <text:p>648</text:p>
          </table:table-cell>
          <table:table-cell table:style-name="ce16" office:value-type="float" office:value="3458">
            <text:p>3458</text:p>
          </table:table-cell>
          <table:table-cell office:value-type="float" office:value="1830">
            <text:p>1830</text:p>
          </table:table-cell>
          <table:table-cell table:style-name="ce16" office:value-type="float" office:value="2021">
            <text:p>2021</text:p>
          </table:table-cell>
          <table:table-cell office:value-type="float" office:value="557">
            <text:p>557</text:p>
          </table:table-cell>
          <table:table-cell/>
          <table:table-cell table:style-name="ce18" table:formula="of:=(IF(ISNUMBER(([.E76]-[.E75])/[.C76]); ([.E76]-[.E75])/[.C76]; &quot;— &quot;))" office:value-type="float" office:value="155.5">
            <text:p>155.5</text:p>
          </table:table-cell>
          <table:table-cell table:style-name="ce18" table:formula="of:=(IF(ISNUMBER(([.F76]-[.F75])/[.C76]); ([.F76]-[.F75])/[.C76]; &quot;— &quot;))" office:value-type="float" office:value="71.5">
            <text:p>71.5</text:p>
          </table:table-cell>
          <table:table-cell table:style-name="ce20" table:formula="of:=(IF(ISNUMBER(([.G76]-[.G75])/[.C76]); ([.G76]-[.G75])/[.C76]; &quot;— &quot;))" office:value-type="float" office:value="26">
            <text:p>26.0</text:p>
          </table:table-cell>
          <table:table-cell table:style-name="ce18" table:formula="of:=(IF(ISNUMBER(([.H76]-[.H75])/[.C76]); ([.H76]-[.H75])/[.C76]; &quot;— &quot;))" office:value-type="float" office:value="6.5">
            <text:p>6.5</text:p>
          </table:table-cell>
          <table:table-cell table:style-name="ce20" table:formula="of:=(IF(ISNUMBER(([.I76]-[.I75])/[.C76]); ([.I76]-[.I75])/[.C76]; &quot;— &quot;))" office:value-type="float" office:value="89">
            <text:p>89.0</text:p>
          </table:table-cell>
          <table:table-cell table:style-name="ce18" table:formula="of:=(IF(ISNUMBER(([.J76]-[.J75])/[.C76]); ([.J76]-[.J75])/[.C76]; &quot;— &quot;))" office:value-type="float" office:value="61.5">
            <text:p>61.5</text:p>
          </table:table-cell>
          <table:table-cell table:style-name="ce20" table:formula="of:=(IF(ISNUMBER(([.K76]-[.K75])/[.C76]); ([.K76]-[.K75])/[.C76]; &quot;— &quot;))" office:value-type="float" office:value="40.5">
            <text:p>40.5</text:p>
          </table:table-cell>
          <table:table-cell table:style-name="ce18" table:formula="of:=(IF(ISNUMBER(([.L76]-[.L75])/[.C76]); ([.L76]-[.L75])/[.C76]; &quot;— &quot;))" office:value-type="float" office:value="3.5">
            <text:p>3.5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25 Sep 2014 </text:p>
          </table:table-cell>
          <table:table-cell table:style-name="ce8" table:formula="of:=DAYS([.A77]; &quot;1 Jan 2014&quot;)" office:value-type="float" office:value="267">
            <text:p>267</text:p>
          </table:table-cell>
          <table:table-cell table:style-name="ce8" table:formula="of:=[.B77]-[.B76]" office:value-type="float" office:value="2">
            <text:p>2</text:p>
          </table:table-cell>
          <table:table-cell table:style-name="ce8"/>
          <table:table-cell office:value-type="float" office:value="6808">
            <text:p>6808</text:p>
          </table:table-cell>
          <table:table-cell office:value-type="float" office:value="3159">
            <text:p>3159</text:p>
          </table:table-cell>
          <table:table-cell table:style-name="ce16" office:value-type="float" office:value="1103">
            <text:p>1103</text:p>
          </table:table-cell>
          <table:table-cell office:value-type="float" office:value="668">
            <text:p>668</text:p>
          </table:table-cell>
          <table:table-cell table:style-name="ce16" office:value-type="float" office:value="3564">
            <text:p>3564</text:p>
          </table:table-cell>
          <table:table-cell office:value-type="float" office:value="1922">
            <text:p>1922</text:p>
          </table:table-cell>
          <table:table-cell table:style-name="ce16" office:value-type="float" office:value="2120">
            <text:p>2120</text:p>
          </table:table-cell>
          <table:table-cell office:value-type="float" office:value="561">
            <text:p>561</text:p>
          </table:table-cell>
          <table:table-cell/>
          <table:table-cell table:style-name="ce18" table:formula="of:=(IF(ISNUMBER(([.E77]-[.E76])/[.C77]); ([.E77]-[.E76])/[.C77]; &quot;— &quot;))" office:value-type="float" office:value="117">
            <text:p>117.0</text:p>
          </table:table-cell>
          <table:table-cell table:style-name="ce18" table:formula="of:=(IF(ISNUMBER(([.F77]-[.F76])/[.C77]); ([.F77]-[.F76])/[.C77]; &quot;— &quot;))" office:value-type="float" office:value="58">
            <text:p>58.0</text:p>
          </table:table-cell>
          <table:table-cell table:style-name="ce20" table:formula="of:=(IF(ISNUMBER(([.G77]-[.G76])/[.C77]); ([.G77]-[.G76])/[.C77]; &quot;— &quot;))" office:value-type="float" office:value="14.5">
            <text:p>14.5</text:p>
          </table:table-cell>
          <table:table-cell table:style-name="ce18" table:formula="of:=(IF(ISNUMBER(([.H77]-[.H76])/[.C77]); ([.H77]-[.H76])/[.C77]; &quot;— &quot;))" office:value-type="float" office:value="10">
            <text:p>10.0</text:p>
          </table:table-cell>
          <table:table-cell table:style-name="ce20" table:formula="of:=(IF(ISNUMBER(([.I77]-[.I76])/[.C77]); ([.I77]-[.I76])/[.C77]; &quot;— &quot;))" office:value-type="float" office:value="53">
            <text:p>53.0</text:p>
          </table:table-cell>
          <table:table-cell table:style-name="ce18" table:formula="of:=(IF(ISNUMBER(([.J77]-[.J76])/[.C77]); ([.J77]-[.J76])/[.C77]; &quot;— &quot;))" office:value-type="float" office:value="46">
            <text:p>46.0</text:p>
          </table:table-cell>
          <table:table-cell table:style-name="ce20" table:formula="of:=(IF(ISNUMBER(([.K77]-[.K76])/[.C77]); ([.K77]-[.K76])/[.C77]; &quot;— &quot;))" office:value-type="float" office:value="49.5">
            <text:p>49.5</text:p>
          </table:table-cell>
          <table:table-cell table:style-name="ce18" table:formula="of:=(IF(ISNUMBER(([.L77]-[.L76])/[.C77]); ([.L77]-[.L76])/[.C77]; &quot;— &quot;))" office:value-type="float" office:value="2">
            <text:p>2.0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28 Sep 2014 </text:p>
          </table:table-cell>
          <table:table-cell table:style-name="ce8" table:formula="of:=DAYS([.A78]; &quot;1 Jan 2014&quot;)" office:value-type="float" office:value="270">
            <text:p>270</text:p>
          </table:table-cell>
          <table:table-cell table:style-name="ce8" table:formula="of:=[.B78]-[.B77]" office:value-type="float" office:value="3">
            <text:p>3</text:p>
          </table:table-cell>
          <table:table-cell table:style-name="ce8"/>
          <table:table-cell office:value-type="float" office:value="7192">
            <text:p>7192</text:p>
          </table:table-cell>
          <table:table-cell office:value-type="float" office:value="3286">
            <text:p>3286</text:p>
          </table:table-cell>
          <table:table-cell table:style-name="ce16" office:value-type="float" office:value="1157">
            <text:p>1157</text:p>
          </table:table-cell>
          <table:table-cell office:value-type="float" office:value="710">
            <text:p>710</text:p>
          </table:table-cell>
          <table:table-cell table:style-name="ce16" office:value-type="float" office:value="3696">
            <text:p>3696</text:p>
          </table:table-cell>
          <table:table-cell office:value-type="float" office:value="1998">
            <text:p>1998</text:p>
          </table:table-cell>
          <table:table-cell table:style-name="ce16" office:value-type="float" office:value="2317">
            <text:p>2317</text:p>
          </table:table-cell>
          <table:table-cell office:value-type="float" office:value="570">
            <text:p>570</text:p>
          </table:table-cell>
          <table:table-cell/>
          <table:table-cell table:style-name="ce18" table:formula="of:=(IF(ISNUMBER(([.E78]-[.E77])/[.C78]); ([.E78]-[.E77])/[.C78]; &quot;— &quot;))" office:value-type="float" office:value="128">
            <text:p>128.0</text:p>
          </table:table-cell>
          <table:table-cell table:style-name="ce18" table:formula="of:=(IF(ISNUMBER(([.F78]-[.F77])/[.C78]); ([.F78]-[.F77])/[.C78]; &quot;— &quot;))" office:value-type="float" office:value="42.3333333333333">
            <text:p>42.3</text:p>
          </table:table-cell>
          <table:table-cell table:style-name="ce20" table:formula="of:=(IF(ISNUMBER(([.G78]-[.G77])/[.C78]); ([.G78]-[.G77])/[.C78]; &quot;— &quot;))" office:value-type="float" office:value="18">
            <text:p>18.0</text:p>
          </table:table-cell>
          <table:table-cell table:style-name="ce18" table:formula="of:=(IF(ISNUMBER(([.H78]-[.H77])/[.C78]); ([.H78]-[.H77])/[.C78]; &quot;— &quot;))" office:value-type="float" office:value="14">
            <text:p>14.0</text:p>
          </table:table-cell>
          <table:table-cell table:style-name="ce20" table:formula="of:=(IF(ISNUMBER(([.I78]-[.I77])/[.C78]); ([.I78]-[.I77])/[.C78]; &quot;— &quot;))" office:value-type="float" office:value="44">
            <text:p>44.0</text:p>
          </table:table-cell>
          <table:table-cell table:style-name="ce18" table:formula="of:=(IF(ISNUMBER(([.J78]-[.J77])/[.C78]); ([.J78]-[.J77])/[.C78]; &quot;— &quot;))" office:value-type="float" office:value="25.3333333333333">
            <text:p>25.3</text:p>
          </table:table-cell>
          <table:table-cell table:style-name="ce20" table:formula="of:=(IF(ISNUMBER(([.K78]-[.K77])/[.C78]); ([.K78]-[.K77])/[.C78]; &quot;— &quot;))" office:value-type="float" office:value="65.6666666666667">
            <text:p>65.7</text:p>
          </table:table-cell>
          <table:table-cell table:style-name="ce18" table:formula="of:=(IF(ISNUMBER(([.L78]-[.L77])/[.C78]); ([.L78]-[.L77])/[.C78]; &quot;— &quot;))" office:value-type="float" office:value="3">
            <text:p>3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 Oct 2014 </text:p>
          </table:table-cell>
          <table:table-cell table:style-name="ce8" table:formula="of:=DAYS([.A79]; &quot;1 Jan 2014&quot;)" office:value-type="float" office:value="273">
            <text:p>273</text:p>
          </table:table-cell>
          <table:table-cell table:style-name="ce8" table:formula="of:=[.B79]-[.B78]" office:value-type="float" office:value="3">
            <text:p>3</text:p>
          </table:table-cell>
          <table:table-cell table:style-name="ce8"/>
          <table:table-cell office:value-type="float" office:value="7492">
            <text:p>7492</text:p>
          </table:table-cell>
          <table:table-cell office:value-type="float" office:value="3439">
            <text:p>3439</text:p>
          </table:table-cell>
          <table:table-cell table:style-name="ce16" office:value-type="float" office:value="1199">
            <text:p>1199</text:p>
          </table:table-cell>
          <table:table-cell office:value-type="float" office:value="739">
            <text:p>739</text:p>
          </table:table-cell>
          <table:table-cell table:style-name="ce16" office:value-type="float" office:value="3834">
            <text:p>3834</text:p>
          </table:table-cell>
          <table:table-cell office:value-type="float" office:value="2069">
            <text:p>2069</text:p>
          </table:table-cell>
          <table:table-cell table:style-name="ce16" office:value-type="float" office:value="2437">
            <text:p>2437</text:p>
          </table:table-cell>
          <table:table-cell office:value-type="float" office:value="623">
            <text:p>623</text:p>
          </table:table-cell>
          <table:table-cell/>
          <table:table-cell table:style-name="ce18" table:formula="of:=(IF(ISNUMBER(([.E79]-[.E78])/[.C79]); ([.E79]-[.E78])/[.C79]; &quot;— &quot;))" office:value-type="float" office:value="100">
            <text:p>100.0</text:p>
          </table:table-cell>
          <table:table-cell table:style-name="ce18" table:formula="of:=(IF(ISNUMBER(([.F79]-[.F78])/[.C79]); ([.F79]-[.F78])/[.C79]; &quot;— &quot;))" office:value-type="float" office:value="51">
            <text:p>51.0</text:p>
          </table:table-cell>
          <table:table-cell table:style-name="ce20" table:formula="of:=(IF(ISNUMBER(([.G79]-[.G78])/[.C79]); ([.G79]-[.G78])/[.C79]; &quot;— &quot;))" office:value-type="float" office:value="14">
            <text:p>14.0</text:p>
          </table:table-cell>
          <table:table-cell table:style-name="ce18" table:formula="of:=(IF(ISNUMBER(([.H79]-[.H78])/[.C79]); ([.H79]-[.H78])/[.C79]; &quot;— &quot;))" office:value-type="float" office:value="9.66666666666667">
            <text:p>9.7</text:p>
          </table:table-cell>
          <table:table-cell table:style-name="ce20" table:formula="of:=(IF(ISNUMBER(([.I79]-[.I78])/[.C79]); ([.I79]-[.I78])/[.C79]; &quot;— &quot;))" office:value-type="float" office:value="46">
            <text:p>46.0</text:p>
          </table:table-cell>
          <table:table-cell table:style-name="ce18" table:formula="of:=(IF(ISNUMBER(([.J79]-[.J78])/[.C79]); ([.J79]-[.J78])/[.C79]; &quot;— &quot;))" office:value-type="float" office:value="23.6666666666667">
            <text:p>23.7</text:p>
          </table:table-cell>
          <table:table-cell table:style-name="ce20" table:formula="of:=(IF(ISNUMBER(([.K79]-[.K78])/[.C79]); ([.K79]-[.K78])/[.C79]; &quot;— &quot;))" office:value-type="float" office:value="40">
            <text:p>40.0</text:p>
          </table:table-cell>
          <table:table-cell table:style-name="ce18" table:formula="of:=(IF(ISNUMBER(([.L79]-[.L78])/[.C79]); ([.L79]-[.L78])/[.C79]; &quot;— &quot;))" office:value-type="float" office:value="17.6666666666667">
            <text:p>17.7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5 Oct 2014 </text:p>
          </table:table-cell>
          <table:table-cell table:style-name="ce8" table:formula="of:=DAYS([.A80]; &quot;1 Jan 2014&quot;)" office:value-type="float" office:value="277">
            <text:p>277</text:p>
          </table:table-cell>
          <table:table-cell table:style-name="ce8" table:formula="of:=[.B80]-[.B79]" office:value-type="float" office:value="4">
            <text:p>4</text:p>
          </table:table-cell>
          <table:table-cell table:style-name="ce8"/>
          <table:table-cell office:value-type="float" office:value="8011">
            <text:p>8011</text:p>
          </table:table-cell>
          <table:table-cell office:value-type="float" office:value="3857">
            <text:p>3857</text:p>
          </table:table-cell>
          <table:table-cell table:style-name="ce16" office:value-type="float" office:value="1298">
            <text:p>1298</text:p>
          </table:table-cell>
          <table:table-cell office:value-type="float" office:value="768">
            <text:p>768</text:p>
          </table:table-cell>
          <table:table-cell table:style-name="ce16" office:value-type="float" office:value="3924">
            <text:p>3924</text:p>
          </table:table-cell>
          <table:table-cell office:value-type="float" office:value="2210">
            <text:p>2210</text:p>
          </table:table-cell>
          <table:table-cell table:style-name="ce16" office:value-type="float" office:value="2789">
            <text:p>2789</text:p>
          </table:table-cell>
          <table:table-cell office:value-type="float" office:value="879">
            <text:p>879</text:p>
          </table:table-cell>
          <table:table-cell/>
          <table:table-cell table:style-name="ce18" table:formula="of:=(IF(ISNUMBER(([.E80]-[.E79])/[.C80]); ([.E80]-[.E79])/[.C80]; &quot;— &quot;))" office:value-type="float" office:value="129.75">
            <text:p>129.8</text:p>
          </table:table-cell>
          <table:table-cell table:style-name="ce18" table:formula="of:=(IF(ISNUMBER(([.F80]-[.F79])/[.C80]); ([.F80]-[.F79])/[.C80]; &quot;— &quot;))" office:value-type="float" office:value="104.5">
            <text:p>104.5</text:p>
          </table:table-cell>
          <table:table-cell table:style-name="ce20" table:formula="of:=(IF(ISNUMBER(([.G80]-[.G79])/[.C80]); ([.G80]-[.G79])/[.C80]; &quot;— &quot;))" office:value-type="float" office:value="24.75">
            <text:p>24.8</text:p>
          </table:table-cell>
          <table:table-cell table:style-name="ce18" table:formula="of:=(IF(ISNUMBER(([.H80]-[.H79])/[.C80]); ([.H80]-[.H79])/[.C80]; &quot;— &quot;))" office:value-type="float" office:value="7.25">
            <text:p>7.3</text:p>
          </table:table-cell>
          <table:table-cell table:style-name="ce20" table:formula="of:=(IF(ISNUMBER(([.I80]-[.I79])/[.C80]); ([.I80]-[.I79])/[.C80]; &quot;— &quot;))" office:value-type="float" office:value="22.5">
            <text:p>22.5</text:p>
          </table:table-cell>
          <table:table-cell table:style-name="ce18" table:formula="of:=(IF(ISNUMBER(([.J80]-[.J79])/[.C80]); ([.J80]-[.J79])/[.C80]; &quot;— &quot;))" office:value-type="float" office:value="35.25">
            <text:p>35.3</text:p>
          </table:table-cell>
          <table:table-cell table:style-name="ce20" table:formula="of:=(IF(ISNUMBER(([.K80]-[.K79])/[.C80]); ([.K80]-[.K79])/[.C80]; &quot;— &quot;))" office:value-type="float" office:value="88">
            <text:p>88.0</text:p>
          </table:table-cell>
          <table:table-cell table:style-name="ce18" table:formula="of:=(IF(ISNUMBER(([.L80]-[.L79])/[.C80]); ([.L80]-[.L79])/[.C80]; &quot;— &quot;))" office:value-type="float" office:value="64">
            <text:p>64.0</text:p>
          </table:table-cell>
          <table:table-cell table:number-columns-repeated="1002"/>
        </table:table-row>
        <table:table-row table:style-name="ro1">
          <table:table-cell table:style-name="ce4" office:value-type="string">
            <text:p>10 Oct 2014</text:p>
          </table:table-cell>
          <table:table-cell table:style-name="ce8" table:formula="of:=DAYS([.A81]; &quot;1 Jan 2014&quot;)" office:value-type="float" office:value="282">
            <text:p>282</text:p>
          </table:table-cell>
          <table:table-cell table:style-name="ce8" table:formula="of:=[.B81]-[.B80]" office:value-type="float" office:value="5">
            <text:p>5</text:p>
          </table:table-cell>
          <table:table-cell/>
          <table:table-cell office:value-type="float" office:value="8376">
            <text:p>8376</text:p>
          </table:table-cell>
          <table:table-cell office:value-type="float" office:value="4024">
            <text:p>4024</text:p>
          </table:table-cell>
          <table:table-cell table:style-name="ce16" office:value-type="float" office:value="1350">
            <text:p>1350</text:p>
          </table:table-cell>
          <table:table-cell office:value-type="float" office:value="778">
            <text:p>778</text:p>
          </table:table-cell>
          <table:table-cell table:style-name="ce16" office:value-type="float" office:value="4076">
            <text:p>4076</text:p>
          </table:table-cell>
          <table:table-cell office:value-type="float" office:value="2316">
            <text:p>2316</text:p>
          </table:table-cell>
          <table:table-cell table:style-name="ce16" office:value-type="float" office:value="2950">
            <text:p>2950</text:p>
          </table:table-cell>
          <table:table-cell office:value-type="float" office:value="930">
            <text:p>930</text:p>
          </table:table-cell>
          <table:table-cell/>
          <table:table-cell table:style-name="ce18" table:formula="of:=(IF(ISNUMBER(([.E81]-[.E80])/[.C81]); ([.E81]-[.E80])/[.C81]; &quot;— &quot;))" office:value-type="float" office:value="73">
            <text:p>73.0</text:p>
          </table:table-cell>
          <table:table-cell table:style-name="ce18" table:formula="of:=(IF(ISNUMBER(([.F81]-[.F80])/[.C81]); ([.F81]-[.F80])/[.C81]; &quot;— &quot;))" office:value-type="float" office:value="33.4">
            <text:p>33.4</text:p>
          </table:table-cell>
          <table:table-cell table:style-name="ce20" table:formula="of:=(IF(ISNUMBER(([.G81]-[.G80])/[.C81]); ([.G81]-[.G80])/[.C81]; &quot;— &quot;))" office:value-type="float" office:value="10.4">
            <text:p>10.4</text:p>
          </table:table-cell>
          <table:table-cell table:style-name="ce18" table:formula="of:=(IF(ISNUMBER(([.H81]-[.H80])/[.C81]); ([.H81]-[.H80])/[.C81]; &quot;— &quot;))" office:value-type="float" office:value="2">
            <text:p>2.0</text:p>
          </table:table-cell>
          <table:table-cell table:style-name="ce20" table:formula="of:=(IF(ISNUMBER(([.I81]-[.I80])/[.C81]); ([.I81]-[.I80])/[.C81]; &quot;— &quot;))" office:value-type="float" office:value="30.4">
            <text:p>30.4</text:p>
          </table:table-cell>
          <table:table-cell table:style-name="ce18" table:formula="of:=(IF(ISNUMBER(([.J81]-[.J80])/[.C81]); ([.J81]-[.J80])/[.C81]; &quot;— &quot;))" office:value-type="float" office:value="21.2">
            <text:p>21.2</text:p>
          </table:table-cell>
          <table:table-cell table:style-name="ce20" table:formula="of:=(IF(ISNUMBER(([.K81]-[.K80])/[.C81]); ([.K81]-[.K80])/[.C81]; &quot;— &quot;))" office:value-type="float" office:value="32.2">
            <text:p>32.2</text:p>
          </table:table-cell>
          <table:table-cell table:style-name="ce18" table:formula="of:=(IF(ISNUMBER(([.L81]-[.L80])/[.C81]); ([.L81]-[.L80])/[.C81]; &quot;— &quot;))" office:value-type="float" office:value="10.2">
            <text:p>10.2</text:p>
          </table:table-cell>
          <table:table-cell table:number-columns-repeated="1002"/>
        </table:table-row>
        <table:table-row table:style-name="ro1" table:number-rows-repeated="104849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beria model" table:style-name="ta1">
        <table:table-column table:style-name="co5" table:default-cell-style-name="ce5"/>
        <table:table-column table:style-name="co2" table:default-cell-style-name="ce5"/>
        <table:table-column table:style-name="co6" table:number-columns-repeated="3" table:default-cell-style-name="ce5"/>
        <table:table-column table:style-name="co3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3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number-columns-repeated="1009" table:default-cell-style-name="ce5"/>
        <table:table-row table:style-name="ro1">
          <table:table-cell table:style-name="ce21" table:number-columns-repeated="4"/>
          <table:table-cell table:style-name="ce25" office:value-type="string">
            <text:p>Liberia </text:p>
          </table:table-cell>
          <table:table-cell table:style-name="ce25" table:number-columns-repeated="2"/>
          <table:table-cell table:style-name="ce28" table:number-columns-repeated="3"/>
          <table:table-cell table:style-name="ce26"/>
          <table:table-cell table:style-name="ce28"/>
          <table:table-cell table:style-name="ce51"/>
          <table:table-cell table:number-columns-repeated="1011"/>
        </table:table-row>
        <table:table-row table:style-name="ro1">
          <table:table-cell table:style-name="ce21" table:number-columns-repeated="4"/>
          <table:table-cell table:style-name="ce25"/>
          <table:table-cell table:style-name="ce28" table:number-columns-repeated="7"/>
          <table:table-cell table:style-name="ce51"/>
          <table:table-cell table:number-columns-repeated="1011"/>
        </table:table-row>
        <table:table-row table:style-name="ro1">
          <table:table-cell table:style-name="ce21" table:formula="of:=[$Data.A3]" office:value-type="string" office:string-value="Date">
            <text:p>Date</text:p>
          </table:table-cell>
          <table:table-cell table:style-name="ce21" table:number-columns-repeated="3"/>
          <table:table-cell table:style-name="ce25" office:value-type="string">
            <text:p>Actual reported cases</text:p>
          </table:table-cell>
          <table:table-cell table:style-name="ce28" table:number-columns-repeated="3"/>
          <table:table-cell table:style-name="ce38"/>
          <table:table-cell table:style-name="ce28"/>
          <table:table-cell table:style-name="ce45" office:value-type="string">
            <text:p>Extrapolated (from shaded interval)</text:p>
          </table:table-cell>
          <table:table-cell table:style-name="ce28"/>
          <table:table-cell table:style-name="ce51"/>
          <table:table-cell table:number-columns-repeated="1011"/>
        </table:table-row>
        <table:table-row table:style-name="ro1">
          <table:table-cell table:style-name="ce21"/>
          <table:table-cell table:style-name="ce23" table:formula="of:=[$Data.B4]" office:value-type="string" office:string-value="day of year">
            <text:p>day of year</text:p>
          </table:table-cell>
          <table:table-cell table:style-name="ce23" office:value-type="string">
            <text:p>days since 1 Aug</text:p>
          </table:table-cell>
          <table:table-cell table:style-name="ce23"/>
          <table:table-cell table:style-name="ce26" office:value-type="string">
            <text:p>cumulative</text:p>
          </table:table-cell>
          <table:table-cell table:style-name="ce26" office:value-type="string">
            <text:p>rate</text:p>
          </table:table-cell>
          <table:table-cell table:style-name="ce26" office:value-type="string">
            <text:p>Smoothed rate</text:p>
          </table:table-cell>
          <table:table-cell table:style-name="ce26"/>
          <table:table-cell table:style-name="ce26" office:value-type="string">
            <text:p>Ln(case rate)</text:p>
          </table:table-cell>
          <table:table-cell table:style-name="ce43"/>
          <table:table-cell table:style-name="ce26" office:value-type="string">
            <text:p>rate</text:p>
          </table:table-cell>
          <table:table-cell table:style-name="ce26" office:value-type="string">
            <text:p>integral (cumulative)</text:p>
          </table:table-cell>
          <table:table-cell table:style-name="ce51"/>
          <table:table-cell table:number-columns-repeated="1011"/>
        </table:table-row>
        <table:table-row table:style-name="ro1">
          <table:table-cell table:style-name="ce21"/>
          <table:table-cell table:style-name="ce23" table:number-columns-repeated="3"/>
          <table:table-cell table:style-name="ce26" table:number-columns-repeated="5"/>
          <table:table-cell table:style-name="ce43"/>
          <table:table-cell table:style-name="ce26" table:number-columns-repeated="2"/>
          <table:table-cell table:style-name="ce51"/>
          <table:table-cell table:number-columns-repeated="1011"/>
        </table:table-row>
        <table:table-row table:style-name="ro1">
          <table:table-cell table:style-name="ce21"/>
          <table:table-cell table:style-name="ce23" table:number-columns-repeated="3"/>
          <table:table-cell table:style-name="ce26" table:number-columns-repeated="5"/>
          <table:table-cell table:style-name="ce43"/>
          <table:table-cell table:style-name="ce26" table:number-columns-repeated="2"/>
          <table:table-cell table:style-name="ce51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1" table:number-columns-repeated="8"/>
          <table:table-cell table:style-name="ce23"/>
          <table:table-cell table:style-name="ce21" table:number-columns-repeated="2"/>
          <table:table-cell table:style-name="ce47"/>
          <table:table-cell table:style-name="Default" table:number-columns-repeated="2"/>
          <table:table-cell table:style-name="ce52" office:value-type="string">
            <text:p>smoothing 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formula="of:=[$Data.$A48]" office:value-type="string" office:string-value="30 Jun 2014 ">
            <text:p>30 Jun 2014 </text:p>
          </table:table-cell>
          <table:table-cell table:formula="of:=[$Data.$B48]" office:value-type="float" office:value="180">
            <text:p>180</text:p>
          </table:table-cell>
          <table:table-cell table:formula="of:=DAYS([.A8]; &quot;1 Aug 2014&quot;)" office:value-type="float" office:value="-32">
            <text:p>-32</text:p>
          </table:table-cell>
          <table:table-cell/>
          <table:table-cell table:formula="of:=[$Data.I48]" office:value-type="float" office:value="107">
            <text:p>107</text:p>
          </table:table-cell>
          <table:table-cell table:style-name="ce29" table:formula="of:=[$Data.$R48]" office:value-type="float" office:value="7">
            <text:p>7.0</text:p>
          </table:table-cell>
          <table:table-cell table:style-name="ce31" table:formula="of:=(IF(ISNUMBER(([#REF!]-[#REF!])/[#REF!]); ([#REF!]-[#REF!])/[#REF!]; &quot;— &quot;))" office:value-type="string" office:string-value="— ">
            <text:p>— </text:p>
          </table:table-cell>
          <table:table-cell table:number-columns-repeated="3"/>
          <table:table-cell table:style-name="ce29" table:formula="of:=EXP(MODEL_A)*EXP(MODEL_k*[.B8])" office:value-type="float" office:value="5.77345187152982">
            <text:p>5.8</text:p>
          </table:table-cell>
          <table:table-cell table:style-name="ce48" table:formula="of:=MODEL_INT_OFF + EXP(MODEL_A)*EXP(MODEL_k*[.B8])/MODEL_k" office:value-type="float" office:value="267.049259029821">
            <text:p>267</text:p>
          </table:table-cell>
          <table:table-cell table:style-name="Default" table:number-columns-repeated="2"/>
          <table:table-cell table:style-name="ce52" office:value-type="string">
            <text:p>T_{1/2}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formula="of:=[$Data.$A49]" office:value-type="string" office:string-value="2 Jul 2014 ">
            <text:p>2 Jul 2014 </text:p>
          </table:table-cell>
          <table:table-cell table:formula="of:=[$Data.$B49]" office:value-type="float" office:value="182">
            <text:p>182</text:p>
          </table:table-cell>
          <table:table-cell table:formula="of:=DAYS([.A9]; &quot;1 Aug 2014&quot;)" office:value-type="float" office:value="-30">
            <text:p>-30</text:p>
          </table:table-cell>
          <table:table-cell/>
          <table:table-cell table:formula="of:=[$Data.I49]" office:value-type="float" office:value="115">
            <text:p>115</text:p>
          </table:table-cell>
          <table:table-cell table:style-name="ce29" table:formula="of:=[$Data.$R49]" office:value-type="float" office:value="4">
            <text:p>4.0</text:p>
          </table:table-cell>
          <table:table-cell table:style-name="ce31" table:formula="of:=(IF(ISNUMBER(([#REF!]-[#REF!])/[#REF!]); ([#REF!]-[#REF!])/[#REF!]; &quot;— &quot;))" office:value-type="string" office:string-value="— ">
            <text:p>— </text:p>
          </table:table-cell>
          <table:table-cell table:number-columns-repeated="3"/>
          <table:table-cell table:style-name="ce29" table:formula="of:=EXP(MODEL_A)*EXP(MODEL_k*[.B9])" office:value-type="float" office:value="6.21802497974984">
            <text:p>6.2</text:p>
          </table:table-cell>
          <table:table-cell table:style-name="ce48" table:formula="of:=MODEL_INT_OFF + EXP(MODEL_A)*EXP(MODEL_k*[.B9])/MODEL_k" office:value-type="float" office:value="279.035239817906">
            <text:p>279</text:p>
          </table:table-cell>
          <table:table-cell table:style-name="Default" table:number-columns-repeated="2"/>
          <table:table-cell table:style-name="ce53" office:value-type="float" office:value="2">
            <text:p>2.0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formula="of:=[$Data.$A50]" office:value-type="string" office:string-value="6 Jul 2014 ">
            <text:p>6 Jul 2014 </text:p>
          </table:table-cell>
          <table:table-cell table:formula="of:=[$Data.$B50]" office:value-type="float" office:value="186">
            <text:p>186</text:p>
          </table:table-cell>
          <table:table-cell table:formula="of:=DAYS([.A10]; &quot;1 Aug 2014&quot;)" office:value-type="float" office:value="-26">
            <text:p>-26</text:p>
          </table:table-cell>
          <table:table-cell/>
          <table:table-cell table:formula="of:=[$Data.I50]" office:value-type="float" office:value="131">
            <text:p>131</text:p>
          </table:table-cell>
          <table:table-cell table:style-name="ce29" table:formula="of:=[$Data.$R50]" office:value-type="float" office:value="4">
            <text:p>4.0</text:p>
          </table:table-cell>
          <table:table-cell table:style-name="ce32" table:formula="of:=(EXP(-SM*ABS([.C10]-[.C8]))*[.F8] + EXP(-SM*ABS([.C10]-[.C9]))*[.F9] + EXP(-SM*ABS([.C10]-[.C10]))*[.F10] + EXP(-SM*ABS([.C10]-[.C11]))*[.F11] + EXP(-SM*ABS([.C10]-[.C12]))*[.F12]) / (EXP(-SM*(ABS([.C10]-[.C8]))) + EXP(-SM*(ABS([.C10]-[.C9]))) + EXP(-SM*(ABS([.C10]-[.C10]))) + EXP(-SM*(ABS([.C10]-[.C11]))) + EXP(-SM*(ABS([.C10]-[.C12]))))" office:value-type="float" office:value="4.78125">
            <text:p>4.8</text:p>
          </table:table-cell>
          <table:table-cell table:number-columns-repeated="3"/>
          <table:table-cell table:style-name="ce29" table:formula="of:=EXP(MODEL_A)*EXP(MODEL_k*[.B10])" office:value-type="float" office:value="7.21250766318579">
            <text:p>7.2</text:p>
          </table:table-cell>
          <table:table-cell table:style-name="ce48" table:formula="of:=MODEL_INT_OFF + EXP(MODEL_A)*EXP(MODEL_k*[.B10])/MODEL_k" office:value-type="float" office:value="305.847141206794">
            <text:p>306</text:p>
          </table:table-cell>
          <table:table-cell table:style-name="Default" table:number-columns-repeated="2"/>
          <table:table-cell table:style-name="ce54"/>
          <table:table-cell table:style-name="Default" table:number-columns-repeated="2"/>
          <table:table-cell table:number-columns-repeated="1007"/>
        </table:table-row>
        <table:table-row table:style-name="ro1">
          <table:table-cell table:formula="of:=[$Data.$A51]" office:value-type="string" office:string-value="8 Jul 2014 ">
            <text:p>8 Jul 2014 </text:p>
          </table:table-cell>
          <table:table-cell table:formula="of:=[$Data.$B51]" office:value-type="float" office:value="188">
            <text:p>188</text:p>
          </table:table-cell>
          <table:table-cell table:formula="of:=DAYS([.A11]; &quot;1 Aug 2014&quot;)" office:value-type="float" office:value="-24">
            <text:p>-24</text:p>
          </table:table-cell>
          <table:table-cell/>
          <table:table-cell table:formula="of:=[$Data.I51]" office:value-type="float" office:value="142">
            <text:p>142</text:p>
          </table:table-cell>
          <table:table-cell table:style-name="ce29" table:formula="of:=[$Data.$R51]" office:value-type="float" office:value="5.5">
            <text:p>5.5</text:p>
          </table:table-cell>
          <table:table-cell table:style-name="ce32" table:formula="of:=(EXP(-SM*ABS([.C11]-[.C9]))*[.F9] + EXP(-SM*ABS([.C11]-[.C10]))*[.F10] + EXP(-SM*ABS([.C11]-[.C11]))*[.F11] + EXP(-SM*ABS([.C11]-[.C12]))*[.F12] + EXP(-SM*ABS([.C11]-[.C13]))*[.F13]) / (EXP(-SM*(ABS([.C11]-[.C9]))) + EXP(-SM*(ABS([.C11]-[.C10]))) + EXP(-SM*(ABS([.C11]-[.C11]))) + EXP(-SM*(ABS([.C11]-[.C12]))) + EXP(-SM*(ABS([.C11]-[.C13]))))" office:value-type="float" office:value="5">
            <text:p>5.0</text:p>
          </table:table-cell>
          <table:table-cell table:number-columns-repeated="3"/>
          <table:table-cell table:style-name="ce29" table:formula="of:=EXP(MODEL_A)*EXP(MODEL_k*[.B11])" office:value-type="float" office:value="7.76789238297451">
            <text:p>7.8</text:p>
          </table:table-cell>
          <table:table-cell table:style-name="ce48" table:formula="of:=MODEL_INT_OFF + EXP(MODEL_A)*EXP(MODEL_k*[.B11])/MODEL_k" office:value-type="float" office:value="320.820675274197">
            <text:p>321</text:p>
          </table:table-cell>
          <table:table-cell table:style-name="Default" table:number-columns-repeated="2"/>
          <table:table-cell table:style-name="ce52" office:value-type="string">
            <text:p>smoothing constant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formula="of:=[$Data.$A52]" office:value-type="string" office:string-value="12 Jul 2014 ">
            <text:p>12 Jul 2014 </text:p>
          </table:table-cell>
          <table:table-cell table:formula="of:=[$Data.$B52]" office:value-type="float" office:value="192">
            <text:p>192</text:p>
          </table:table-cell>
          <table:table-cell table:formula="of:=DAYS([.A12]; &quot;1 Aug 2014&quot;)" office:value-type="float" office:value="-20">
            <text:p>-20</text:p>
          </table:table-cell>
          <table:table-cell/>
          <table:table-cell table:formula="of:=[$Data.I52]" office:value-type="float" office:value="172">
            <text:p>172</text:p>
          </table:table-cell>
          <table:table-cell table:style-name="ce29" table:formula="of:=[$Data.$R52]" office:value-type="float" office:value="7.5">
            <text:p>7.5</text:p>
          </table:table-cell>
          <table:table-cell table:style-name="ce32" table:formula="of:=(EXP(-SM*ABS([.C12]-[.C10]))*[.F10] + EXP(-SM*ABS([.C12]-[.C11]))*[.F11] + EXP(-SM*ABS([.C12]-[.C12]))*[.F12] + EXP(-SM*ABS([.C12]-[.C13]))*[.F13] + EXP(-SM*ABS([.C12]-[.C14]))*[.F14]) / (EXP(-SM*(ABS([.C12]-[.C10]))) + EXP(-SM*(ABS([.C12]-[.C11]))) + EXP(-SM*(ABS([.C12]-[.C12]))) + EXP(-SM*(ABS([.C12]-[.C13]))) + EXP(-SM*(ABS([.C12]-[.C14]))))" office:value-type="float" office:value="5.44472625007578">
            <text:p>5.4</text:p>
          </table:table-cell>
          <table:table-cell table:number-columns-repeated="3"/>
          <table:table-cell table:style-name="ce29" table:formula="of:=EXP(MODEL_A)*EXP(MODEL_k*[.B12])" office:value-type="float" office:value="9.01025382198772">
            <text:p>9.0</text:p>
          </table:table-cell>
          <table:table-cell table:style-name="ce48" table:formula="of:=MODEL_INT_OFF + EXP(MODEL_A)*EXP(MODEL_k*[.B12])/MODEL_k" office:value-type="float" office:value="354.315549490702">
            <text:p>354</text:p>
          </table:table-cell>
          <table:table-cell table:style-name="Default" table:number-columns-repeated="2"/>
          <table:table-cell table:style-name="ce55" table:formula="of:=LN(2)/[.O9]" office:value-type="float" office:value="0.346573590279973">
            <text:p>0.347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formula="of:=[$Data.$A53]" office:value-type="string" office:string-value="14 Jul 2014 ">
            <text:p>14 Jul 2014 </text:p>
          </table:table-cell>
          <table:table-cell table:formula="of:=[$Data.$B53]" office:value-type="float" office:value="194">
            <text:p>194</text:p>
          </table:table-cell>
          <table:table-cell table:formula="of:=DAYS([.A13]; &quot;1 Aug 2014&quot;)" office:value-type="float" office:value="-18">
            <text:p>-18</text:p>
          </table:table-cell>
          <table:table-cell/>
          <table:table-cell table:formula="of:=[$Data.I53]" office:value-type="float" office:value="174">
            <text:p>174</text:p>
          </table:table-cell>
          <table:table-cell table:style-name="ce29" table:formula="of:=[$Data.$R53]" office:value-type="float" office:value="1">
            <text:p>1.0</text:p>
          </table:table-cell>
          <table:table-cell table:style-name="ce32" table:formula="of:=(EXP(-SM*ABS([.C13]-[.C11]))*[.F11] + EXP(-SM*ABS([.C13]-[.C12]))*[.F12] + EXP(-SM*ABS([.C13]-[.C13]))*[.F13] + EXP(-SM*ABS([.C13]-[.C14]))*[.F14] + EXP(-SM*ABS([.C13]-[.C15]))*[.F15]) / (EXP(-SM*(ABS([.C13]-[.C11]))) + EXP(-SM*(ABS([.C13]-[.C12]))) + EXP(-SM*(ABS([.C13]-[.C13]))) + EXP(-SM*(ABS([.C13]-[.C14]))) + EXP(-SM*(ABS([.C13]-[.C15]))))" office:value-type="float" office:value="4.37207421125808">
            <text:p>4.4</text:p>
          </table:table-cell>
          <table:table-cell table:number-columns-repeated="3"/>
          <table:table-cell table:style-name="ce29" table:formula="of:=EXP(MODEL_A)*EXP(MODEL_k*[.B13])" office:value-type="float" office:value="9.70407038729859">
            <text:p>9.7</text:p>
          </table:table-cell>
          <table:table-cell table:style-name="ce48" table:formula="of:=MODEL_INT_OFF + EXP(MODEL_A)*EXP(MODEL_k*[.B13])/MODEL_k" office:value-type="float" office:value="373.021296348777">
            <text:p>373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formula="of:=[$Data.$A54]" office:value-type="string" office:string-value="17 Jul 2014 ">
            <text:p>17 Jul 2014 </text:p>
          </table:table-cell>
          <table:table-cell table:formula="of:=[$Data.$B54]" office:value-type="float" office:value="197">
            <text:p>197</text:p>
          </table:table-cell>
          <table:table-cell table:formula="of:=DAYS([.A14]; &quot;1 Aug 2014&quot;)" office:value-type="float" office:value="-15">
            <text:p>-15</text:p>
          </table:table-cell>
          <table:table-cell/>
          <table:table-cell table:formula="of:=[$Data.I54]" office:value-type="float" office:value="196">
            <text:p>196</text:p>
          </table:table-cell>
          <table:table-cell table:style-name="ce29" table:formula="of:=[$Data.$R54]" office:value-type="float" office:value="7.33333333333333">
            <text:p>7.3</text:p>
          </table:table-cell>
          <table:table-cell table:style-name="ce32" table:formula="of:=(EXP(-SM*ABS([.C14]-[.C12]))*[.F12] + EXP(-SM*ABS([.C14]-[.C13]))*[.F13] + EXP(-SM*ABS([.C14]-[.C14]))*[.F14] + EXP(-SM*ABS([.C14]-[.C15]))*[.F15] + EXP(-SM*ABS([.C14]-[.C16]))*[.F16]) / (EXP(-SM*(ABS([.C14]-[.C12]))) + EXP(-SM*(ABS([.C14]-[.C13]))) + EXP(-SM*(ABS([.C14]-[.C14]))) + EXP(-SM*(ABS([.C14]-[.C15]))) + EXP(-SM*(ABS([.C14]-[.C16]))))" office:value-type="float" office:value="6.64757832257826">
            <text:p>6.6</text:p>
          </table:table-cell>
          <table:table-cell table:number-columns-repeated="3"/>
          <table:table-cell table:style-name="ce29" table:formula="of:=EXP(MODEL_A)*EXP(MODEL_k*[.B14])" office:value-type="float" office:value="10.8462424178636">
            <text:p>10.8</text:p>
          </table:table-cell>
          <table:table-cell table:style-name="ce48" table:formula="of:=MODEL_INT_OFF + EXP(MODEL_A)*EXP(MODEL_k*[.B14])/MODEL_k" office:value-type="float" office:value="403.814998806067">
            <text:p>404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formula="of:=[$Data.$A55]" office:value-type="string" office:string-value="20 Jul 2014 ">
            <text:p>20 Jul 2014 </text:p>
          </table:table-cell>
          <table:table-cell table:formula="of:=[$Data.$B55]" office:value-type="float" office:value="200">
            <text:p>200</text:p>
          </table:table-cell>
          <table:table-cell table:formula="of:=DAYS([.A15]; &quot;1 Aug 2014&quot;)" office:value-type="float" office:value="-12">
            <text:p>-12</text:p>
          </table:table-cell>
          <table:table-cell/>
          <table:table-cell table:formula="of:=[$Data.I55]" office:value-type="float" office:value="224">
            <text:p>224</text:p>
          </table:table-cell>
          <table:table-cell table:style-name="ce29" table:formula="of:=[$Data.$R55]" office:value-type="float" office:value="9.33333333333333">
            <text:p>9.3</text:p>
          </table:table-cell>
          <table:table-cell table:style-name="ce32" table:formula="of:=(EXP(-SM*ABS([.C15]-[.C13]))*[.F13] + EXP(-SM*ABS([.C15]-[.C14]))*[.F14] + EXP(-SM*ABS([.C15]-[.C15]))*[.F15] + EXP(-SM*ABS([.C15]-[.C16]))*[.F16] + EXP(-SM*ABS([.C15]-[.C17]))*[.F17]) / (EXP(-SM*(ABS([.C15]-[.C13]))) + EXP(-SM*(ABS([.C15]-[.C14]))) + EXP(-SM*(ABS([.C15]-[.C15]))) + EXP(-SM*(ABS([.C15]-[.C16]))) + EXP(-SM*(ABS([.C15]-[.C17]))))" office:value-type="float" office:value="8.72957351147537">
            <text:p>8.7</text:p>
          </table:table-cell>
          <table:table-cell table:number-columns-repeated="3"/>
          <table:table-cell table:style-name="ce29" table:formula="of:=EXP(MODEL_A)*EXP(MODEL_k*[.B15])" office:value-type="float" office:value="12.1228484431688">
            <text:p>12.1</text:p>
          </table:table-cell>
          <table:table-cell table:style-name="ce48" table:formula="of:=MODEL_INT_OFF + EXP(MODEL_A)*EXP(MODEL_k*[.B15])/MODEL_k" office:value-type="float" office:value="438.233129390991">
            <text:p>438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formula="of:=[$Data.$A56]" office:value-type="string" office:string-value="23 Jul 2014 ">
            <text:p>23 Jul 2014 </text:p>
          </table:table-cell>
          <table:table-cell table:formula="of:=[$Data.$B56]" office:value-type="float" office:value="203">
            <text:p>203</text:p>
          </table:table-cell>
          <table:table-cell table:formula="of:=DAYS([.A16]; &quot;1 Aug 2014&quot;)" office:value-type="float" office:value="-9">
            <text:p>-9</text:p>
          </table:table-cell>
          <table:table-cell/>
          <table:table-cell table:formula="of:=[$Data.I56]" office:value-type="float" office:value="249">
            <text:p>249</text:p>
          </table:table-cell>
          <table:table-cell table:style-name="ce29" table:formula="of:=[$Data.$R56]" office:value-type="float" office:value="8.33333333333333">
            <text:p>8.3</text:p>
          </table:table-cell>
          <table:table-cell table:style-name="ce32" table:formula="of:=(EXP(-SM*ABS([.C16]-[.C14]))*[.F14] + EXP(-SM*ABS([.C16]-[.C15]))*[.F15] + EXP(-SM*ABS([.C16]-[.C16]))*[.F16] + EXP(-SM*ABS([.C16]-[.C17]))*[.F17] + EXP(-SM*ABS([.C16]-[.C18]))*[.F18]) / (EXP(-SM*(ABS([.C16]-[.C14]))) + EXP(-SM*(ABS([.C16]-[.C15]))) + EXP(-SM*(ABS([.C16]-[.C16]))) + EXP(-SM*(ABS([.C16]-[.C17]))) + EXP(-SM*(ABS([.C16]-[.C18]))))" office:value-type="float" office:value="10.6643618536469">
            <text:p>10.7</text:p>
          </table:table-cell>
          <table:table-cell table:number-columns-repeated="3"/>
          <table:table-cell table:style-name="ce29" table:formula="of:=EXP(MODEL_A)*EXP(MODEL_k*[.B16])" office:value-type="float" office:value="13.5497113852069">
            <text:p>13.5</text:p>
          </table:table-cell>
          <table:table-cell table:style-name="ce48" table:formula="of:=MODEL_INT_OFF + EXP(MODEL_A)*EXP(MODEL_k*[.B16])/MODEL_k" office:value-type="float" office:value="476.702284394482">
            <text:p>477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formula="of:=[$Data.$A57]" office:value-type="string" office:string-value="27 Jul 2014 ">
            <text:p>27 Jul 2014 </text:p>
          </table:table-cell>
          <table:table-cell table:formula="of:=[$Data.$B57]" office:value-type="float" office:value="207">
            <text:p>207</text:p>
          </table:table-cell>
          <table:table-cell table:formula="of:=DAYS([.A17]; &quot;1 Aug 2014&quot;)" office:value-type="float" office:value="-5">
            <text:p>-5</text:p>
          </table:table-cell>
          <table:table-cell/>
          <table:table-cell table:formula="of:=[$Data.I57]" office:value-type="float" office:value="329">
            <text:p>329</text:p>
          </table:table-cell>
          <table:table-cell table:style-name="ce29" table:formula="of:=[$Data.$R57]" office:value-type="float" office:value="20">
            <text:p>20.0</text:p>
          </table:table-cell>
          <table:table-cell table:style-name="ce32" table:formula="of:=(EXP(-SM*ABS([.C17]-[.C15]))*[.F15] + EXP(-SM*ABS([.C17]-[.C16]))*[.F16] + EXP(-SM*ABS([.C17]-[.C17]))*[.F17] + EXP(-SM*ABS([.C17]-[.C18]))*[.F18] + EXP(-SM*ABS([.C17]-[.C19]))*[.F19]) / (EXP(-SM*(ABS([.C17]-[.C15]))) + EXP(-SM*(ABS([.C17]-[.C16]))) + EXP(-SM*(ABS([.C17]-[.C17]))) + EXP(-SM*(ABS([.C17]-[.C18]))) + EXP(-SM*(ABS([.C17]-[.C19]))))" office:value-type="float" office:value="19.8108839841665">
            <text:p>19.8</text:p>
          </table:table-cell>
          <table:table-cell table:number-columns-repeated="3"/>
          <table:table-cell table:style-name="ce29" table:formula="of:=EXP(MODEL_A)*EXP(MODEL_k*[.B17])" office:value-type="float" office:value="15.7167907041268">
            <text:p>15.7</text:p>
          </table:table-cell>
          <table:table-cell table:style-name="ce48" table:formula="of:=MODEL_INT_OFF + EXP(MODEL_A)*EXP(MODEL_k*[.B17])/MODEL_k" office:value-type="float" office:value="535.128155421246">
            <text:p>535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formula="of:=[$Data.$A58]" office:value-type="string" office:string-value="30 Jul 2014 ">
            <text:p>30 Jul 2014 </text:p>
          </table:table-cell>
          <table:table-cell table:formula="of:=[$Data.$B58]" office:value-type="float" office:value="210">
            <text:p>210</text:p>
          </table:table-cell>
          <table:table-cell table:formula="of:=DAYS([.A18]; &quot;1 Aug 2014&quot;)" office:value-type="float" office:value="-2">
            <text:p>-2</text:p>
          </table:table-cell>
          <table:table-cell/>
          <table:table-cell table:formula="of:=[$Data.I58]" office:value-type="float" office:value="391">
            <text:p>391</text:p>
          </table:table-cell>
          <table:table-cell table:style-name="ce29" table:formula="of:=[$Data.$R58]" office:value-type="float" office:value="20.6666666666667">
            <text:p>20.7</text:p>
          </table:table-cell>
          <table:table-cell table:style-name="ce32" table:formula="of:=(EXP(-SM*ABS([.C18]-[.C16]))*[.F16] + EXP(-SM*ABS([.C18]-[.C17]))*[.F17] + EXP(-SM*ABS([.C18]-[.C18]))*[.F18] + EXP(-SM*ABS([.C18]-[.C19]))*[.F19] + EXP(-SM*ABS([.C18]-[.C20]))*[.F20]) / (EXP(-SM*(ABS([.C18]-[.C16]))) + EXP(-SM*(ABS([.C18]-[.C17]))) + EXP(-SM*(ABS([.C18]-[.C18]))) + EXP(-SM*(ABS([.C18]-[.C19]))) + EXP(-SM*(ABS([.C18]-[.C20]))))" office:value-type="float" office:value="23.8600516079864">
            <text:p>23.9</text:p>
          </table:table-cell>
          <table:table-cell table:number-columns-repeated="3"/>
          <table:table-cell table:style-name="ce29" table:formula="of:=EXP(MODEL_A)*EXP(MODEL_k*[.B18])" office:value-type="float" office:value="17.5666617413355">
            <text:p>17.6</text:p>
          </table:table-cell>
          <table:table-cell table:style-name="ce48" table:formula="of:=MODEL_INT_OFF + EXP(MODEL_A)*EXP(MODEL_k*[.B18])/MODEL_k" office:value-type="float" office:value="585.001884404071">
            <text:p>585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formula="of:=[$Data.$A59]" office:value-type="string" office:string-value="1 Aug 2014 ">
            <text:p>1 Aug 2014 </text:p>
          </table:table-cell>
          <table:table-cell table:formula="of:=[$Data.$B59]" office:value-type="float" office:value="212">
            <text:p>212</text:p>
          </table:table-cell>
          <table:table-cell table:formula="of:=DAYS([.A19]; &quot;1 Aug 2014&quot;)" office:value-type="float" office:value="0">
            <text:p>0</text:p>
          </table:table-cell>
          <table:table-cell/>
          <table:table-cell table:formula="of:=[$Data.I59]" office:value-type="float" office:value="468">
            <text:p>468</text:p>
          </table:table-cell>
          <table:table-cell table:formula="of:=[$Data.$R59]" office:value-type="float" office:value="38.5">
            <text:p>38.5</text:p>
          </table:table-cell>
          <table:table-cell table:style-name="ce32" table:formula="of:=(EXP(-SM*ABS([.C19]-[.C17]))*[.F17] + EXP(-SM*ABS([.C19]-[.C18]))*[.F18] + EXP(-SM*ABS([.C19]-[.C19]))*[.F19] + EXP(-SM*ABS([.C19]-[.C20]))*[.F20] + EXP(-SM*ABS([.C19]-[.C21]))*[.F21]) / (EXP(-SM*(ABS([.C19]-[.C17]))) + EXP(-SM*(ABS([.C19]-[.C18]))) + EXP(-SM*(ABS([.C19]-[.C19]))) + EXP(-SM*(ABS([.C19]-[.C20]))) + EXP(-SM*(ABS([.C19]-[.C21]))))" office:value-type="float" office:value="27.8121925149421">
            <text:p>27.8</text:p>
          </table:table-cell>
          <table:table-cell table:number-columns-repeated="3"/>
          <table:table-cell table:style-name="ce29" table:formula="of:=EXP(MODEL_A)*EXP(MODEL_k*[.B19])" office:value-type="float" office:value="18.919347376407">
            <text:p>18.9</text:p>
          </table:table-cell>
          <table:table-cell table:style-name="ce48" table:formula="of:=MODEL_INT_OFF + EXP(MODEL_A)*EXP(MODEL_k*[.B19])/MODEL_k" office:value-type="float" office:value="621.471170860017">
            <text:p>621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table:formula="of:=[$Data.$A60]" office:value-type="string" office:string-value="4 Aug 2014 ">
            <text:p>4 Aug 2014 </text:p>
          </table:table-cell>
          <table:table-cell table:style-name="ce22" table:formula="of:=[$Data.$B60]" office:value-type="float" office:value="215">
            <text:p>215</text:p>
          </table:table-cell>
          <table:table-cell table:formula="of:=DAYS([.A20]; &quot;1 Aug 2014&quot;)" office:value-type="float" office:value="3">
            <text:p>3</text:p>
          </table:table-cell>
          <table:table-cell/>
          <table:table-cell table:formula="of:=[$Data.I60]" office:value-type="float" office:value="516">
            <text:p>516</text:p>
          </table:table-cell>
          <table:table-cell table:style-name="ce30" table:formula="of:=[$Data.$R60]" office:value-type="float" office:value="16">
            <text:p>16.0</text:p>
          </table:table-cell>
          <table:table-cell table:style-name="ce32" table:formula="of:=(EXP(-SM*ABS([.C20]-[.C18]))*[.F18] + EXP(-SM*ABS([.C20]-[.C19]))*[.F19] + EXP(-SM*ABS([.C20]-[.C20]))*[.F20] + EXP(-SM*ABS([.C20]-[.C21]))*[.F21] + EXP(-SM*ABS([.C20]-[.C22]))*[.F22]) / (EXP(-SM*(ABS([.C20]-[.C18]))) + EXP(-SM*(ABS([.C20]-[.C19]))) + EXP(-SM*(ABS([.C20]-[.C20]))) + EXP(-SM*(ABS([.C20]-[.C21]))) + EXP(-SM*(ABS([.C20]-[.C22]))))" office:value-type="float" office:value="20.5775458580236">
            <text:p>20.6</text:p>
          </table:table-cell>
          <table:table-cell/>
          <table:table-cell table:style-name="ce39" table:formula="of:=LN([.F20])" office:value-type="float" office:value="2.77258872223978">
            <text:p>2.77</text:p>
          </table:table-cell>
          <table:table-cell/>
          <table:table-cell table:style-name="ce29" table:formula="of:=EXP(MODEL_A)*EXP(MODEL_k*[.B20])" office:value-type="float" office:value="21.1461603061812">
            <text:p>21.1</text:p>
          </table:table-cell>
          <table:table-cell table:style-name="ce48" table:formula="of:=MODEL_INT_OFF + EXP(MODEL_A)*EXP(MODEL_k*[.B20])/MODEL_k" office:value-type="float" office:value="681.507498972161">
            <text:p>682</text:p>
          </table:table-cell>
          <table:table-cell table:number-columns-repeated="1012"/>
        </table:table-row>
        <table:table-row table:style-name="ro1">
          <table:table-cell table:style-name="ce22" table:formula="of:=[$Data.$A61]" office:value-type="string" office:string-value="6 Aug 2014 ">
            <text:p>6 Aug 2014 </text:p>
          </table:table-cell>
          <table:table-cell table:style-name="ce22" table:formula="of:=[$Data.$B61]" office:value-type="float" office:value="217">
            <text:p>217</text:p>
          </table:table-cell>
          <table:table-cell table:formula="of:=DAYS([.A21]; &quot;1 Aug 2014&quot;)" office:value-type="float" office:value="5">
            <text:p>5</text:p>
          </table:table-cell>
          <table:table-cell/>
          <table:table-cell table:formula="of:=[$Data.I61]" office:value-type="float" office:value="554">
            <text:p>554</text:p>
          </table:table-cell>
          <table:table-cell table:style-name="ce30" table:formula="of:=[$Data.$R61]" office:value-type="float" office:value="19">
            <text:p>19.0</text:p>
          </table:table-cell>
          <table:table-cell table:style-name="ce32" table:formula="of:=(EXP(-SM*ABS([.C21]-[.C19]))*[.F19] + EXP(-SM*ABS([.C21]-[.C20]))*[.F20] + EXP(-SM*ABS([.C21]-[.C21]))*[.F21] + EXP(-SM*ABS([.C21]-[.C22]))*[.F22] + EXP(-SM*ABS([.C21]-[.C23]))*[.F23]) / (EXP(-SM*(ABS([.C21]-[.C19]))) + EXP(-SM*(ABS([.C21]-[.C20]))) + EXP(-SM*(ABS([.C21]-[.C21]))) + EXP(-SM*(ABS([.C21]-[.C22]))) + EXP(-SM*(ABS([.C21]-[.C23]))))" office:value-type="float" office:value="20.5630179281363">
            <text:p>20.6</text:p>
          </table:table-cell>
          <table:table-cell/>
          <table:table-cell table:style-name="ce39" table:formula="of:=LN([.F21])" office:value-type="float" office:value="2.94443897916644">
            <text:p>2.94</text:p>
          </table:table-cell>
          <table:table-cell/>
          <table:table-cell table:style-name="ce29" table:formula="of:=EXP(MODEL_A)*EXP(MODEL_k*[.B21])" office:value-type="float" office:value="22.7744780653707">
            <text:p>22.8</text:p>
          </table:table-cell>
          <table:table-cell table:style-name="ce48" table:formula="of:=MODEL_INT_OFF + EXP(MODEL_A)*EXP(MODEL_k*[.B21])/MODEL_k" office:value-type="float" office:value="725.408007162333">
            <text:p>725</text:p>
          </table:table-cell>
          <table:table-cell table:number-columns-repeated="1012"/>
        </table:table-row>
        <table:table-row table:style-name="ro1">
          <table:table-cell table:style-name="ce22" table:formula="of:=[$Data.$A62]" office:value-type="string" office:string-value="9 Aug 2014 ">
            <text:p>9 Aug 2014 </text:p>
          </table:table-cell>
          <table:table-cell table:style-name="ce22" table:formula="of:=[$Data.$B62]" office:value-type="float" office:value="220">
            <text:p>220</text:p>
          </table:table-cell>
          <table:table-cell table:formula="of:=DAYS([.A22]; &quot;1 Aug 2014&quot;)" office:value-type="float" office:value="8">
            <text:p>8</text:p>
          </table:table-cell>
          <table:table-cell/>
          <table:table-cell table:formula="of:=[$Data.I62]" office:value-type="float" office:value="599">
            <text:p>599</text:p>
          </table:table-cell>
          <table:table-cell table:style-name="ce30" table:formula="of:=[$Data.$R62]" office:value-type="float" office:value="15">
            <text:p>15.0</text:p>
          </table:table-cell>
          <table:table-cell table:style-name="ce32" table:formula="of:=(EXP(-SM*ABS([.C22]-[.C20]))*[.F20] + EXP(-SM*ABS([.C22]-[.C21]))*[.F21] + EXP(-SM*ABS([.C22]-[.C22]))*[.F22] + EXP(-SM*ABS([.C22]-[.C23]))*[.F23] + EXP(-SM*ABS([.C22]-[.C24]))*[.F24]) / (EXP(-SM*(ABS([.C22]-[.C20]))) + EXP(-SM*(ABS([.C22]-[.C21]))) + EXP(-SM*(ABS([.C22]-[.C22]))) + EXP(-SM*(ABS([.C22]-[.C23]))) + EXP(-SM*(ABS([.C22]-[.C24]))))" office:value-type="float" office:value="24.9068947945111">
            <text:p>24.9</text:p>
          </table:table-cell>
          <table:table-cell/>
          <table:table-cell table:style-name="ce39" table:formula="of:=LN([.F22])" office:value-type="float" office:value="2.70805020110221">
            <text:p>2.71</text:p>
          </table:table-cell>
          <table:table-cell/>
          <table:table-cell table:style-name="ce29" table:formula="of:=EXP(MODEL_A)*EXP(MODEL_k*[.B22])" office:value-type="float" office:value="25.4550410475838">
            <text:p>25.5</text:p>
          </table:table-cell>
          <table:table-cell table:style-name="ce48" table:formula="of:=MODEL_INT_OFF + EXP(MODEL_A)*EXP(MODEL_k*[.B22])/MODEL_k" office:value-type="float" office:value="797.6777324606">
            <text:p>798</text:p>
          </table:table-cell>
          <table:table-cell table:number-columns-repeated="1012"/>
        </table:table-row>
        <table:table-row table:style-name="ro1">
          <table:table-cell table:style-name="ce22" table:formula="of:=[$Data.$A63]" office:value-type="string" office:string-value="11 Aug 2014 ">
            <text:p>11 Aug 2014 </text:p>
          </table:table-cell>
          <table:table-cell table:style-name="ce22" table:formula="of:=[$Data.$B63]" office:value-type="float" office:value="222">
            <text:p>222</text:p>
          </table:table-cell>
          <table:table-cell table:formula="of:=DAYS([.A23]; &quot;1 Aug 2014&quot;)" office:value-type="float" office:value="10">
            <text:p>10</text:p>
          </table:table-cell>
          <table:table-cell/>
          <table:table-cell table:formula="of:=[$Data.I63]" office:value-type="float" office:value="670">
            <text:p>670</text:p>
          </table:table-cell>
          <table:table-cell table:style-name="ce30" table:formula="of:=[$Data.$R63]" office:value-type="float" office:value="35.5">
            <text:p>35.5</text:p>
          </table:table-cell>
          <table:table-cell table:style-name="ce32" table:formula="of:=(EXP(-SM*ABS([.C23]-[.C21]))*[.F21] + EXP(-SM*ABS([.C23]-[.C22]))*[.F22] + EXP(-SM*ABS([.C23]-[.C23]))*[.F23] + EXP(-SM*ABS([.C23]-[.C24]))*[.F24] + EXP(-SM*ABS([.C23]-[.C25]))*[.F25]) / (EXP(-SM*(ABS([.C23]-[.C21]))) + EXP(-SM*(ABS([.C23]-[.C22]))) + EXP(-SM*(ABS([.C23]-[.C23]))) + EXP(-SM*(ABS([.C23]-[.C24]))) + EXP(-SM*(ABS([.C23]-[.C25]))))" office:value-type="float" office:value="33.2209095607868">
            <text:p>33.2</text:p>
          </table:table-cell>
          <table:table-cell/>
          <table:table-cell table:style-name="ce39" table:formula="of:=LN([.F23])" office:value-type="float" office:value="3.56953269648137">
            <text:p>3.57</text:p>
          </table:table-cell>
          <table:table-cell/>
          <table:table-cell table:style-name="ce29" table:formula="of:=EXP(MODEL_A)*EXP(MODEL_k*[.B23])" office:value-type="float" office:value="27.4151555458439">
            <text:p>27.4</text:p>
          </table:table-cell>
          <table:table-cell table:style-name="ce48" table:formula="of:=MODEL_INT_OFF + EXP(MODEL_A)*EXP(MODEL_k*[.B23])/MODEL_k" office:value-type="float" office:value="850.523697014457">
            <text:p>851</text:p>
          </table:table-cell>
          <table:table-cell table:number-columns-repeated="1012"/>
        </table:table-row>
        <table:table-row table:style-name="ro1">
          <table:table-cell table:style-name="ce22" table:formula="of:=[$Data.$A64]" office:value-type="string" office:string-value="13 Aug 2014 ">
            <text:p>13 Aug 2014 </text:p>
          </table:table-cell>
          <table:table-cell table:style-name="ce22" table:formula="of:=[$Data.$B64]" office:value-type="float" office:value="224">
            <text:p>224</text:p>
          </table:table-cell>
          <table:table-cell table:formula="of:=DAYS([.A24]; &quot;1 Aug 2014&quot;)" office:value-type="float" office:value="12">
            <text:p>12</text:p>
          </table:table-cell>
          <table:table-cell/>
          <table:table-cell table:formula="of:=[$Data.I64]" office:value-type="float" office:value="786">
            <text:p>786</text:p>
          </table:table-cell>
          <table:table-cell table:style-name="ce30" table:formula="of:=[$Data.$R64]" office:value-type="float" office:value="58">
            <text:p>58.0</text:p>
          </table:table-cell>
          <table:table-cell table:style-name="ce32" table:formula="of:=(EXP(-SM*ABS([.C24]-[.C22]))*[.F22] + EXP(-SM*ABS([.C24]-[.C23]))*[.F23] + EXP(-SM*ABS([.C24]-[.C24]))*[.F24] + EXP(-SM*ABS([.C24]-[.C25]))*[.F25] + EXP(-SM*ABS([.C24]-[.C26]))*[.F26]) / (EXP(-SM*(ABS([.C24]-[.C22]))) + EXP(-SM*(ABS([.C24]-[.C23]))) + EXP(-SM*(ABS([.C24]-[.C24]))) + EXP(-SM*(ABS([.C24]-[.C25]))) + EXP(-SM*(ABS([.C24]-[.C26]))))" office:value-type="float" office:value="42.6931376415039">
            <text:p>42.7</text:p>
          </table:table-cell>
          <table:table-cell/>
          <table:table-cell table:style-name="ce39" table:formula="of:=LN([.F24])" office:value-type="float" office:value="4.06044301054642">
            <text:p>4.06</text:p>
          </table:table-cell>
          <table:table-cell/>
          <table:table-cell table:style-name="ce29" table:formula="of:=EXP(MODEL_A)*EXP(MODEL_k*[.B24])" office:value-type="float" office:value="29.5262047386938">
            <text:p>29.5</text:p>
          </table:table-cell>
          <table:table-cell table:style-name="ce48" table:formula="of:=MODEL_INT_OFF + EXP(MODEL_A)*EXP(MODEL_k*[.B24])/MODEL_k" office:value-type="float" office:value="907.438959319705">
            <text:p>907</text:p>
          </table:table-cell>
          <table:table-cell table:number-columns-repeated="1012"/>
        </table:table-row>
        <table:table-row table:style-name="ro1">
          <table:table-cell table:style-name="ce22" table:formula="of:=[$Data.$A65]" office:value-type="string" office:string-value="16 Aug 2014 ">
            <text:p>16 Aug 2014 </text:p>
          </table:table-cell>
          <table:table-cell table:style-name="ce22" table:formula="of:=[$Data.$B65]" office:value-type="float" office:value="227">
            <text:p>227</text:p>
          </table:table-cell>
          <table:table-cell table:formula="of:=DAYS([.A25]; &quot;1 Aug 2014&quot;)" office:value-type="float" office:value="15">
            <text:p>15</text:p>
          </table:table-cell>
          <table:table-cell/>
          <table:table-cell table:formula="of:=[$Data.I65]" office:value-type="float" office:value="834">
            <text:p>834</text:p>
          </table:table-cell>
          <table:table-cell table:style-name="ce30" table:formula="of:=[$Data.$R65]" office:value-type="float" office:value="16">
            <text:p>16.0</text:p>
          </table:table-cell>
          <table:table-cell table:style-name="ce32" table:formula="of:=(EXP(-SM*ABS([.C25]-[.C23]))*[.F23] + EXP(-SM*ABS([.C25]-[.C24]))*[.F24] + EXP(-SM*ABS([.C25]-[.C25]))*[.F25] + EXP(-SM*ABS([.C25]-[.C26]))*[.F26] + EXP(-SM*ABS([.C25]-[.C27]))*[.F27]) / (EXP(-SM*(ABS([.C25]-[.C23]))) + EXP(-SM*(ABS([.C25]-[.C24]))) + EXP(-SM*(ABS([.C25]-[.C25]))) + EXP(-SM*(ABS([.C25]-[.C26]))) + EXP(-SM*(ABS([.C25]-[.C27]))))" office:value-type="float" office:value="39.9203913068203">
            <text:p>39.9</text:p>
          </table:table-cell>
          <table:table-cell/>
          <table:table-cell table:style-name="ce39" table:formula="of:=LN([.F25])" office:value-type="float" office:value="2.77258872223978">
            <text:p>2.77</text:p>
          </table:table-cell>
          <table:table-cell/>
          <table:table-cell table:style-name="ce29" table:formula="of:=EXP(MODEL_A)*EXP(MODEL_k*[.B25])" office:value-type="float" office:value="33.001448000059">
            <text:p>33.0</text:p>
          </table:table-cell>
          <table:table-cell table:style-name="ce48" table:formula="of:=MODEL_INT_OFF + EXP(MODEL_A)*EXP(MODEL_k*[.B25])/MODEL_k" office:value-type="float" office:value="1001.1337829482">
            <text:p>1001</text:p>
          </table:table-cell>
          <table:table-cell table:number-columns-repeated="1012"/>
        </table:table-row>
        <table:table-row table:style-name="ro1">
          <table:table-cell table:style-name="ce22" table:formula="of:=[$Data.$A66]" office:value-type="string" office:string-value="18 Aug 2014 ">
            <text:p>18 Aug 2014 </text:p>
          </table:table-cell>
          <table:table-cell table:style-name="ce22" table:formula="of:=[$Data.$B66]" office:value-type="float" office:value="229">
            <text:p>229</text:p>
          </table:table-cell>
          <table:table-cell table:formula="of:=DAYS([.A26]; &quot;1 Aug 2014&quot;)" office:value-type="float" office:value="17">
            <text:p>17</text:p>
          </table:table-cell>
          <table:table-cell/>
          <table:table-cell table:formula="of:=[$Data.I66]" office:value-type="float" office:value="972">
            <text:p>972</text:p>
          </table:table-cell>
          <table:table-cell table:style-name="ce30" table:formula="of:=[$Data.$R66]" office:value-type="float" office:value="69">
            <text:p>69.0</text:p>
          </table:table-cell>
          <table:table-cell table:style-name="ce32" table:formula="of:=(EXP(-SM*ABS([.C26]-[.C24]))*[.F24] + EXP(-SM*ABS([.C26]-[.C25]))*[.F25] + EXP(-SM*ABS([.C26]-[.C26]))*[.F26] + EXP(-SM*ABS([.C26]-[.C27]))*[.F27] + EXP(-SM*ABS([.C26]-[.C28]))*[.F28]) / (EXP(-SM*(ABS([.C26]-[.C24]))) + EXP(-SM*(ABS([.C26]-[.C25]))) + EXP(-SM*(ABS([.C26]-[.C26]))) + EXP(-SM*(ABS([.C26]-[.C27]))) + EXP(-SM*(ABS([.C26]-[.C28]))))" office:value-type="float" office:value="52.9699320946571">
            <text:p>53.0</text:p>
          </table:table-cell>
          <table:table-cell/>
          <table:table-cell table:style-name="ce39" table:formula="of:=LN([.F26])" office:value-type="float" office:value="4.23410650459726">
            <text:p>4.23</text:p>
          </table:table-cell>
          <table:table-cell/>
          <table:table-cell table:style-name="ce29" table:formula="of:=EXP(MODEL_A)*EXP(MODEL_k*[.B26])" office:value-type="float" office:value="35.5426584647199">
            <text:p>35.5</text:p>
          </table:table-cell>
          <table:table-cell table:style-name="ce48" table:formula="of:=MODEL_INT_OFF + EXP(MODEL_A)*EXP(MODEL_k*[.B26])/MODEL_k" office:value-type="float" office:value="1069.64647353773">
            <text:p>1070</text:p>
          </table:table-cell>
          <table:table-cell table:number-columns-repeated="1012"/>
        </table:table-row>
        <table:table-row table:style-name="ro1">
          <table:table-cell table:style-name="ce22" table:formula="of:=[$Data.$A67]" office:value-type="string" office:string-value="20 Aug 2014 ">
            <text:p>20 Aug 2014 </text:p>
          </table:table-cell>
          <table:table-cell table:style-name="ce22" table:formula="of:=[$Data.$B67]" office:value-type="float" office:value="231">
            <text:p>231</text:p>
          </table:table-cell>
          <table:table-cell table:formula="of:=DAYS([.A27]; &quot;1 Aug 2014&quot;)" office:value-type="float" office:value="19">
            <text:p>19</text:p>
          </table:table-cell>
          <table:table-cell/>
          <table:table-cell table:formula="of:=[$Data.I67]" office:value-type="float" office:value="1082">
            <text:p>1082</text:p>
          </table:table-cell>
          <table:table-cell table:style-name="ce30" table:formula="of:=[$Data.$R67]" office:value-type="float" office:value="55">
            <text:p>55.0</text:p>
          </table:table-cell>
          <table:table-cell table:style-name="ce32" table:formula="of:=(EXP(-SM*ABS([.C27]-[.C25]))*[.F25] + EXP(-SM*ABS([.C27]-[.C26]))*[.F26] + EXP(-SM*ABS([.C27]-[.C27]))*[.F27] + EXP(-SM*ABS([.C27]-[.C28]))*[.F28] + EXP(-SM*ABS([.C27]-[.C29]))*[.F29]) / (EXP(-SM*(ABS([.C27]-[.C25]))) + EXP(-SM*(ABS([.C27]-[.C26]))) + EXP(-SM*(ABS([.C27]-[.C27]))) + EXP(-SM*(ABS([.C27]-[.C28]))) + EXP(-SM*(ABS([.C27]-[.C29]))))" office:value-type="float" office:value="53.9510011491745">
            <text:p>54.0</text:p>
          </table:table-cell>
          <table:table-cell/>
          <table:table-cell table:style-name="ce39" table:formula="of:=LN([.F27])" office:value-type="float" office:value="4.00733318523247">
            <text:p>4.01</text:p>
          </table:table-cell>
          <table:table-cell/>
          <table:table-cell table:style-name="ce29" table:formula="of:=EXP(MODEL_A)*EXP(MODEL_k*[.B27])" office:value-type="float" office:value="38.2795497560431">
            <text:p>38.3</text:p>
          </table:table-cell>
          <table:table-cell table:style-name="ce48" table:formula="of:=MODEL_INT_OFF + EXP(MODEL_A)*EXP(MODEL_k*[.B27])/MODEL_k" office:value-type="float" office:value="1143.43484676664">
            <text:p>1143</text:p>
          </table:table-cell>
          <table:table-cell table:number-columns-repeated="1012"/>
        </table:table-row>
        <table:table-row table:style-name="ro1">
          <table:table-cell table:style-name="ce22" table:formula="of:=[$Data.$A68]" office:value-type="string" office:string-value="25 Aug 2014 ">
            <text:p>25 Aug 2014 </text:p>
          </table:table-cell>
          <table:table-cell table:style-name="ce22" table:formula="of:=[$Data.$B68]" office:value-type="float" office:value="236">
            <text:p>236</text:p>
          </table:table-cell>
          <table:table-cell table:formula="of:=DAYS([.A28]; &quot;1 Aug 2014&quot;)" office:value-type="float" office:value="24">
            <text:p>24</text:p>
          </table:table-cell>
          <table:table-cell/>
          <table:table-cell table:formula="of:=[$Data.I68]" office:value-type="float" office:value="1378">
            <text:p>1378</text:p>
          </table:table-cell>
          <table:table-cell table:style-name="ce30" table:formula="of:=[$Data.$R68]" office:value-type="float" office:value="59.2">
            <text:p>59.2</text:p>
          </table:table-cell>
          <table:table-cell table:style-name="ce32" table:formula="of:=(EXP(-SM*ABS([.C28]-[.C26]))*[.F26] + EXP(-SM*ABS([.C28]-[.C27]))*[.F27] + EXP(-SM*ABS([.C28]-[.C28]))*[.F28] + EXP(-SM*ABS([.C28]-[.C29]))*[.F29] + EXP(-SM*ABS([.C28]-[.C30]))*[.F30]) / (EXP(-SM*(ABS([.C28]-[.C26]))) + EXP(-SM*(ABS([.C28]-[.C27]))) + EXP(-SM*(ABS([.C28]-[.C28]))) + EXP(-SM*(ABS([.C28]-[.C29]))) + EXP(-SM*(ABS([.C28]-[.C30]))))" office:value-type="float" office:value="58.6456024910703">
            <text:p>58.6</text:p>
          </table:table-cell>
          <table:table-cell/>
          <table:table-cell table:style-name="ce39" table:formula="of:=LN([.F28])" office:value-type="float" office:value="4.08092154188996">
            <text:p>4.08</text:p>
          </table:table-cell>
          <table:table-cell/>
          <table:table-cell table:style-name="ce29" table:formula="of:=EXP(MODEL_A)*EXP(MODEL_k*[.B28])" office:value-type="float" office:value="46.0796426497473">
            <text:p>46.1</text:p>
          </table:table-cell>
          <table:table-cell table:style-name="ce48" table:formula="of:=MODEL_INT_OFF + EXP(MODEL_A)*EXP(MODEL_k*[.B28])/MODEL_k" office:value-type="float" office:value="1353.73043559238">
            <text:p>1354</text:p>
          </table:table-cell>
          <table:table-cell table:number-columns-repeated="1012"/>
        </table:table-row>
        <table:table-row table:style-name="ro1">
          <table:table-cell table:style-name="ce22" table:formula="of:=[$Data.$A69]" office:value-type="string" office:string-value="31 Aug 2014 ">
            <text:p>31 Aug 2014 </text:p>
          </table:table-cell>
          <table:table-cell table:style-name="ce22" table:formula="of:=[$Data.$B69]" office:value-type="float" office:value="242">
            <text:p>242</text:p>
          </table:table-cell>
          <table:table-cell table:formula="of:=DAYS([.A29]; &quot;1 Aug 2014&quot;)" office:value-type="float" office:value="30">
            <text:p>30</text:p>
          </table:table-cell>
          <table:table-cell/>
          <table:table-cell table:formula="of:=[$Data.I69]" office:value-type="float" office:value="1698">
            <text:p>1698</text:p>
          </table:table-cell>
          <table:table-cell table:style-name="ce30" table:formula="of:=[$Data.$R69]" office:value-type="float" office:value="53.3333333333333">
            <text:p>53.3</text:p>
          </table:table-cell>
          <table:table-cell table:style-name="ce32" table:formula="of:=(EXP(-SM*ABS([.C29]-[.C27]))*[.F27] + EXP(-SM*ABS([.C29]-[.C28]))*[.F28] + EXP(-SM*ABS([.C29]-[.C29]))*[.F29] + EXP(-SM*ABS([.C29]-[.C30]))*[.F30] + EXP(-SM*ABS([.C29]-[.C31]))*[.F31]) / (EXP(-SM*(ABS([.C29]-[.C27]))) + EXP(-SM*(ABS([.C29]-[.C28]))) + EXP(-SM*(ABS([.C29]-[.C29]))) + EXP(-SM*(ABS([.C29]-[.C30]))) + EXP(-SM*(ABS([.C29]-[.C31]))))" office:value-type="float" office:value="54.2537244391268">
            <text:p>54.3</text:p>
          </table:table-cell>
          <table:table-cell/>
          <table:table-cell table:style-name="ce39" table:formula="of:=LN([.F29])" office:value-type="float" office:value="3.97656152656572">
            <text:p>3.98</text:p>
          </table:table-cell>
          <table:table-cell/>
          <table:table-cell table:style-name="ce29" table:formula="of:=EXP(MODEL_A)*EXP(MODEL_k*[.B29])" office:value-type="float" office:value="57.5651764531122">
            <text:p>57.6</text:p>
          </table:table-cell>
          <table:table-cell table:style-name="ce48" table:formula="of:=MODEL_INT_OFF + EXP(MODEL_A)*EXP(MODEL_k*[.B29])/MODEL_k" office:value-type="float" office:value="1663.38791365987">
            <text:p>1663</text:p>
          </table:table-cell>
          <table:table-cell table:number-columns-repeated="1012"/>
        </table:table-row>
        <table:table-row table:style-name="ro1">
          <table:table-cell table:style-name="ce22" table:formula="of:=[$Data.$A70]" office:value-type="string" office:string-value="3 Sep 2014 ">
            <text:p>3 Sep 2014 </text:p>
          </table:table-cell>
          <table:table-cell table:style-name="ce22" table:formula="of:=[$Data.$B70]" office:value-type="float" office:value="245">
            <text:p>245</text:p>
          </table:table-cell>
          <table:table-cell table:formula="of:=DAYS([.A30]; &quot;1 Aug 2014&quot;)" office:value-type="float" office:value="33">
            <text:p>33</text:p>
          </table:table-cell>
          <table:table-cell/>
          <table:table-cell table:formula="of:=[$Data.I70]" office:value-type="float" office:value="1863">
            <text:p>1863</text:p>
          </table:table-cell>
          <table:table-cell table:style-name="ce30" table:formula="of:=[$Data.$R70]" office:value-type="float" office:value="55">
            <text:p>55.0</text:p>
          </table:table-cell>
          <table:table-cell table:style-name="ce32" table:formula="of:=(EXP(-SM*ABS([.C30]-[.C28]))*[.F28] + EXP(-SM*ABS([.C30]-[.C29]))*[.F29] + EXP(-SM*ABS([.C30]-[.C30]))*[.F30] + EXP(-SM*ABS([.C30]-[.C31]))*[.F31] + EXP(-SM*ABS([.C30]-[.C32]))*[.F32]) / (EXP(-SM*(ABS([.C30]-[.C28]))) + EXP(-SM*(ABS([.C30]-[.C29]))) + EXP(-SM*(ABS([.C30]-[.C30]))) + EXP(-SM*(ABS([.C30]-[.C31]))) + EXP(-SM*(ABS([.C30]-[.C32]))))" office:value-type="float" office:value="57.5634917744616">
            <text:p>57.6</text:p>
          </table:table-cell>
          <table:table-cell/>
          <table:table-cell table:style-name="ce39" table:formula="of:=LN([.F30])" office:value-type="float" office:value="4.00733318523247">
            <text:p>4.01</text:p>
          </table:table-cell>
          <table:table-cell/>
          <table:table-cell table:style-name="ce29" table:formula="of:=EXP(MODEL_A)*EXP(MODEL_k*[.B30])" office:value-type="float" office:value="64.3406151973882">
            <text:p>64.3</text:p>
          </table:table-cell>
          <table:table-cell table:style-name="ce48" table:formula="of:=MODEL_INT_OFF + EXP(MODEL_A)*EXP(MODEL_k*[.B30])/MODEL_k" office:value-type="float" office:value="1846.0581587066">
            <text:p>1846</text:p>
          </table:table-cell>
          <table:table-cell table:number-columns-repeated="1012"/>
        </table:table-row>
        <table:table-row table:style-name="ro1">
          <table:table-cell table:style-name="ce22" table:formula="of:=[$Data.$A71]" office:value-type="string" office:string-value="7 Sep 2014 ">
            <text:p>7 Sep 2014 </text:p>
          </table:table-cell>
          <table:table-cell table:style-name="ce22" table:formula="of:=[$Data.$B71]" office:value-type="float" office:value="249">
            <text:p>249</text:p>
          </table:table-cell>
          <table:table-cell table:formula="of:=DAYS([.A31]; &quot;1 Aug 2014&quot;)" office:value-type="float" office:value="37">
            <text:p>37</text:p>
          </table:table-cell>
          <table:table-cell/>
          <table:table-cell table:formula="of:=[$Data.I71]" office:value-type="float" office:value="2081">
            <text:p>2081</text:p>
          </table:table-cell>
          <table:table-cell table:style-name="ce30" table:formula="of:=[$Data.$R71]" office:value-type="float" office:value="54.5">
            <text:p>54.5</text:p>
          </table:table-cell>
          <table:table-cell table:style-name="ce32" table:formula="of:=(EXP(-SM*ABS([.C31]-[.C29]))*[.F29] + EXP(-SM*ABS([.C31]-[.C30]))*[.F30] + EXP(-SM*ABS([.C31]-[.C31]))*[.F31] + EXP(-SM*ABS([.C31]-[.C32]))*[.F32] + EXP(-SM*ABS([.C31]-[.C33]))*[.F33]) / (EXP(-SM*(ABS([.C31]-[.C29]))) + EXP(-SM*(ABS([.C31]-[.C30]))) + EXP(-SM*(ABS([.C31]-[.C31]))) + EXP(-SM*(ABS([.C31]-[.C32]))) + EXP(-SM*(ABS([.C31]-[.C33]))))" office:value-type="float" office:value="66.8785722073723">
            <text:p>66.9</text:p>
          </table:table-cell>
          <table:table-cell/>
          <table:table-cell table:style-name="ce39" table:formula="of:=LN([.F31])" office:value-type="float" office:value="3.9982007016692">
            <text:p>4.00</text:p>
          </table:table-cell>
          <table:table-cell/>
          <table:table-cell table:style-name="ce29" table:formula="of:=EXP(MODEL_A)*EXP(MODEL_k*[.B31])" office:value-type="float" office:value="74.630961065055">
            <text:p>74.6</text:p>
          </table:table-cell>
          <table:table-cell table:style-name="ce48" table:formula="of:=MODEL_INT_OFF + EXP(MODEL_A)*EXP(MODEL_k*[.B31])/MODEL_k" office:value-type="float" office:value="2123.49259095652">
            <text:p>2123</text:p>
          </table:table-cell>
          <table:table-cell table:number-columns-repeated="1012"/>
        </table:table-row>
        <table:table-row table:style-name="ro1">
          <table:table-cell table:style-name="ce22" table:formula="of:=[$Data.$A72]" office:value-type="string" office:string-value="10 Sep 2014 ">
            <text:p>10 Sep 2014 </text:p>
          </table:table-cell>
          <table:table-cell table:style-name="ce22" table:formula="of:=[$Data.$B72]" office:value-type="float" office:value="252">
            <text:p>252</text:p>
          </table:table-cell>
          <table:table-cell table:formula="of:=DAYS([.A32]; &quot;1 Aug 2014&quot;)" office:value-type="float" office:value="40">
            <text:p>40</text:p>
          </table:table-cell>
          <table:table-cell/>
          <table:table-cell table:formula="of:=[$Data.I72]" office:value-type="float" office:value="2415">
            <text:p>2415</text:p>
          </table:table-cell>
          <table:table-cell table:style-name="ce30" table:formula="of:=[$Data.$R72]" office:value-type="float" office:value="111.333333333333">
            <text:p>111.3</text:p>
          </table:table-cell>
          <table:table-cell table:style-name="ce32" table:formula="of:=(EXP(-SM*ABS([.C32]-[.C30]))*[.F30] + EXP(-SM*ABS([.C32]-[.C31]))*[.F31] + EXP(-SM*ABS([.C32]-[.C32]))*[.F32] + EXP(-SM*ABS([.C32]-[.C33]))*[.F33] + EXP(-SM*ABS([.C32]-[.C34]))*[.F34]) / (EXP(-SM*(ABS([.C32]-[.C30]))) + EXP(-SM*(ABS([.C32]-[.C31]))) + EXP(-SM*(ABS([.C32]-[.C32]))) + EXP(-SM*(ABS([.C32]-[.C33]))) + EXP(-SM*(ABS([.C32]-[.C34]))))" office:value-type="float" office:value="91.7939958811439">
            <text:p>91.8</text:p>
          </table:table-cell>
          <table:table-cell/>
          <table:table-cell table:style-name="ce39" table:formula="of:=LN([.F32])" office:value-type="float" office:value="4.71252870430859">
            <text:p>4.71</text:p>
          </table:table-cell>
          <table:table-cell/>
          <table:table-cell table:style-name="ce29" table:formula="of:=EXP(MODEL_A)*EXP(MODEL_k*[.B32])" office:value-type="float" office:value="83.4150478390196">
            <text:p>83.4</text:p>
          </table:table-cell>
          <table:table-cell table:style-name="ce48" table:formula="of:=MODEL_INT_OFF + EXP(MODEL_A)*EXP(MODEL_k*[.B32])/MODEL_k" office:value-type="float" office:value="2360.31729620052">
            <text:p>2360</text:p>
          </table:table-cell>
          <table:table-cell table:number-columns-repeated="1012"/>
        </table:table-row>
        <table:table-row table:style-name="ro1">
          <table:table-cell table:style-name="ce22" table:formula="of:=[$Data.$A73]" office:value-type="string" office:string-value="14 Sep 2014 ">
            <text:p>14 Sep 2014 </text:p>
          </table:table-cell>
          <table:table-cell table:style-name="ce22" table:formula="of:=[$Data.$B73]" office:value-type="float" office:value="256">
            <text:p>256</text:p>
          </table:table-cell>
          <table:table-cell table:formula="of:=DAYS([.A33]; &quot;1 Aug 2014&quot;)" office:value-type="float" office:value="44">
            <text:p>44</text:p>
          </table:table-cell>
          <table:table-cell/>
          <table:table-cell table:style-name="ce27" table:formula="of:=[$Data.I73]" office:value-type="float" office:value="2720">
            <text:p>2720</text:p>
          </table:table-cell>
          <table:table-cell table:style-name="ce30" table:formula="of:=[$Data.$R73]" office:value-type="float" office:value="76.25">
            <text:p>76.3</text:p>
          </table:table-cell>
          <table:table-cell table:style-name="ce32" table:formula="of:=(EXP(-SM*ABS([.C33]-[.C31]))*[.F31] + EXP(-SM*ABS([.C33]-[.C32]))*[.F32] + EXP(-SM*ABS([.C33]-[.C33]))*[.F33] + EXP(-SM*ABS([.C33]-[.C34]))*[.F34] + EXP(-SM*ABS([.C33]-[.C35]))*[.F35]) / (EXP(-SM*(ABS([.C33]-[.C31]))) + EXP(-SM*(ABS([.C33]-[.C32]))) + EXP(-SM*(ABS([.C33]-[.C33]))) + EXP(-SM*(ABS([.C33]-[.C34]))) + EXP(-SM*(ABS([.C33]-[.C35]))))" office:value-type="float" office:value="84.3622141835183">
            <text:p>84.4</text:p>
          </table:table-cell>
          <table:table-cell/>
          <table:table-cell table:style-name="ce39" table:formula="of:=LN([.F33])" office:value-type="float" office:value="4.33401741548752">
            <text:p>4.33</text:p>
          </table:table-cell>
          <table:table-cell/>
          <table:table-cell table:style-name="ce29" table:formula="of:=EXP(MODEL_A)*EXP(MODEL_k*[.B33])" office:value-type="float" office:value="96.7560718593546">
            <text:p>96.8</text:p>
          </table:table-cell>
          <table:table-cell table:style-name="ce49" table:formula="of:=MODEL_INT_OFF + EXP(MODEL_A)*EXP(MODEL_k*[.B33])/MODEL_k" office:value-type="float" office:value="2720">
            <text:p>2720</text:p>
          </table:table-cell>
          <table:table-cell table:number-columns-repeated="2"/>
          <table:table-cell office:value-type="string">
            <text:p>extrapolated integral offset</text:p>
          </table:table-cell>
          <table:table-cell table:number-columns-repeated="1009"/>
        </table:table-row>
        <table:table-row table:style-name="ro2">
          <table:table-cell table:formula="of:=[$Data.$A74]" office:value-type="string" office:string-value="17 Sep 2014 ">
            <text:p>17 Sep 2014 </text:p>
          </table:table-cell>
          <table:table-cell table:formula="of:=[$Data.$B74]" office:value-type="float" office:value="259">
            <text:p>259</text:p>
          </table:table-cell>
          <table:table-cell table:formula="of:=DAYS([.A34]; &quot;1 Aug 2014&quot;)" office:value-type="float" office:value="47">
            <text:p>47</text:p>
          </table:table-cell>
          <table:table-cell/>
          <table:table-cell table:formula="of:=[$Data.I74]" office:value-type="float" office:value="3022">
            <text:p>3022</text:p>
          </table:table-cell>
          <table:table-cell table:style-name="ce29" table:formula="of:=[$Data.$R74]" office:value-type="float" office:value="100.666666666667">
            <text:p>100.7</text:p>
          </table:table-cell>
          <table:table-cell table:style-name="ce32" table:formula="of:=(EXP(-SM*ABS([.C34]-[.C32]))*[.F32] + EXP(-SM*ABS([.C34]-[.C33]))*[.F33] + EXP(-SM*ABS([.C34]-[.C34]))*[.F34] + EXP(-SM*ABS([.C34]-[.C35]))*[.F35] + EXP(-SM*ABS([.C34]-[.C36]))*[.F36]) / (EXP(-SM*(ABS([.C34]-[.C32]))) + EXP(-SM*(ABS([.C34]-[.C33]))) + EXP(-SM*(ABS([.C34]-[.C34]))) + EXP(-SM*(ABS([.C34]-[.C35]))) + EXP(-SM*(ABS([.C34]-[.C36]))))" office:value-type="float" office:value="90.6554561459554">
            <text:p>90.7</text:p>
          </table:table-cell>
          <table:table-cell table:number-columns-repeated="3"/>
          <table:table-cell table:style-name="ce29" table:formula="of:=EXP(MODEL_A)*EXP(MODEL_k*[.B34])" office:value-type="float" office:value="108.144290890591">
            <text:p>108.1</text:p>
          </table:table-cell>
          <table:table-cell table:style-name="ce48" table:formula="of:=MODEL_INT_OFF + EXP(MODEL_A)*EXP(MODEL_k*[.B34])/MODEL_k" office:value-type="float" office:value="3027.03380837725">
            <text:p>3027</text:p>
          </table:table-cell>
          <table:table-cell table:number-columns-repeated="2"/>
          <table:table-cell office:value-type="string">
            <text:p>fixed to 14 Sep</text:p>
          </table:table-cell>
          <table:table-cell table:number-columns-repeated="1009"/>
        </table:table-row>
        <table:table-row table:style-name="ro1">
          <table:table-cell table:formula="of:=[$Data.$A75]" office:value-type="string" office:string-value="21 Sep 2014 ">
            <text:p>21 Sep 2014 </text:p>
          </table:table-cell>
          <table:table-cell table:formula="of:=[$Data.$B75]" office:value-type="float" office:value="263">
            <text:p>263</text:p>
          </table:table-cell>
          <table:table-cell table:formula="of:=DAYS([.A35]; &quot;1 Aug 2014&quot;)" office:value-type="float" office:value="51">
            <text:p>51</text:p>
          </table:table-cell>
          <table:table-cell/>
          <table:table-cell table:formula="of:=[$Data.I75]" office:value-type="float" office:value="3280">
            <text:p>3280</text:p>
          </table:table-cell>
          <table:table-cell table:style-name="ce29" table:formula="of:=[$Data.$R75]" office:value-type="float" office:value="64.5">
            <text:p>64.5</text:p>
          </table:table-cell>
          <table:table-cell table:style-name="ce32" table:formula="of:=(EXP(-SM*ABS([.C35]-[.C33]))*[.F33] + EXP(-SM*ABS([.C35]-[.C34]))*[.F34] + EXP(-SM*ABS([.C35]-[.C35]))*[.F35] + EXP(-SM*ABS([.C35]-[.C36]))*[.F36] + EXP(-SM*ABS([.C35]-[.C37]))*[.F37]) / (EXP(-SM*(ABS([.C35]-[.C33]))) + EXP(-SM*(ABS([.C35]-[.C34]))) + EXP(-SM*(ABS([.C35]-[.C35]))) + EXP(-SM*(ABS([.C35]-[.C36]))) + EXP(-SM*(ABS([.C35]-[.C37]))))" office:value-type="float" office:value="73.8159061021589">
            <text:p>73.8</text:p>
          </table:table-cell>
          <table:table-cell table:number-columns-repeated="3"/>
          <table:table-cell table:style-name="ce29" table:formula="of:=EXP(MODEL_A)*EXP(MODEL_k*[.B35])" office:value-type="float" office:value="125.440397765909">
            <text:p>125.4</text:p>
          </table:table-cell>
          <table:table-cell table:style-name="ce48" table:formula="of:=MODEL_INT_OFF + EXP(MODEL_A)*EXP(MODEL_k*[.B35])/MODEL_k" office:value-type="float" office:value="3493.34812402775">
            <text:p>3493</text:p>
          </table:table-cell>
          <table:table-cell table:number-columns-repeated="1012"/>
        </table:table-row>
        <table:table-row table:style-name="ro1">
          <table:table-cell table:formula="of:=[$Data.$A76]" office:value-type="string" office:string-value="23 Sep 2014 ">
            <text:p>23 Sep 2014 </text:p>
          </table:table-cell>
          <table:table-cell table:formula="of:=[$Data.$B76]" office:value-type="float" office:value="265">
            <text:p>265</text:p>
          </table:table-cell>
          <table:table-cell table:formula="of:=DAYS([.A36]; &quot;1 Aug 2014&quot;)" office:value-type="float" office:value="53">
            <text:p>53</text:p>
          </table:table-cell>
          <table:table-cell/>
          <table:table-cell table:formula="of:=[$Data.I76]" office:value-type="float" office:value="3458">
            <text:p>3458</text:p>
          </table:table-cell>
          <table:table-cell table:style-name="ce29" table:formula="of:=[$Data.$R76]" office:value-type="float" office:value="89">
            <text:p>89.0</text:p>
          </table:table-cell>
          <table:table-cell table:style-name="ce32" table:formula="of:=(EXP(-SM*ABS([.C36]-[.C34]))*[.F34] + EXP(-SM*ABS([.C36]-[.C35]))*[.F35] + EXP(-SM*ABS([.C36]-[.C36]))*[.F36] + EXP(-SM*ABS([.C36]-[.C37]))*[.F37] + EXP(-SM*ABS([.C36]-[.C38]))*[.F38]) / (EXP(-SM*(ABS([.C36]-[.C34]))) + EXP(-SM*(ABS([.C36]-[.C35]))) + EXP(-SM*(ABS([.C36]-[.C36]))) + EXP(-SM*(ABS([.C36]-[.C37]))) + EXP(-SM*(ABS([.C36]-[.C38]))))" office:value-type="float" office:value="73.035541749075">
            <text:p>73.0</text:p>
          </table:table-cell>
          <table:table-cell table:number-columns-repeated="3"/>
          <table:table-cell table:style-name="ce29" table:formula="of:=EXP(MODEL_A)*EXP(MODEL_k*[.B36])" office:value-type="float" office:value="135.099684579427">
            <text:p>135.1</text:p>
          </table:table-cell>
          <table:table-cell table:style-name="ce48" table:formula="of:=MODEL_INT_OFF + EXP(MODEL_A)*EXP(MODEL_k*[.B36])/MODEL_k" office:value-type="float" office:value="3753.76879282836">
            <text:p>3754</text:p>
          </table:table-cell>
          <table:table-cell table:number-columns-repeated="2"/>
          <table:table-cell table:style-name="ce56" table:formula="of:=[.E33]-EXP(MODEL_A)*EXP(MODEL_k*[.B33])/MODEL_k" office:value-type="float" office:value="111.393233207308">
            <text:p>111.4</text:p>
          </table:table-cell>
          <table:table-cell table:number-columns-repeated="1009"/>
        </table:table-row>
        <table:table-row table:style-name="ro1">
          <table:table-cell table:formula="of:=[$Data.$A77]" office:value-type="string" office:string-value="25 Sep 2014 ">
            <text:p>25 Sep 2014 </text:p>
          </table:table-cell>
          <table:table-cell table:formula="of:=[$Data.$B77]" office:value-type="float" office:value="267">
            <text:p>267</text:p>
          </table:table-cell>
          <table:table-cell table:formula="of:=DAYS([.A37]; &quot;1 Aug 2014&quot;)" office:value-type="float" office:value="55">
            <text:p>55</text:p>
          </table:table-cell>
          <table:table-cell/>
          <table:table-cell table:formula="of:=[$Data.I77]" office:value-type="float" office:value="3564">
            <text:p>3564</text:p>
          </table:table-cell>
          <table:table-cell table:style-name="ce29" table:formula="of:=[$Data.$R77]" office:value-type="float" office:value="53">
            <text:p>53.0</text:p>
          </table:table-cell>
          <table:table-cell table:style-name="ce32" table:formula="of:=(EXP(-SM*ABS([.C37]-[.C35]))*[.F35] + EXP(-SM*ABS([.C37]-[.C36]))*[.F36] + EXP(-SM*ABS([.C37]-[.C37]))*[.F37] + EXP(-SM*ABS([.C37]-[.C38]))*[.F38] + EXP(-SM*ABS([.C37]-[.C39]))*[.F39]) / (EXP(-SM*(ABS([.C37]-[.C35]))) + EXP(-SM*(ABS([.C37]-[.C36]))) + EXP(-SM*(ABS([.C37]-[.C37]))) + EXP(-SM*(ABS([.C37]-[.C38]))) + EXP(-SM*(ABS([.C37]-[.C39]))))" office:value-type="float" office:value="60.5466082866354">
            <text:p>60.5</text:p>
          </table:table-cell>
          <table:table-cell table:number-columns-repeated="3"/>
          <table:table-cell table:style-name="ce29" table:formula="of:=EXP(MODEL_A)*EXP(MODEL_k*[.B37])" office:value-type="float" office:value="145.502765445">
            <text:p>145.5</text:p>
          </table:table-cell>
          <table:table-cell table:style-name="ce48" table:formula="of:=MODEL_INT_OFF + EXP(MODEL_A)*EXP(MODEL_k*[.B37])/MODEL_k" office:value-type="float" office:value="4034.24263410701">
            <text:p>4034</text:p>
          </table:table-cell>
          <table:table-cell table:number-columns-repeated="1012"/>
        </table:table-row>
        <table:table-row table:style-name="ro1">
          <table:table-cell table:formula="of:=[$Data.$A78]" office:value-type="string" office:string-value="28 Sep 2014 ">
            <text:p>28 Sep 2014 </text:p>
          </table:table-cell>
          <table:table-cell table:formula="of:=[$Data.$B78]" office:value-type="float" office:value="270">
            <text:p>270</text:p>
          </table:table-cell>
          <table:table-cell table:formula="of:=DAYS([.A38]; &quot;1 Aug 2014&quot;)" office:value-type="float" office:value="58">
            <text:p>58</text:p>
          </table:table-cell>
          <table:table-cell/>
          <table:table-cell table:formula="of:=[$Data.I78]" office:value-type="float" office:value="3696">
            <text:p>3696</text:p>
          </table:table-cell>
          <table:table-cell table:style-name="ce29" table:formula="of:=[$Data.$R78]" office:value-type="float" office:value="44">
            <text:p>44.0</text:p>
          </table:table-cell>
          <table:table-cell table:style-name="ce32" table:formula="of:=(EXP(-SM*ABS([.C38]-[.C36]))*[.F36] + EXP(-SM*ABS([.C38]-[.C37]))*[.F37] + EXP(-SM*ABS([.C38]-[.C38]))*[.F38] + EXP(-SM*ABS([.C38]-[.C39]))*[.F39] + EXP(-SM*ABS([.C38]-[.C40]))*[.F40]) / (EXP(-SM*(ABS([.C38]-[.C36]))) + EXP(-SM*(ABS([.C38]-[.C37]))) + EXP(-SM*(ABS([.C38]-[.C38]))) + EXP(-SM*(ABS([.C38]-[.C39]))) + EXP(-SM*(ABS([.C38]-[.C40]))))" office:value-type="float" office:value="49.0417437336837">
            <text:p>49.0</text:p>
          </table:table-cell>
          <table:table-cell table:number-columns-repeated="3"/>
          <table:table-cell table:style-name="ce29" table:formula="of:=EXP(MODEL_A)*EXP(MODEL_k*[.B38])" office:value-type="float" office:value="162.62848510988">
            <text:p>162.6</text:p>
          </table:table-cell>
          <table:table-cell table:style-name="ce48" table:formula="of:=MODEL_INT_OFF + EXP(MODEL_A)*EXP(MODEL_k*[.B38])/MODEL_k" office:value-type="float" office:value="4495.96319949891">
            <text:p>4496</text:p>
          </table:table-cell>
          <table:table-cell table:number-columns-repeated="7"/>
          <table:table-cell table:style-name="ce18"/>
          <table:table-cell table:number-columns-repeated="1004"/>
        </table:table-row>
        <table:table-row table:style-name="ro1">
          <table:table-cell table:formula="of:=[$Data.$A79]" office:value-type="string" office:string-value="1 Oct 2014 ">
            <text:p>1 Oct 2014 </text:p>
          </table:table-cell>
          <table:table-cell table:formula="of:=[$Data.$B79]" office:value-type="float" office:value="273">
            <text:p>273</text:p>
          </table:table-cell>
          <table:table-cell table:formula="of:=DAYS([.A39]; &quot;1 Aug 2014&quot;)" office:value-type="float" office:value="61">
            <text:p>61</text:p>
          </table:table-cell>
          <table:table-cell/>
          <table:table-cell table:formula="of:=[$Data.I79]" office:value-type="float" office:value="3834">
            <text:p>3834</text:p>
          </table:table-cell>
          <table:table-cell table:style-name="ce29" table:formula="of:=[$Data.$R79]" office:value-type="float" office:value="46">
            <text:p>46.0</text:p>
          </table:table-cell>
          <table:table-cell table:style-name="ce32" table:formula="of:=(EXP(-SM*ABS([.C39]-[.C37]))*[.F37] + EXP(-SM*ABS([.C39]-[.C38]))*[.F38] + EXP(-SM*ABS([.C39]-[.C39]))*[.F39] + EXP(-SM*ABS([.C39]-[.C40]))*[.F40] + EXP(-SM*ABS([.C39]-[.C41]))*[.F41]) / (EXP(-SM*(ABS([.C39]-[.C37]))) + EXP(-SM*(ABS([.C39]-[.C38]))) + EXP(-SM*(ABS([.C39]-[.C39]))) + EXP(-SM*(ABS([.C39]-[.C40]))) + EXP(-SM*(ABS([.C39]-[.C41]))))" office:value-type="float" office:value="42.3917390037732">
            <text:p>42.4</text:p>
          </table:table-cell>
          <table:table-cell table:number-columns-repeated="3"/>
          <table:table-cell table:style-name="ce29" table:formula="of:=EXP(MODEL_A)*EXP(MODEL_k*[.B39])" office:value-type="float" office:value="181.769907178375">
            <text:p>181.8</text:p>
          </table:table-cell>
          <table:table-cell table:style-name="ce48" table:formula="of:=MODEL_INT_OFF + EXP(MODEL_A)*EXP(MODEL_k*[.B39])/MODEL_k" office:value-type="float" office:value="5012.02841560744">
            <text:p>5012</text:p>
          </table:table-cell>
          <table:table-cell table:number-columns-repeated="1012"/>
        </table:table-row>
        <table:table-row table:style-name="ro1">
          <table:table-cell table:formula="of:=[$Data.$A80]" office:value-type="string" office:string-value="5 Oct 2014 ">
            <text:p>5 Oct 2014 </text:p>
          </table:table-cell>
          <table:table-cell table:formula="of:=[$Data.$B80]" office:value-type="float" office:value="277">
            <text:p>277</text:p>
          </table:table-cell>
          <table:table-cell table:formula="of:=DAYS([.A40]; &quot;1 Aug 2014&quot;)" office:value-type="float" office:value="65">
            <text:p>65</text:p>
          </table:table-cell>
          <table:table-cell/>
          <table:table-cell table:formula="of:=[$Data.I80]" office:value-type="float" office:value="3924">
            <text:p>3924</text:p>
          </table:table-cell>
          <table:table-cell table:style-name="ce29" table:formula="of:=[$Data.$R80]" office:value-type="float" office:value="22.5">
            <text:p>22.5</text:p>
          </table:table-cell>
          <table:table-cell table:style-name="ce32" table:formula="of:=(EXP(-SM*ABS([.C40]-[.C38]))*[.F38] + EXP(-SM*ABS([.C40]-[.C39]))*[.F39] + EXP(-SM*ABS([.C40]-[.C40]))*[.F40] + EXP(-SM*ABS([.C40]-[.C41]))*[.F41] + EXP(-SM*ABS([.C40]-[.C42]))*[.F42]) / (EXP(-SM*(ABS([.C40]-[.C38]))) + EXP(-SM*(ABS([.C40]-[.C39]))) + EXP(-SM*(ABS([.C40]-[.C40]))) + EXP(-SM*(ABS([.C40]-[.C41]))) + EXP(-SM*(ABS([.C40]-[.C42]))))" office:value-type="float" office:value="28.5533902956574">
            <text:p>28.6</text:p>
          </table:table-cell>
          <table:table-cell table:number-columns-repeated="3"/>
          <table:table-cell table:style-name="ce29" table:formula="of:=EXP(MODEL_A)*EXP(MODEL_k*[.B40])" office:value-type="float" office:value="210.841360838879">
            <text:p>210.8</text:p>
          </table:table-cell>
          <table:table-cell table:style-name="ce48" table:formula="of:=MODEL_INT_OFF + EXP(MODEL_A)*EXP(MODEL_k*[.B40])/MODEL_k" office:value-type="float" office:value="5795.81375622695">
            <text:p>5796</text:p>
          </table:table-cell>
          <table:table-cell table:number-columns-repeated="1012"/>
        </table:table-row>
        <table:table-row table:style-name="ro1">
          <table:table-cell table:formula="of:=[$Data.$A81]" office:value-type="string" office:string-value="10 Oct 2014">
            <text:p>10 Oct 2014</text:p>
          </table:table-cell>
          <table:table-cell table:formula="of:=[$Data.$B81]" office:value-type="float" office:value="282">
            <text:p>282</text:p>
          </table:table-cell>
          <table:table-cell table:formula="of:=DAYS([.A41]; &quot;1 Aug 2014&quot;)" office:value-type="float" office:value="70">
            <text:p>70</text:p>
          </table:table-cell>
          <table:table-cell/>
          <table:table-cell table:formula="of:=[$Data.I81]" office:value-type="float" office:value="4076">
            <text:p>4076</text:p>
          </table:table-cell>
          <table:table-cell table:style-name="ce29" table:formula="of:=[$Data.$R81]" office:value-type="float" office:value="30.4">
            <text:p>30.4</text:p>
          </table:table-cell>
          <table:table-cell table:style-name="ce32" table:formula="of:=(EXP(-SM*ABS([.C41]-[.C39]))*[.F39] + EXP(-SM*ABS([.C41]-[.C40]))*[.F40] + EXP(-SM*ABS([.C41]-[.C41]))*[.F41] + EXP(-SM*ABS([.C41]-[.C42]))*[.F42] + EXP(-SM*ABS([.C41]-[.C43]))*[.F43]) / (EXP(-SM*(ABS([.C41]-[.C39]))) + EXP(-SM*(ABS([.C41]-[.C40]))) + EXP(-SM*(ABS([.C41]-[.C41]))) + EXP(-SM*(ABS([.C41]-[.C42]))) + EXP(-SM*(ABS([.C41]-[.C43]))))" office:value-type="float" office:value="29.820865149964">
            <text:p>29.8</text:p>
          </table:table-cell>
          <table:table-cell table:number-columns-repeated="3"/>
          <table:table-cell table:style-name="ce29" table:formula="of:=EXP(MODEL_A)*EXP(MODEL_k*[.B41])" office:value-type="float" office:value="253.803783617079">
            <text:p>253.8</text:p>
          </table:table-cell>
          <table:table-cell table:style-name="ce48" table:formula="of:=MODEL_INT_OFF + EXP(MODEL_A)*EXP(MODEL_k*[.B41])/MODEL_k" office:value-type="float" office:value="6954.10867894694">
            <text:p>6954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2" table:style-name="ce24" office:value-type="float" office:value="99999">
            <text:p>99999</text:p>
          </table:table-cell>
          <table:table-cell/>
          <table:table-cell table:style-name="Default"/>
          <table:table-cell table:style-name="Default"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table:number-columns-repeated="2" table:style-name="ce24" office:value-type="float" office:value="99999">
            <text:p>99999</text:p>
          </table:table-cell>
          <table:table-cell/>
          <table:table-cell table:style-name="Default"/>
          <table:table-cell table:style-name="Default"/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2"/>
          <table:table-cell office:value-type="string">
            <text:p>(terminate smoothing gracefully)</text:p>
          </table:table-cell>
          <table:table-cell table:style-name="Default" table:number-columns-repeated="4"/>
          <table:table-cell table:style-name="ce35"/>
          <table:table-cell table:style-name="ce36" office:value-type="string">
            <text:p>regression for A*e^(-k*t)</text:p>
          </table:table-cell>
          <table:table-cell table:style-name="ce35" table:number-columns-repeated="2"/>
          <table:table-cell table:style-name="ce5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7"/>
          <table:table-cell table:style-name="ce22" table:number-columns-repeated="4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7"/>
          <table:table-cell table:style-name="ce22"/>
          <table:table-cell table:style-name="ce37" table:number-columns-repeated="2"/>
          <table:table-cell table:style-name="ce22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7"/>
          <table:table-cell table:style-name="ce22"/>
          <table:table-cell table:style-name="ce40" table:number-matrix-columns-spanned="2" table:number-matrix-rows-spanned="5" table:formula="of:=LINEST([.I20:.I33];[.B20:.B33];1;1)" office:value-type="float" office:value="0.0370910913408069">
            <text:p>0.0371</text:p>
          </table:table-cell>
          <table:table-cell table:style-name="ce40" office:value-type="float" office:value="-4.92312629506966">
            <text:p>-4.9231</text:p>
          </table:table-cell>
          <table:table-cell table:style-name="ce22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7"/>
          <table:table-cell table:style-name="ce22"/>
          <table:table-cell table:style-name="ce40" office:value-type="float" office:value="0.00904071327102428">
            <text:p>0.0090</text:p>
          </table:table-cell>
          <table:table-cell table:style-name="ce40" office:value-type="float" office:value="2.11172478856638">
            <text:p>2.1117</text:p>
          </table:table-cell>
          <table:table-cell table:style-name="ce2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style-name="ce41" office:value-type="float" office:value="0.583794725004031">
            <text:p>0.5838</text:p>
          </table:table-cell>
          <table:table-cell table:style-name="ce41" office:value-type="float" office:value="0.441642048970208">
            <text:p>0.4416</text:p>
          </table:table-cell>
          <table:table-cell table:style-name="ce2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style-name="ce41" office:value-type="float" office:value="16.8319267460419">
            <text:p>16.8319</text:p>
          </table:table-cell>
          <table:table-cell table:style-name="ce22" office:value-type="float" office:value="12">
            <text:p>12</text:p>
          </table:table-cell>
          <table:table-cell table:style-name="ce2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style-name="ce41" office:value-type="float" office:value="3.28302858859794">
            <text:p>3.2830</text:p>
          </table:table-cell>
          <table:table-cell table:style-name="ce41" office:value-type="float" office:value="2.34057239302324">
            <text:p>2.3406</text:p>
          </table:table-cell>
          <table:table-cell table:style-name="ce22"/>
          <table:table-cell table:number-columns-repeated="1013"/>
        </table:table-row>
        <table:table-row table:style-name="ro1" table:number-rows-repeated="2">
          <table:table-cell table:number-columns-repeated="7"/>
          <table:table-cell table:style-name="ce22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ce36" table:number-columns-repeated="2"/>
          <table:table-cell table:style-name="ce44" office:value-type="string">
            <text:p>σ</text:p>
          </table:table-cell>
          <table:table-cell table:style-name="ce46"/>
          <table:table-cell table:number-columns-repeated="1013"/>
        </table:table-row>
        <table:table-row table:style-name="ro2">
          <table:table-cell table:number-columns-repeated="6"/>
          <table:table-cell table:style-name="ce33" office:value-type="string">
            <text:p>MODEL</text:p>
          </table:table-cell>
          <table:table-cell table:style-name="ce37" office:value-type="string">
            <text:p>ln(A)</text:p>
          </table:table-cell>
          <table:table-cell table:style-name="ce42" table:formula="of:=[.J47]" office:value-type="float" office:value="-4.92312629506966">
            <text:p>-4.9231</text:p>
          </table:table-cell>
          <table:table-cell table:style-name="ce42" table:formula="of:=[.J48]" office:value-type="float" office:value="2.11172478856638">
            <text:p>2.1117</text:p>
          </table:table-cell>
          <table:table-cell table:style-name="ce46"/>
          <table:table-cell table:number-columns-repeated="1013"/>
        </table:table-row>
        <table:table-row table:style-name="ro1">
          <table:table-cell table:number-columns-repeated="6"/>
          <table:table-cell table:style-name="ce34"/>
          <table:table-cell table:style-name="ce37" office:value-type="string">
            <text:p>-k</text:p>
          </table:table-cell>
          <table:table-cell table:style-name="ce42" table:formula="of:=[.I47]" office:value-type="float" office:value="0.0370910913408069">
            <text:p>0.0371</text:p>
          </table:table-cell>
          <table:table-cell table:style-name="ce42" table:formula="of:=[.I48]" office:value-type="float" office:value="0.00904071327102428">
            <text:p>0.0090</text:p>
          </table:table-cell>
          <table:table-cell table:style-name="ce46"/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s" table:style-name="ta1">
        <table:shapes>
          <draw:frame draw:z-index="0" draw:style-name="gr1" svg:width="10.3031in" svg:height="7.5189in" svg:x="0.2528in" svg:y="0.0417in">
            <draw:object draw:notify-on-update-of-ranges="'Liberia model'.C19:'Liberia model'.C41 'Liberia model'.E3:'Liberia model'.E3 'Liberia model'.F19:'Liberia model'.F41 'Liberia model'.C19:'Liberia model'.C41 'Liberia model'.K3:'Liberia model'.K3 'Liberia model'.K19:'Liberia model'.K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0.326in" svg:height="7.2996in" svg:x="10.8535in" svg:y="0.1472in">
            <draw:object draw:notify-on-update-of-ranges="'Liberia model'.C19:'Liberia model'.C41 'Liberia model'.E3:'Liberia model'.E3 'Liberia model'.E19:'Liberia model'.E41 'Liberia model'.C19:'Liberia model'.C41 'Liberia model'.K3:'Liberia model'.K3 'Liberia model'.L19:'Liberia model'.L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0.3594in" svg:height="8.5709in" svg:x="0.2965in" svg:y="8.0976in">
            <draw:object draw:notify-on-update-of-ranges="'Liberia model'.C19:'Liberia model'.C41 'Liberia model'.E3:'Liberia model'.E3 'Liberia model'.F19:'Liberia model'.F41 'Liberia model'.C19:'Liberia model'.C41 'Liberia model'.G4:'Liberia model'.G4 'Liberia model'.G19:'Liberia model'.G41 'Liberia model'.C19:'Liberia model'.C41 'Liberia model'.K3:'Liberia model'.K3 'Liberia model'.K19:'Liberia model'.K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row table:style-name="ro3">
          <table:table-cell/>
        </table:table-row>
      </table:table>
      <table:named-expressions>
        <table:named-range table:name="MODEL_A" table:base-cell-address="$'Liberia model'.$J$16" table:cell-range-address="$'Liberia model'.$I$55"/>
        <table:named-range table:name="MODEL_INT_OFF" table:base-cell-address="$'Liberia model'.$L$45" table:cell-range-address="$'Liberia model'.$O$36"/>
        <table:named-range table:name="MODEL_k" table:base-cell-address="$'Liberia model'.$J$17" table:cell-range-address="$'Liberia model'.$I$56"/>
        <table:named-range table:name="MODEL_STD_A" table:base-cell-address="$'Liberia model'.$K$16" table:cell-range-address="$'Liberia model'.$J$55"/>
        <table:named-range table:name="MODEL_STD_k" table:base-cell-address="$'Liberia model'.$K$17" table:cell-range-address="$'Liberia model'.$J$56"/>
        <table:named-range table:name="MOD_A" table:base-cell-address="$'Liberia model'.$J$16" table:cell-range-address="$'Liberia model'.$I$55"/>
        <table:named-range table:name="SM" table:base-cell-address="$'Liberia model'.$R$6" table:cell-range-address="$'Liberia model'.$O$12"/>
      </table:named-expressions>
      <table:database-ranges>
        <table:database-range table:name="__Anonymous_Sheet_DB__0" table:target-range-address="Data.A6:Data.L8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M" svg:font-family="SM"/>
    <style:font-face style:name="DejaVu Sans Mono" svg:font-family="'DejaVu Sans Mono'" style:font-adornments="Bold" style:font-family-generic="modern" style:font-pitch="fixed"/>
    <style:font-face style:name="Roboto Medium" svg:font-family="'Roboto Medium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0" number:min-integer-digits="1">
        <number:embedded-text number:position="3"> </number:embedded-text>
      </number:number>
    </number:number-style>
    <number:number-style style:name="N124">
      <number:number number:decimal-places="0" number:min-integer-digits="1">
        <number:embedded-text number:position="3"> </number:embedded-text>
      </number:number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meta:document-statistic meta:table-count="3" meta:cell-count="1805" meta:object-count="3"/&gt;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Roboto Medium'" style:font-style-name="Regular" fo:font-size="16pt" style:font-size-asian="13pt" style:font-size-complex="13pt"/>
    </style:style>
    <style:style style:name="ch3" style:family="chart">
      <style:chart-properties chart:auto-position="true"/>
      <style:text-properties fo:font-family="'Roboto Medium'" style:font-style-name="Regular" fo:font-size="1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Roboto Medium'" style:font-style-name="Regular"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70" chart:interval-major="7" chart:reverse-direction="false" text:line-break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7" style:family="chart">
      <style:chart-properties chart:auto-position="true" style:rotation-angle="0"/>
      <style:text-properties fo:font-family="'Roboto Medium'" style:font-style-name="Regular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50" chart:interval-major="25" chart:reverse-direction="false" text:line-break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71cm" svg:height="19.099cm" xlink:href=".." xlink:type="simple" chart:class="chart:scatter" chart:style-name="ch1">
        <chart:title svg:x="7.506cm" svg:y="0.517cm" chart:style-name="ch2">
          <text:p>Liberia reporting since August 1 (cases/day)</text:p>
        </chart:title>
        <chart:subtitle svg:x="11.448cm" svg:y="1.977cm" chart:style-name="ch3">
          <text:p>(through 10 Oct)</text:p>
        </chart:subtitle>
        <chart:legend chart:legend-position="bottom" svg:x="6.506cm" svg:y="18.157cm" style:legend-expansion="wide" chart:style-name="ch4"/>
        <chart:plot-area chart:style-name="ch5" table:cell-range-address="'Liberia model'.C19:'Liberia model'.C41 'Liberia model'.E3:'Liberia model'.E3 'Liberia model'.F19:'Liberia model'.F41 'Liberia model'.K3:'Liberia model'.K3 'Liberia model'.K19:'Liberia model'.K41" chart:data-source-has-labels="row" svg:x="0.973cm" svg:y="3.55cm" svg:width="24.152cm" svg:height="12.995cm">
          <chartooo:coordinate-region svg:x="1.938cm" svg:y="3.829cm" svg:width="22.947cm" svg:height="11.91cm"/>
          <chart:axis chart:dimension="x" chart:name="primary-x" chart:style-name="ch6">
            <chart:title svg:x="11.372cm" svg:y="16.926cm" chart:style-name="ch7">
              <text:p>days since 1 Aug</text:p>
            </chart:title>
            <chart:grid chart:style-name="ch8" chart:class="major"/>
          </chart:axis>
          <chart:axis chart:dimension="y" chart:name="primary-y" chart:style-name="ch9">
            <chart:grid chart:style-name="ch8" chart:class="major"/>
          </chart:axis>
          <chart:series chart:style-name="ch10" chart:values-cell-range-address="'Liberia model'.F19:'Liberia model'.F41" chart:label-cell-address="'Liberia model'.E3:'Liberia model'.E3" chart:class="chart:scatter">
            <chart:domain table:cell-range-address="'Liberia model'.C19:'Liberia model'.C41"/>
            <chart:data-point chart:repeated="23"/>
          </chart:series>
          <chart:series chart:style-name="ch11" chart:values-cell-range-address="'Liberia model'.K19:'Liberia model'.K41" chart:label-cell-address="'Liberia model'.K3:'Liberia model'.K3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ual reported cases</text:p>
                <draw:g>
                  <svg:desc>'Liberia model'.E3:'Liberia model'.E3</svg:desc>
                </draw:g>
              </table:table-cell>
              <table:table-cell office:value-type="string">
                <text:p>Extrapolated (from shaded interval)</text:p>
                <draw:g>
                  <svg:desc>'Liberia model'.K3:'Liberia model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iberia model'.C19:'Liberia model'.C41</svg:desc>
                </draw:g>
              </table:table-cell>
              <table:table-cell office:value-type="float" office:value="38.5">
                <text:p>38.5</text:p>
                <draw:g>
                  <svg:desc>'Liberia model'.F19:'Liberia model'.F41</svg:desc>
                </draw:g>
              </table:table-cell>
              <table:table-cell office:value-type="float" office:value="18.919347376407">
                <text:p>18.919347376407</text:p>
                <draw:g>
                  <svg:desc>'Liberia model'.K19:'Liberia model'.K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1.1461603061812">
                <text:p>21.1461603061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2.7744780653707">
                <text:p>22.7744780653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5.4550410475838">
                <text:p>25.4550410475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.5">
                <text:p>35.5</text:p>
              </table:table-cell>
              <table:table-cell office:value-type="float" office:value="27.4151555458439">
                <text:p>27.4151555458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29.5262047386938">
                <text:p>29.5262047386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3.001448000059">
                <text:p>33.001448000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35.5426584647199">
                <text:p>35.5426584647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38.2795497560431">
                <text:p>38.279549756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9.2">
                <text:p>59.2</text:p>
              </table:table-cell>
              <table:table-cell office:value-type="float" office:value="46.0796426497473">
                <text:p>46.0796426497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57.5651764531122">
                <text:p>57.5651764531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64.3406151973882">
                <text:p>64.3406151973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54.5">
                <text:p>54.5</text:p>
              </table:table-cell>
              <table:table-cell office:value-type="float" office:value="74.630961065055">
                <text:p>74.630961065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83.4150478390196">
                <text:p>83.4150478390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76.25">
                <text:p>76.25</text:p>
              </table:table-cell>
              <table:table-cell office:value-type="float" office:value="96.7560718593546">
                <text:p>96.7560718593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108.144290890591">
                <text:p>108.144290890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64.5">
                <text:p>64.5</text:p>
              </table:table-cell>
              <table:table-cell office:value-type="float" office:value="125.440397765909">
                <text:p>125.440397765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89">
                <text:p>89</text:p>
              </table:table-cell>
              <table:table-cell office:value-type="float" office:value="135.099684579427">
                <text:p>135.099684579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145.502765445">
                <text:p>145.502765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162.62848510988">
                <text:p>162.62848510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181.769907178375">
                <text:p>181.769907178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22.5">
                <text:p>22.5</text:p>
              </table:table-cell>
              <table:table-cell office:value-type="float" office:value="210.841360838879">
                <text:p>210.841360838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30.4">
                <text:p>30.4</text:p>
              </table:table-cell>
              <table:table-cell office:value-type="float" office:value="253.803783617079">
                <text:p>253.803783617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0" number:min-integer-digits="1">
        <number:embedded-text number:position="3"> </number:embedded-text>
      </number:number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Roboto Medium'" style:font-style-name="Regular" fo:font-size="16pt" style:font-size-asian="13pt" style:font-size-complex="13pt"/>
    </style:style>
    <style:style style:name="ch3" style:family="chart">
      <style:chart-properties chart:auto-position="true"/>
      <style:text-properties fo:font-family="'Roboto Medium'" style:font-style-name="Regular"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Roboto Medium'" style:font-style-name="Regular" fo:font-size="12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70" chart:interval-major="7" chart:interval-minor-divisor="7" chart:reverse-direction="false" text:line-break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7" style:family="chart">
      <style:chart-properties chart:auto-position="true" style:rotation-angle="0"/>
      <style:text-properties fo:font-family="'Roboto Medium'" style:font-style-name="Regular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e6e6e6" svg:stroke-opacity="50%"/>
    </style:style>
    <style:style style:name="ch10" style:family="chart" style:data-style-name="N123">
      <style:chart-properties chart:display-label="true" chart:logarithmic="false" chart:minimum="0" chart:maximum="200" chart:interval-major="50" chart:interval-minor-divisor="5" chart:reverse-direction="false" text:line-break="false" chart:link-data-style-to-source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11" style:family="chart" style:data-style-name="N123">
      <style:chart-properties chart:symbol-type="named-symbol" chart:symbol-name="square" chart:symbol-width="0.25cm" chart:symbol-height="0.25cm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 style:data-style-name="N123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314cm" svg:height="21.771cm" xlink:href=".." xlink:type="simple" chart:class="chart:scatter" chart:style-name="ch1">
        <chart:title svg:x="7.578cm" svg:y="0.571cm" chart:style-name="ch2">
          <text:p>Liberia reporting since August 1 (cases/day)</text:p>
        </chart:title>
        <chart:subtitle svg:x="11.52cm" svg:y="2.085cm" chart:style-name="ch3">
          <text:p>(through 10 Oct)</text:p>
        </chart:subtitle>
        <chart:legend svg:x="6.571cm" svg:y="18.848cm" style:legend-expansion="custom" chartooo:width="13.401cm" chartooo:height="2.452cm" style:legend-expansion-aspect-ratio="5.46533442088091" chart:style-name="ch4"/>
        <chart:plot-area chart:style-name="ch5" table:cell-range-address="'Liberia model'.C19:'Liberia model'.C41 'Liberia model'.E3:'Liberia model'.E3 'Liberia model'.F19:'Liberia model'.G41 'Liberia model'.G4:'Liberia model'.G4 'Liberia model'.K3:'Liberia model'.K3 'Liberia model'.K19:'Liberia model'.K41" chart:data-source-has-labels="row" svg:x="0.901cm" svg:y="3.619cm" svg:width="24.369cm" svg:height="13.62cm">
          <chartooo:coordinate-region svg:x="1.972cm" svg:y="3.898cm" svg:width="23.058cm" svg:height="12.535cm"/>
          <chart:axis chart:dimension="x" chart:name="primary-x" chart:style-name="ch6">
            <chart:title svg:x="11.408cm" svg:y="17.674cm" chart:style-name="ch7">
              <text:p>days since 1 Aug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grid chart:style-name="ch8" chart:class="major"/>
            <chart:grid chart:style-name="ch9" chart:class="minor"/>
          </chart:axis>
          <chart:series chart:style-name="ch11" chart:values-cell-range-address="'Liberia model'.F19:'Liberia model'.F41" chart:label-cell-address="'Liberia model'.E3:'Liberia model'.E3" chart:class="chart:scatter">
            <chart:domain table:cell-range-address="'Liberia model'.C19:'Liberia model'.C41"/>
            <chart:data-point chart:repeated="23"/>
          </chart:series>
          <chart:series chart:style-name="ch12" chart:values-cell-range-address="'Liberia model'.G19:'Liberia model'.G41" chart:label-cell-address="'Liberia model'.G4:'Liberia model'.G4" chart:class="chart:scatter">
            <chart:data-point chart:repeated="23"/>
          </chart:series>
          <chart:series chart:style-name="ch13" chart:values-cell-range-address="'Liberia model'.K19:'Liberia model'.K41" chart:label-cell-address="'Liberia model'.K3:'Liberia model'.K3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ual reported cases</text:p>
                <draw:g>
                  <svg:desc>'Liberia model'.E3:'Liberia model'.E3</svg:desc>
                </draw:g>
              </table:table-cell>
              <table:table-cell office:value-type="string">
                <text:p>Smoothed rate</text:p>
                <draw:g>
                  <svg:desc>'Liberia model'.G4:'Liberia model'.G4</svg:desc>
                </draw:g>
              </table:table-cell>
              <table:table-cell office:value-type="string">
                <text:p>Extrapolated (from shaded interval)</text:p>
                <draw:g>
                  <svg:desc>'Liberia model'.K3:'Liberia model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iberia model'.C19:'Liberia model'.C41</svg:desc>
                </draw:g>
              </table:table-cell>
              <table:table-cell office:value-type="float" office:value="38.5">
                <text:p>38.5</text:p>
                <draw:g>
                  <svg:desc>'Liberia model'.F19:'Liberia model'.F41</svg:desc>
                </draw:g>
              </table:table-cell>
              <table:table-cell office:value-type="float" office:value="27.8121925149421">
                <text:p>27.8121925149421</text:p>
                <draw:g>
                  <svg:desc>'Liberia model'.G19:'Liberia model'.G41</svg:desc>
                </draw:g>
              </table:table-cell>
              <table:table-cell office:value-type="float" office:value="18.919347376407">
                <text:p>18.919347376407</text:p>
                <draw:g>
                  <svg:desc>'Liberia model'.K19:'Liberia model'.K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0.5775458580236">
                <text:p>20.5775458580236</text:p>
              </table:table-cell>
              <table:table-cell office:value-type="float" office:value="21.1461603061812">
                <text:p>21.1461603061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0.5630179281363">
                <text:p>20.5630179281363</text:p>
              </table:table-cell>
              <table:table-cell office:value-type="float" office:value="22.7744780653707">
                <text:p>22.7744780653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4.9068947945111">
                <text:p>24.9068947945111</text:p>
              </table:table-cell>
              <table:table-cell office:value-type="float" office:value="25.4550410475838">
                <text:p>25.4550410475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.5">
                <text:p>35.5</text:p>
              </table:table-cell>
              <table:table-cell office:value-type="float" office:value="33.2209095607868">
                <text:p>33.2209095607868</text:p>
              </table:table-cell>
              <table:table-cell office:value-type="float" office:value="27.4151555458439">
                <text:p>27.4151555458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42.6931376415039">
                <text:p>42.6931376415039</text:p>
              </table:table-cell>
              <table:table-cell office:value-type="float" office:value="29.5262047386938">
                <text:p>29.5262047386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9.9203913068203">
                <text:p>39.9203913068203</text:p>
              </table:table-cell>
              <table:table-cell office:value-type="float" office:value="33.001448000059">
                <text:p>33.001448000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52.9699320946571">
                <text:p>52.9699320946571</text:p>
              </table:table-cell>
              <table:table-cell office:value-type="float" office:value="35.5426584647199">
                <text:p>35.5426584647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53.9510011491745">
                <text:p>53.9510011491745</text:p>
              </table:table-cell>
              <table:table-cell office:value-type="float" office:value="38.2795497560431">
                <text:p>38.279549756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9.2">
                <text:p>59.2</text:p>
              </table:table-cell>
              <table:table-cell office:value-type="float" office:value="58.6456024910703">
                <text:p>58.6456024910703</text:p>
              </table:table-cell>
              <table:table-cell office:value-type="float" office:value="46.0796426497473">
                <text:p>46.0796426497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54.2537244391268">
                <text:p>54.2537244391268</text:p>
              </table:table-cell>
              <table:table-cell office:value-type="float" office:value="57.5651764531122">
                <text:p>57.5651764531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57.5634917744616">
                <text:p>57.5634917744616</text:p>
              </table:table-cell>
              <table:table-cell office:value-type="float" office:value="64.3406151973882">
                <text:p>64.3406151973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54.5">
                <text:p>54.5</text:p>
              </table:table-cell>
              <table:table-cell office:value-type="float" office:value="66.8785722073723">
                <text:p>66.8785722073723</text:p>
              </table:table-cell>
              <table:table-cell office:value-type="float" office:value="74.630961065055">
                <text:p>74.630961065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91.7939958811439">
                <text:p>91.7939958811439</text:p>
              </table:table-cell>
              <table:table-cell office:value-type="float" office:value="83.4150478390196">
                <text:p>83.4150478390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76.25">
                <text:p>76.25</text:p>
              </table:table-cell>
              <table:table-cell office:value-type="float" office:value="84.3622141835183">
                <text:p>84.3622141835183</text:p>
              </table:table-cell>
              <table:table-cell office:value-type="float" office:value="96.7560718593546">
                <text:p>96.7560718593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90.6554561459554">
                <text:p>90.6554561459554</text:p>
              </table:table-cell>
              <table:table-cell office:value-type="float" office:value="108.144290890591">
                <text:p>108.144290890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64.5">
                <text:p>64.5</text:p>
              </table:table-cell>
              <table:table-cell office:value-type="float" office:value="73.8159061021589">
                <text:p>73.8159061021589</text:p>
              </table:table-cell>
              <table:table-cell office:value-type="float" office:value="125.440397765909">
                <text:p>125.440397765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89">
                <text:p>89</text:p>
              </table:table-cell>
              <table:table-cell office:value-type="float" office:value="73.035541749075">
                <text:p>73.035541749075</text:p>
              </table:table-cell>
              <table:table-cell office:value-type="float" office:value="135.099684579427">
                <text:p>135.099684579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60.5466082866354">
                <text:p>60.5466082866354</text:p>
              </table:table-cell>
              <table:table-cell office:value-type="float" office:value="145.502765445">
                <text:p>145.502765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49.0417437336837">
                <text:p>49.0417437336837</text:p>
              </table:table-cell>
              <table:table-cell office:value-type="float" office:value="162.62848510988">
                <text:p>162.62848510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42.3917390037732">
                <text:p>42.3917390037732</text:p>
              </table:table-cell>
              <table:table-cell office:value-type="float" office:value="181.769907178375">
                <text:p>181.769907178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22.5">
                <text:p>22.5</text:p>
              </table:table-cell>
              <table:table-cell office:value-type="float" office:value="28.5533902956574">
                <text:p>28.5533902956574</text:p>
              </table:table-cell>
              <table:table-cell office:value-type="float" office:value="210.841360838879">
                <text:p>210.841360838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30.4">
                <text:p>30.4</text:p>
              </table:table-cell>
              <table:table-cell office:value-type="float" office:value="29.820865149964">
                <text:p>29.820865149964</text:p>
              </table:table-cell>
              <table:table-cell office:value-type="float" office:value="253.803783617079">
                <text:p>253.8037836170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0" number:min-integer-digits="1">
        <number:embedded-text number:position="3"> </number:embedded-text>
      </number:number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Roboto Medium'" style:font-style-name="Regular" fo:font-size="16pt" style:font-size-asian="13pt" style:font-size-complex="13pt"/>
    </style:style>
    <style:style style:name="ch3" style:family="chart">
      <style:chart-properties chart:auto-position="true"/>
      <style:text-properties fo:font-family="'Roboto Medium'" style:font-style-name="Regular" fo:font-size="1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Roboto Medium'" style:font-style-name="Regular"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70" chart:interval-major="7" chart:reverse-direction="false" text:line-break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7" style:family="chart">
      <style:chart-properties chart:auto-position="true" style:rotation-angle="0"/>
      <style:text-properties fo:font-family="'Roboto Medium'" style:font-style-name="Regular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display-label="true" chart:logarithmic="false" chart:maximum="7000" chart:reverse-direction="false" text:line-break="false" chart:link-data-style-to-source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10" style:family="chart" style:data-style-name="N124">
      <style:chart-properties chart:symbol-type="named-symbol" chart:symbol-name="square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229cm" svg:height="18.542cm" xlink:href=".." xlink:type="simple" chart:class="chart:scatter" chart:style-name="ch1">
        <chart:title svg:x="6.675cm" svg:y="0.506cm" chart:style-name="ch2">
          <text:p>Liberia reporting since August 1 (cumulative cases)</text:p>
        </chart:title>
        <chart:subtitle svg:x="11.477cm" svg:y="1.955cm" chart:style-name="ch3">
          <text:p>(through 10 Oct)</text:p>
        </chart:subtitle>
        <chart:legend chart:legend-position="bottom" svg:x="6.535cm" svg:y="17.6cm" style:legend-expansion="wide" chart:style-name="ch4"/>
        <chart:plot-area chart:style-name="ch5" table:cell-range-address="'Liberia model'.C19:'Liberia model'.C41 'Liberia model'.E3:'Liberia model'.E3 'Liberia model'.E19:'Liberia model'.E41 'Liberia model'.K3:'Liberia model'.K3 'Liberia model'.L19:'Liberia model'.L41" chart:data-source-has-labels="row" svg:x="0.974cm" svg:y="3.506cm" svg:width="24.207cm" svg:height="12.493cm">
          <chartooo:coordinate-region svg:x="2.283cm" svg:y="3.785cm" svg:width="22.658cm" svg:height="11.408cm"/>
          <chart:axis chart:dimension="x" chart:name="primary-x" chart:style-name="ch6">
            <chart:title svg:x="11.4cm" svg:y="16.369cm" chart:style-name="ch7">
              <text:p>days since 1 Aug</text:p>
            </chart:title>
            <chart:grid chart:style-name="ch8" chart:class="major"/>
          </chart:axis>
          <chart:axis chart:dimension="y" chart:name="primary-y" chart:style-name="ch9">
            <chart:grid chart:style-name="ch8" chart:class="major"/>
          </chart:axis>
          <chart:series chart:style-name="ch10" chart:values-cell-range-address="'Liberia model'.E19:'Liberia model'.E41" chart:label-cell-address="'Liberia model'.E3:'Liberia model'.E3" chart:class="chart:scatter">
            <chart:domain table:cell-range-address="'Liberia model'.C19:'Liberia model'.C41"/>
            <chart:data-point chart:repeated="23"/>
          </chart:series>
          <chart:series chart:style-name="ch11" chart:values-cell-range-address="'Liberia model'.L19:'Liberia model'.L41" chart:label-cell-address="'Liberia model'.K3:'Liberia model'.K3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ual reported cases</text:p>
                <draw:g>
                  <svg:desc>'Liberia model'.E3:'Liberia model'.E3</svg:desc>
                </draw:g>
              </table:table-cell>
              <table:table-cell office:value-type="string">
                <text:p>Extrapolated (from shaded interval)</text:p>
                <draw:g>
                  <svg:desc>'Liberia model'.K3:'Liberia model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iberia model'.C19:'Liberia model'.C41</svg:desc>
                </draw:g>
              </table:table-cell>
              <table:table-cell office:value-type="float" office:value="468">
                <text:p>468</text:p>
                <draw:g>
                  <svg:desc>'Liberia model'.E19:'Liberia model'.E41</svg:desc>
                </draw:g>
              </table:table-cell>
              <table:table-cell office:value-type="float" office:value="621.471170860017">
                <text:p>621.471170860017</text:p>
                <draw:g>
                  <svg:desc>'Liberia model'.L19:'Liberia model'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16">
                <text:p>516</text:p>
              </table:table-cell>
              <table:table-cell office:value-type="float" office:value="681.507498972161">
                <text:p>681.507498972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54">
                <text:p>554</text:p>
              </table:table-cell>
              <table:table-cell office:value-type="float" office:value="725.408007162333">
                <text:p>725.408007162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99">
                <text:p>599</text:p>
              </table:table-cell>
              <table:table-cell office:value-type="float" office:value="797.6777324606">
                <text:p>797.6777324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70">
                <text:p>670</text:p>
              </table:table-cell>
              <table:table-cell office:value-type="float" office:value="850.523697014457">
                <text:p>850.523697014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86">
                <text:p>786</text:p>
              </table:table-cell>
              <table:table-cell office:value-type="float" office:value="907.438959319705">
                <text:p>907.438959319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834">
                <text:p>834</text:p>
              </table:table-cell>
              <table:table-cell office:value-type="float" office:value="1001.1337829482">
                <text:p>1001.1337829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72">
                <text:p>972</text:p>
              </table:table-cell>
              <table:table-cell office:value-type="float" office:value="1069.64647353773">
                <text:p>1069.646473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082">
                <text:p>1082</text:p>
              </table:table-cell>
              <table:table-cell office:value-type="float" office:value="1143.43484676664">
                <text:p>1143.43484676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378">
                <text:p>1378</text:p>
              </table:table-cell>
              <table:table-cell office:value-type="float" office:value="1353.73043559238">
                <text:p>1353.73043559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98">
                <text:p>1698</text:p>
              </table:table-cell>
              <table:table-cell office:value-type="float" office:value="1663.38791365987">
                <text:p>1663.38791365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863">
                <text:p>1863</text:p>
              </table:table-cell>
              <table:table-cell office:value-type="float" office:value="1846.0581587066">
                <text:p>1846.0581587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2081">
                <text:p>2081</text:p>
              </table:table-cell>
              <table:table-cell office:value-type="float" office:value="2123.49259095652">
                <text:p>2123.49259095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2415">
                <text:p>2415</text:p>
              </table:table-cell>
              <table:table-cell office:value-type="float" office:value="2360.31729620052">
                <text:p>2360.31729620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2720">
                <text:p>272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3022">
                <text:p>3022</text:p>
              </table:table-cell>
              <table:table-cell office:value-type="float" office:value="3027.03380837725">
                <text:p>3027.03380837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3280">
                <text:p>3280</text:p>
              </table:table-cell>
              <table:table-cell office:value-type="float" office:value="3493.34812402775">
                <text:p>3493.34812402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3458">
                <text:p>3458</text:p>
              </table:table-cell>
              <table:table-cell office:value-type="float" office:value="3753.76879282836">
                <text:p>3753.76879282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3564">
                <text:p>3564</text:p>
              </table:table-cell>
              <table:table-cell office:value-type="float" office:value="4034.24263410701">
                <text:p>4034.24263410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3696">
                <text:p>3696</text:p>
              </table:table-cell>
              <table:table-cell office:value-type="float" office:value="4495.96319949891">
                <text:p>4495.96319949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3834">
                <text:p>3834</text:p>
              </table:table-cell>
              <table:table-cell office:value-type="float" office:value="5012.02841560744">
                <text:p>5012.02841560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3924">
                <text:p>3924</text:p>
              </table:table-cell>
              <table:table-cell office:value-type="float" office:value="5795.81375622695">
                <text:p>5795.81375622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4076">
                <text:p>4076</text:p>
              </table:table-cell>
              <table:table-cell office:value-type="float" office:value="6954.10867894694">
                <text:p>6954.108678946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